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7.80520833333333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5.60916666666667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_impression_Miraflex" table:style-name="ta1">
        <table:table-column table:style-name="co1" table:default-cell-style-name="ce10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number-columns-repeated="4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number-columns-repeated="16354" table:default-cell-style-name="ce1"/>
        <table:table-row table:style-name="ro1">
          <table:table-cell office:value-type="string" table:style-name="ce2">
            <text:p>Designation</text:p>
          </table:table-cell>
          <table:table-cell office:value-type="string" table:style-name="ce2">
            <text:p>Vitesse theorique [m/min]<text:s/></text:p>
          </table:table-cell>
          <table:table-cell office:value-type="string" table:style-name="ce2">
            <text:p>Largeur Laize [mm]</text:p>
          </table:table-cell>
          <table:table-cell office:value-type="string" table:style-name="ce2">
            <text:p>Masse volumique film imprime [Kg/cm3]<text:s/></text:p>
          </table:table-cell>
          <table:table-cell office:value-type="string" table:style-name="ce2">
            <text:p>Epaisseur laize [<text:span text:style-name="T2">m</text:span>m]</text:p>
          </table:table-cell>
          <table:table-cell office:value-type="string" table:style-name="ce3">
            <text:p>Position 1<text:s/></text:p>
          </table:table-cell>
          <table:table-cell office:value-type="string" table:style-name="ce3">
            <text:p>Position 1 %</text:p>
          </table:table-cell>
          <table:table-cell office:value-type="string" table:style-name="ce3">
            <text:p>Position 2</text:p>
          </table:table-cell>
          <table:table-cell office:value-type="string" table:style-name="ce3">
            <text:p>Position 2 %</text:p>
          </table:table-cell>
          <table:table-cell office:value-type="string" table:style-name="ce3">
            <text:p>Position 3</text:p>
          </table:table-cell>
          <table:table-cell office:value-type="string" table:style-name="ce3">
            <text:p>Position 3 %</text:p>
          </table:table-cell>
          <table:table-cell office:value-type="string" table:style-name="ce3">
            <text:p>Position 4</text:p>
          </table:table-cell>
          <table:table-cell office:value-type="string" table:style-name="ce3">
            <text:p>Position 4 %</text:p>
          </table:table-cell>
          <table:table-cell office:value-type="string" table:style-name="ce3">
            <text:p>Position 5</text:p>
          </table:table-cell>
          <table:table-cell office:value-type="string" table:style-name="ce3">
            <text:p>Position 5 %</text:p>
          </table:table-cell>
          <table:table-cell office:value-type="string" table:style-name="ce3">
            <text:p>Position 6</text:p>
          </table:table-cell>
          <table:table-cell office:value-type="string" table:style-name="ce3">
            <text:p>Position 6 %</text:p>
          </table:table-cell>
          <table:table-cell office:value-type="string" table:style-name="ce3">
            <text:p>Position 7</text:p>
          </table:table-cell>
          <table:table-cell office:value-type="string" table:style-name="ce3">
            <text:p>Position 7 %</text:p>
          </table:table-cell>
          <table:table-cell office:value-type="string" table:style-name="ce3">
            <text:p>Position 8</text:p>
          </table:table-cell>
          <table:table-cell office:value-type="string" table:style-name="ce3">
            <text:p>Position 8 %</text:p>
          </table:table-cell>
          <table:table-cell office:value-type="string" table:style-name="ce3">
            <text:p>ALCOOL<text:s/></text:p>
          </table:table-cell>
          <table:table-cell office:value-type="string" table:style-name="ce3">
            <text:p>ALCOOL %</text:p>
          </table:table-cell>
          <table:table-cell office:value-type="string" table:style-name="ce3">
            <text:p>ETHOXY</text:p>
          </table:table-cell>
          <table:table-cell office:value-type="string" table:style-name="ce3">
            <text:p>ETHOXY %</text:p>
          </table:table-cell>
          <table:table-cell office:value-type="string" table:style-name="ce3">
            <text:p>ACETATE</text:p>
          </table:table-cell>
          <table:table-cell office:value-type="string" table:style-name="ce3">
            <text:p>ACETATE %</text:p>
          </table:table-cell>
          <table:table-cell table:number-columns-repeated="16357"/>
        </table:table-row>
        <table:table-row table:style-name="ro2">
          <table:table-cell office:value-type="string" table:style-name="ce3">
            <text:p>PALMA 2L</text:p>
          </table:table-cell>
          <table:table-cell office:value-type="float" office:value="300" table:style-name="ce3">
            <text:p>300</text:p>
          </table:table-cell>
          <table:table-cell office:value-type="float" office:value="710" table:style-name="ce3">
            <text:p>71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float" office:value="12200057" table:style-name="ce4">
            <text:p>12200057</text:p>
          </table:table-cell>
          <table:table-cell office:value-type="percentage" office:value="2.3E-5" table:style-name="ce5">
            <text:p>0.00230%</text:p>
          </table:table-cell>
          <table:table-cell office:value-type="string" table:style-name="ce4">
            <text:p>12200058L</text:p>
          </table:table-cell>
          <table:table-cell office:value-type="float" office:value="1.24E-2" table:style-name="ce4">
            <text:p>0.0124</text:p>
          </table:table-cell>
          <table:table-cell office:value-type="string" table:style-name="ce4">
            <text:p>12130006L</text:p>
          </table:table-cell>
          <table:table-cell office:value-type="float" office:value="1.2999999999999999E-2" table:style-name="ce4">
            <text:p>0.013</text:p>
          </table:table-cell>
          <table:table-cell office:value-type="string" table:style-name="ce4">
            <text:p>12130002L</text:p>
          </table:table-cell>
          <table:table-cell office:value-type="float" office:value="6.5500000000000003E-3" table:style-name="ce4">
            <text:p>0.00655</text:p>
          </table:table-cell>
          <table:table-cell office:value-type="string" table:style-name="ce4">
            <text:p>12130003L</text:p>
          </table:table-cell>
          <table:table-cell office:value-type="float" office:value="1.1299999999999999E-2" table:style-name="ce4">
            <text:p>0.0113</text:p>
          </table:table-cell>
          <table:table-cell office:value-type="string" table:style-name="ce4">
            <text:p>12130012L</text:p>
          </table:table-cell>
          <table:table-cell office:value-type="float" office:value="2.9999999999999997E-4" table:style-name="ce4">
            <text:p>0.0003</text:p>
          </table:table-cell>
          <table:table-cell office:value-type="float" office:value="12130001" table:style-name="ce4">
            <text:p>12130001</text:p>
          </table:table-cell>
          <table:table-cell office:value-type="float" office:value="6.2600000000000003E-2" table:style-name="ce4">
            <text:p>0.062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percentage" office:value="2.4800000000000001E-4" table:style-name="ce6">
            <text:p>0.0248%</text:p>
          </table:table-cell>
          <table:table-cell office:value-type="string" table:style-name="ce4">
            <text:p>40200010L</text:p>
          </table:table-cell>
          <table:table-cell office:value-type="percentage" office:value="1.5500000000000001E-5" table:style-name="ce5">
            <text:p>0.00155%</text:p>
          </table:table-cell>
          <table:table-cell office:value-type="string" table:style-name="ce4">
            <text:p>Ref 40200003L</text:p>
          </table:table-cell>
          <table:table-cell office:value-type="percentage" office:value="4.6499999999999999E-5" table:style-name="ce5">
            <text:p>0.00465%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ELLITI 1.5L</text:p>
          </table:table-cell>
          <table:table-cell office:value-type="float" office:value="300" table:style-name="ce3">
            <text:p>300</text:p>
          </table:table-cell>
          <table:table-cell office:value-type="float" office:value="885" table:style-name="ce3">
            <text:p>885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98E-3" table:style-name="ce4">
            <text:p>0.00298</text:p>
          </table:table-cell>
          <table:table-cell office:value-type="string" table:style-name="ce4">
            <text:p>12130001L</text:p>
          </table:table-cell>
          <table:table-cell office:value-type="float" office:value="5.1799999999999999E-2" table:style-name="ce4">
            <text:p>0.0518</text:p>
          </table:table-cell>
          <table:table-cell office:value-type="string" table:style-name="ce4">
            <text:p>12130008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12130006L</text:p>
          </table:table-cell>
          <table:table-cell office:value-type="float" office:value="1.634E-2" table:style-name="ce4">
            <text:p>0.01634</text:p>
          </table:table-cell>
          <table:table-cell office:value-type="string" table:style-name="ce4">
            <text:p>40200013L</text:p>
          </table:table-cell>
          <table:table-cell office:value-type="float" office:value="1.5499999999999999E-3" table:style-name="ce4">
            <text:p>0.001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4.0000000000000001E-3" table:style-name="ce4">
            <text:p>0.00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WA 1.5L</text:p>
          </table:table-cell>
          <table:table-cell office:value-type="float" office:value="300" table:style-name="ce3">
            <text:p>300</text:p>
          </table:table-cell>
          <table:table-cell office:value-type="float" office:value="920" table:style-name="ce3">
            <text:p>92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4.2380000000000001E-2" table:style-name="ce4">
            <text:p>0.04238</text:p>
          </table:table-cell>
          <table:table-cell office:value-type="string" table:style-name="ce4">
            <text:p>12130003L</text:p>
          </table:table-cell>
          <table:table-cell office:value-type="float" office:value="1.6330999999999998E-2" table:style-name="ce4">
            <text:p>0.016331</text:p>
          </table:table-cell>
          <table:table-cell office:value-type="string" table:style-name="ce4">
            <text:p>12130004L</text:p>
          </table:table-cell>
          <table:table-cell office:value-type="float" office:value="2.7439999999999999E-3" table:style-name="ce4">
            <text:p>0.002744</text:p>
          </table:table-cell>
          <table:table-cell office:value-type="string" table:style-name="ce4">
            <text:p>12130005L</text:p>
          </table:table-cell>
          <table:table-cell office:value-type="float" office:value="6.313E-3" table:style-name="ce4">
            <text:p>0.006313</text:p>
          </table:table-cell>
          <table:table-cell office:value-type="string" table:style-name="ce4">
            <text:p>12130006L</text:p>
          </table:table-cell>
          <table:table-cell office:value-type="float" office:value="3.9519999999999998E-3" table:style-name="ce4">
            <text:p>0.003952</text:p>
          </table:table-cell>
          <table:table-cell office:value-type="string" table:style-name="ce4">
            <text:p>40200013L</text:p>
          </table:table-cell>
          <table:table-cell office:value-type="float" office:value="1.2700000000000001E-3" table:style-name="ce4">
            <text:p>0.001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500000000000001E-2" table:style-name="ce4">
            <text:p>0.0205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3.8E-3" table:style-name="ce4">
            <text:p>0.003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0.5L</text:p>
          </table:table-cell>
          <table:table-cell office:value-type="float" office:value="300" table:style-name="ce3">
            <text:p>300</text:p>
          </table:table-cell>
          <table:table-cell office:value-type="float" office:value="710" table:style-name="ce3">
            <text:p>71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MIZEB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1.5L 2022</text:p>
          </table:table-cell>
          <table:table-cell office:value-type="float" office:value="300" table:style-name="ce3">
            <text:p>300</text:p>
          </table:table-cell>
          <table:table-cell office:value-type="float" office:value="647" table:style-name="ce3">
            <text:p>647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MIZEB 1.5L 2022</text:p>
          </table:table-cell>
          <table:table-cell office:value-type="float" office:value="300" table:style-name="ce3">
            <text:p>300</text:p>
          </table:table-cell>
          <table:table-cell office:value-type="float" office:value="647" table:style-name="ce3">
            <text:p>647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ELLITI 1.75L</text:p>
          </table:table-cell>
          <table:table-cell office:value-type="float" office:value="300" table:style-name="ce3">
            <text:p>300</text:p>
          </table:table-cell>
          <table:table-cell office:value-type="float" office:value="680" table:style-name="ce3">
            <text:p>68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98E-3" table:style-name="ce4">
            <text:p>0.00298</text:p>
          </table:table-cell>
          <table:table-cell office:value-type="string" table:style-name="ce4">
            <text:p>12130001L</text:p>
          </table:table-cell>
          <table:table-cell office:value-type="float" office:value="5.1799999999999999E-2" table:style-name="ce4">
            <text:p>0.0518</text:p>
          </table:table-cell>
          <table:table-cell office:value-type="string" table:style-name="ce4">
            <text:p>12130008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12130006L</text:p>
          </table:table-cell>
          <table:table-cell office:value-type="float" office:value="1.634E-2" table:style-name="ce4">
            <text:p>0.01634</text:p>
          </table:table-cell>
          <table:table-cell office:value-type="string" table:style-name="ce4">
            <text:p>40200013L</text:p>
          </table:table-cell>
          <table:table-cell office:value-type="float" office:value="1.5499999999999999E-3" table:style-name="ce4">
            <text:p>0.001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4.0000000000000001E-3" table:style-name="ce4">
            <text:p>0.00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RAYAN FOOD</text:p>
          </table:table-cell>
          <table:table-cell office:value-type="float" office:value="250" table:style-name="ce3">
            <text:p>250</text:p>
          </table:table-cell>
          <table:table-cell office:value-type="float" office:value="800" table:style-name="ce3">
            <text:p>80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7.7600000000000004E-3" table:style-name="ce4">
            <text:p>0.0077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8E-3" table:style-name="ce4">
            <text:p>0.0018</text:p>
          </table:table-cell>
          <table:table-cell office:value-type="string" table:style-name="ce4">
            <text:p>40200010L</text:p>
          </table:table-cell>
          <table:table-cell office:value-type="float" office:value="1E-4" table:style-name="ce4">
            <text:p>0.0001</text:p>
          </table:table-cell>
          <table:table-cell office:value-type="string" table:style-name="ce4">
            <text:p>40200003L</text:p>
          </table:table-cell>
          <table:table-cell office:value-type="float" office:value="2.9999999999999997E-4" table:style-name="ce4">
            <text:p>0.000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NYA 2L</text:p>
          </table:table-cell>
          <table:table-cell office:value-type="float" office:value="300" table:style-name="ce3">
            <text:p>300</text:p>
          </table:table-cell>
          <table:table-cell office:value-type="float" office:value="900" table:style-name="ce3">
            <text:p>90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float" office:value="12200035" table:style-name="ce4">
            <text:p>12200035</text:p>
          </table:table-cell>
          <table:table-cell office:value-type="float" office:value="1.2E-2" table:style-name="ce4">
            <text:p>0.012</text:p>
          </table:table-cell>
          <table:table-cell office:value-type="float" office:value="12200036" table:style-name="ce4">
            <text:p>12200036</text:p>
          </table:table-cell>
          <table:table-cell office:value-type="float" office:value="4.5999999999999999E-3" table:style-name="ce4">
            <text:p>0.0046</text:p>
          </table:table-cell>
          <table:table-cell office:value-type="string" table:style-name="ce4">
            <text:p>12130002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6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4L</text:p>
          </table:table-cell>
          <table:table-cell office:value-type="float" office:value="1.1E-4" table:style-name="ce4">
            <text:p>0.00011</text:p>
          </table:table-cell>
          <table:table-cell office:value-type="string" table:style-name="ce4">
            <text:p>12130001L</text:p>
          </table:table-cell>
          <table:table-cell office:value-type="float" office:value="2.98E-2" table:style-name="ce4">
            <text:p>0.029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14E-2" table:style-name="ce4">
            <text:p>0.0114</text:p>
          </table:table-cell>
          <table:table-cell office:value-type="string" table:style-name="ce4">
            <text:p>40200010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40200003L</text:p>
          </table:table-cell>
          <table:table-cell office:value-type="float" office:value="2.0999999999999999E-3" table:style-name="ce4">
            <text:p>0.002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NOUILLE1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MILLET</text:p>
          </table:table-cell>
          <table:table-cell office:value-type="float" office:value="250" table:style-name="ce3">
            <text:p>250</text:p>
          </table:table-cell>
          <table:table-cell office:value-type="float" office:value="695" table:style-name="ce3">
            <text:p>695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NOUILLE2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MINI RESSORT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COUSCOUS GROS</text:p>
          </table:table-cell>
          <table:table-cell office:value-type="float" office:value="250" table:style-name="ce3">
            <text:p>250</text:p>
          </table:table-cell>
          <table:table-cell office:value-type="float" office:value="730" table:style-name="ce3">
            <text:p>7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FELL0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LANGUE D'OISEAU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6000000000000001E-3" table:style-name="ce4">
            <text:p>0.0016</text:p>
          </table:table-cell>
          <table:table-cell office:value-type="string" table:style-name="ce4">
            <text:p>12130003L</text:p>
          </table:table-cell>
          <table:table-cell office:value-type="float" office:value="2.93E-2" table:style-name="ce4">
            <text:p>0.0293</text:p>
          </table:table-cell>
          <table:table-cell office:value-type="string" table:style-name="ce4">
            <text:p>12130004L</text:p>
          </table:table-cell>
          <table:table-cell office:value-type="float" office:value="4.1000000000000002E-2" table:style-name="ce4">
            <text:p>0.041</text:p>
          </table:table-cell>
          <table:table-cell office:value-type="string" table:style-name="ce4">
            <text:p>12130005L</text:p>
          </table:table-cell>
          <table:table-cell office:value-type="float" office:value="7.6600000000000001E-3" table:style-name="ce4">
            <text:p>0.0076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8L</text:p>
          </table:table-cell>
          <table:table-cell office:value-type="float" office:value="6.4999999999999997E-3" table:style-name="ce4">
            <text:p>0.0065</text:p>
          </table:table-cell>
          <table:table-cell office:value-type="string" table:style-name="ce4">
            <text:p>12130001L</text:p>
          </table:table-cell>
          <table:table-cell office:value-type="float" office:value="0.15329999999999999" table:style-name="ce4">
            <text:p>0.1533</text:p>
          </table:table-cell>
          <table:table-cell office:value-type="float" office:value="12200012" table:style-name="ce4">
            <text:p>12200012</text:p>
          </table:table-cell>
          <table:table-cell office:value-type="float" office:value="4.4999999999999998E-2" table:style-name="ce4">
            <text:p>0.045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ESCARGOT2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WA 0.5L+0.25C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4.2380000000000001E-2" table:style-name="ce4">
            <text:p>0.04238</text:p>
          </table:table-cell>
          <table:table-cell office:value-type="string" table:style-name="ce4">
            <text:p>12130003L</text:p>
          </table:table-cell>
          <table:table-cell office:value-type="float" office:value="1.6330999999999998E-2" table:style-name="ce4">
            <text:p>0.016331</text:p>
          </table:table-cell>
          <table:table-cell office:value-type="string" table:style-name="ce4">
            <text:p>12130004L</text:p>
          </table:table-cell>
          <table:table-cell office:value-type="float" office:value="2.7439999999999999E-3" table:style-name="ce4">
            <text:p>0.002744</text:p>
          </table:table-cell>
          <table:table-cell office:value-type="string" table:style-name="ce4">
            <text:p>12130005L</text:p>
          </table:table-cell>
          <table:table-cell office:value-type="float" office:value="6.313E-3" table:style-name="ce4">
            <text:p>0.006313</text:p>
          </table:table-cell>
          <table:table-cell office:value-type="string" table:style-name="ce4">
            <text:p>12130006L</text:p>
          </table:table-cell>
          <table:table-cell office:value-type="float" office:value="3.9519999999999998E-3" table:style-name="ce4">
            <text:p>0.003952</text:p>
          </table:table-cell>
          <table:table-cell office:value-type="string" table:style-name="ce4">
            <text:p>40200013L</text:p>
          </table:table-cell>
          <table:table-cell office:value-type="float" office:value="1.2700000000000001E-3" table:style-name="ce4">
            <text:p>0.001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500000000000001E-2" table:style-name="ce4">
            <text:p>0.0205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3.8E-3" table:style-name="ce4">
            <text:p>0.003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IN SOLTAN 0,5L</text:p>
          </table:table-cell>
          <table:table-cell office:value-type="float" office:value="300" table:style-name="ce3">
            <text:p>300</text:p>
          </table:table-cell>
          <table:table-cell office:value-type="float" office:value="725" table:style-name="ce3">
            <text:p>725</text:p>
          </table:table-cell>
          <table:table-cell office:value-type="float" office:value="0.62" table:style-name="ce3">
            <text:p>0.62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12130001L</text:p>
          </table:table-cell>
          <table:table-cell office:value-type="float" office:value="6.216E-2" table:style-name="ce4">
            <text:p>0.06216</text:p>
          </table:table-cell>
          <table:table-cell office:value-type="string" table:style-name="ce4">
            <text:p>12130009L</text:p>
          </table:table-cell>
          <table:table-cell office:value-type="float" office:value="5.8E-4" table:style-name="ce4">
            <text:p>0.00058</text:p>
          </table:table-cell>
          <table:table-cell office:value-type="string" table:style-name="ce4">
            <text:p>12130008L</text:p>
          </table:table-cell>
          <table:table-cell office:value-type="float" office:value="5.0729999999999997E-2" table:style-name="ce4">
            <text:p>0.05073</text:p>
          </table:table-cell>
          <table:table-cell office:value-type="string" table:style-name="ce4">
            <text:p>12130002L</text:p>
          </table:table-cell>
          <table:table-cell office:value-type="float" office:value="7.0799999999999997E-4" table:style-name="ce4">
            <text:p>0.000708</text:p>
          </table:table-cell>
          <table:table-cell office:value-type="string" table:style-name="ce4">
            <text:p>12130006L</text:p>
          </table:table-cell>
          <table:table-cell office:value-type="float" office:value="2.5500000000000002E-3" table:style-name="ce4">
            <text:p>0.0025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6200000000000001E-2" table:style-name="ce4">
            <text:p>0.0262</text:p>
          </table:table-cell>
          <table:table-cell office:value-type="string" table:style-name="ce4">
            <text:p>40200010L</text:p>
          </table:table-cell>
          <table:table-cell office:value-type="float" office:value="1.64E-3" table:style-name="ce4">
            <text:p>0.00164</text:p>
          </table:table-cell>
          <table:table-cell office:value-type="string" table:style-name="ce4">
            <text:p>40200003L</text:p>
          </table:table-cell>
          <table:table-cell office:value-type="float" office:value="4.8999999999999998E-3" table:style-name="ce4">
            <text:p>0.004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IN SOLTAN 1,5L</text:p>
          </table:table-cell>
          <table:table-cell office:value-type="float" office:value="300" table:style-name="ce3">
            <text:p>300</text:p>
          </table:table-cell>
          <table:table-cell office:value-type="float" office:value="925" table:style-name="ce3">
            <text:p>925</text:p>
          </table:table-cell>
          <table:table-cell office:value-type="float" office:value="0.62" table:style-name="ce3">
            <text:p>0.62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12130001L</text:p>
          </table:table-cell>
          <table:table-cell office:value-type="float" office:value="6.216E-2" table:style-name="ce4">
            <text:p>0.06216</text:p>
          </table:table-cell>
          <table:table-cell office:value-type="string" table:style-name="ce4">
            <text:p>12130009L</text:p>
          </table:table-cell>
          <table:table-cell office:value-type="float" office:value="5.8E-4" table:style-name="ce4">
            <text:p>0.00058</text:p>
          </table:table-cell>
          <table:table-cell office:value-type="string" table:style-name="ce4">
            <text:p>12130008L</text:p>
          </table:table-cell>
          <table:table-cell office:value-type="float" office:value="5.0729999999999997E-2" table:style-name="ce4">
            <text:p>0.05073</text:p>
          </table:table-cell>
          <table:table-cell office:value-type="string" table:style-name="ce4">
            <text:p>12130002L</text:p>
          </table:table-cell>
          <table:table-cell office:value-type="float" office:value="7.0799999999999997E-4" table:style-name="ce4">
            <text:p>0.000708</text:p>
          </table:table-cell>
          <table:table-cell office:value-type="string" table:style-name="ce4">
            <text:p>12130006L</text:p>
          </table:table-cell>
          <table:table-cell office:value-type="float" office:value="2.5500000000000002E-3" table:style-name="ce4">
            <text:p>0.0025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6200000000000001E-2" table:style-name="ce4">
            <text:p>0.0262</text:p>
          </table:table-cell>
          <table:table-cell office:value-type="string" table:style-name="ce4">
            <text:p>40200010L</text:p>
          </table:table-cell>
          <table:table-cell office:value-type="float" office:value="1.64E-3" table:style-name="ce4">
            <text:p>0.00164</text:p>
          </table:table-cell>
          <table:table-cell office:value-type="string" table:style-name="ce4">
            <text:p>40200003L</text:p>
          </table:table-cell>
          <table:table-cell office:value-type="float" office:value="4.8999999999999998E-3" table:style-name="ce4">
            <text:p>0.004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NYA 0,5L</text:p>
          </table:table-cell>
          <table:table-cell office:value-type="float" office:value="300" table:style-name="ce3">
            <text:p>300</text:p>
          </table:table-cell>
          <table:table-cell office:value-type="float" office:value="735" table:style-name="ce3">
            <text:p>735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float" office:value="12200035" table:style-name="ce4">
            <text:p>12200035</text:p>
          </table:table-cell>
          <table:table-cell office:value-type="float" office:value="1.66E-2" table:style-name="ce4">
            <text:p>0.0166</text:p>
          </table:table-cell>
          <table:table-cell office:value-type="float" office:value="12200036" table:style-name="ce4">
            <text:p>12200036</text:p>
          </table:table-cell>
          <table:table-cell office:value-type="float" office:value="8.9999999999999998E-4" table:style-name="ce4">
            <text:p>0.0009</text:p>
          </table:table-cell>
          <table:table-cell office:value-type="string" table:style-name="ce4">
            <text:p>12130002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6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4L</text:p>
          </table:table-cell>
          <table:table-cell office:value-type="float" office:value="1.1E-4" table:style-name="ce4">
            <text:p>0.00011</text:p>
          </table:table-cell>
          <table:table-cell office:value-type="string" table:style-name="ce4">
            <text:p>12130001L</text:p>
          </table:table-cell>
          <table:table-cell office:value-type="float" office:value="2.98E-2" table:style-name="ce4">
            <text:p>0.029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14E-2" table:style-name="ce4">
            <text:p>0.0114</text:p>
          </table:table-cell>
          <table:table-cell office:value-type="string" table:style-name="ce4">
            <text:p>40200010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40200003L</text:p>
          </table:table-cell>
          <table:table-cell office:value-type="float" office:value="2.0999999999999999E-3" table:style-name="ce4">
            <text:p>0.002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NYA 1,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float" office:value="12200035" table:style-name="ce4">
            <text:p>12200035</text:p>
          </table:table-cell>
          <table:table-cell office:value-type="float" office:value="1.66E-2" table:style-name="ce4">
            <text:p>0.0166</text:p>
          </table:table-cell>
          <table:table-cell office:value-type="float" office:value="12200036" table:style-name="ce4">
            <text:p>12200036</text:p>
          </table:table-cell>
          <table:table-cell office:value-type="float" office:value="8.9999999999999998E-4" table:style-name="ce4">
            <text:p>0.0009</text:p>
          </table:table-cell>
          <table:table-cell office:value-type="string" table:style-name="ce4">
            <text:p>12130002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6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4L</text:p>
          </table:table-cell>
          <table:table-cell office:value-type="float" office:value="1.1E-4" table:style-name="ce4">
            <text:p>0.00011</text:p>
          </table:table-cell>
          <table:table-cell office:value-type="string" table:style-name="ce4">
            <text:p>12130001L</text:p>
          </table:table-cell>
          <table:table-cell office:value-type="float" office:value="2.98E-2" table:style-name="ce4">
            <text:p>0.029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14E-2" table:style-name="ce4">
            <text:p>0.0114</text:p>
          </table:table-cell>
          <table:table-cell office:value-type="string" table:style-name="ce4">
            <text:p>40200010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40200003L</text:p>
          </table:table-cell>
          <table:table-cell office:value-type="float" office:value="2.0999999999999999E-3" table:style-name="ce4">
            <text:p>0.002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XIBOM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1L</text:p>
          </table:table-cell>
          <table:table-cell office:value-type="float" office:value="0.193" table:style-name="ce4">
            <text:p>0.193</text:p>
          </table:table-cell>
          <table:table-cell office:value-type="string" table:style-name="ce4">
            <text:p>12130004L</text:p>
          </table:table-cell>
          <table:table-cell office:value-type="float" office:value="9.4000000000000004E-3" table:style-name="ce4">
            <text:p>0.0094</text:p>
          </table:table-cell>
          <table:table-cell office:value-type="string" table:style-name="ce4">
            <text:p>12130003L</text:p>
          </table:table-cell>
          <table:table-cell office:value-type="float" office:value="2.1299999999999999E-2" table:style-name="ce4">
            <text:p>0.0213</text:p>
          </table:table-cell>
          <table:table-cell office:value-type="string" table:style-name="ce4">
            <text:p>12130002L</text:p>
          </table:table-cell>
          <table:table-cell office:value-type="float" office:value="5.4000000000000001E-4" table:style-name="ce4">
            <text:p>0.00054</text:p>
          </table:table-cell>
          <table:table-cell office:value-type="string" table:style-name="ce4">
            <text:p>12130008L</text:p>
          </table:table-cell>
          <table:table-cell office:value-type="float" office:value="0.1066" table:style-name="ce4">
            <text:p>0.1066</text:p>
          </table:table-cell>
          <table:table-cell office:value-type="float" office:value="12200008" table:style-name="ce4">
            <text:p>12200008</text:p>
          </table:table-cell>
          <table:table-cell office:value-type="float" office:value="8.5000000000000006E-3" table:style-name="ce4">
            <text:p>0.0085</text:p>
          </table:table-cell>
          <table:table-cell office:value-type="string" table:style-name="ce4">
            <text:p>12130005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6L</text:p>
          </table:table-cell>
          <table:table-cell office:value-type="float" office:value="1.5800000000000002E-2" table:style-name="ce4">
            <text:p>0.0158</text:p>
          </table:table-cell>
          <table:table-cell office:value-type="string" table:style-name="ce4">
            <text:p>40200001L</text:p>
          </table:table-cell>
          <table:table-cell office:value-type="float" office:value="8.3000000000000004E-2" table:style-name="ce4">
            <text:p>0.083</text:p>
          </table:table-cell>
          <table:table-cell office:value-type="string" table:style-name="ce4">
            <text:p>40200010L</text:p>
          </table:table-cell>
          <table:table-cell office:value-type="float" office:value="5.1999999999999998E-3" table:style-name="ce4">
            <text:p>0.0052</text:p>
          </table:table-cell>
          <table:table-cell office:value-type="string" table:style-name="ce4">
            <text:p>40200003L</text:p>
          </table:table-cell>
          <table:table-cell office:value-type="float" office:value="1.55E-2" table:style-name="ce4">
            <text:p>0.015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IRA 2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8.6499999999999994E-2" table:style-name="ce4">
            <text:p>0.0865</text:p>
          </table:table-cell>
          <table:table-cell office:value-type="float" office:value="12200046" table:style-name="ce4">
            <text:p>12200046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2200047" table:style-name="ce4">
            <text:p>12200047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5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2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48" table:style-name="ce4">
            <text:p>12200048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INTALYS</text:p>
          </table:table-cell>
          <table:table-cell office:value-type="float" office:value="250" table:style-name="ce3">
            <text:p>250</text:p>
          </table:table-cell>
          <table:table-cell office:value-type="float" office:value="930" table:style-name="ce3">
            <text:p>93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7.9299999999999995E-2" table:style-name="ce4">
            <text:p>0.0793</text:p>
          </table:table-cell>
          <table:table-cell office:value-type="string" table:style-name="ce4">
            <text:p>12130004L</text:p>
          </table:table-cell>
          <table:table-cell office:value-type="float" office:value="3.2000000000000001E-2" table:style-name="ce4">
            <text:p>0.032</text:p>
          </table:table-cell>
          <table:table-cell office:value-type="string" table:style-name="ce4">
            <text:p>12130003L</text:p>
          </table:table-cell>
          <table:table-cell office:value-type="float" office:value="1.4599999999999999E-3" table:style-name="ce4">
            <text:p>0.00146</text:p>
          </table:table-cell>
          <table:table-cell office:value-type="string" table:style-name="ce4">
            <text:p>12130002L</text:p>
          </table:table-cell>
          <table:table-cell office:value-type="float" office:value="2.0400000000000001E-2" table:style-name="ce4">
            <text:p>0.0204</text:p>
          </table:table-cell>
          <table:table-cell office:value-type="string" table:style-name="ce4">
            <text:p>12130005L</text:p>
          </table:table-cell>
          <table:table-cell office:value-type="float" office:value="2.8E-3" table:style-name="ce4">
            <text:p>0.0028</text:p>
          </table:table-cell>
          <table:table-cell office:value-type="float" office:value="12200059" table:style-name="ce4">
            <text:p>12200059</text:p>
          </table:table-cell>
          <table:table-cell office:value-type="float" office:value="5.7600000000000004E-3" table:style-name="ce4">
            <text:p>0.00576</text:p>
          </table:table-cell>
          <table:table-cell office:value-type="string" table:style-name="ce4">
            <text:p>12130006L</text:p>
          </table:table-cell>
          <table:table-cell office:value-type="float" office:value="4.3E-3" table:style-name="ce4">
            <text:p>0.0043</text:p>
          </table:table-cell>
          <table:table-cell office:value-type="float" office:value="12200060" table:style-name="ce4">
            <text:p>12200060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40200001L</text:p>
          </table:table-cell>
          <table:table-cell office:value-type="float" office:value="3.5799999999999998E-2" table:style-name="ce4">
            <text:p>0.0358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7000000000000002E-3" table:style-name="ce4">
            <text:p>0.006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INTHA</text:p>
          </table:table-cell>
          <table:table-cell office:value-type="float" office:value="250" table:style-name="ce3">
            <text:p>250</text:p>
          </table:table-cell>
          <table:table-cell office:value-type="float" office:value="930" table:style-name="ce3">
            <text:p>93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7.9299999999999995E-2" table:style-name="ce4">
            <text:p>0.0793</text:p>
          </table:table-cell>
          <table:table-cell office:value-type="string" table:style-name="ce4">
            <text:p>12130004L</text:p>
          </table:table-cell>
          <table:table-cell office:value-type="float" office:value="3.2000000000000001E-2" table:style-name="ce4">
            <text:p>0.032</text:p>
          </table:table-cell>
          <table:table-cell office:value-type="string" table:style-name="ce4">
            <text:p>12130003L</text:p>
          </table:table-cell>
          <table:table-cell office:value-type="float" office:value="1.4599999999999999E-3" table:style-name="ce4">
            <text:p>0.00146</text:p>
          </table:table-cell>
          <table:table-cell office:value-type="string" table:style-name="ce4">
            <text:p>12130002L</text:p>
          </table:table-cell>
          <table:table-cell office:value-type="float" office:value="2.0400000000000001E-2" table:style-name="ce4">
            <text:p>0.0204</text:p>
          </table:table-cell>
          <table:table-cell office:value-type="string" table:style-name="ce4">
            <text:p>12130005L</text:p>
          </table:table-cell>
          <table:table-cell office:value-type="float" office:value="2.8E-3" table:style-name="ce4">
            <text:p>0.0028</text:p>
          </table:table-cell>
          <table:table-cell office:value-type="float" office:value="12200059" table:style-name="ce4">
            <text:p>12200059</text:p>
          </table:table-cell>
          <table:table-cell office:value-type="float" office:value="5.7600000000000004E-3" table:style-name="ce4">
            <text:p>0.00576</text:p>
          </table:table-cell>
          <table:table-cell office:value-type="string" table:style-name="ce4">
            <text:p>12130006L</text:p>
          </table:table-cell>
          <table:table-cell office:value-type="float" office:value="4.3E-3" table:style-name="ce4">
            <text:p>0.0043</text:p>
          </table:table-cell>
          <table:table-cell office:value-type="float" office:value="12200060" table:style-name="ce4">
            <text:p>12200060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40200001L</text:p>
          </table:table-cell>
          <table:table-cell office:value-type="float" office:value="3.5799999999999998E-2" table:style-name="ce4">
            <text:p>0.0358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7000000000000002E-3" table:style-name="ce4">
            <text:p>0.006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GENIAL MAX</text:p>
          </table:table-cell>
          <table:table-cell office:value-type="float" office:value="250" table:style-name="ce3">
            <text:p>250</text:p>
          </table:table-cell>
          <table:table-cell office:value-type="float" office:value="930" table:style-name="ce3">
            <text:p>93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7.9299999999999995E-2" table:style-name="ce4">
            <text:p>0.0793</text:p>
          </table:table-cell>
          <table:table-cell office:value-type="string" table:style-name="ce4">
            <text:p>12130004L</text:p>
          </table:table-cell>
          <table:table-cell office:value-type="float" office:value="3.2000000000000001E-2" table:style-name="ce4">
            <text:p>0.032</text:p>
          </table:table-cell>
          <table:table-cell office:value-type="string" table:style-name="ce4">
            <text:p>12130003L</text:p>
          </table:table-cell>
          <table:table-cell office:value-type="float" office:value="1.4599999999999999E-3" table:style-name="ce4">
            <text:p>0.00146</text:p>
          </table:table-cell>
          <table:table-cell office:value-type="string" table:style-name="ce4">
            <text:p>12130002L</text:p>
          </table:table-cell>
          <table:table-cell office:value-type="float" office:value="2.0400000000000001E-2" table:style-name="ce4">
            <text:p>0.0204</text:p>
          </table:table-cell>
          <table:table-cell office:value-type="string" table:style-name="ce4">
            <text:p>12130005L</text:p>
          </table:table-cell>
          <table:table-cell office:value-type="float" office:value="2.8E-3" table:style-name="ce4">
            <text:p>0.0028</text:p>
          </table:table-cell>
          <table:table-cell office:value-type="float" office:value="12200059" table:style-name="ce4">
            <text:p>12200059</text:p>
          </table:table-cell>
          <table:table-cell office:value-type="float" office:value="5.7600000000000004E-3" table:style-name="ce4">
            <text:p>0.00576</text:p>
          </table:table-cell>
          <table:table-cell office:value-type="string" table:style-name="ce4">
            <text:p>12130006L</text:p>
          </table:table-cell>
          <table:table-cell office:value-type="float" office:value="4.3E-3" table:style-name="ce4">
            <text:p>0.0043</text:p>
          </table:table-cell>
          <table:table-cell office:value-type="float" office:value="12200060" table:style-name="ce4">
            <text:p>12200060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40200001L</text:p>
          </table:table-cell>
          <table:table-cell office:value-type="float" office:value="3.5799999999999998E-2" table:style-name="ce4">
            <text:p>0.0358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7000000000000002E-3" table:style-name="ce4">
            <text:p>0.006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IN SOLTAN 0,33L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0.62" table:style-name="ce3">
            <text:p>0.62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12130001L</text:p>
          </table:table-cell>
          <table:table-cell office:value-type="float" office:value="6.216E-2" table:style-name="ce4">
            <text:p>0.06216</text:p>
          </table:table-cell>
          <table:table-cell office:value-type="string" table:style-name="ce4">
            <text:p>12130009L</text:p>
          </table:table-cell>
          <table:table-cell office:value-type="float" office:value="5.8E-4" table:style-name="ce4">
            <text:p>0.00058</text:p>
          </table:table-cell>
          <table:table-cell office:value-type="string" table:style-name="ce4">
            <text:p>12130008L</text:p>
          </table:table-cell>
          <table:table-cell office:value-type="float" office:value="5.0729999999999997E-2" table:style-name="ce4">
            <text:p>0.05073</text:p>
          </table:table-cell>
          <table:table-cell office:value-type="string" table:style-name="ce4">
            <text:p>12130002L</text:p>
          </table:table-cell>
          <table:table-cell office:value-type="float" office:value="7.0799999999999997E-4" table:style-name="ce4">
            <text:p>0.000708</text:p>
          </table:table-cell>
          <table:table-cell office:value-type="string" table:style-name="ce4">
            <text:p>12130006L</text:p>
          </table:table-cell>
          <table:table-cell office:value-type="float" office:value="2.5500000000000002E-3" table:style-name="ce4">
            <text:p>0.0025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6200000000000001E-2" table:style-name="ce4">
            <text:p>0.0262</text:p>
          </table:table-cell>
          <table:table-cell office:value-type="string" table:style-name="ce4">
            <text:p>40200010L</text:p>
          </table:table-cell>
          <table:table-cell office:value-type="float" office:value="1.64E-3" table:style-name="ce4">
            <text:p>0.00164</text:p>
          </table:table-cell>
          <table:table-cell office:value-type="string" table:style-name="ce4">
            <text:p>40200003L</text:p>
          </table:table-cell>
          <table:table-cell office:value-type="float" office:value="4.8999999999999998E-3" table:style-name="ce4">
            <text:p>0.004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SPAGHETTI 250 G</text:p>
          </table:table-cell>
          <table:table-cell office:value-type="float" office:value="250" table:style-name="ce3">
            <text:p>250</text:p>
          </table:table-cell>
          <table:table-cell office:value-type="float" office:value="780" table:style-name="ce3">
            <text:p>78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BIANCA MOYEN 1Kg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float" office:value="12200043" table:style-name="ce4">
            <text:p>1220004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12200044" table:style-name="ce4">
            <text:p>12200044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12130008L</text:p>
          </table:table-cell>
          <table:table-cell office:value-type="float" office:value="6.6E-3" table:style-name="ce4">
            <text:p>0.0066</text:p>
          </table:table-cell>
          <table:table-cell office:value-type="string" table:style-name="ce4">
            <text:p>12130004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1L</text:p>
          </table:table-cell>
          <table:table-cell office:value-type="float" office:value="7.2400000000000006E-2" table:style-name="ce4">
            <text:p>0.07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6E-3" table:style-name="ce4">
            <text:p>0.00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BIANCA FINE 1Kg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float" office:value="12200043" table:style-name="ce4">
            <text:p>1220004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12200044" table:style-name="ce4">
            <text:p>12200044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12130008L</text:p>
          </table:table-cell>
          <table:table-cell office:value-type="float" office:value="6.6E-3" table:style-name="ce4">
            <text:p>0.0066</text:p>
          </table:table-cell>
          <table:table-cell office:value-type="string" table:style-name="ce4">
            <text:p>12130004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1L</text:p>
          </table:table-cell>
          <table:table-cell office:value-type="float" office:value="7.2400000000000006E-2" table:style-name="ce4">
            <text:p>0.07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6E-3" table:style-name="ce4">
            <text:p>0.00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COUSCO MOY 1Kg</text:p>
          </table:table-cell>
          <table:table-cell office:value-type="float" office:value="20" table:style-name="ce3">
            <text:p>2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5.4999999999999997E-3" table:style-name="ce4">
            <text:p>0.0055</text:p>
          </table:table-cell>
          <table:table-cell office:value-type="string" table:style-name="ce4">
            <text:p>12130012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8L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12200018" table:style-name="ce4">
            <text:p>12200018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12130002L</text:p>
          </table:table-cell>
          <table:table-cell office:value-type="float" office:value="9.4999999999999998E-3" table:style-name="ce4">
            <text:p>0.0095</text:p>
          </table:table-cell>
          <table:table-cell office:value-type="string" table:style-name="ce4">
            <text:p>12130003L</text:p>
          </table:table-cell>
          <table:table-cell office:value-type="float" office:value="3.3000000000000002E-2" table:style-name="ce4">
            <text:p>0.033</text:p>
          </table:table-cell>
          <table:table-cell office:value-type="string" table:style-name="ce4">
            <text:p>12130004L</text:p>
          </table:table-cell>
          <table:table-cell office:value-type="float" office:value="4.1000000000000002E-2" table:style-name="ce4">
            <text:p>0.041</text:p>
          </table:table-cell>
          <table:table-cell office:value-type="string" table:style-name="ce4">
            <text:p>12130001L</text:p>
          </table:table-cell>
          <table:table-cell office:value-type="float" office:value="0.157" table:style-name="ce4">
            <text:p>0.157</text:p>
          </table:table-cell>
          <table:table-cell office:value-type="string" table:style-name="ce4">
            <text:p>40200001L</text:p>
          </table:table-cell>
          <table:table-cell office:value-type="float" office:value="6.6000000000000003E-2" table:style-name="ce4">
            <text:p>0.066</text:p>
          </table:table-cell>
          <table:table-cell office:value-type="string" table:style-name="ce4">
            <text:p>40200010L</text:p>
          </table:table-cell>
          <table:table-cell office:value-type="float" office:value="1.2500000000000001E-2" table:style-name="ce4">
            <text:p>0.0125</text:p>
          </table:table-cell>
          <table:table-cell office:value-type="string" table:style-name="ce4">
            <text:p>40200003L</text:p>
          </table:table-cell>
          <table:table-cell office:value-type="float" office:value="4.1000000000000003E-3" table:style-name="ce4">
            <text:p>0.004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SPAGHETTI N2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3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4L</text:p>
          </table:table-cell>
          <table:table-cell office:value-type="float" office:value="7.9900000000000006E-3" table:style-name="ce4">
            <text:p>0.00799</text:p>
          </table:table-cell>
          <table:table-cell office:value-type="string" table:style-name="ce4">
            <text:p>12130005L</text:p>
          </table:table-cell>
          <table:table-cell office:value-type="float" office:value="2.5999999999999998E-4" table:style-name="ce4">
            <text:p>0.00026</text:p>
          </table:table-cell>
          <table:table-cell office:value-type="float" office:value="12200016" table:style-name="ce4">
            <text:p>12200016</text:p>
          </table:table-cell>
          <table:table-cell office:value-type="float" office:value="2.1100000000000001E-2" table:style-name="ce4">
            <text:p>0.0211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5999999999999999E-3" table:style-name="ce4">
            <text:p>0.0026</text:p>
          </table:table-cell>
          <table:table-cell office:value-type="string" table:style-name="ce4">
            <text:p>12130001L</text:p>
          </table:table-cell>
          <table:table-cell office:value-type="float" office:value="8.6800000000000002E-2" table:style-name="ce4">
            <text:p>0.0868</text:p>
          </table:table-cell>
          <table:table-cell office:value-type="string" table:style-name="ce4">
            <text:p>12130012L</text:p>
          </table:table-cell>
          <table:table-cell office:value-type="float" office:value="3.2599999999999999E-3" table:style-name="ce4">
            <text:p>0.00326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3400000000000001E-2" table:style-name="ce4">
            <text:p>0.0234</text:p>
          </table:table-cell>
          <table:table-cell office:value-type="string" table:style-name="ce4">
            <text:p>40200001L</text:p>
          </table:table-cell>
          <table:table-cell office:value-type="float" office:value="3.4299999999999997E-2" table:style-name="ce4">
            <text:p>0.0343</text:p>
          </table:table-cell>
          <table:table-cell office:value-type="string" table:style-name="ce4">
            <text:p>40200010L</text:p>
          </table:table-cell>
          <table:table-cell office:value-type="float" office:value="2.14E-3" table:style-name="ce4">
            <text:p>0.00214</text:p>
          </table:table-cell>
          <table:table-cell office:value-type="string" table:style-name="ce4">
            <text:p>40200003L</text:p>
          </table:table-cell>
          <table:table-cell office:value-type="float" office:value="6.4400000000000004E-3" table:style-name="ce4">
            <text:p>0.0064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SPAGHETTI <text:s/>N1 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3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4L</text:p>
          </table:table-cell>
          <table:table-cell office:value-type="float" office:value="7.9900000000000006E-3" table:style-name="ce4">
            <text:p>0.00799</text:p>
          </table:table-cell>
          <table:table-cell office:value-type="string" table:style-name="ce4">
            <text:p>12130005L</text:p>
          </table:table-cell>
          <table:table-cell office:value-type="float" office:value="2.5999999999999998E-4" table:style-name="ce4">
            <text:p>0.00026</text:p>
          </table:table-cell>
          <table:table-cell office:value-type="float" office:value="12200016" table:style-name="ce4">
            <text:p>12200016</text:p>
          </table:table-cell>
          <table:table-cell office:value-type="float" office:value="2.1100000000000001E-2" table:style-name="ce4">
            <text:p>0.0211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5999999999999999E-3" table:style-name="ce4">
            <text:p>0.0026</text:p>
          </table:table-cell>
          <table:table-cell office:value-type="string" table:style-name="ce4">
            <text:p>12130001L</text:p>
          </table:table-cell>
          <table:table-cell office:value-type="float" office:value="8.6800000000000002E-2" table:style-name="ce4">
            <text:p>0.0868</text:p>
          </table:table-cell>
          <table:table-cell office:value-type="string" table:style-name="ce4">
            <text:p>12130012L</text:p>
          </table:table-cell>
          <table:table-cell office:value-type="float" office:value="3.2599999999999999E-3" table:style-name="ce4">
            <text:p>0.00326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3400000000000001E-2" table:style-name="ce4">
            <text:p>0.0234</text:p>
          </table:table-cell>
          <table:table-cell office:value-type="string" table:style-name="ce4">
            <text:p>40200001L</text:p>
          </table:table-cell>
          <table:table-cell office:value-type="float" office:value="3.4299999999999997E-2" table:style-name="ce4">
            <text:p>0.0343</text:p>
          </table:table-cell>
          <table:table-cell office:value-type="string" table:style-name="ce4">
            <text:p>40200010L</text:p>
          </table:table-cell>
          <table:table-cell office:value-type="float" office:value="2.14E-3" table:style-name="ce4">
            <text:p>0.00214</text:p>
          </table:table-cell>
          <table:table-cell office:value-type="string" table:style-name="ce4">
            <text:p>40200003L</text:p>
          </table:table-cell>
          <table:table-cell office:value-type="float" office:value="6.4400000000000004E-3" table:style-name="ce4">
            <text:p>0.0064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SPAGHETTI <text:s/>N3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3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4L</text:p>
          </table:table-cell>
          <table:table-cell office:value-type="float" office:value="7.9900000000000006E-3" table:style-name="ce4">
            <text:p>0.00799</text:p>
          </table:table-cell>
          <table:table-cell office:value-type="string" table:style-name="ce4">
            <text:p>12130005L</text:p>
          </table:table-cell>
          <table:table-cell office:value-type="float" office:value="2.5999999999999998E-4" table:style-name="ce4">
            <text:p>0.00026</text:p>
          </table:table-cell>
          <table:table-cell office:value-type="float" office:value="12200016" table:style-name="ce4">
            <text:p>12200016</text:p>
          </table:table-cell>
          <table:table-cell office:value-type="float" office:value="2.1100000000000001E-2" table:style-name="ce4">
            <text:p>0.0211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5999999999999999E-3" table:style-name="ce4">
            <text:p>0.0026</text:p>
          </table:table-cell>
          <table:table-cell office:value-type="string" table:style-name="ce4">
            <text:p>12130001L</text:p>
          </table:table-cell>
          <table:table-cell office:value-type="float" office:value="8.6800000000000002E-2" table:style-name="ce4">
            <text:p>0.0868</text:p>
          </table:table-cell>
          <table:table-cell office:value-type="string" table:style-name="ce4">
            <text:p>12130012L</text:p>
          </table:table-cell>
          <table:table-cell office:value-type="float" office:value="3.2599999999999999E-3" table:style-name="ce4">
            <text:p>0.00326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3400000000000001E-2" table:style-name="ce4">
            <text:p>0.0234</text:p>
          </table:table-cell>
          <table:table-cell office:value-type="string" table:style-name="ce4">
            <text:p>40200001L</text:p>
          </table:table-cell>
          <table:table-cell office:value-type="float" office:value="3.4299999999999997E-2" table:style-name="ce4">
            <text:p>0.0343</text:p>
          </table:table-cell>
          <table:table-cell office:value-type="string" table:style-name="ce4">
            <text:p>40200010L</text:p>
          </table:table-cell>
          <table:table-cell office:value-type="float" office:value="2.14E-3" table:style-name="ce4">
            <text:p>0.00214</text:p>
          </table:table-cell>
          <table:table-cell office:value-type="string" table:style-name="ce4">
            <text:p>40200003L</text:p>
          </table:table-cell>
          <table:table-cell office:value-type="float" office:value="6.4400000000000004E-3" table:style-name="ce4">
            <text:p>0.0064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FELL N°2 500g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LANGUE D'OISEAU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SOUPE D'ORGE 250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COUDE N°1 5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SPG N°2 1 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3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4L</text:p>
          </table:table-cell>
          <table:table-cell office:value-type="float" office:value="7.9900000000000006E-3" table:style-name="ce4">
            <text:p>0.00799</text:p>
          </table:table-cell>
          <table:table-cell office:value-type="string" table:style-name="ce4">
            <text:p>12130005L</text:p>
          </table:table-cell>
          <table:table-cell office:value-type="float" office:value="2.5999999999999998E-4" table:style-name="ce4">
            <text:p>0.00026</text:p>
          </table:table-cell>
          <table:table-cell office:value-type="float" office:value="12200016" table:style-name="ce4">
            <text:p>12200016</text:p>
          </table:table-cell>
          <table:table-cell office:value-type="float" office:value="2.1100000000000001E-2" table:style-name="ce4">
            <text:p>0.0211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5999999999999999E-3" table:style-name="ce4">
            <text:p>0.0026</text:p>
          </table:table-cell>
          <table:table-cell office:value-type="string" table:style-name="ce4">
            <text:p>12130001L</text:p>
          </table:table-cell>
          <table:table-cell office:value-type="float" office:value="8.6800000000000002E-2" table:style-name="ce4">
            <text:p>0.0868</text:p>
          </table:table-cell>
          <table:table-cell office:value-type="string" table:style-name="ce4">
            <text:p>12130012L</text:p>
          </table:table-cell>
          <table:table-cell office:value-type="float" office:value="3.2599999999999999E-3" table:style-name="ce4">
            <text:p>0.00326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3400000000000001E-2" table:style-name="ce4">
            <text:p>0.0234</text:p>
          </table:table-cell>
          <table:table-cell office:value-type="string" table:style-name="ce4">
            <text:p>40200001L</text:p>
          </table:table-cell>
          <table:table-cell office:value-type="float" office:value="3.4299999999999997E-2" table:style-name="ce4">
            <text:p>0.0343</text:p>
          </table:table-cell>
          <table:table-cell office:value-type="string" table:style-name="ce4">
            <text:p>40200010L</text:p>
          </table:table-cell>
          <table:table-cell office:value-type="float" office:value="2.14E-3" table:style-name="ce4">
            <text:p>0.00214</text:p>
          </table:table-cell>
          <table:table-cell office:value-type="string" table:style-name="ce4">
            <text:p>40200003L</text:p>
          </table:table-cell>
          <table:table-cell office:value-type="float" office:value="6.4400000000000004E-3" table:style-name="ce4">
            <text:p>0.0064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MHAMMES N°2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GENNY 500 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GENNY 1 kg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UNPA SEMOULE 1 K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05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16" table:style-name="ce4">
            <text:p>12200016</text:p>
          </table:table-cell>
          <table:table-cell office:value-type="float" office:value="5.0360000000000002E-2" table:style-name="ce4">
            <text:p>0.05036</text:p>
          </table:table-cell>
          <table:table-cell office:value-type="float" office:value="12200015" table:style-name="ce4">
            <text:p>12200015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01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2L</text:p>
          </table:table-cell>
          <table:table-cell office:value-type="float" office:value="6.3790000000000001E-3" table:style-name="ce4">
            <text:p>0.006379</text:p>
          </table:table-cell>
          <table:table-cell office:value-type="float" office:value="12200017" table:style-name="ce4">
            <text:p>12200017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COUDE N°1 <text:s/>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SPAGHETTI <text:s text:c="2"/>N°1 <text:s text:c="2"/>500g</text:p>
          </table:table-cell>
          <table:table-cell office:value-type="float" office:value="250" table:style-name="ce3">
            <text:p>25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SPAGHETTI <text:s text:c="2"/>N°3 <text:s text:c="2"/>500g</text:p>
          </table:table-cell>
          <table:table-cell office:value-type="float" office:value="250" table:style-name="ce3">
            <text:p>25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PLUME COURT 500g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CHEVEUX D'ANGE</text:p>
          </table:table-cell>
          <table:table-cell office:value-type="float" office:value="250" table:style-name="ce3">
            <text:p>250</text:p>
          </table:table-cell>
          <table:table-cell office:value-type="float" office:value="800" table:style-name="ce3">
            <text:p>8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FELL N°3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FELL N1 5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1.31E-3" table:style-name="ce4">
            <text:p>0.00131</text:p>
          </table:table-cell>
          <table:table-cell office:value-type="string" table:style-name="ce4">
            <text:p>12130003L</text:p>
          </table:table-cell>
          <table:table-cell office:value-type="float" office:value="2.3900000000000001E-2" table:style-name="ce4">
            <text:p>0.0239</text:p>
          </table:table-cell>
          <table:table-cell office:value-type="string" table:style-name="ce4">
            <text:p>12130004L</text:p>
          </table:table-cell>
          <table:table-cell office:value-type="float" office:value="3.3500000000000002E-2" table:style-name="ce4">
            <text:p>0.0335</text:p>
          </table:table-cell>
          <table:table-cell office:value-type="string" table:style-name="ce4">
            <text:p>12130005L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2200013" table:style-name="ce4">
            <text:p>12200013</text:p>
          </table:table-cell>
          <table:table-cell office:value-type="float" office:value="2E-3" table:style-name="ce4">
            <text:p>0.002</text:p>
          </table:table-cell>
          <table:table-cell office:value-type="string" table:style-name="ce4">
            <text:p>12130008L</text:p>
          </table:table-cell>
          <table:table-cell office:value-type="float" office:value="5.3E-3" table:style-name="ce4">
            <text:p>0.0053</text:p>
          </table:table-cell>
          <table:table-cell office:value-type="string" table:style-name="ce4">
            <text:p>12130001L</text:p>
          </table:table-cell>
          <table:table-cell office:value-type="float" office:value="0.12479" table:style-name="ce4">
            <text:p>0.12479</text:p>
          </table:table-cell>
          <table:table-cell office:value-type="float" office:value="12200012" table:style-name="ce4">
            <text:p>12200012</text:p>
          </table:table-cell>
          <table:table-cell office:value-type="float" office:value="3.6700000000000003E-2" table:style-name="ce4">
            <text:p>0.0367</text:p>
          </table:table-cell>
          <table:table-cell office:value-type="string" table:style-name="ce4">
            <text:p>40200001L</text:p>
          </table:table-cell>
          <table:table-cell office:value-type="float" office:value="5.6399999999999999E-2" table:style-name="ce4">
            <text:p>0.0564</text:p>
          </table:table-cell>
          <table:table-cell office:value-type="string" table:style-name="ce4">
            <text:p>40200010L</text:p>
          </table:table-cell>
          <table:table-cell office:value-type="float" office:value="3.5200000000000001E-3" table:style-name="ce4">
            <text:p>0.00352</text:p>
          </table:table-cell>
          <table:table-cell office:value-type="string" table:style-name="ce4">
            <text:p>40200003L</text:p>
          </table:table-cell>
          <table:table-cell office:value-type="float" office:value="1.057E-2" table:style-name="ce4">
            <text:p>0.010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SEMOULE FINE 1kg</text:p>
          </table:table-cell>
          <table:table-cell office:value-type="float" office:value="250" table:style-name="ce3">
            <text:p>25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2999999999999999E-2" table:style-name="ce4">
            <text:p>0.013</text:p>
          </table:table-cell>
          <table:table-cell office:value-type="string" table:style-name="ce4">
            <text:p>12130003L</text:p>
          </table:table-cell>
          <table:table-cell office:value-type="float" office:value="7.0000000000000007E-2" table:style-name="ce4">
            <text:p>0.07</text:p>
          </table:table-cell>
          <table:table-cell office:value-type="string" table:style-name="ce4">
            <text:p>12130004L</text:p>
          </table:table-cell>
          <table:table-cell office:value-type="float" office:value="4.7699999999999999E-2" table:style-name="ce4">
            <text:p>0.0477</text:p>
          </table:table-cell>
          <table:table-cell office:value-type="string" table:style-name="ce4">
            <text:p>12130005L</text:p>
          </table:table-cell>
          <table:table-cell office:value-type="float" office:value="9.4000000000000004E-3" table:style-name="ce4">
            <text:p>0.0094</text:p>
          </table:table-cell>
          <table:table-cell office:value-type="string" table:style-name="ce4">
            <text:p>12130001L</text:p>
          </table:table-cell>
          <table:table-cell office:value-type="float" office:value="0.13600000000000001" table:style-name="ce4">
            <text:p>0.136</text:p>
          </table:table-cell>
          <table:table-cell office:value-type="string" table:style-name="ce4">
            <text:p>12130008L</text:p>
          </table:table-cell>
          <table:table-cell office:value-type="float" office:value="4.9000000000000002E-2" table:style-name="ce4">
            <text:p>0.04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7.5999999999999998E-2" table:style-name="ce4">
            <text:p>0.076</text:p>
          </table:table-cell>
          <table:table-cell office:value-type="string" table:style-name="ce4">
            <text:p>40200010L</text:p>
          </table:table-cell>
          <table:table-cell office:value-type="float" office:value="4.7000000000000002E-3" table:style-name="ce4">
            <text:p>0.0047</text:p>
          </table:table-cell>
          <table:table-cell office:value-type="string" table:style-name="ce4">
            <text:p>40200003L</text:p>
          </table:table-cell>
          <table:table-cell office:value-type="float" office:value="1.4E-2" table:style-name="ce4">
            <text:p>0.01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WARDA COUSCOUS MOYEN 1 kg<text:s/>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5.4999999999999997E-3" table:style-name="ce4">
            <text:p>0.0055</text:p>
          </table:table-cell>
          <table:table-cell office:value-type="string" table:style-name="ce4">
            <text:p>121300012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8L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12200018" table:style-name="ce4">
            <text:p>12200018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12130002L</text:p>
          </table:table-cell>
          <table:table-cell office:value-type="float" office:value="9.4999999999999998E-3" table:style-name="ce4">
            <text:p>0.0095</text:p>
          </table:table-cell>
          <table:table-cell office:value-type="string" table:style-name="ce4">
            <text:p>12130003L</text:p>
          </table:table-cell>
          <table:table-cell office:value-type="float" office:value="3.3000000000000002E-2" table:style-name="ce4">
            <text:p>0.033</text:p>
          </table:table-cell>
          <table:table-cell office:value-type="string" table:style-name="ce4">
            <text:p>12130004L</text:p>
          </table:table-cell>
          <table:table-cell office:value-type="float" office:value="4.1000000000000002E-2" table:style-name="ce4">
            <text:p>0.041</text:p>
          </table:table-cell>
          <table:table-cell office:value-type="string" table:style-name="ce4">
            <text:p>12130001L</text:p>
          </table:table-cell>
          <table:table-cell office:value-type="float" office:value="0.157" table:style-name="ce4">
            <text:p>0.157</text:p>
          </table:table-cell>
          <table:table-cell office:value-type="string" table:style-name="ce4">
            <text:p>40200001L</text:p>
          </table:table-cell>
          <table:table-cell office:value-type="float" office:value="6.6000000000000003E-2" table:style-name="ce4">
            <text:p>0.066</text:p>
          </table:table-cell>
          <table:table-cell office:value-type="string" table:style-name="ce4">
            <text:p>40200010L</text:p>
          </table:table-cell>
          <table:table-cell office:value-type="float" office:value="4.1000000000000003E-3" table:style-name="ce4">
            <text:p>0.0041</text:p>
          </table:table-cell>
          <table:table-cell office:value-type="string" table:style-name="ce4">
            <text:p>40200003L</text:p>
          </table:table-cell>
          <table:table-cell office:value-type="float" office:value="1.2500000000000001E-2" table:style-name="ce4">
            <text:p>0.01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COQUETTE 1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SPAGHETTI 2 <text:s/>250 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SPAGHETTI 2,5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SPAGHETTI <text:s/>N°1 <text:s/>500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SPAGHETTI <text:s/>N°1,5 <text:s/>500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-SPAGHETTI <text:s/>N°3 <text:s/>500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LANGUE OISEAU 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MHAMMES N°3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FELL N°2 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FELL N°3 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CAVATONI 500 g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FELL N° 2,5 500g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COUDE RIGATE 3<text:s/>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COUSCOUS BIANCA 1Kg<text:s/>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float" office:value="12200043" table:style-name="ce4">
            <text:p>1220004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12200044" table:style-name="ce4">
            <text:p>12200044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12130008L</text:p>
          </table:table-cell>
          <table:table-cell office:value-type="float" office:value="6.6E-3" table:style-name="ce4">
            <text:p>0.0066</text:p>
          </table:table-cell>
          <table:table-cell office:value-type="string" table:style-name="ce4">
            <text:p>12130004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1L</text:p>
          </table:table-cell>
          <table:table-cell office:value-type="float" office:value="7.2400000000000006E-2" table:style-name="ce4">
            <text:p>0.07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6E-3" table:style-name="ce4">
            <text:p>0.00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MHAMMES 250g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PLUME N°1 <text:s text:c="2"/>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COQUETTE 2 <text:s/>500 g<text:s/>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PLUME N°2 500g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NOUASER 5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MAGLIATTA <text:s/>5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TAGLIATELLA <text:s/>N°2</text:p>
          </table:table-cell>
          <table:table-cell office:value-type="float" office:value="250" table:style-name="ce3">
            <text:p>250</text:p>
          </table:table-cell>
          <table:table-cell office:value-type="float" office:value="890" table:style-name="ce3">
            <text:p>89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ESCARGO 2 50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FELL REGATE N°2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LANGUE OISEAU 250g<text:s/>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COUDE 1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SPG N2 1kg</text:p>
          </table:table-cell>
          <table:table-cell office:value-type="float" office:value="250" table:style-name="ce3">
            <text:p>250</text:p>
          </table:table-cell>
          <table:table-cell office:value-type="float" office:value="640" table:style-name="ce3">
            <text:p>64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FELL N°1,5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8">
            <text:p>SMID FELL N°1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0.30890000000000001" table:style-name="ce4">
            <text:p>0.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50000000000001E-3" table:style-name="ce4">
            <text:p>0.007745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199999999999999E-3" table:style-name="ce4">
            <text:p>0.00122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MHAMMES N°1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MID SPG BIANCA <text:s/>500 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float" office:value="12200043" table:style-name="ce4">
            <text:p>1220004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12200044" table:style-name="ce4">
            <text:p>12200044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12130008L</text:p>
          </table:table-cell>
          <table:table-cell office:value-type="float" office:value="6.6E-3" table:style-name="ce4">
            <text:p>0.0066</text:p>
          </table:table-cell>
          <table:table-cell office:value-type="string" table:style-name="ce4">
            <text:p>12130004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1L</text:p>
          </table:table-cell>
          <table:table-cell office:value-type="float" office:value="7.2400000000000006E-2" table:style-name="ce4">
            <text:p>0.07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6E-3" table:style-name="ce4">
            <text:p>0.00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SEL+FORMAGE<text:s/>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3.1629999999999998E-2" table:style-name="ce4">
            <text:p>0.0316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PAPRIKA+BARB,GM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ONIO-SOUR CREAM+CHILI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SEL+PAPRIKA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R CHIPS AIL PERSI+ROM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OJJA+LABLABI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ONION-CREAM+CHIL</text:p>
          </table:table-cell>
          <table:table-cell office:value-type="float" office:value="250" table:style-name="ce3">
            <text:p>250</text:p>
          </table:table-cell>
          <table:table-cell office:value-type="float" office:value="920" table:style-name="ce3">
            <text:p>9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SEL+FORMAGE</text:p>
          </table:table-cell>
          <table:table-cell office:value-type="float" office:value="250" table:style-name="ce3">
            <text:p>250</text:p>
          </table:table-cell>
          <table:table-cell office:value-type="float" office:value="920" table:style-name="ce3">
            <text:p>9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3.1629999999999998E-2" table:style-name="ce4">
            <text:p>0.0316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PAPRIKA+BARB,PM</text:p>
          </table:table-cell>
          <table:table-cell office:value-type="float" office:value="250" table:style-name="ce3">
            <text:p>250</text:p>
          </table:table-cell>
          <table:table-cell office:value-type="float" office:value="920" table:style-name="ce3">
            <text:p>9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UN CHIPS PAPRIKA+FORMAGE,PM</text:p>
          </table:table-cell>
          <table:table-cell office:value-type="float" office:value="250" table:style-name="ce3">
            <text:p>250</text:p>
          </table:table-cell>
          <table:table-cell office:value-type="float" office:value="620" table:style-name="ce3">
            <text:p>62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OY'S PAPRIKA+BARBAC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1.1436999999999999E-2" table:style-name="ce4">
            <text:p>0.011437</text:p>
          </table:table-cell>
          <table:table-cell office:value-type="string" table:style-name="ce4">
            <text:p>12130003L</text:p>
          </table:table-cell>
          <table:table-cell office:value-type="float" office:value="6.9849999999999999E-3" table:style-name="ce4">
            <text:p>0.006985</text:p>
          </table:table-cell>
          <table:table-cell office:value-type="string" table:style-name="ce4">
            <text:p>12130004L</text:p>
          </table:table-cell>
          <table:table-cell office:value-type="float" office:value="1.0959999999999999E-2" table:style-name="ce4">
            <text:p>0.01096</text:p>
          </table:table-cell>
          <table:table-cell office:value-type="string" table:style-name="ce4">
            <text:p>12130005L</text:p>
          </table:table-cell>
          <table:table-cell office:value-type="float" office:value="3.2699999999999999E-3" table:style-name="ce4">
            <text:p>0.00327</text:p>
          </table:table-cell>
          <table:table-cell office:value-type="string" table:style-name="ce4">
            <text:p>12130001L</text:p>
          </table:table-cell>
          <table:table-cell office:value-type="float" office:value="9.8977999999999997E-2" table:style-name="ce4">
            <text:p>0.098978</text:p>
          </table:table-cell>
          <table:table-cell office:value-type="float" office:value="122000159" table:style-name="ce4">
            <text:p>122000159</text:p>
          </table:table-cell>
          <table:table-cell office:value-type="float" office:value="5.4133000000000001E-2" table:style-name="ce4">
            <text:p>0.05413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8E-2" table:style-name="ce4">
            <text:p>0.042268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OY'S FROM+CHESSE BURG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1.1436999999999999E-2" table:style-name="ce4">
            <text:p>0.011437</text:p>
          </table:table-cell>
          <table:table-cell office:value-type="string" table:style-name="ce4">
            <text:p>12130003L</text:p>
          </table:table-cell>
          <table:table-cell office:value-type="float" office:value="6.9849999999999999E-3" table:style-name="ce4">
            <text:p>0.006985</text:p>
          </table:table-cell>
          <table:table-cell office:value-type="string" table:style-name="ce4">
            <text:p>12130004L</text:p>
          </table:table-cell>
          <table:table-cell office:value-type="float" office:value="1.0959999999999999E-2" table:style-name="ce4">
            <text:p>0.01096</text:p>
          </table:table-cell>
          <table:table-cell office:value-type="string" table:style-name="ce4">
            <text:p>12130005L</text:p>
          </table:table-cell>
          <table:table-cell office:value-type="float" office:value="3.2699999999999999E-3" table:style-name="ce4">
            <text:p>0.00327</text:p>
          </table:table-cell>
          <table:table-cell office:value-type="string" table:style-name="ce4">
            <text:p>12130001L</text:p>
          </table:table-cell>
          <table:table-cell office:value-type="float" office:value="9.8977999999999997E-2" table:style-name="ce4">
            <text:p>0.098978</text:p>
          </table:table-cell>
          <table:table-cell office:value-type="float" office:value="122000159" table:style-name="ce4">
            <text:p>122000159</text:p>
          </table:table-cell>
          <table:table-cell office:value-type="float" office:value="5.4133000000000001E-2" table:style-name="ce4">
            <text:p>0.05413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8E-2" table:style-name="ce4">
            <text:p>0.042268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OY'S SEL X2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1.1436999999999999E-2" table:style-name="ce4">
            <text:p>0.011437</text:p>
          </table:table-cell>
          <table:table-cell office:value-type="string" table:style-name="ce4">
            <text:p>12130003L</text:p>
          </table:table-cell>
          <table:table-cell office:value-type="float" office:value="6.9849999999999999E-3" table:style-name="ce4">
            <text:p>0.006985</text:p>
          </table:table-cell>
          <table:table-cell office:value-type="string" table:style-name="ce4">
            <text:p>12130004L</text:p>
          </table:table-cell>
          <table:table-cell office:value-type="float" office:value="1.0959999999999999E-2" table:style-name="ce4">
            <text:p>0.01096</text:p>
          </table:table-cell>
          <table:table-cell office:value-type="string" table:style-name="ce4">
            <text:p>12130005L</text:p>
          </table:table-cell>
          <table:table-cell office:value-type="float" office:value="3.2699999999999999E-3" table:style-name="ce4">
            <text:p>0.00327</text:p>
          </table:table-cell>
          <table:table-cell office:value-type="string" table:style-name="ce4">
            <text:p>12130001L</text:p>
          </table:table-cell>
          <table:table-cell office:value-type="float" office:value="9.8977999999999997E-2" table:style-name="ce4">
            <text:p>0.098978</text:p>
          </table:table-cell>
          <table:table-cell office:value-type="float" office:value="122000159" table:style-name="ce4">
            <text:p>122000159</text:p>
          </table:table-cell>
          <table:table-cell office:value-type="float" office:value="5.4133000000000001E-2" table:style-name="ce4">
            <text:p>0.05413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8E-2" table:style-name="ce4">
            <text:p>0.042268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R CHIPS ONION+TRUFFE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G J'AIME SEL/FROMAGE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G J'AIME CHESSE/PAPRIKA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G J'AIME AIL PAPRIKA/BARBAC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OUS LES JOURS SEL/FROMAGE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OUS LES JOURS PAPRIKA/BARBAC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G J'AIME TRUFFE/HARISSA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ORMET PAPRIKA+FROMAGE</text:p>
          </table:table-cell>
          <table:table-cell office:value-type="float" office:value="250" table:style-name="ce3">
            <text:p>250</text:p>
          </table:table-cell>
          <table:table-cell office:value-type="float" office:value="620" table:style-name="ce3">
            <text:p>6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DM 300<text:s/>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4749999999999998E-3" table:style-name="ce4">
            <text:p>0.003475</text:p>
          </table:table-cell>
          <table:table-cell office:value-type="string" table:style-name="ce4">
            <text:p>12130003L</text:p>
          </table:table-cell>
          <table:table-cell office:value-type="float" office:value="1.2763E-2" table:style-name="ce4">
            <text:p>0.012763</text:p>
          </table:table-cell>
          <table:table-cell office:value-type="string" table:style-name="ce4">
            <text:p>12130004L</text:p>
          </table:table-cell>
          <table:table-cell office:value-type="float" office:value="6.7100999999999994E-2" table:style-name="ce4">
            <text:p>0.067101</text:p>
          </table:table-cell>
          <table:table-cell office:value-type="string" table:style-name="ce4">
            <text:p>12130005L</text:p>
          </table:table-cell>
          <table:table-cell office:value-type="float" office:value="1.5162999999999999E-2" table:style-name="ce4">
            <text:p>0.015163</text:p>
          </table:table-cell>
          <table:table-cell office:value-type="string" table:style-name="ce4">
            <text:p>12130008L</text:p>
          </table:table-cell>
          <table:table-cell office:value-type="float" office:value="9.1610000000000007E-3" table:style-name="ce4">
            <text:p>0.009161</text:p>
          </table:table-cell>
          <table:table-cell office:value-type="string" table:style-name="ce4">
            <text:p>12130011L</text:p>
          </table:table-cell>
          <table:table-cell office:value-type="float" office:value="3.3170999999999999E-2" table:style-name="ce4">
            <text:p>0.033171</text:p>
          </table:table-cell>
          <table:table-cell office:value-type="float" office:value="12200184" table:style-name="ce4">
            <text:p>12200184</text:p>
          </table:table-cell>
          <table:table-cell office:value-type="float" office:value="3.3170000000000001E-3" table:style-name="ce4">
            <text:p>0.0033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3E-2" table:style-name="ce4">
            <text:p>0.030463</text:p>
          </table:table-cell>
          <table:table-cell office:value-type="string" table:style-name="ce4">
            <text:p>40200010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FLORAL 30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333E-3" table:style-name="ce4">
            <text:p>0.002333</text:p>
          </table:table-cell>
          <table:table-cell office:value-type="string" table:style-name="ce4">
            <text:p>12130003L</text:p>
          </table:table-cell>
          <table:table-cell office:value-type="float" office:value="2.768E-2" table:style-name="ce4">
            <text:p>0.02768</text:p>
          </table:table-cell>
          <table:table-cell office:value-type="string" table:style-name="ce4">
            <text:p>12130004L</text:p>
          </table:table-cell>
          <table:table-cell office:value-type="float" office:value="1.0690000000000001E-3" table:style-name="ce4">
            <text:p>0.001069</text:p>
          </table:table-cell>
          <table:table-cell office:value-type="string" table:style-name="ce4">
            <text:p>12130005L</text:p>
          </table:table-cell>
          <table:table-cell office:value-type="float" office:value="1.596E-3" table:style-name="ce4">
            <text:p>0.001596</text:p>
          </table:table-cell>
          <table:table-cell office:value-type="string" table:style-name="ce4">
            <text:p>12130008L</text:p>
          </table:table-cell>
          <table:table-cell office:value-type="float" office:value="5.672E-3" table:style-name="ce4">
            <text:p>0.005672</text:p>
          </table:table-cell>
          <table:table-cell office:value-type="float" office:value="12200182" table:style-name="ce4">
            <text:p>12200182</text:p>
          </table:table-cell>
          <table:table-cell office:value-type="float" office:value="1.701E-3" table:style-name="ce4">
            <text:p>0.001701</text:p>
          </table:table-cell>
          <table:table-cell office:value-type="float" office:value="12200183" table:style-name="ce4">
            <text:p>12200183</text:p>
          </table:table-cell>
          <table:table-cell office:value-type="float" office:value="2.0420000000000001E-2" table:style-name="ce4">
            <text:p>0.0204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4010999999999999E-2" table:style-name="ce4">
            <text:p>0.014011</text:p>
          </table:table-cell>
          <table:table-cell office:value-type="string" table:style-name="ce4">
            <text:p>40200010L</text:p>
          </table:table-cell>
          <table:table-cell office:value-type="float" office:value="2.627E-3" table:style-name="ce4">
            <text:p>0.002627</text:p>
          </table:table-cell>
          <table:table-cell office:value-type="string" table:style-name="ce4">
            <text:p>40200003L</text:p>
          </table:table-cell>
          <table:table-cell office:value-type="float" office:value="8.7500000000000002E-4" table:style-name="ce4">
            <text:p>0.00087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CITRON 30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9197999999999997E-2" table:style-name="ce4">
            <text:p>0.039198</text:p>
          </table:table-cell>
          <table:table-cell office:value-type="string" table:style-name="ce4">
            <text:p>12130003L</text:p>
          </table:table-cell>
          <table:table-cell office:value-type="float" office:value="9.4300000000000004E-4" table:style-name="ce4">
            <text:p>0.000943</text:p>
          </table:table-cell>
          <table:table-cell office:value-type="string" table:style-name="ce4">
            <text:p>12130004L</text:p>
          </table:table-cell>
          <table:table-cell office:value-type="float" office:value="6.6348000000000004E-2" table:style-name="ce4">
            <text:p>0.066348</text:p>
          </table:table-cell>
          <table:table-cell office:value-type="string" table:style-name="ce4">
            <text:p>12130005L</text:p>
          </table:table-cell>
          <table:table-cell office:value-type="float" office:value="2.1459999999999999E-3" table:style-name="ce4">
            <text:p>0.002146</text:p>
          </table:table-cell>
          <table:table-cell office:value-type="string" table:style-name="ce4">
            <text:p>12130008L</text:p>
          </table:table-cell>
          <table:table-cell office:value-type="float" office:value="9.1229999999999992E-3" table:style-name="ce4">
            <text:p>0.009123</text:p>
          </table:table-cell>
          <table:table-cell office:value-type="float" office:value="12200186" table:style-name="ce4">
            <text:p>12200186</text:p>
          </table:table-cell>
          <table:table-cell office:value-type="float" office:value="2.2020999999999999E-2" table:style-name="ce4">
            <text:p>0.022021</text:p>
          </table:table-cell>
          <table:table-cell office:value-type="float" office:value="12200187" table:style-name="ce4">
            <text:p>12200187</text:p>
          </table:table-cell>
          <table:table-cell office:value-type="float" office:value="2.7520000000000001E-3" table:style-name="ce4">
            <text:p>0.0027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AVON SOFT 30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41E-2" table:style-name="ce4">
            <text:p>0.0141</text:p>
          </table:table-cell>
          <table:table-cell office:value-type="string" table:style-name="ce4">
            <text:p>12130003L</text:p>
          </table:table-cell>
          <table:table-cell office:value-type="float" office:value="1.17E-3" table:style-name="ce4">
            <text:p>0.00117</text:p>
          </table:table-cell>
          <table:table-cell office:value-type="string" table:style-name="ce4">
            <text:p>12130004L</text:p>
          </table:table-cell>
          <table:table-cell office:value-type="float" office:value="9.7000000000000005E-4" table:style-name="ce4">
            <text:p>0.00097</text:p>
          </table:table-cell>
          <table:table-cell office:value-type="string" table:style-name="ce4">
            <text:p>12130005L</text:p>
          </table:table-cell>
          <table:table-cell office:value-type="float" office:value="1.2146000000000001E-2" table:style-name="ce4">
            <text:p>0.012146</text:p>
          </table:table-cell>
          <table:table-cell office:value-type="string" table:style-name="ce4">
            <text:p>12130006L</text:p>
          </table:table-cell>
          <table:table-cell office:value-type="float" office:value="1.24E-2" table:style-name="ce4">
            <text:p>0.0124</text:p>
          </table:table-cell>
          <table:table-cell office:value-type="string" table:style-name="ce4">
            <text:p>12130008L</text:p>
          </table:table-cell>
          <table:table-cell office:value-type="float" office:value="1.14E-3" table:style-name="ce4">
            <text:p>0.0011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9.8499999999999994E-3" table:style-name="ce4">
            <text:p>0.00985</text:p>
          </table:table-cell>
          <table:table-cell office:value-type="string" table:style-name="ce4">
            <text:p>40200010L</text:p>
          </table:table-cell>
          <table:table-cell office:value-type="float" office:value="6.1499999999999999E-4" table:style-name="ce4">
            <text:p>0.000615</text:p>
          </table:table-cell>
          <table:table-cell office:value-type="string" table:style-name="ce4">
            <text:p>40200003L</text:p>
          </table:table-cell>
          <table:table-cell office:value-type="float" office:value="1.8469999999999999E-3" table:style-name="ce4">
            <text:p>0.00184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CITRON 25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9197999999999997E-2" table:style-name="ce4">
            <text:p>0.039198</text:p>
          </table:table-cell>
          <table:table-cell office:value-type="string" table:style-name="ce4">
            <text:p>12130003L</text:p>
          </table:table-cell>
          <table:table-cell office:value-type="float" office:value="9.4300000000000004E-4" table:style-name="ce4">
            <text:p>0.000943</text:p>
          </table:table-cell>
          <table:table-cell office:value-type="string" table:style-name="ce4">
            <text:p>12130004L</text:p>
          </table:table-cell>
          <table:table-cell office:value-type="float" office:value="6.6348000000000004E-2" table:style-name="ce4">
            <text:p>0.066348</text:p>
          </table:table-cell>
          <table:table-cell office:value-type="string" table:style-name="ce4">
            <text:p>12130005L</text:p>
          </table:table-cell>
          <table:table-cell office:value-type="float" office:value="2.1459999999999999E-3" table:style-name="ce4">
            <text:p>0.002146</text:p>
          </table:table-cell>
          <table:table-cell office:value-type="string" table:style-name="ce4">
            <text:p>12130008L</text:p>
          </table:table-cell>
          <table:table-cell office:value-type="float" office:value="9.1229999999999992E-3" table:style-name="ce4">
            <text:p>0.009123</text:p>
          </table:table-cell>
          <table:table-cell office:value-type="float" office:value="12200186" table:style-name="ce4">
            <text:p>12200186</text:p>
          </table:table-cell>
          <table:table-cell office:value-type="float" office:value="2.2020999999999999E-2" table:style-name="ce4">
            <text:p>0.022021</text:p>
          </table:table-cell>
          <table:table-cell office:value-type="float" office:value="12200187" table:style-name="ce4">
            <text:p>12200187</text:p>
          </table:table-cell>
          <table:table-cell office:value-type="float" office:value="2.7520000000000001E-3" table:style-name="ce4">
            <text:p>0.0027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ROSE 25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333E-3" table:style-name="ce4">
            <text:p>0.002333</text:p>
          </table:table-cell>
          <table:table-cell office:value-type="string" table:style-name="ce4">
            <text:p>12130003L</text:p>
          </table:table-cell>
          <table:table-cell office:value-type="float" office:value="2.768E-2" table:style-name="ce4">
            <text:p>0.02768</text:p>
          </table:table-cell>
          <table:table-cell office:value-type="string" table:style-name="ce4">
            <text:p>12130004L</text:p>
          </table:table-cell>
          <table:table-cell office:value-type="float" office:value="1.0690000000000001E-3" table:style-name="ce4">
            <text:p>0.001069</text:p>
          </table:table-cell>
          <table:table-cell office:value-type="string" table:style-name="ce4">
            <text:p>12130005L</text:p>
          </table:table-cell>
          <table:table-cell office:value-type="float" office:value="1.596E-3" table:style-name="ce4">
            <text:p>0.001596</text:p>
          </table:table-cell>
          <table:table-cell office:value-type="string" table:style-name="ce4">
            <text:p>12130008L</text:p>
          </table:table-cell>
          <table:table-cell office:value-type="float" office:value="5.672E-3" table:style-name="ce4">
            <text:p>0.005672</text:p>
          </table:table-cell>
          <table:table-cell office:value-type="float" office:value="12200182" table:style-name="ce4">
            <text:p>12200182</text:p>
          </table:table-cell>
          <table:table-cell office:value-type="float" office:value="1.701E-3" table:style-name="ce4">
            <text:p>0.001701</text:p>
          </table:table-cell>
          <table:table-cell office:value-type="float" office:value="12200183" table:style-name="ce4">
            <text:p>12200183</text:p>
          </table:table-cell>
          <table:table-cell office:value-type="float" office:value="2.0420000000000001E-2" table:style-name="ce4">
            <text:p>0.0204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4010999999999999E-2" table:style-name="ce4">
            <text:p>0.014011</text:p>
          </table:table-cell>
          <table:table-cell office:value-type="string" table:style-name="ce4">
            <text:p>40200010L</text:p>
          </table:table-cell>
          <table:table-cell office:value-type="float" office:value="2.627E-3" table:style-name="ce4">
            <text:p>0.002627</text:p>
          </table:table-cell>
          <table:table-cell office:value-type="string" table:style-name="ce4">
            <text:p>40200003L</text:p>
          </table:table-cell>
          <table:table-cell office:value-type="float" office:value="8.7500000000000002E-4" table:style-name="ce4">
            <text:p>0.00087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AVON 25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4749999999999998E-3" table:style-name="ce4">
            <text:p>0.003475</text:p>
          </table:table-cell>
          <table:table-cell office:value-type="string" table:style-name="ce4">
            <text:p>12130003L</text:p>
          </table:table-cell>
          <table:table-cell office:value-type="float" office:value="1.2763E-2" table:style-name="ce4">
            <text:p>0.012763</text:p>
          </table:table-cell>
          <table:table-cell office:value-type="string" table:style-name="ce4">
            <text:p>12130004L</text:p>
          </table:table-cell>
          <table:table-cell office:value-type="float" office:value="6.7100999999999994E-2" table:style-name="ce4">
            <text:p>0.067101</text:p>
          </table:table-cell>
          <table:table-cell office:value-type="string" table:style-name="ce4">
            <text:p>12130005L</text:p>
          </table:table-cell>
          <table:table-cell office:value-type="float" office:value="1.5162999999999999E-2" table:style-name="ce4">
            <text:p>0.015163</text:p>
          </table:table-cell>
          <table:table-cell office:value-type="string" table:style-name="ce4">
            <text:p>12130008L</text:p>
          </table:table-cell>
          <table:table-cell office:value-type="float" office:value="9.1610000000000007E-3" table:style-name="ce4">
            <text:p>0.009161</text:p>
          </table:table-cell>
          <table:table-cell office:value-type="string" table:style-name="ce4">
            <text:p>12130011L</text:p>
          </table:table-cell>
          <table:table-cell office:value-type="float" office:value="3.3170999999999999E-2" table:style-name="ce4">
            <text:p>0.033171</text:p>
          </table:table-cell>
          <table:table-cell office:value-type="float" office:value="12200184" table:style-name="ce4">
            <text:p>12200184</text:p>
          </table:table-cell>
          <table:table-cell office:value-type="float" office:value="3.3170000000000001E-3" table:style-name="ce4">
            <text:p>0.0033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3E-2" table:style-name="ce4">
            <text:p>0.030463</text:p>
          </table:table-cell>
          <table:table-cell office:value-type="string" table:style-name="ce4">
            <text:p>40200010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DM 22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4749999999999998E-3" table:style-name="ce4">
            <text:p>0.003475</text:p>
          </table:table-cell>
          <table:table-cell office:value-type="string" table:style-name="ce4">
            <text:p>12130003L</text:p>
          </table:table-cell>
          <table:table-cell office:value-type="float" office:value="1.2763E-2" table:style-name="ce4">
            <text:p>0.012763</text:p>
          </table:table-cell>
          <table:table-cell office:value-type="string" table:style-name="ce4">
            <text:p>12130004L</text:p>
          </table:table-cell>
          <table:table-cell office:value-type="float" office:value="6.7100999999999994E-2" table:style-name="ce4">
            <text:p>0.067101</text:p>
          </table:table-cell>
          <table:table-cell office:value-type="string" table:style-name="ce4">
            <text:p>12130005L</text:p>
          </table:table-cell>
          <table:table-cell office:value-type="float" office:value="1.5162999999999999E-2" table:style-name="ce4">
            <text:p>0.015163</text:p>
          </table:table-cell>
          <table:table-cell office:value-type="string" table:style-name="ce4">
            <text:p>12130008L</text:p>
          </table:table-cell>
          <table:table-cell office:value-type="float" office:value="9.1610000000000007E-3" table:style-name="ce4">
            <text:p>0.009161</text:p>
          </table:table-cell>
          <table:table-cell office:value-type="string" table:style-name="ce4">
            <text:p>12130011L</text:p>
          </table:table-cell>
          <table:table-cell office:value-type="float" office:value="3.3170999999999999E-2" table:style-name="ce4">
            <text:p>0.033171</text:p>
          </table:table-cell>
          <table:table-cell office:value-type="float" office:value="12200184" table:style-name="ce4">
            <text:p>12200184</text:p>
          </table:table-cell>
          <table:table-cell office:value-type="float" office:value="3.3170000000000001E-3" table:style-name="ce4">
            <text:p>0.0033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3E-2" table:style-name="ce4">
            <text:p>0.030463</text:p>
          </table:table-cell>
          <table:table-cell office:value-type="string" table:style-name="ce4">
            <text:p>40200010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CITRON 22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9197999999999997E-2" table:style-name="ce4">
            <text:p>0.039198</text:p>
          </table:table-cell>
          <table:table-cell office:value-type="string" table:style-name="ce4">
            <text:p>12130003L</text:p>
          </table:table-cell>
          <table:table-cell office:value-type="float" office:value="9.4300000000000004E-4" table:style-name="ce4">
            <text:p>0.000943</text:p>
          </table:table-cell>
          <table:table-cell office:value-type="string" table:style-name="ce4">
            <text:p>12130004L</text:p>
          </table:table-cell>
          <table:table-cell office:value-type="float" office:value="6.6348000000000004E-2" table:style-name="ce4">
            <text:p>0.066348</text:p>
          </table:table-cell>
          <table:table-cell office:value-type="string" table:style-name="ce4">
            <text:p>12130005L</text:p>
          </table:table-cell>
          <table:table-cell office:value-type="float" office:value="2.1459999999999999E-3" table:style-name="ce4">
            <text:p>0.002146</text:p>
          </table:table-cell>
          <table:table-cell office:value-type="string" table:style-name="ce4">
            <text:p>12130008L</text:p>
          </table:table-cell>
          <table:table-cell office:value-type="float" office:value="9.1229999999999992E-3" table:style-name="ce4">
            <text:p>0.009123</text:p>
          </table:table-cell>
          <table:table-cell office:value-type="float" office:value="12200186" table:style-name="ce4">
            <text:p>12200186</text:p>
          </table:table-cell>
          <table:table-cell office:value-type="float" office:value="2.2020999999999999E-2" table:style-name="ce4">
            <text:p>0.022021</text:p>
          </table:table-cell>
          <table:table-cell office:value-type="float" office:value="12200187" table:style-name="ce4">
            <text:p>12200187</text:p>
          </table:table-cell>
          <table:table-cell office:value-type="float" office:value="2.7520000000000001E-3" table:style-name="ce4">
            <text:p>0.0027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FLORAL 220</text:p>
          </table:table-cell>
          <table:table-cell office:value-type="float" office:value="250" table:style-name="ce3">
            <text:p>250</text:p>
          </table:table-cell>
          <table:table-cell office:value-type="float" office:value="860" table:style-name="ce3">
            <text:p>8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333E-3" table:style-name="ce4">
            <text:p>0.002333</text:p>
          </table:table-cell>
          <table:table-cell office:value-type="string" table:style-name="ce4">
            <text:p>12130003L</text:p>
          </table:table-cell>
          <table:table-cell office:value-type="float" office:value="2.768E-2" table:style-name="ce4">
            <text:p>0.02768</text:p>
          </table:table-cell>
          <table:table-cell office:value-type="string" table:style-name="ce4">
            <text:p>12130004L</text:p>
          </table:table-cell>
          <table:table-cell office:value-type="float" office:value="1.0690000000000001E-3" table:style-name="ce4">
            <text:p>0.001069</text:p>
          </table:table-cell>
          <table:table-cell office:value-type="string" table:style-name="ce4">
            <text:p>12130005L</text:p>
          </table:table-cell>
          <table:table-cell office:value-type="float" office:value="1.596E-3" table:style-name="ce4">
            <text:p>0.001596</text:p>
          </table:table-cell>
          <table:table-cell office:value-type="string" table:style-name="ce4">
            <text:p>12130008L</text:p>
          </table:table-cell>
          <table:table-cell office:value-type="float" office:value="5.672E-3" table:style-name="ce4">
            <text:p>0.005672</text:p>
          </table:table-cell>
          <table:table-cell office:value-type="float" office:value="12200182" table:style-name="ce4">
            <text:p>12200182</text:p>
          </table:table-cell>
          <table:table-cell office:value-type="float" office:value="1.701E-3" table:style-name="ce4">
            <text:p>0.001701</text:p>
          </table:table-cell>
          <table:table-cell office:value-type="float" office:value="12200183" table:style-name="ce4">
            <text:p>12200183</text:p>
          </table:table-cell>
          <table:table-cell office:value-type="float" office:value="2.0420000000000001E-2" table:style-name="ce4">
            <text:p>0.0204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4010999999999999E-2" table:style-name="ce4">
            <text:p>0.014011</text:p>
          </table:table-cell>
          <table:table-cell office:value-type="string" table:style-name="ce4">
            <text:p>40200010L</text:p>
          </table:table-cell>
          <table:table-cell office:value-type="float" office:value="2.627E-3" table:style-name="ce4">
            <text:p>0.002627</text:p>
          </table:table-cell>
          <table:table-cell office:value-type="string" table:style-name="ce4">
            <text:p>40200003L</text:p>
          </table:table-cell>
          <table:table-cell office:value-type="float" office:value="8.7500000000000002E-4" table:style-name="ce4">
            <text:p>0.00087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CITRON 160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9197999999999997E-2" table:style-name="ce4">
            <text:p>0.039198</text:p>
          </table:table-cell>
          <table:table-cell office:value-type="string" table:style-name="ce4">
            <text:p>12130003L</text:p>
          </table:table-cell>
          <table:table-cell office:value-type="float" office:value="9.4300000000000004E-4" table:style-name="ce4">
            <text:p>0.000943</text:p>
          </table:table-cell>
          <table:table-cell office:value-type="string" table:style-name="ce4">
            <text:p>12130004L</text:p>
          </table:table-cell>
          <table:table-cell office:value-type="float" office:value="6.6348000000000004E-2" table:style-name="ce4">
            <text:p>0.066348</text:p>
          </table:table-cell>
          <table:table-cell office:value-type="string" table:style-name="ce4">
            <text:p>12130005L</text:p>
          </table:table-cell>
          <table:table-cell office:value-type="float" office:value="2.1459999999999999E-3" table:style-name="ce4">
            <text:p>0.002146</text:p>
          </table:table-cell>
          <table:table-cell office:value-type="string" table:style-name="ce4">
            <text:p>12130008L</text:p>
          </table:table-cell>
          <table:table-cell office:value-type="float" office:value="9.1229999999999992E-3" table:style-name="ce4">
            <text:p>0.009123</text:p>
          </table:table-cell>
          <table:table-cell office:value-type="float" office:value="12200186" table:style-name="ce4">
            <text:p>12200186</text:p>
          </table:table-cell>
          <table:table-cell office:value-type="float" office:value="2.2020999999999999E-2" table:style-name="ce4">
            <text:p>0.022021</text:p>
          </table:table-cell>
          <table:table-cell office:value-type="float" office:value="12200187" table:style-name="ce4">
            <text:p>12200187</text:p>
          </table:table-cell>
          <table:table-cell office:value-type="float" office:value="2.7520000000000001E-3" table:style-name="ce4">
            <text:p>0.0027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DM 160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4749999999999998E-3" table:style-name="ce4">
            <text:p>0.003475</text:p>
          </table:table-cell>
          <table:table-cell office:value-type="string" table:style-name="ce4">
            <text:p>12130003L</text:p>
          </table:table-cell>
          <table:table-cell office:value-type="float" office:value="1.2763E-2" table:style-name="ce4">
            <text:p>0.012763</text:p>
          </table:table-cell>
          <table:table-cell office:value-type="string" table:style-name="ce4">
            <text:p>12130004L</text:p>
          </table:table-cell>
          <table:table-cell office:value-type="float" office:value="6.7100999999999994E-2" table:style-name="ce4">
            <text:p>0.067101</text:p>
          </table:table-cell>
          <table:table-cell office:value-type="string" table:style-name="ce4">
            <text:p>12130005L</text:p>
          </table:table-cell>
          <table:table-cell office:value-type="float" office:value="1.5162999999999999E-2" table:style-name="ce4">
            <text:p>0.015163</text:p>
          </table:table-cell>
          <table:table-cell office:value-type="string" table:style-name="ce4">
            <text:p>12130008L</text:p>
          </table:table-cell>
          <table:table-cell office:value-type="float" office:value="9.1610000000000007E-3" table:style-name="ce4">
            <text:p>0.009161</text:p>
          </table:table-cell>
          <table:table-cell office:value-type="string" table:style-name="ce4">
            <text:p>12130011L</text:p>
          </table:table-cell>
          <table:table-cell office:value-type="float" office:value="3.3170999999999999E-2" table:style-name="ce4">
            <text:p>0.033171</text:p>
          </table:table-cell>
          <table:table-cell office:value-type="float" office:value="12200184" table:style-name="ce4">
            <text:p>12200184</text:p>
          </table:table-cell>
          <table:table-cell office:value-type="float" office:value="3.3170000000000001E-3" table:style-name="ce4">
            <text:p>0.0033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3E-2" table:style-name="ce4">
            <text:p>0.030463</text:p>
          </table:table-cell>
          <table:table-cell office:value-type="string" table:style-name="ce4">
            <text:p>40200010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FLORAL 160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333E-3" table:style-name="ce4">
            <text:p>0.002333</text:p>
          </table:table-cell>
          <table:table-cell office:value-type="string" table:style-name="ce4">
            <text:p>12130003L</text:p>
          </table:table-cell>
          <table:table-cell office:value-type="float" office:value="2.768E-2" table:style-name="ce4">
            <text:p>0.02768</text:p>
          </table:table-cell>
          <table:table-cell office:value-type="string" table:style-name="ce4">
            <text:p>12130004L</text:p>
          </table:table-cell>
          <table:table-cell office:value-type="float" office:value="1.0690000000000001E-3" table:style-name="ce4">
            <text:p>0.001069</text:p>
          </table:table-cell>
          <table:table-cell office:value-type="string" table:style-name="ce4">
            <text:p>12130005L</text:p>
          </table:table-cell>
          <table:table-cell office:value-type="float" office:value="1.596E-3" table:style-name="ce4">
            <text:p>0.001596</text:p>
          </table:table-cell>
          <table:table-cell office:value-type="string" table:style-name="ce4">
            <text:p>12130008L</text:p>
          </table:table-cell>
          <table:table-cell office:value-type="float" office:value="5.672E-3" table:style-name="ce4">
            <text:p>0.005672</text:p>
          </table:table-cell>
          <table:table-cell office:value-type="float" office:value="12200182" table:style-name="ce4">
            <text:p>12200182</text:p>
          </table:table-cell>
          <table:table-cell office:value-type="float" office:value="1.701E-3" table:style-name="ce4">
            <text:p>0.001701</text:p>
          </table:table-cell>
          <table:table-cell office:value-type="float" office:value="12200183" table:style-name="ce4">
            <text:p>12200183</text:p>
          </table:table-cell>
          <table:table-cell office:value-type="float" office:value="2.0420000000000001E-2" table:style-name="ce4">
            <text:p>0.0204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4010999999999999E-2" table:style-name="ce4">
            <text:p>0.014011</text:p>
          </table:table-cell>
          <table:table-cell office:value-type="string" table:style-name="ce4">
            <text:p>40200010L</text:p>
          </table:table-cell>
          <table:table-cell office:value-type="float" office:value="2.627E-3" table:style-name="ce4">
            <text:p>0.002627</text:p>
          </table:table-cell>
          <table:table-cell office:value-type="string" table:style-name="ce4">
            <text:p>40200003L</text:p>
          </table:table-cell>
          <table:table-cell office:value-type="float" office:value="8.7500000000000002E-4" table:style-name="ce4">
            <text:p>0.00087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 ANTI-TACHE VERT 160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5.7389999999999997E-2" table:style-name="ce4">
            <text:p>0.05739</text:p>
          </table:table-cell>
          <table:table-cell office:value-type="string" table:style-name="ce4">
            <text:p>12130003L</text:p>
          </table:table-cell>
          <table:table-cell office:value-type="float" office:value="5.496E-3" table:style-name="ce4">
            <text:p>0.005496</text:p>
          </table:table-cell>
          <table:table-cell office:value-type="string" table:style-name="ce4">
            <text:p>12130004L</text:p>
          </table:table-cell>
          <table:table-cell office:value-type="float" office:value="3.7851999999999997E-2" table:style-name="ce4">
            <text:p>0.037852</text:p>
          </table:table-cell>
          <table:table-cell office:value-type="string" table:style-name="ce4">
            <text:p>12130005L</text:p>
          </table:table-cell>
          <table:table-cell office:value-type="float" office:value="1.8009000000000001E-2" table:style-name="ce4">
            <text:p>0.018009</text:p>
          </table:table-cell>
          <table:table-cell office:value-type="string" table:style-name="ce4">
            <text:p>12130008L</text:p>
          </table:table-cell>
          <table:table-cell office:value-type="float" office:value="1.14E-3" table:style-name="ce4">
            <text:p>0.00114</text:p>
          </table:table-cell>
          <table:table-cell office:value-type="float" office:value="12200169" table:style-name="ce4">
            <text:p>12200169</text:p>
          </table:table-cell>
          <table:table-cell office:value-type="float" office:value="9.68E-4" table:style-name="ce4">
            <text:p>0.000968</text:p>
          </table:table-cell>
          <table:table-cell office:value-type="float" office:value="12200170" table:style-name="ce4">
            <text:p>12200170</text:p>
          </table:table-cell>
          <table:table-cell office:value-type="float" office:value="5.1859999999999996E-3" table:style-name="ce4">
            <text:p>0.005186</text:p>
          </table:table-cell>
          <table:table-cell office:value-type="float" office:value="12200171" table:style-name="ce4">
            <text:p>12200171</text:p>
          </table:table-cell>
          <table:table-cell office:value-type="float" office:value="4.7669999999999997E-2" table:style-name="ce4">
            <text:p>0.04767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 ANTI-TACHE ORANGE 160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6.8830000000000002E-3" table:style-name="ce4">
            <text:p>0.006883</text:p>
          </table:table-cell>
          <table:table-cell office:value-type="string" table:style-name="ce4">
            <text:p>12130003L</text:p>
          </table:table-cell>
          <table:table-cell office:value-type="float" office:value="3.2260000000000001E-3" table:style-name="ce4">
            <text:p>0.003226</text:p>
          </table:table-cell>
          <table:table-cell office:value-type="string" table:style-name="ce4">
            <text:p>12130004L</text:p>
          </table:table-cell>
          <table:table-cell office:value-type="float" office:value="4.4927000000000002E-2" table:style-name="ce4">
            <text:p>0.044927</text:p>
          </table:table-cell>
          <table:table-cell office:value-type="string" table:style-name="ce4">
            <text:p>12130005L</text:p>
          </table:table-cell>
          <table:table-cell office:value-type="float" office:value="1.1919999999999999E-3" table:style-name="ce4">
            <text:p>0.001192</text:p>
          </table:table-cell>
          <table:table-cell office:value-type="string" table:style-name="ce4">
            <text:p>12130008L</text:p>
          </table:table-cell>
          <table:table-cell office:value-type="float" office:value="5.0176999999999999E-2" table:style-name="ce4">
            <text:p>0.050177</text:p>
          </table:table-cell>
          <table:table-cell office:value-type="string" table:style-name="ce4">
            <text:p>121300011L</text:p>
          </table:table-cell>
          <table:table-cell office:value-type="float" office:value="4.4740000000000002E-2" table:style-name="ce4">
            <text:p>0.04474</text:p>
          </table:table-cell>
          <table:table-cell office:value-type="float" office:value="12200167" table:style-name="ce4">
            <text:p>12200167</text:p>
          </table:table-cell>
          <table:table-cell office:value-type="float" office:value="1.768E-3" table:style-name="ce4">
            <text:p>0.001768</text:p>
          </table:table-cell>
          <table:table-cell office:value-type="float" office:value="12200168" table:style-name="ce4">
            <text:p>12200168</text:p>
          </table:table-cell>
          <table:table-cell office:value-type="float" office:value="3.1930000000000001E-3" table:style-name="ce4">
            <text:p>0.003193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8">
            <text:p>LILA ANTI-TACHE BLEU 160</text:p>
          </table:table-cell>
          <table:table-cell office:value-type="float" office:value="250" table:style-name="ce3">
            <text:p>250</text:p>
          </table:table-cell>
          <table:table-cell office:value-type="float" office:value="720" table:style-name="ce3">
            <text:p>72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9.5729999999999996E-2" table:style-name="ce4">
            <text:p>0.09573</text:p>
          </table:table-cell>
          <table:table-cell office:value-type="string" table:style-name="ce4">
            <text:p>12130003L</text:p>
          </table:table-cell>
          <table:table-cell office:value-type="float" office:value="3.0860000000000002E-3" table:style-name="ce4">
            <text:p>0.003086</text:p>
          </table:table-cell>
          <table:table-cell office:value-type="string" table:style-name="ce4">
            <text:p>12130004L</text:p>
          </table:table-cell>
          <table:table-cell office:value-type="float" office:value="1.8810000000000001E-3" table:style-name="ce4">
            <text:p>0.001881</text:p>
          </table:table-cell>
          <table:table-cell office:value-type="string" table:style-name="ce4">
            <text:p>12130005L</text:p>
          </table:table-cell>
          <table:table-cell office:value-type="float" office:value="1.3600000000000001E-3" table:style-name="ce4">
            <text:p>0.00136</text:p>
          </table:table-cell>
          <table:table-cell office:value-type="float" office:value="12200164" table:style-name="ce4">
            <text:p>12200164</text:p>
          </table:table-cell>
          <table:table-cell office:value-type="float" office:value="4.0461999999999998E-2" table:style-name="ce4">
            <text:p>0.040462</text:p>
          </table:table-cell>
          <table:table-cell office:value-type="float" office:value="12200165" table:style-name="ce4">
            <text:p>12200165</text:p>
          </table:table-cell>
          <table:table-cell office:value-type="float" office:value="2.767E-2" table:style-name="ce4">
            <text:p>0.02767</text:p>
          </table:table-cell>
          <table:table-cell office:value-type="float" office:value="12200173" table:style-name="ce4">
            <text:p>12200173</text:p>
          </table:table-cell>
          <table:table-cell office:value-type="float" office:value="7.4530000000000004E-3" table:style-name="ce4">
            <text:p>0.00745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0676999999999998E-2" table:style-name="ce4">
            <text:p>0.040677</text:p>
          </table:table-cell>
          <table:table-cell office:value-type="string" table:style-name="ce4">
            <text:p>40200010L</text:p>
          </table:table-cell>
          <table:table-cell office:value-type="float" office:value="2.542E-3" table:style-name="ce4">
            <text:p>0.002542</text:p>
          </table:table-cell>
          <table:table-cell office:value-type="string" table:style-name="ce4">
            <text:p>40200003L</text:p>
          </table:table-cell>
          <table:table-cell office:value-type="float" office:value="7.6270000000000001E-3" table:style-name="ce4">
            <text:p>0.00762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AGHETTI LUCCINI500g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5L</text:p>
          </table:table-cell>
          <table:table-cell office:value-type="float" office:value="6.1999999999999998E-3" table:style-name="ce4">
            <text:p>0.0062</text:p>
          </table:table-cell>
          <table:table-cell office:value-type="string" table:style-name="ce4">
            <text:p>12130001L</text:p>
          </table:table-cell>
          <table:table-cell office:value-type="float" office:value="7.7799999999999994E-2" table:style-name="ce4">
            <text:p>0.0778</text:p>
          </table:table-cell>
          <table:table-cell office:value-type="string" table:style-name="ce4">
            <text:p>12130008L</text:p>
          </table:table-cell>
          <table:table-cell office:value-type="float" office:value="6.5600000000000006E-2" table:style-name="ce4">
            <text:p>0.06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999999999999997E-2" table:style-name="ce4">
            <text:p>0.036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7000000000000002E-3" table:style-name="ce4">
            <text:p>0.006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 N°1 ADABI500-HALUS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1L</text:p>
          </table:table-cell>
          <table:table-cell office:value-type="float" office:value="0.1024" table:style-name="ce4">
            <text:p>0.1024</text:p>
          </table:table-cell>
          <table:table-cell office:value-type="string" table:style-name="ce4">
            <text:p>12130003L</text:p>
          </table:table-cell>
          <table:table-cell office:value-type="float" office:value="3.8400000000000001E-3" table:style-name="ce4">
            <text:p>0.00384</text:p>
          </table:table-cell>
          <table:table-cell office:value-type="string" table:style-name="ce4">
            <text:p>12130004L</text:p>
          </table:table-cell>
          <table:table-cell office:value-type="float" office:value="9.1000000000000004E-3" table:style-name="ce4">
            <text:p>0.0091</text:p>
          </table:table-cell>
          <table:table-cell office:value-type="string" table:style-name="ce4">
            <text:p>12130005L</text:p>
          </table:table-cell>
          <table:table-cell office:value-type="float" office:value="6.1000000000000004E-3" table:style-name="ce4">
            <text:p>0.0061</text:p>
          </table:table-cell>
          <table:table-cell office:value-type="string" table:style-name="ce4">
            <text:p>12130012L</text:p>
          </table:table-cell>
          <table:table-cell office:value-type="float" office:value="1.25E-4" table:style-name="ce4">
            <text:p>0.000125</text:p>
          </table:table-cell>
          <table:table-cell office:value-type="float" office:value="12200040" table:style-name="ce4">
            <text:p>12200040</text:p>
          </table:table-cell>
          <table:table-cell office:value-type="float" office:value="1.9400000000000001E-2" table:style-name="ce4">
            <text:p>0.0194</text:p>
          </table:table-cell>
          <table:table-cell office:value-type="float" office:value="12200041" table:style-name="ce4">
            <text:p>12200041</text:p>
          </table:table-cell>
          <table:table-cell office:value-type="float" office:value="2.29E-2" table:style-name="ce4">
            <text:p>0.022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7999999999999999E-2" table:style-name="ce4">
            <text:p>0.038</text:p>
          </table:table-cell>
          <table:table-cell office:value-type="string" table:style-name="ce4">
            <text:p>40200010L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40200003L</text:p>
          </table:table-cell>
          <table:table-cell office:value-type="float" office:value="7.1000000000000004E-3" table:style-name="ce4">
            <text:p>0.007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 N°3 ADABI500-KASAR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1L</text:p>
          </table:table-cell>
          <table:table-cell office:value-type="float" office:value="0.1024" table:style-name="ce4">
            <text:p>0.1024</text:p>
          </table:table-cell>
          <table:table-cell office:value-type="string" table:style-name="ce4">
            <text:p>12130003L</text:p>
          </table:table-cell>
          <table:table-cell office:value-type="float" office:value="3.8400000000000001E-3" table:style-name="ce4">
            <text:p>0.00384</text:p>
          </table:table-cell>
          <table:table-cell office:value-type="string" table:style-name="ce4">
            <text:p>12130004L</text:p>
          </table:table-cell>
          <table:table-cell office:value-type="float" office:value="9.1000000000000004E-3" table:style-name="ce4">
            <text:p>0.0091</text:p>
          </table:table-cell>
          <table:table-cell office:value-type="string" table:style-name="ce4">
            <text:p>12130005L</text:p>
          </table:table-cell>
          <table:table-cell office:value-type="float" office:value="6.1000000000000004E-3" table:style-name="ce4">
            <text:p>0.0061</text:p>
          </table:table-cell>
          <table:table-cell office:value-type="string" table:style-name="ce4">
            <text:p>12130012L</text:p>
          </table:table-cell>
          <table:table-cell office:value-type="float" office:value="1.25E-4" table:style-name="ce4">
            <text:p>0.000125</text:p>
          </table:table-cell>
          <table:table-cell office:value-type="float" office:value="12200040" table:style-name="ce4">
            <text:p>12200040</text:p>
          </table:table-cell>
          <table:table-cell office:value-type="float" office:value="1.9400000000000001E-2" table:style-name="ce4">
            <text:p>0.0194</text:p>
          </table:table-cell>
          <table:table-cell office:value-type="float" office:value="12200041" table:style-name="ce4">
            <text:p>12200041</text:p>
          </table:table-cell>
          <table:table-cell office:value-type="float" office:value="2.29E-2" table:style-name="ce4">
            <text:p>0.022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7999999999999999E-2" table:style-name="ce4">
            <text:p>0.038</text:p>
          </table:table-cell>
          <table:table-cell office:value-type="string" table:style-name="ce4">
            <text:p>40200010L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40200003L</text:p>
          </table:table-cell>
          <table:table-cell office:value-type="float" office:value="7.1000000000000004E-3" table:style-name="ce4">
            <text:p>0.007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NOUILLE N°1-ADABI500</text:p>
          </table:table-cell>
          <table:table-cell office:value-type="float" office:value="250" table:style-name="ce3">
            <text:p>25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1L</text:p>
          </table:table-cell>
          <table:table-cell office:value-type="float" office:value="0.1024" table:style-name="ce4">
            <text:p>0.1024</text:p>
          </table:table-cell>
          <table:table-cell office:value-type="string" table:style-name="ce4">
            <text:p>12130003L</text:p>
          </table:table-cell>
          <table:table-cell office:value-type="float" office:value="3.8400000000000001E-3" table:style-name="ce4">
            <text:p>0.00384</text:p>
          </table:table-cell>
          <table:table-cell office:value-type="string" table:style-name="ce4">
            <text:p>12130004L</text:p>
          </table:table-cell>
          <table:table-cell office:value-type="float" office:value="9.1000000000000004E-3" table:style-name="ce4">
            <text:p>0.0091</text:p>
          </table:table-cell>
          <table:table-cell office:value-type="string" table:style-name="ce4">
            <text:p>12130005L</text:p>
          </table:table-cell>
          <table:table-cell office:value-type="float" office:value="6.1000000000000004E-3" table:style-name="ce4">
            <text:p>0.0061</text:p>
          </table:table-cell>
          <table:table-cell office:value-type="string" table:style-name="ce4">
            <text:p>12130012L</text:p>
          </table:table-cell>
          <table:table-cell office:value-type="float" office:value="1.25E-4" table:style-name="ce4">
            <text:p>0.000125</text:p>
          </table:table-cell>
          <table:table-cell office:value-type="float" office:value="12200040" table:style-name="ce4">
            <text:p>12200040</text:p>
          </table:table-cell>
          <table:table-cell office:value-type="float" office:value="1.9400000000000001E-2" table:style-name="ce4">
            <text:p>0.0194</text:p>
          </table:table-cell>
          <table:table-cell office:value-type="float" office:value="12200041" table:style-name="ce4">
            <text:p>12200041</text:p>
          </table:table-cell>
          <table:table-cell office:value-type="float" office:value="2.29E-2" table:style-name="ce4">
            <text:p>0.022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7999999999999999E-2" table:style-name="ce4">
            <text:p>0.038</text:p>
          </table:table-cell>
          <table:table-cell office:value-type="string" table:style-name="ce4">
            <text:p>40200010L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40200003L</text:p>
          </table:table-cell>
          <table:table-cell office:value-type="float" office:value="7.1000000000000004E-3" table:style-name="ce4">
            <text:p>0.007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ELLAMA SPG N°2 400G</text:p>
          </table:table-cell>
          <table:table-cell office:value-type="float" office:value="250" table:style-name="ce3">
            <text:p>25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2.5999999999999999E-2" table:style-name="ce4">
            <text:p>0.026</text:p>
          </table:table-cell>
          <table:table-cell office:value-type="string" table:style-name="ce4">
            <text:p>12130003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4L</text:p>
          </table:table-cell>
          <table:table-cell office:value-type="float" office:value="0.03" table:style-name="ce4">
            <text:p>0.0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12130008L</text:p>
          </table:table-cell>
          <table:table-cell office:value-type="float" office:value="3.0700000000000002E-2" table:style-name="ce4">
            <text:p>0.0307</text:p>
          </table:table-cell>
          <table:table-cell office:value-type="string" table:style-name="ce4">
            <text:p>12130001L</text:p>
          </table:table-cell>
          <table:table-cell office:value-type="float" office:value="7.0000000000000007E-2" table:style-name="ce4">
            <text:p>0.0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6999999999999998E-2" table:style-name="ce4">
            <text:p>0.037</text:p>
          </table:table-cell>
          <table:table-cell office:value-type="string" table:style-name="ce4">
            <text:p>40200010L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40200003L</text:p>
          </table:table-cell>
          <table:table-cell office:value-type="float" office:value="7.0000000000000001E-3" table:style-name="ce4">
            <text:p>0.00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IGA FELL 2 500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5L</text:p>
          </table:table-cell>
          <table:table-cell office:value-type="float" office:value="2.5799999999999998E-4" table:style-name="ce4">
            <text:p>0.000258</text:p>
          </table:table-cell>
          <table:table-cell office:value-type="string" table:style-name="ce4">
            <text:p>12130008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12130002L</text:p>
          </table:table-cell>
          <table:table-cell office:value-type="float" office:value="2.7E-2" table:style-name="ce4">
            <text:p>0.027</text:p>
          </table:table-cell>
          <table:table-cell office:value-type="string" table:style-name="ce4">
            <text:p>12130003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4L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2200073" table:style-name="ce4">
            <text:p>12200073</text:p>
          </table:table-cell>
          <table:table-cell office:value-type="float" office:value="1.8699999999999999E-3" table:style-name="ce4">
            <text:p>0.00187</text:p>
          </table:table-cell>
          <table:table-cell office:value-type="float" office:value="12200074" table:style-name="ce4">
            <text:p>12200074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12130001L</text:p>
          </table:table-cell>
          <table:table-cell office:value-type="float" office:value="0.09" table:style-name="ce4">
            <text:p>0.09</text:p>
          </table:table-cell>
          <table:table-cell office:value-type="string" table:style-name="ce4">
            <text:p>40200001L</text:p>
          </table:table-cell>
          <table:table-cell office:value-type="float" office:value="4.7E-2" table:style-name="ce4">
            <text:p>0.047</text:p>
          </table:table-cell>
          <table:table-cell office:value-type="string" table:style-name="ce4">
            <text:p>40200010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40200003L</text:p>
          </table:table-cell>
          <table:table-cell office:value-type="float" office:value="8.8000000000000005E-3" table:style-name="ce4">
            <text:p>0.00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ESCARGOT ALYSSA 500g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1L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3L</text:p>
          </table:table-cell>
          <table:table-cell office:value-type="float" office:value="0.03" table:style-name="ce4">
            <text:p>0.03</text:p>
          </table:table-cell>
          <table:table-cell office:value-type="string" table:style-name="ce4">
            <text:p>12130006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UDE 2 ALYSSA 500g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1L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3L</text:p>
          </table:table-cell>
          <table:table-cell office:value-type="float" office:value="0.03" table:style-name="ce4">
            <text:p>0.03</text:p>
          </table:table-cell>
          <table:table-cell office:value-type="string" table:style-name="ce4">
            <text:p>12130006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LYSSA COUSCOUS 5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1L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3L</text:p>
          </table:table-cell>
          <table:table-cell office:value-type="float" office:value="0.03" table:style-name="ce4">
            <text:p>0.03</text:p>
          </table:table-cell>
          <table:table-cell office:value-type="string" table:style-name="ce4">
            <text:p>12130006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DS COUS DIARI MOY 1K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3.1319999999999998E-3" table:style-name="ce4">
            <text:p>0.003132</text:p>
          </table:table-cell>
          <table:table-cell office:value-type="string" table:style-name="ce4">
            <text:p>12130004L</text:p>
          </table:table-cell>
          <table:table-cell office:value-type="float" office:value="1.0045E-2" table:style-name="ce4">
            <text:p>0.010045</text:p>
          </table:table-cell>
          <table:table-cell office:value-type="string" table:style-name="ce4">
            <text:p>12130005L</text:p>
          </table:table-cell>
          <table:table-cell office:value-type="float" office:value="1.1199999999999999E-3" table:style-name="ce4">
            <text:p>0.00112</text:p>
          </table:table-cell>
          <table:table-cell office:value-type="string" table:style-name="ce4">
            <text:p>12130001L</text:p>
          </table:table-cell>
          <table:table-cell office:value-type="float" office:value="0.113369" table:style-name="ce4">
            <text:p>0.113369</text:p>
          </table:table-cell>
          <table:table-cell office:value-type="string" table:style-name="ce4">
            <text:p>12130007L</text:p>
          </table:table-cell>
          <table:table-cell office:value-type="float" office:value="3.5139999999999998E-2" table:style-name="ce4">
            <text:p>0.03514</text:p>
          </table:table-cell>
          <table:table-cell office:value-type="string" table:style-name="ce4">
            <text:p>12130008L</text:p>
          </table:table-cell>
          <table:table-cell office:value-type="float" office:value="7.3610000000000004E-3" table:style-name="ce4">
            <text:p>0.007361</text:p>
          </table:table-cell>
          <table:table-cell office:value-type="string" table:style-name="ce4">
            <text:p>12130002L</text:p>
          </table:table-cell>
          <table:table-cell office:value-type="float" office:value="7.4700000000000005E-4" table:style-name="ce4">
            <text:p>0.00074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977E-2" table:style-name="ce4">
            <text:p>0.03977</text:p>
          </table:table-cell>
          <table:table-cell office:value-type="string" table:style-name="ce4">
            <text:p>40200010L</text:p>
          </table:table-cell>
          <table:table-cell office:value-type="float" office:value="2.4849999999999998E-3" table:style-name="ce4">
            <text:p>0.002485</text:p>
          </table:table-cell>
          <table:table-cell office:value-type="string" table:style-name="ce4">
            <text:p>40200003L</text:p>
          </table:table-cell>
          <table:table-cell office:value-type="float" office:value="7.4570000000000001E-3" table:style-name="ce4">
            <text:p>0.00745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EPI D'OR COUS MOY 1KG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3L</text:p>
          </table:table-cell>
          <table:table-cell office:value-type="float" office:value="1.43E-2" table:style-name="ce4">
            <text:p>0.0143</text:p>
          </table:table-cell>
          <table:table-cell office:value-type="string" table:style-name="ce4">
            <text:p>12130004L</text:p>
          </table:table-cell>
          <table:table-cell office:value-type="float" office:value="1.7579999999999998E-2" table:style-name="ce4">
            <text:p>0.01758</text:p>
          </table:table-cell>
          <table:table-cell office:value-type="string" table:style-name="ce4">
            <text:p>12130016L</text:p>
          </table:table-cell>
          <table:table-cell office:value-type="float" office:value="4.0000000000000002E-4" table:style-name="ce4">
            <text:p>0.0004</text:p>
          </table:table-cell>
          <table:table-cell office:value-type="string" table:style-name="ce4">
            <text:p>12130015L</text:p>
          </table:table-cell>
          <table:table-cell office:value-type="float" office:value="5.0360000000000002E-2" table:style-name="ce4">
            <text:p>0.05036</text:p>
          </table:table-cell>
          <table:table-cell office:value-type="string" table:style-name="ce4">
            <text:p>12130001L</text:p>
          </table:table-cell>
          <table:table-cell office:value-type="float" office:value="2.2899999999999999E-3" table:style-name="ce4">
            <text:p>0.00229</text:p>
          </table:table-cell>
          <table:table-cell office:value-type="string" table:style-name="ce4">
            <text:p>12130012L</text:p>
          </table:table-cell>
          <table:table-cell office:value-type="float" office:value="0.10713" table:style-name="ce4">
            <text:p>0.10713</text:p>
          </table:table-cell>
          <table:table-cell office:value-type="string" table:style-name="ce4">
            <text:p>12130017L</text:p>
          </table:table-cell>
          <table:table-cell office:value-type="float" office:value="6.3790000000000001E-3" table:style-name="ce4">
            <text:p>0.006379</text:p>
          </table:table-cell>
          <table:table-cell office:value-type="string" table:style-name="ce4">
            <text:p>Ref<text:s/></text:p>
          </table:table-cell>
          <table:table-cell office:value-type="float" office:value="2.5399999999999999E-2" table:style-name="ce4">
            <text:p>0.0254</text:p>
          </table:table-cell>
          <table:table-cell office:value-type="string" table:style-name="ce4">
            <text:p>40200001L</text:p>
          </table:table-cell>
          <table:table-cell office:value-type="float" office:value="5.1999999999999998E-2" table:style-name="ce4">
            <text:p>0.052</text:p>
          </table:table-cell>
          <table:table-cell office:value-type="string" table:style-name="ce4">
            <text:p>40200010L</text:p>
          </table:table-cell>
          <table:table-cell office:value-type="float" office:value="3.2499999999999999E-3" table:style-name="ce4">
            <text:p>0.00325</text:p>
          </table:table-cell>
          <table:table-cell office:value-type="string" table:style-name="ce4">
            <text:p>40200003L</text:p>
          </table:table-cell>
          <table:table-cell office:value-type="float" office:value="9.7000000000000003E-3" table:style-name="ce4">
            <text:p>0.009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USCOUS INTEGRAL 500</text:p>
          </table:table-cell>
          <table:table-cell office:value-type="float" office:value="250" table:style-name="ce3">
            <text:p>250</text:p>
          </table:table-cell>
          <table:table-cell office:value-type="float" office:value="560" table:style-name="ce3">
            <text:p>5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float" office:value="12200043" table:style-name="ce4">
            <text:p>1220004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12200044" table:style-name="ce4">
            <text:p>12200044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12130008L</text:p>
          </table:table-cell>
          <table:table-cell office:value-type="float" office:value="6.6E-3" table:style-name="ce4">
            <text:p>0.0066</text:p>
          </table:table-cell>
          <table:table-cell office:value-type="string" table:style-name="ce4">
            <text:p>12130004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1L</text:p>
          </table:table-cell>
          <table:table-cell office:value-type="float" office:value="7.2400000000000006E-2" table:style-name="ce4">
            <text:p>0.07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6E-3" table:style-name="ce4">
            <text:p>0.00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GLIETTA N°2 500G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3.4700000000000002E-2" table:style-name="ce4">
            <text:p>0.0347</text:p>
          </table:table-cell>
          <table:table-cell office:value-type="string" table:style-name="ce4">
            <text:p>12130003L</text:p>
          </table:table-cell>
          <table:table-cell office:value-type="float" office:value="8.4699999999999999E-4" table:style-name="ce4">
            <text:p>0.000847</text:p>
          </table:table-cell>
          <table:table-cell office:value-type="string" table:style-name="ce4">
            <text:p>12130004L</text:p>
          </table:table-cell>
          <table:table-cell office:value-type="float" office:value="1.356E-3" table:style-name="ce4">
            <text:p>0.001356</text:p>
          </table:table-cell>
          <table:table-cell office:value-type="string" table:style-name="ce4">
            <text:p>12130005L</text:p>
          </table:table-cell>
          <table:table-cell office:value-type="float" office:value="3.4000000000000002E-4" table:style-name="ce4">
            <text:p>0.00034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8380000000000001E-2" table:style-name="ce4">
            <text:p>0.01838</text:p>
          </table:table-cell>
          <table:table-cell office:value-type="string" table:style-name="ce4">
            <text:p>12130001L</text:p>
          </table:table-cell>
          <table:table-cell office:value-type="float" office:value="8.0850000000000005E-2" table:style-name="ce4">
            <text:p>0.08085</text:p>
          </table:table-cell>
          <table:table-cell office:value-type="float" office:value="12200009" table:style-name="ce4">
            <text:p>12200009</text:p>
          </table:table-cell>
          <table:table-cell office:value-type="float" office:value="5.2399999999999999E-3" table:style-name="ce4">
            <text:p>0.00524</text:p>
          </table:table-cell>
          <table:table-cell office:value-type="float" office:value="12200010" table:style-name="ce4">
            <text:p>12200010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DS FELL N°3 400G</text:p>
          </table:table-cell>
          <table:table-cell office:value-type="float" office:value="250" table:style-name="ce3">
            <text:p>250</text:p>
          </table:table-cell>
          <table:table-cell office:value-type="float" office:value="800" table:style-name="ce3">
            <text:p>80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5L</text:p>
          </table:table-cell>
          <table:table-cell office:value-type="float" office:value="2.5799999999999998E-4" table:style-name="ce4">
            <text:p>0.000258</text:p>
          </table:table-cell>
          <table:table-cell office:value-type="string" table:style-name="ce4">
            <text:p>12130008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12130002L</text:p>
          </table:table-cell>
          <table:table-cell office:value-type="float" office:value="2.7E-2" table:style-name="ce4">
            <text:p>0.027</text:p>
          </table:table-cell>
          <table:table-cell office:value-type="string" table:style-name="ce4">
            <text:p>12130003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4L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2200073" table:style-name="ce4">
            <text:p>12200073</text:p>
          </table:table-cell>
          <table:table-cell office:value-type="float" office:value="1.8699999999999999E-3" table:style-name="ce4">
            <text:p>0.00187</text:p>
          </table:table-cell>
          <table:table-cell office:value-type="float" office:value="12200074" table:style-name="ce4">
            <text:p>12200074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12130001L</text:p>
          </table:table-cell>
          <table:table-cell office:value-type="float" office:value="0.09" table:style-name="ce4">
            <text:p>0.09</text:p>
          </table:table-cell>
          <table:table-cell office:value-type="string" table:style-name="ce4">
            <text:p>40200001L</text:p>
          </table:table-cell>
          <table:table-cell office:value-type="float" office:value="4.7E-2" table:style-name="ce4">
            <text:p>0.047</text:p>
          </table:table-cell>
          <table:table-cell office:value-type="string" table:style-name="ce4">
            <text:p>40200010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40200003L</text:p>
          </table:table-cell>
          <table:table-cell office:value-type="float" office:value="8.8000000000000005E-3" table:style-name="ce4">
            <text:p>0.00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AWHARA P.C N°1 4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3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12130004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12130005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1L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12200080" table:style-name="ce4">
            <text:p>12200080</text:p>
          </table:table-cell>
          <table:table-cell office:value-type="float" office:value="5.6000000000000001E-2" table:style-name="ce4">
            <text:p>0.0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5999999999999999E-2" table:style-name="ce4">
            <text:p>0.026</text:p>
          </table:table-cell>
          <table:table-cell office:value-type="string" table:style-name="ce4">
            <text:p>40200010L</text:p>
          </table:table-cell>
          <table:table-cell office:value-type="float" office:value="1.6000000000000001E-3" table:style-name="ce4">
            <text:p>0.0016</text:p>
          </table:table-cell>
          <table:table-cell office:value-type="string" table:style-name="ce4">
            <text:p>40200003L</text:p>
          </table:table-cell>
          <table:table-cell office:value-type="float" office:value="5.0000000000000001E-3" table:style-name="ce4">
            <text:p>0.00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AWHARA P.C N°2 4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3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12130004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12130005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1L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12200080" table:style-name="ce4">
            <text:p>12200080</text:p>
          </table:table-cell>
          <table:table-cell office:value-type="float" office:value="5.6000000000000001E-2" table:style-name="ce4">
            <text:p>0.0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5999999999999999E-2" table:style-name="ce4">
            <text:p>0.026</text:p>
          </table:table-cell>
          <table:table-cell office:value-type="string" table:style-name="ce4">
            <text:p>40200010L</text:p>
          </table:table-cell>
          <table:table-cell office:value-type="float" office:value="1.6000000000000001E-3" table:style-name="ce4">
            <text:p>0.0016</text:p>
          </table:table-cell>
          <table:table-cell office:value-type="string" table:style-name="ce4">
            <text:p>40200003L</text:p>
          </table:table-cell>
          <table:table-cell office:value-type="float" office:value="5.0000000000000001E-3" table:style-name="ce4">
            <text:p>0.00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AWHARA P.C N°3 4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3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12130004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12130005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1L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12200080" table:style-name="ce4">
            <text:p>12200080</text:p>
          </table:table-cell>
          <table:table-cell office:value-type="float" office:value="5.6000000000000001E-2" table:style-name="ce4">
            <text:p>0.0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5999999999999999E-2" table:style-name="ce4">
            <text:p>0.026</text:p>
          </table:table-cell>
          <table:table-cell office:value-type="string" table:style-name="ce4">
            <text:p>40200010L</text:p>
          </table:table-cell>
          <table:table-cell office:value-type="float" office:value="1.6000000000000001E-3" table:style-name="ce4">
            <text:p>0.0016</text:p>
          </table:table-cell>
          <table:table-cell office:value-type="string" table:style-name="ce4">
            <text:p>40200003L</text:p>
          </table:table-cell>
          <table:table-cell office:value-type="float" office:value="5.0000000000000001E-3" table:style-name="ce4">
            <text:p>0.00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ELLAMA COUSC MOYEN 1K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12130003L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12130004L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12130005L</text:p>
          </table:table-cell>
          <table:table-cell office:value-type="float" office:value="2.7000000000000001E-3" table:style-name="ce4">
            <text:p>0.0027</text:p>
          </table:table-cell>
          <table:table-cell office:value-type="string" table:style-name="ce4">
            <text:p>12130001L</text:p>
          </table:table-cell>
          <table:table-cell office:value-type="float" office:value="9.7000000000000003E-2" table:style-name="ce4">
            <text:p>0.097</text:p>
          </table:table-cell>
          <table:table-cell office:value-type="string" table:style-name="ce4">
            <text:p>12130008L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2200079" table:style-name="ce4">
            <text:p>12200079</text:p>
          </table:table-cell>
          <table:table-cell office:value-type="float" office:value="2.4E-2" table:style-name="ce4">
            <text:p>0.0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3000000000000002E-2" table:style-name="ce4">
            <text:p>0.033</text:p>
          </table:table-cell>
          <table:table-cell office:value-type="string" table:style-name="ce4">
            <text:p>40200010L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40200003L</text:p>
          </table:table-cell>
          <table:table-cell office:value-type="float" office:value="2E-3" table:style-name="ce4">
            <text:p>0.00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EMOULE ZITOUNA MOY 1</text:p>
          </table:table-cell>
          <table:table-cell office:value-type="float" office:value="250" table:style-name="ce3">
            <text:p>250</text:p>
          </table:table-cell>
          <table:table-cell office:value-type="float" office:value="965" table:style-name="ce3">
            <text:p>96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3.28E-4" table:style-name="ce4">
            <text:p>0.000328</text:p>
          </table:table-cell>
          <table:table-cell office:value-type="string" table:style-name="ce4">
            <text:p>12130004L</text:p>
          </table:table-cell>
          <table:table-cell office:value-type="float" office:value="2.7799999999999998E-2" table:style-name="ce4">
            <text:p>0.0278</text:p>
          </table:table-cell>
          <table:table-cell office:value-type="string" table:style-name="ce4">
            <text:p>12130001L</text:p>
          </table:table-cell>
          <table:table-cell office:value-type="float" office:value="0.1008" table:style-name="ce4">
            <text:p>0.1008</text:p>
          </table:table-cell>
          <table:table-cell office:value-type="float" office:value="12200097" table:style-name="ce4">
            <text:p>12200097</text:p>
          </table:table-cell>
          <table:table-cell office:value-type="float" office:value="1.75E-3" table:style-name="ce4">
            <text:p>0.00175</text:p>
          </table:table-cell>
          <table:table-cell office:value-type="float" office:value="12200098" table:style-name="ce4">
            <text:p>12200098</text:p>
          </table:table-cell>
          <table:table-cell office:value-type="float" office:value="3.8600000000000001E-3" table:style-name="ce4">
            <text:p>0.00386</text:p>
          </table:table-cell>
          <table:table-cell office:value-type="float" office:value="12200099" table:style-name="ce4">
            <text:p>12200099</text:p>
          </table:table-cell>
          <table:table-cell office:value-type="float" office:value="2.2959999999999999E-3" table:style-name="ce4">
            <text:p>0.00229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810000000000002E-2" table:style-name="ce4">
            <text:p>0.03581</text:p>
          </table:table-cell>
          <table:table-cell office:value-type="string" table:style-name="ce4">
            <text:p>40200010L</text:p>
          </table:table-cell>
          <table:table-cell office:value-type="float" office:value="2.2300000000000002E-3" table:style-name="ce4">
            <text:p>0.00223</text:p>
          </table:table-cell>
          <table:table-cell office:value-type="string" table:style-name="ce4">
            <text:p>40200003L</text:p>
          </table:table-cell>
          <table:table-cell office:value-type="float" office:value="6.7099999999999998E-3" table:style-name="ce4">
            <text:p>0.0067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EMOULE ZITOUNA GROS1</text:p>
          </table:table-cell>
          <table:table-cell office:value-type="float" office:value="250" table:style-name="ce3">
            <text:p>250</text:p>
          </table:table-cell>
          <table:table-cell office:value-type="float" office:value="965" table:style-name="ce3">
            <text:p>96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3.28E-4" table:style-name="ce4">
            <text:p>0.000328</text:p>
          </table:table-cell>
          <table:table-cell office:value-type="string" table:style-name="ce4">
            <text:p>12130004L</text:p>
          </table:table-cell>
          <table:table-cell office:value-type="float" office:value="2.7799999999999998E-2" table:style-name="ce4">
            <text:p>0.0278</text:p>
          </table:table-cell>
          <table:table-cell office:value-type="string" table:style-name="ce4">
            <text:p>12130001L</text:p>
          </table:table-cell>
          <table:table-cell office:value-type="float" office:value="0.1008" table:style-name="ce4">
            <text:p>0.1008</text:p>
          </table:table-cell>
          <table:table-cell office:value-type="float" office:value="12200097" table:style-name="ce4">
            <text:p>12200097</text:p>
          </table:table-cell>
          <table:table-cell office:value-type="float" office:value="1.75E-3" table:style-name="ce4">
            <text:p>0.00175</text:p>
          </table:table-cell>
          <table:table-cell office:value-type="float" office:value="12200098" table:style-name="ce4">
            <text:p>12200098</text:p>
          </table:table-cell>
          <table:table-cell office:value-type="float" office:value="3.8600000000000001E-3" table:style-name="ce4">
            <text:p>0.00386</text:p>
          </table:table-cell>
          <table:table-cell office:value-type="float" office:value="12200099" table:style-name="ce4">
            <text:p>12200099</text:p>
          </table:table-cell>
          <table:table-cell office:value-type="float" office:value="2.2959999999999999E-3" table:style-name="ce4">
            <text:p>0.00229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810000000000002E-2" table:style-name="ce4">
            <text:p>0.03581</text:p>
          </table:table-cell>
          <table:table-cell office:value-type="string" table:style-name="ce4">
            <text:p>40200010L</text:p>
          </table:table-cell>
          <table:table-cell office:value-type="float" office:value="2.2300000000000002E-3" table:style-name="ce4">
            <text:p>0.00223</text:p>
          </table:table-cell>
          <table:table-cell office:value-type="string" table:style-name="ce4">
            <text:p>40200003L</text:p>
          </table:table-cell>
          <table:table-cell office:value-type="float" office:value="6.7099999999999998E-3" table:style-name="ce4">
            <text:p>0.0067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EMOULE ZITOUNA FINE1</text:p>
          </table:table-cell>
          <table:table-cell office:value-type="float" office:value="250" table:style-name="ce3">
            <text:p>250</text:p>
          </table:table-cell>
          <table:table-cell office:value-type="float" office:value="965" table:style-name="ce3">
            <text:p>96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3.28E-4" table:style-name="ce4">
            <text:p>0.000328</text:p>
          </table:table-cell>
          <table:table-cell office:value-type="string" table:style-name="ce4">
            <text:p>12130004L</text:p>
          </table:table-cell>
          <table:table-cell office:value-type="float" office:value="2.7799999999999998E-2" table:style-name="ce4">
            <text:p>0.0278</text:p>
          </table:table-cell>
          <table:table-cell office:value-type="string" table:style-name="ce4">
            <text:p>12130001L</text:p>
          </table:table-cell>
          <table:table-cell office:value-type="float" office:value="0.1008" table:style-name="ce4">
            <text:p>0.1008</text:p>
          </table:table-cell>
          <table:table-cell office:value-type="float" office:value="12200097" table:style-name="ce4">
            <text:p>12200097</text:p>
          </table:table-cell>
          <table:table-cell office:value-type="float" office:value="1.75E-3" table:style-name="ce4">
            <text:p>0.00175</text:p>
          </table:table-cell>
          <table:table-cell office:value-type="float" office:value="12200098" table:style-name="ce4">
            <text:p>12200098</text:p>
          </table:table-cell>
          <table:table-cell office:value-type="float" office:value="3.8600000000000001E-3" table:style-name="ce4">
            <text:p>0.00386</text:p>
          </table:table-cell>
          <table:table-cell office:value-type="float" office:value="12200099" table:style-name="ce4">
            <text:p>12200099</text:p>
          </table:table-cell>
          <table:table-cell office:value-type="float" office:value="2.2959999999999999E-3" table:style-name="ce4">
            <text:p>0.00229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810000000000002E-2" table:style-name="ce4">
            <text:p>0.03581</text:p>
          </table:table-cell>
          <table:table-cell office:value-type="string" table:style-name="ce4">
            <text:p>40200010L</text:p>
          </table:table-cell>
          <table:table-cell office:value-type="float" office:value="2.2300000000000002E-3" table:style-name="ce4">
            <text:p>0.00223</text:p>
          </table:table-cell>
          <table:table-cell office:value-type="string" table:style-name="ce4">
            <text:p>40200003L</text:p>
          </table:table-cell>
          <table:table-cell office:value-type="float" office:value="6.7099999999999998E-3" table:style-name="ce4">
            <text:p>0.0067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GMS SEMOULE FINE 1KG</text:p>
          </table:table-cell>
          <table:table-cell office:value-type="float" office:value="250" table:style-name="ce3">
            <text:p>250</text:p>
          </table:table-cell>
          <table:table-cell office:value-type="float" office:value="965" table:style-name="ce3">
            <text:p>96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1.1766E-2" table:style-name="ce4">
            <text:p>0.011766</text:p>
          </table:table-cell>
          <table:table-cell office:value-type="string" table:style-name="ce4">
            <text:p>12130003L</text:p>
          </table:table-cell>
          <table:table-cell office:value-type="float" office:value="3.052E-3" table:style-name="ce4">
            <text:p>0.003052</text:p>
          </table:table-cell>
          <table:table-cell office:value-type="string" table:style-name="ce4">
            <text:p>12130004L</text:p>
          </table:table-cell>
          <table:table-cell office:value-type="float" office:value="2.7539000000000001E-2" table:style-name="ce4">
            <text:p>0.027539</text:p>
          </table:table-cell>
          <table:table-cell office:value-type="string" table:style-name="ce4">
            <text:p>12130005L</text:p>
          </table:table-cell>
          <table:table-cell office:value-type="float" office:value="1.3780000000000001E-3" table:style-name="ce4">
            <text:p>0.001378</text:p>
          </table:table-cell>
          <table:table-cell office:value-type="string" table:style-name="ce4">
            <text:p>12130001L</text:p>
          </table:table-cell>
          <table:table-cell office:value-type="float" office:value="6.6654000000000005E-2" table:style-name="ce4">
            <text:p>0.066654</text:p>
          </table:table-cell>
          <table:table-cell office:value-type="float" office:value="12200188" table:style-name="ce4">
            <text:p>12200188</text:p>
          </table:table-cell>
          <table:table-cell office:value-type="float" office:value="1.1659999999999999E-3" table:style-name="ce4">
            <text:p>0.001166</text:p>
          </table:table-cell>
          <table:table-cell office:value-type="float" office:value="12200189" table:style-name="ce4">
            <text:p>12200189</text:p>
          </table:table-cell>
          <table:table-cell office:value-type="float" office:value="1.0809999999999999E-3" table:style-name="ce4">
            <text:p>0.001081</text:p>
          </table:table-cell>
          <table:table-cell office:value-type="float" office:value="12200190" table:style-name="ce4">
            <text:p>12200190</text:p>
          </table:table-cell>
          <table:table-cell office:value-type="float" office:value="6.3000000000000003E-4" table:style-name="ce4">
            <text:p>0.00063</text:p>
          </table:table-cell>
          <table:table-cell office:value-type="string" table:style-name="ce4">
            <text:p>40200001L</text:p>
          </table:table-cell>
          <table:table-cell office:value-type="float" office:value="2.6214000000000001E-2" table:style-name="ce4">
            <text:p>0.026214</text:p>
          </table:table-cell>
          <table:table-cell office:value-type="string" table:style-name="ce4">
            <text:p>40200010L</text:p>
          </table:table-cell>
          <table:table-cell office:value-type="float" office:value="1.6379999999999999E-3" table:style-name="ce4">
            <text:p>0.001638</text:p>
          </table:table-cell>
          <table:table-cell office:value-type="string" table:style-name="ce4">
            <text:p>40200003L</text:p>
          </table:table-cell>
          <table:table-cell office:value-type="float" office:value="4.9150000000000001E-3" table:style-name="ce4">
            <text:p>0.00491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RANDA TCHICH 1KG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2L</text:p>
          </table:table-cell>
          <table:table-cell office:value-type="float" office:value="9.7870000000000006E-3" table:style-name="ce4">
            <text:p>0.009787</text:p>
          </table:table-cell>
          <table:table-cell office:value-type="string" table:style-name="ce4">
            <text:p>12130003L</text:p>
          </table:table-cell>
          <table:table-cell office:value-type="float" office:value="8.5819999999999994E-3" table:style-name="ce4">
            <text:p>0.008582</text:p>
          </table:table-cell>
          <table:table-cell office:value-type="string" table:style-name="ce4">
            <text:p>12130004L</text:p>
          </table:table-cell>
          <table:table-cell office:value-type="float" office:value="1.5584000000000001E-2" table:style-name="ce4">
            <text:p>0.015584</text:p>
          </table:table-cell>
          <table:table-cell office:value-type="string" table:style-name="ce4">
            <text:p>12130005L</text:p>
          </table:table-cell>
          <table:table-cell office:value-type="float" office:value="3.3310000000000002E-3" table:style-name="ce4">
            <text:p>0.003331</text:p>
          </table:table-cell>
          <table:table-cell office:value-type="string" table:style-name="ce4">
            <text:p>12130001L</text:p>
          </table:table-cell>
          <table:table-cell office:value-type="float" office:value="0.10264" table:style-name="ce4">
            <text:p>0.10264</text:p>
          </table:table-cell>
          <table:table-cell office:value-type="string" table:style-name="ce4">
            <text:p>12130008L</text:p>
          </table:table-cell>
          <table:table-cell office:value-type="float" office:value="4.2659999999999998E-3" table:style-name="ce4">
            <text:p>0.004266</text:p>
          </table:table-cell>
          <table:table-cell office:value-type="string" table:style-name="ce4">
            <text:p>12130012L</text:p>
          </table:table-cell>
          <table:table-cell office:value-type="float" office:value="1.606E-3" table:style-name="ce4">
            <text:p>0.001606</text:p>
          </table:table-cell>
          <table:table-cell office:value-type="float" office:value="12200180" table:style-name="ce4">
            <text:p>12200180</text:p>
          </table:table-cell>
          <table:table-cell office:value-type="float" office:value="4.6420000000000003E-3" table:style-name="ce4">
            <text:p>0.004642</text:p>
          </table:table-cell>
          <table:table-cell office:value-type="string" table:style-name="ce4">
            <text:p>40200001L</text:p>
          </table:table-cell>
          <table:table-cell office:value-type="float" office:value="3.4349999999999999E-2" table:style-name="ce4">
            <text:p>0.03435</text:p>
          </table:table-cell>
          <table:table-cell office:value-type="string" table:style-name="ce4">
            <text:p>40200010L</text:p>
          </table:table-cell>
          <table:table-cell office:value-type="float" office:value="2.1459999999999999E-3" table:style-name="ce4">
            <text:p>0.002146</text:p>
          </table:table-cell>
          <table:table-cell office:value-type="string" table:style-name="ce4">
            <text:p>40200003L</text:p>
          </table:table-cell>
          <table:table-cell office:value-type="float" office:value="6.4400000000000004E-3" table:style-name="ce4">
            <text:p>0.0064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MT AMELIORANT 50G</text:p>
          </table:table-cell>
          <table:table-cell office:value-type="float" office:value="250" table:style-name="ce3">
            <text:p>250</text:p>
          </table:table-cell>
          <table:table-cell office:value-type="float" office:value="780" table:style-name="ce3">
            <text:p>78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1.4239999999999999E-3" table:style-name="ce4">
            <text:p>0.001424</text:p>
          </table:table-cell>
          <table:table-cell office:value-type="string" table:style-name="ce4">
            <text:p>12130008L</text:p>
          </table:table-cell>
          <table:table-cell office:value-type="float" office:value="5.9580000000000001E-2" table:style-name="ce4">
            <text:p>0.05958</text:p>
          </table:table-cell>
          <table:table-cell office:value-type="string" table:style-name="ce4">
            <text:p>12130011L</text:p>
          </table:table-cell>
          <table:table-cell office:value-type="float" office:value="1.8619999999999999E-3" table:style-name="ce4">
            <text:p>0.001862</text:p>
          </table:table-cell>
          <table:table-cell office:value-type="float" office:value="12200179" table:style-name="ce4">
            <text:p>12200179</text:p>
          </table:table-cell>
          <table:table-cell office:value-type="float" office:value="3.88E-4" table:style-name="ce4">
            <text:p>0.00038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4463E-2" table:style-name="ce4">
            <text:p>0.014463</text:p>
          </table:table-cell>
          <table:table-cell office:value-type="string" table:style-name="ce4">
            <text:p>40200010L</text:p>
          </table:table-cell>
          <table:table-cell office:value-type="float" office:value="9.0300000000000005E-4" table:style-name="ce4">
            <text:p>0.000903</text:p>
          </table:table-cell>
          <table:table-cell office:value-type="string" table:style-name="ce4">
            <text:p>40200003L</text:p>
          </table:table-cell>
          <table:table-cell office:value-type="float" office:value="2.7109999999999999E-3" table:style-name="ce4">
            <text:p>0.002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MALGAME COOL BAR</text:p>
          </table:table-cell>
          <table:table-cell office:value-type="float" office:value="250" table:style-name="ce3">
            <text:p>250</text:p>
          </table:table-cell>
          <table:table-cell office:value-type="float" office:value="740" table:style-name="ce3">
            <text:p>740</text:p>
          </table:table-cell>
          <table:table-cell office:value-type="float" office:value="0.92" table:style-name="ce3">
            <text:p>0.92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8.3999999999999995E-3" table:style-name="ce4">
            <text:p>0.0084</text:p>
          </table:table-cell>
          <table:table-cell office:value-type="string" table:style-name="ce4">
            <text:p>12130003L</text:p>
          </table:table-cell>
          <table:table-cell office:value-type="float" office:value="7.1000000000000004E-3" table:style-name="ce4">
            <text:p>0.0071</text:p>
          </table:table-cell>
          <table:table-cell office:value-type="string" table:style-name="ce4">
            <text:p>12130004L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12130005L</text:p>
          </table:table-cell>
          <table:table-cell office:value-type="float" office:value="1.1999999999999999E-3" table:style-name="ce4">
            <text:p>0.0012</text:p>
          </table:table-cell>
          <table:table-cell office:value-type="string" table:style-name="ce4">
            <text:p>12130006L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12130007L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12130001L</text:p>
          </table:table-cell>
          <table:table-cell office:value-type="float" office:value="0.11799999999999999" table:style-name="ce4">
            <text:p>0.1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2900000000000003E-2" table:style-name="ce4">
            <text:p>0.0529</text:p>
          </table:table-cell>
          <table:table-cell office:value-type="string" table:style-name="ce4">
            <text:p>40200010L</text:p>
          </table:table-cell>
          <table:table-cell office:value-type="float" office:value="3.3E-3" table:style-name="ce4">
            <text:p>0.0033</text:p>
          </table:table-cell>
          <table:table-cell office:value-type="string" table:style-name="ce4">
            <text:p>40200003L</text:p>
          </table:table-cell>
          <table:table-cell office:value-type="float" office:value="9.9000000000000008E-3" table:style-name="ce4">
            <text:p>0.009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RISTALINE 1.5L</text:p>
          </table:table-cell>
          <table:table-cell office:value-type="float" office:value="300" table:style-name="ce3">
            <text:p>300</text:p>
          </table:table-cell>
          <table:table-cell office:value-type="float" office:value="752" table:style-name="ce3">
            <text:p>752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12130008L</text:p>
          </table:table-cell>
          <table:table-cell office:value-type="float" office:value="3.9119999999999997E-3" table:style-name="ce4">
            <text:p>0.003912</text:p>
          </table:table-cell>
          <table:table-cell office:value-type="float" office:value="12200163" table:style-name="ce4">
            <text:p>12200163</text:p>
          </table:table-cell>
          <table:table-cell office:value-type="float" office:value="1.0609E-2" table:style-name="ce4">
            <text:p>0.010609</text:p>
          </table:table-cell>
          <table:table-cell office:value-type="float" office:value="12200161" table:style-name="ce4">
            <text:p>12200161</text:p>
          </table:table-cell>
          <table:table-cell office:value-type="float" office:value="7.5189999999999996E-3" table:style-name="ce4">
            <text:p>0.007519</text:p>
          </table:table-cell>
          <table:table-cell office:value-type="float" office:value="12200162" table:style-name="ce4">
            <text:p>12200162</text:p>
          </table:table-cell>
          <table:table-cell office:value-type="float" office:value="1.0281E-2" table:style-name="ce4">
            <text:p>0.010281</text:p>
          </table:table-cell>
          <table:table-cell office:value-type="string" table:style-name="ce4">
            <text:p>40200009L</text:p>
          </table:table-cell>
          <table:table-cell office:value-type="float" office:value="0.13453999999999999" table:style-name="ce4">
            <text:p>0.1345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069999999999998E-2" table:style-name="ce4">
            <text:p>0.02107</text:p>
          </table:table-cell>
          <table:table-cell office:value-type="string" table:style-name="ce4">
            <text:p>40200010L</text:p>
          </table:table-cell>
          <table:table-cell office:value-type="float" office:value="1.3159999999999999E-3" table:style-name="ce4">
            <text:p>0.001316</text:p>
          </table:table-cell>
          <table:table-cell office:value-type="string" table:style-name="ce4">
            <text:p>40200003L</text:p>
          </table:table-cell>
          <table:table-cell office:value-type="float" office:value="3.9500000000000004E-3" table:style-name="ce4">
            <text:p>0.0039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NINO 25C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8" table:style-name="ce3">
            <text:p>38</text:p>
          </table:table-cell>
          <table:table-cell office:value-type="string" table:style-name="ce4">
            <text:p>12130002L</text:p>
          </table:table-cell>
          <table:table-cell office:value-type="float" office:value="6.718E-3" table:style-name="ce4">
            <text:p>0.006718</text:p>
          </table:table-cell>
          <table:table-cell office:value-type="string" table:style-name="ce4">
            <text:p>12130003L</text:p>
          </table:table-cell>
          <table:table-cell office:value-type="float" office:value="3.1669999999999997E-2" table:style-name="ce4">
            <text:p>0.03167</text:p>
          </table:table-cell>
          <table:table-cell office:value-type="string" table:style-name="ce4">
            <text:p>12130004L</text:p>
          </table:table-cell>
          <table:table-cell office:value-type="float" office:value="5.4384000000000002E-2" table:style-name="ce4">
            <text:p>0.054384</text:p>
          </table:table-cell>
          <table:table-cell office:value-type="string" table:style-name="ce4">
            <text:p>12130005L</text:p>
          </table:table-cell>
          <table:table-cell office:value-type="float" office:value="2.3098E-2" table:style-name="ce4">
            <text:p>0.023098</text:p>
          </table:table-cell>
          <table:table-cell office:value-type="string" table:style-name="ce4">
            <text:p>40200009L</text:p>
          </table:table-cell>
          <table:table-cell office:value-type="float" office:value="0.14971699999999999" table:style-name="ce4">
            <text:p>0.149717</text:p>
          </table:table-cell>
          <table:table-cell office:value-type="float" office:value="12200117" table:style-name="ce4">
            <text:p>12200117</text:p>
          </table:table-cell>
          <table:table-cell office:value-type="float" office:value="2.1589999999999999E-3" table:style-name="ce4">
            <text:p>0.002159</text:p>
          </table:table-cell>
          <table:table-cell office:value-type="float" office:value="12200118" table:style-name="ce4">
            <text:p>12200118</text:p>
          </table:table-cell>
          <table:table-cell office:value-type="float" office:value="3.3050000000000002E-3" table:style-name="ce4">
            <text:p>0.00330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2371999999999997E-2" table:style-name="ce4">
            <text:p>0.062372</text:p>
          </table:table-cell>
          <table:table-cell office:value-type="string" table:style-name="ce4">
            <text:p>40200010L</text:p>
          </table:table-cell>
          <table:table-cell office:value-type="float" office:value="3.898E-3" table:style-name="ce4">
            <text:p>0.003898</text:p>
          </table:table-cell>
          <table:table-cell office:value-type="string" table:style-name="ce4">
            <text:p>40200003L</text:p>
          </table:table-cell>
          <table:table-cell office:value-type="float" office:value="1.1690000000000001E-2" table:style-name="ce4">
            <text:p>0.0116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MANGUE 25C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CA 0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4.4000000000000003E-3" table:style-name="ce4">
            <text:p>0.0044</text:p>
          </table:table-cell>
          <table:table-cell office:value-type="string" table:style-name="ce4">
            <text:p>40200009L</text:p>
          </table:table-cell>
          <table:table-cell office:value-type="float" office:value="0.13439999999999999" table:style-name="ce4">
            <text:p>0.1344</text:p>
          </table:table-cell>
          <table:table-cell office:value-type="string" table:style-name="ce4">
            <text:p>12180001L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12200028" table:style-name="ce4">
            <text:p>12200028</text:p>
          </table:table-cell>
          <table:table-cell office:value-type="float" office:value="0.112" table:style-name="ce4">
            <text:p>0.11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2E-2" table:style-name="ce4">
            <text:p>0.062</text:p>
          </table:table-cell>
          <table:table-cell office:value-type="string" table:style-name="ce4">
            <text:p>40200010L</text:p>
          </table:table-cell>
          <table:table-cell office:value-type="float" office:value="3.8E-3" table:style-name="ce4">
            <text:p>0.0038</text:p>
          </table:table-cell>
          <table:table-cell office:value-type="string" table:style-name="ce4">
            <text:p>40200003L</text:p>
          </table:table-cell>
          <table:table-cell office:value-type="float" office:value="1.1599999999999999E-2" table:style-name="ce4">
            <text:p>0.01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ANANAS STILL 1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COCKTAIL STILL 1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STILL MANGUE 1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STILL ORANGE 1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NINO 1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6.718E-3" table:style-name="ce4">
            <text:p>0.006718</text:p>
          </table:table-cell>
          <table:table-cell office:value-type="string" table:style-name="ce4">
            <text:p>12130003L</text:p>
          </table:table-cell>
          <table:table-cell office:value-type="float" office:value="3.1669999999999997E-2" table:style-name="ce4">
            <text:p>0.03167</text:p>
          </table:table-cell>
          <table:table-cell office:value-type="string" table:style-name="ce4">
            <text:p>12130004L</text:p>
          </table:table-cell>
          <table:table-cell office:value-type="float" office:value="5.4384000000000002E-2" table:style-name="ce4">
            <text:p>0.054384</text:p>
          </table:table-cell>
          <table:table-cell office:value-type="string" table:style-name="ce4">
            <text:p>12130005L</text:p>
          </table:table-cell>
          <table:table-cell office:value-type="float" office:value="2.3098E-2" table:style-name="ce4">
            <text:p>0.023098</text:p>
          </table:table-cell>
          <table:table-cell office:value-type="string" table:style-name="ce4">
            <text:p>40200009L</text:p>
          </table:table-cell>
          <table:table-cell office:value-type="float" office:value="0.14971699999999999" table:style-name="ce4">
            <text:p>0.149717</text:p>
          </table:table-cell>
          <table:table-cell office:value-type="float" office:value="12200117" table:style-name="ce4">
            <text:p>12200117</text:p>
          </table:table-cell>
          <table:table-cell office:value-type="float" office:value="2.1589999999999999E-3" table:style-name="ce4">
            <text:p>0.002159</text:p>
          </table:table-cell>
          <table:table-cell office:value-type="float" office:value="12200118" table:style-name="ce4">
            <text:p>12200118</text:p>
          </table:table-cell>
          <table:table-cell office:value-type="float" office:value="3.3050000000000002E-3" table:style-name="ce4">
            <text:p>0.00330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2371999999999997E-2" table:style-name="ce4">
            <text:p>0.062372</text:p>
          </table:table-cell>
          <table:table-cell office:value-type="string" table:style-name="ce4">
            <text:p>40200010L</text:p>
          </table:table-cell>
          <table:table-cell office:value-type="float" office:value="3.898E-3" table:style-name="ce4">
            <text:p>0.003898</text:p>
          </table:table-cell>
          <table:table-cell office:value-type="string" table:style-name="ce4">
            <text:p>40200003L</text:p>
          </table:table-cell>
          <table:table-cell office:value-type="float" office:value="1.1690000000000001E-2" table:style-name="ce4">
            <text:p>0.0116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ANNET 2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8.6999999999999994E-3" table:style-name="ce4">
            <text:p>0.0087</text:p>
          </table:table-cell>
          <table:table-cell office:value-type="float" office:value="12200054" table:style-name="ce4">
            <text:p>12200054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12200055" table:style-name="ce4">
            <text:p>12200055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12200056" table:style-name="ce4">
            <text:p>12200056</text:p>
          </table:table-cell>
          <table:table-cell office:value-type="float" office:value="5.4999999999999997E-3" table:style-name="ce4">
            <text:p>0.0055</text:p>
          </table:table-cell>
          <table:table-cell office:value-type="string" table:style-name="ce4">
            <text:p>12130006L</text:p>
          </table:table-cell>
          <table:table-cell office:value-type="float" office:value="3.2500000000000001E-2" table:style-name="ce4">
            <text:p>0.0325</text:p>
          </table:table-cell>
          <table:table-cell office:value-type="string" table:style-name="ce4">
            <text:p>40200009L</text:p>
          </table:table-cell>
          <table:table-cell office:value-type="float" office:value="0.13411999999999999" table:style-name="ce4">
            <text:p>0.1341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2399999999999997E-2" table:style-name="ce4">
            <text:p>0.0624</text:p>
          </table:table-cell>
          <table:table-cell office:value-type="string" table:style-name="ce4">
            <text:p>40200010L</text:p>
          </table:table-cell>
          <table:table-cell office:value-type="float" office:value="3.8999999999999998E-3" table:style-name="ce4">
            <text:p>0.0039</text:p>
          </table:table-cell>
          <table:table-cell office:value-type="string" table:style-name="ce4">
            <text:p>40200003L</text:p>
          </table:table-cell>
          <table:table-cell office:value-type="float" office:value="1.17E-2" table:style-name="ce4">
            <text:p>0.011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ARGOU 0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12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2L</text:p>
          </table:table-cell>
          <table:table-cell office:value-type="float" office:value="9.2999999999999992E-3" table:style-name="ce4">
            <text:p>0.0093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40200009L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12200033" table:style-name="ce4">
            <text:p>12200033</text:p>
          </table:table-cell>
          <table:table-cell office:value-type="float" office:value="2.7000000000000001E-3" table:style-name="ce4">
            <text:p>0.00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353999999999999E-2" table:style-name="ce4">
            <text:p>0.038354</text:p>
          </table:table-cell>
          <table:table-cell office:value-type="string" table:style-name="ce4">
            <text:p>40200010L</text:p>
          </table:table-cell>
          <table:table-cell office:value-type="float" office:value="2.3969999999999998E-3" table:style-name="ce4">
            <text:p>0.002397</text:p>
          </table:table-cell>
          <table:table-cell office:value-type="string" table:style-name="ce4">
            <text:p>40200003L</text:p>
          </table:table-cell>
          <table:table-cell office:value-type="float" office:value="7.1910000000000003E-3" table:style-name="ce4">
            <text:p>0.00719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ARGOU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12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2L</text:p>
          </table:table-cell>
          <table:table-cell office:value-type="float" office:value="9.2999999999999992E-3" table:style-name="ce4">
            <text:p>0.0093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40200009L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12200033" table:style-name="ce4">
            <text:p>12200033</text:p>
          </table:table-cell>
          <table:table-cell office:value-type="float" office:value="2.7000000000000001E-3" table:style-name="ce4">
            <text:p>0.00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353999999999999E-2" table:style-name="ce4">
            <text:p>0.038354</text:p>
          </table:table-cell>
          <table:table-cell office:value-type="string" table:style-name="ce4">
            <text:p>40200010L</text:p>
          </table:table-cell>
          <table:table-cell office:value-type="float" office:value="2.3969999999999998E-3" table:style-name="ce4">
            <text:p>0.002397</text:p>
          </table:table-cell>
          <table:table-cell office:value-type="string" table:style-name="ce4">
            <text:p>40200003L</text:p>
          </table:table-cell>
          <table:table-cell office:value-type="float" office:value="7.1910000000000003E-3" table:style-name="ce4">
            <text:p>0.00719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ARGOU 2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12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2L</text:p>
          </table:table-cell>
          <table:table-cell office:value-type="float" office:value="9.2999999999999992E-3" table:style-name="ce4">
            <text:p>0.0093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40200009L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12200033" table:style-name="ce4">
            <text:p>12200033</text:p>
          </table:table-cell>
          <table:table-cell office:value-type="float" office:value="2.7000000000000001E-3" table:style-name="ce4">
            <text:p>0.00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353999999999999E-2" table:style-name="ce4">
            <text:p>0.038354</text:p>
          </table:table-cell>
          <table:table-cell office:value-type="string" table:style-name="ce4">
            <text:p>40200010L</text:p>
          </table:table-cell>
          <table:table-cell office:value-type="float" office:value="2.3969999999999998E-3" table:style-name="ce4">
            <text:p>0.002397</text:p>
          </table:table-cell>
          <table:table-cell office:value-type="string" table:style-name="ce4">
            <text:p>40200003L</text:p>
          </table:table-cell>
          <table:table-cell office:value-type="float" office:value="7.1910000000000003E-3" table:style-name="ce4">
            <text:p>0.00719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ROPICO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12130004L</text:p>
          </table:table-cell>
          <table:table-cell office:value-type="float" office:value="1.1900000000000001E-2" table:style-name="ce4">
            <text:p>0.0119</text:p>
          </table:table-cell>
          <table:table-cell office:value-type="string" table:style-name="ce4">
            <text:p>12130011L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12130006L</text:p>
          </table:table-cell>
          <table:table-cell office:value-type="float" office:value="3.4599999999999999E-2" table:style-name="ce4">
            <text:p>0.0346</text:p>
          </table:table-cell>
          <table:table-cell office:value-type="string" table:style-name="ce4">
            <text:p>12130002L</text:p>
          </table:table-cell>
          <table:table-cell office:value-type="float" office:value="5.7999999999999996E-3" table:style-name="ce4">
            <text:p>0.0058</text:p>
          </table:table-cell>
          <table:table-cell office:value-type="string" table:style-name="ce4">
            <text:p>12130005L</text:p>
          </table:table-cell>
          <table:table-cell office:value-type="float" office:value="1.1000000000000001E-3" table:style-name="ce4">
            <text:p>0.0011</text:p>
          </table:table-cell>
          <table:table-cell office:value-type="float" office:value="12200034" table:style-name="ce4">
            <text:p>12200034</text:p>
          </table:table-cell>
          <table:table-cell office:value-type="float" office:value="1.09E-2" table:style-name="ce4">
            <text:p>0.0109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string" table:style-name="ce4">
            <text:p>40200001L</text:p>
          </table:table-cell>
          <table:table-cell office:value-type="float" office:value="4.9700000000000001E-2" table:style-name="ce4">
            <text:p>0.0497</text:p>
          </table:table-cell>
          <table:table-cell office:value-type="string" table:style-name="ce4">
            <text:p>40200010L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40200003L</text:p>
          </table:table-cell>
          <table:table-cell office:value-type="float" office:value="9.2999999999999992E-3" table:style-name="ce4">
            <text:p>0.009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ORANGE FRESHKY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1.4489999999999999E-2" table:style-name="ce4">
            <text:p>0.01449</text:p>
          </table:table-cell>
          <table:table-cell office:value-type="string" table:style-name="ce4">
            <text:p>12130004L</text:p>
          </table:table-cell>
          <table:table-cell office:value-type="float" office:value="1.8120000000000001E-2" table:style-name="ce4">
            <text:p>0.01812</text:p>
          </table:table-cell>
          <table:table-cell office:value-type="string" table:style-name="ce4">
            <text:p>12130009L</text:p>
          </table:table-cell>
          <table:table-cell office:value-type="float" office:value="0.12280199999999999" table:style-name="ce4">
            <text:p>0.1228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200138" table:style-name="ce4">
            <text:p>12200138</text:p>
          </table:table-cell>
          <table:table-cell office:value-type="float" office:value="8.5899999999999995E-4" table:style-name="ce4">
            <text:p>0.000859</text:p>
          </table:table-cell>
          <table:table-cell office:value-type="float" office:value="12200139" table:style-name="ce4">
            <text:p>12200139</text:p>
          </table:table-cell>
          <table:table-cell office:value-type="float" office:value="4.7749999999999997E-3" table:style-name="ce4">
            <text:p>0.004775</text:p>
          </table:table-cell>
          <table:table-cell office:value-type="float" office:value="12200140" table:style-name="ce4">
            <text:p>12200140</text:p>
          </table:table-cell>
          <table:table-cell office:value-type="float" office:value="1.771E-2" table:style-name="ce4">
            <text:p>0.01771</text:p>
          </table:table-cell>
          <table:table-cell office:value-type="float" office:value="12200141" table:style-name="ce4">
            <text:p>12200141</text:p>
          </table:table-cell>
          <table:table-cell office:value-type="float" office:value="2.1800000000000001E-4" table:style-name="ce4">
            <text:p>0.000218</text:p>
          </table:table-cell>
          <table:table-cell office:value-type="string" table:style-name="ce4">
            <text:p>40200001L</text:p>
          </table:table-cell>
          <table:table-cell office:value-type="float" office:value="4.8813000000000002E-2" table:style-name="ce4">
            <text:p>0.048813</text:p>
          </table:table-cell>
          <table:table-cell office:value-type="string" table:style-name="ce4">
            <text:p>40200010L</text:p>
          </table:table-cell>
          <table:table-cell office:value-type="float" office:value="3.0500000000000002E-3" table:style-name="ce4">
            <text:p>0.00305</text:p>
          </table:table-cell>
          <table:table-cell office:value-type="string" table:style-name="ce4">
            <text:p>40200003L</text:p>
          </table:table-cell>
          <table:table-cell office:value-type="float" office:value="9.1520000000000004E-3" table:style-name="ce4">
            <text:p>0.0091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IDRE FRESHKY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8.0300000000000007E-3" table:style-name="ce4">
            <text:p>0.00803</text:p>
          </table:table-cell>
          <table:table-cell office:value-type="string" table:style-name="ce4">
            <text:p>40200009L</text:p>
          </table:table-cell>
          <table:table-cell office:value-type="float" office:value="0.12418" table:style-name="ce4">
            <text:p>0.12418</text:p>
          </table:table-cell>
          <table:table-cell office:value-type="float" office:value="12200145" table:style-name="ce4">
            <text:p>12200145</text:p>
          </table:table-cell>
          <table:table-cell office:value-type="float" office:value="6.7599999999999995E-4" table:style-name="ce4">
            <text:p>0.000676</text:p>
          </table:table-cell>
          <table:table-cell office:value-type="float" office:value="12200147" table:style-name="ce4">
            <text:p>12200147</text:p>
          </table:table-cell>
          <table:table-cell office:value-type="float" office:value="2.6429999999999999E-2" table:style-name="ce4">
            <text:p>0.02643</text:p>
          </table:table-cell>
          <table:table-cell office:value-type="float" office:value="12200148" table:style-name="ce4">
            <text:p>12200148</text:p>
          </table:table-cell>
          <table:table-cell office:value-type="float" office:value="3.8081999999999998E-2" table:style-name="ce4">
            <text:p>0.038082</text:p>
          </table:table-cell>
          <table:table-cell office:value-type="float" office:value="12200149" table:style-name="ce4">
            <text:p>12200149</text:p>
          </table:table-cell>
          <table:table-cell office:value-type="float" office:value="8.83E-4" table:style-name="ce4">
            <text:p>0.00088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8813000000000002E-2" table:style-name="ce4">
            <text:p>0.048813</text:p>
          </table:table-cell>
          <table:table-cell office:value-type="string" table:style-name="ce4">
            <text:p>40200010L</text:p>
          </table:table-cell>
          <table:table-cell office:value-type="float" office:value="3.0500000000000002E-3" table:style-name="ce4">
            <text:p>0.00305</text:p>
          </table:table-cell>
          <table:table-cell office:value-type="string" table:style-name="ce4">
            <text:p>40200003L</text:p>
          </table:table-cell>
          <table:table-cell office:value-type="float" office:value="9.1520000000000004E-3" table:style-name="ce4">
            <text:p>0.0091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PECHE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1.6670000000000001E-2" table:style-name="ce4">
            <text:p>0.01667</text:p>
          </table:table-cell>
          <table:table-cell office:value-type="string" table:style-name="ce4">
            <text:p>12130004L</text:p>
          </table:table-cell>
          <table:table-cell office:value-type="float" office:value="1.7860000000000001E-2" table:style-name="ce4">
            <text:p>0.01786</text:p>
          </table:table-cell>
          <table:table-cell office:value-type="string" table:style-name="ce4">
            <text:p>12130009L</text:p>
          </table:table-cell>
          <table:table-cell office:value-type="float" office:value="0.14704" table:style-name="ce4">
            <text:p>0.14704</text:p>
          </table:table-cell>
          <table:table-cell office:value-type="string" table:style-name="ce4">
            <text:p>40200009L</text:p>
          </table:table-cell>
          <table:table-cell office:value-type="float" office:value="1.361E-3" table:style-name="ce4">
            <text:p>0.001361</text:p>
          </table:table-cell>
          <table:table-cell office:value-type="float" office:value="12200121" table:style-name="ce4">
            <text:p>12200121</text:p>
          </table:table-cell>
          <table:table-cell office:value-type="float" office:value="1.3506000000000001E-2" table:style-name="ce4">
            <text:p>0.013506</text:p>
          </table:table-cell>
          <table:table-cell office:value-type="float" office:value="12200122" table:style-name="ce4">
            <text:p>12200122</text:p>
          </table:table-cell>
          <table:table-cell office:value-type="float" office:value="1.3887E-2" table:style-name="ce4">
            <text:p>0.013887</text:p>
          </table:table-cell>
          <table:table-cell office:value-type="float" office:value="12200123" table:style-name="ce4">
            <text:p>122001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0000000000003E-2" table:style-name="ce4">
            <text:p>0.05016</text:p>
          </table:table-cell>
          <table:table-cell office:value-type="string" table:style-name="ce4">
            <text:p>40200010L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40200003L</text:p>
          </table:table-cell>
          <table:table-cell office:value-type="float" office:value="9.4000000000000004E-3" table:style-name="ce4">
            <text:p>0.009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CITRON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5.3010000000000002E-2" table:style-name="ce4">
            <text:p>0.05301</text:p>
          </table:table-cell>
          <table:table-cell office:value-type="string" table:style-name="ce4">
            <text:p>12130006L</text:p>
          </table:table-cell>
          <table:table-cell office:value-type="float" office:value="2.2919999999999999E-2" table:style-name="ce4">
            <text:p>0.02292</text:p>
          </table:table-cell>
          <table:table-cell office:value-type="string" table:style-name="ce4">
            <text:p>12130002L</text:p>
          </table:table-cell>
          <table:table-cell office:value-type="float" office:value="1.4371999999999999E-2" table:style-name="ce4">
            <text:p>0.014372</text:p>
          </table:table-cell>
          <table:table-cell office:value-type="string" table:style-name="ce4">
            <text:p>40200009L</text:p>
          </table:table-cell>
          <table:table-cell office:value-type="float" office:value="0.15960299999999999" table:style-name="ce4">
            <text:p>0.159603</text:p>
          </table:table-cell>
          <table:table-cell office:value-type="float" office:value="12200123" table:style-name="ce4">
            <text:p>12200123</text:p>
          </table:table-cell>
          <table:table-cell office:value-type="float" office:value="5.6309999999999997E-3" table:style-name="ce4">
            <text:p>0.005631</text:p>
          </table:table-cell>
          <table:table-cell office:value-type="float" office:value="12200124" table:style-name="ce4">
            <text:p>12200124</text:p>
          </table:table-cell>
          <table:table-cell office:value-type="float" office:value="6.4300000000000002E-4" table:style-name="ce4">
            <text:p>0.00064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9208999999999998E-2" table:style-name="ce4">
            <text:p>0.059209</text:p>
          </table:table-cell>
          <table:table-cell office:value-type="string" table:style-name="ce4">
            <text:p>40200010L</text:p>
          </table:table-cell>
          <table:table-cell office:value-type="float" office:value="3.7000000000000002E-3" table:style-name="ce4">
            <text:p>0.0037</text:p>
          </table:table-cell>
          <table:table-cell office:value-type="string" table:style-name="ce4">
            <text:p>40200003L</text:p>
          </table:table-cell>
          <table:table-cell office:value-type="float" office:value="1.1101E-2" table:style-name="ce4">
            <text:p>0.01110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RAOUA CHANI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1.297E-3" table:style-name="ce4">
            <text:p>0.001297</text:p>
          </table:table-cell>
          <table:table-cell office:value-type="string" table:style-name="ce4">
            <text:p>12130004L</text:p>
          </table:table-cell>
          <table:table-cell office:value-type="float" office:value="7.7419999999999998E-3" table:style-name="ce4">
            <text:p>0.007742</text:p>
          </table:table-cell>
          <table:table-cell office:value-type="string" table:style-name="ce4">
            <text:p>12130002L</text:p>
          </table:table-cell>
          <table:table-cell office:value-type="float" office:value="1.2600999999999999E-2" table:style-name="ce4">
            <text:p>0.012601</text:p>
          </table:table-cell>
          <table:table-cell office:value-type="string" table:style-name="ce4">
            <text:p>12130005L</text:p>
          </table:table-cell>
          <table:table-cell office:value-type="float" office:value="3.2729999999999999E-3" table:style-name="ce4">
            <text:p>0.003273</text:p>
          </table:table-cell>
          <table:table-cell office:value-type="string" table:style-name="ce4">
            <text:p>40200009L</text:p>
          </table:table-cell>
          <table:table-cell office:value-type="float" office:value="0.12354" table:style-name="ce4">
            <text:p>0.12354</text:p>
          </table:table-cell>
          <table:table-cell office:value-type="float" office:value="12200146" table:style-name="ce4">
            <text:p>12200146</text:p>
          </table:table-cell>
          <table:table-cell office:value-type="float" office:value="4.6012999999999998E-2" table:style-name="ce4">
            <text:p>0.04601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5830000000000003E-2" table:style-name="ce4">
            <text:p>0.04583</text:p>
          </table:table-cell>
          <table:table-cell office:value-type="string" table:style-name="ce4">
            <text:p>40200010L</text:p>
          </table:table-cell>
          <table:table-cell office:value-type="float" office:value="2.8639999999999998E-3" table:style-name="ce4">
            <text:p>0.002864</text:p>
          </table:table-cell>
          <table:table-cell office:value-type="string" table:style-name="ce4">
            <text:p>40200003L</text:p>
          </table:table-cell>
          <table:table-cell office:value-type="float" office:value="8.5979999999999997E-3" table:style-name="ce4">
            <text:p>0.00859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POMME FRESHKY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4.8030000000000003E-2" table:style-name="ce4">
            <text:p>0.04803</text:p>
          </table:table-cell>
          <table:table-cell office:value-type="string" table:style-name="ce4">
            <text:p>12130002L</text:p>
          </table:table-cell>
          <table:table-cell office:value-type="float" office:value="3.1739999999999997E-2" table:style-name="ce4">
            <text:p>0.03174</text:p>
          </table:table-cell>
          <table:table-cell office:value-type="string" table:style-name="ce4">
            <text:p>12130005L</text:p>
          </table:table-cell>
          <table:table-cell office:value-type="float" office:value="2.3959999999999999E-2" table:style-name="ce4">
            <text:p>0.02396</text:p>
          </table:table-cell>
          <table:table-cell office:value-type="string" table:style-name="ce4">
            <text:p>40200009L</text:p>
          </table:table-cell>
          <table:table-cell office:value-type="float" office:value="0.13397999999999999" table:style-name="ce4">
            <text:p>0.13398</text:p>
          </table:table-cell>
          <table:table-cell office:value-type="string" table:style-name="ce4">
            <text:p>12130008L</text:p>
          </table:table-cell>
          <table:table-cell office:value-type="float" office:value="2.0205000000000001E-2" table:style-name="ce4">
            <text:p>0.02020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0.90969999999999995" table:style-name="ce4">
            <text:p>0.9097</text:p>
          </table:table-cell>
          <table:table-cell office:value-type="string" table:style-name="ce4">
            <text:p>40200010L</text:p>
          </table:table-cell>
          <table:table-cell office:value-type="float" office:value="3.7200000000000002E-3" table:style-name="ce4">
            <text:p>0.00372</text:p>
          </table:table-cell>
          <table:table-cell office:value-type="string" table:style-name="ce4">
            <text:p>40200003L</text:p>
          </table:table-cell>
          <table:table-cell office:value-type="float" office:value="1.1180000000000001E-2" table:style-name="ce4">
            <text:p>0.0111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POMME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5.0050999999999998E-2" table:style-name="ce4">
            <text:p>0.050051</text:p>
          </table:table-cell>
          <table:table-cell office:value-type="string" table:style-name="ce4">
            <text:p>12130006L</text:p>
          </table:table-cell>
          <table:table-cell office:value-type="float" office:value="2.4080000000000001E-2" table:style-name="ce4">
            <text:p>0.02408</text:p>
          </table:table-cell>
          <table:table-cell office:value-type="string" table:style-name="ce4">
            <text:p>12130002L</text:p>
          </table:table-cell>
          <table:table-cell office:value-type="float" office:value="3.8556E-2" table:style-name="ce4">
            <text:p>0.038556</text:p>
          </table:table-cell>
          <table:table-cell office:value-type="string" table:style-name="ce4">
            <text:p>40200009L</text:p>
          </table:table-cell>
          <table:table-cell office:value-type="float" office:value="0.15965299999999999" table:style-name="ce4">
            <text:p>0.159653</text:p>
          </table:table-cell>
          <table:table-cell office:value-type="float" office:value="12200125" table:style-name="ce4">
            <text:p>12200125</text:p>
          </table:table-cell>
          <table:table-cell office:value-type="float" office:value="3.0330000000000001E-3" table:style-name="ce4">
            <text:p>0.003033</text:p>
          </table:table-cell>
          <table:table-cell office:value-type="float" office:value="12200126" table:style-name="ce4">
            <text:p>12200126</text:p>
          </table:table-cell>
          <table:table-cell office:value-type="float" office:value="1.0640000000000001E-3" table:style-name="ce4">
            <text:p>0.00106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4180000000000001E-2" table:style-name="ce4">
            <text:p>0.06418</text:p>
          </table:table-cell>
          <table:table-cell office:value-type="string" table:style-name="ce4">
            <text:p>40200010L</text:p>
          </table:table-cell>
          <table:table-cell office:value-type="float" office:value="4.0109999999999998E-3" table:style-name="ce4">
            <text:p>0.004011</text:p>
          </table:table-cell>
          <table:table-cell office:value-type="string" table:style-name="ce4">
            <text:p>40200003L</text:p>
          </table:table-cell>
          <table:table-cell office:value-type="float" office:value="1.2033E-2" table:style-name="ce4">
            <text:p>0.01203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ROPICO 1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12130004L</text:p>
          </table:table-cell>
          <table:table-cell office:value-type="float" office:value="1.1900000000000001E-2" table:style-name="ce4">
            <text:p>0.0119</text:p>
          </table:table-cell>
          <table:table-cell office:value-type="string" table:style-name="ce4">
            <text:p>12130011L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12130006L</text:p>
          </table:table-cell>
          <table:table-cell office:value-type="float" office:value="3.4599999999999999E-2" table:style-name="ce4">
            <text:p>0.0346</text:p>
          </table:table-cell>
          <table:table-cell office:value-type="string" table:style-name="ce4">
            <text:p>12130002L</text:p>
          </table:table-cell>
          <table:table-cell office:value-type="float" office:value="5.7999999999999996E-3" table:style-name="ce4">
            <text:p>0.0058</text:p>
          </table:table-cell>
          <table:table-cell office:value-type="string" table:style-name="ce4">
            <text:p>12130005L</text:p>
          </table:table-cell>
          <table:table-cell office:value-type="float" office:value="1.1000000000000001E-3" table:style-name="ce4">
            <text:p>0.0011</text:p>
          </table:table-cell>
          <table:table-cell office:value-type="float" office:value="12200034" table:style-name="ce4">
            <text:p>12200034</text:p>
          </table:table-cell>
          <table:table-cell office:value-type="float" office:value="1.09E-2" table:style-name="ce4">
            <text:p>0.0109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string" table:style-name="ce4">
            <text:p>40200001L</text:p>
          </table:table-cell>
          <table:table-cell office:value-type="float" office:value="4.9700000000000001E-2" table:style-name="ce4">
            <text:p>0.0497</text:p>
          </table:table-cell>
          <table:table-cell office:value-type="string" table:style-name="ce4">
            <text:p>40200010L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40200003L</text:p>
          </table:table-cell>
          <table:table-cell office:value-type="float" office:value="9.2999999999999992E-3" table:style-name="ce4">
            <text:p>0.009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ITTER SODA 1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3.7880000000000001E-3" table:style-name="ce4">
            <text:p>0.003788</text:p>
          </table:table-cell>
          <table:table-cell office:value-type="string" table:style-name="ce4">
            <text:p>40200009L</text:p>
          </table:table-cell>
          <table:table-cell office:value-type="float" office:value="0.1351" table:style-name="ce4">
            <text:p>0.1351</text:p>
          </table:table-cell>
          <table:table-cell office:value-type="string" table:style-name="ce4">
            <text:p>12130004L</text:p>
          </table:table-cell>
          <table:table-cell office:value-type="float" office:value="1.8807999999999998E-2" table:style-name="ce4">
            <text:p>0.018808</text:p>
          </table:table-cell>
          <table:table-cell office:value-type="float" office:value="12200143" table:style-name="ce4">
            <text:p>12200143</text:p>
          </table:table-cell>
          <table:table-cell office:value-type="float" office:value="5.8942000000000001E-2" table:style-name="ce4">
            <text:p>0.058942</text:p>
          </table:table-cell>
          <table:table-cell office:value-type="float" office:value="12200144" table:style-name="ce4">
            <text:p>12200144</text:p>
          </table:table-cell>
          <table:table-cell office:value-type="float" office:value="1.5587999999999999E-2" table:style-name="ce4">
            <text:p>0.01558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4870000000000002E-2" table:style-name="ce4">
            <text:p>0.05487</text:p>
          </table:table-cell>
          <table:table-cell office:value-type="string" table:style-name="ce4">
            <text:p>40200010L</text:p>
          </table:table-cell>
          <table:table-cell office:value-type="float" office:value="3.4290000000000002E-3" table:style-name="ce4">
            <text:p>0.003429</text:p>
          </table:table-cell>
          <table:table-cell office:value-type="string" table:style-name="ce4">
            <text:p>40200003L</text:p>
          </table:table-cell>
          <table:table-cell office:value-type="float" office:value="1.0293E-2" table:style-name="ce4">
            <text:p>0.01029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CITRON 1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5.3010000000000002E-2" table:style-name="ce4">
            <text:p>0.05301</text:p>
          </table:table-cell>
          <table:table-cell office:value-type="string" table:style-name="ce4">
            <text:p>12130006L</text:p>
          </table:table-cell>
          <table:table-cell office:value-type="float" office:value="2.2919999999999999E-2" table:style-name="ce4">
            <text:p>0.02292</text:p>
          </table:table-cell>
          <table:table-cell office:value-type="string" table:style-name="ce4">
            <text:p>12130002L</text:p>
          </table:table-cell>
          <table:table-cell office:value-type="float" office:value="1.4371999999999999E-2" table:style-name="ce4">
            <text:p>0.014372</text:p>
          </table:table-cell>
          <table:table-cell office:value-type="string" table:style-name="ce4">
            <text:p>40200009L</text:p>
          </table:table-cell>
          <table:table-cell office:value-type="float" office:value="0.15960299999999999" table:style-name="ce4">
            <text:p>0.159603</text:p>
          </table:table-cell>
          <table:table-cell office:value-type="float" office:value="12200123" table:style-name="ce4">
            <text:p>12200123</text:p>
          </table:table-cell>
          <table:table-cell office:value-type="float" office:value="5.6309999999999997E-3" table:style-name="ce4">
            <text:p>0.005631</text:p>
          </table:table-cell>
          <table:table-cell office:value-type="float" office:value="12200124" table:style-name="ce4">
            <text:p>12200124</text:p>
          </table:table-cell>
          <table:table-cell office:value-type="float" office:value="6.4300000000000002E-4" table:style-name="ce4">
            <text:p>0.00064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9208999999999998E-2" table:style-name="ce4">
            <text:p>0.059209</text:p>
          </table:table-cell>
          <table:table-cell office:value-type="string" table:style-name="ce4">
            <text:p>40200010L</text:p>
          </table:table-cell>
          <table:table-cell office:value-type="float" office:value="3.7000000000000002E-3" table:style-name="ce4">
            <text:p>0.0037</text:p>
          </table:table-cell>
          <table:table-cell office:value-type="string" table:style-name="ce4">
            <text:p>40200003L</text:p>
          </table:table-cell>
          <table:table-cell office:value-type="float" office:value="1.1101E-2" table:style-name="ce4">
            <text:p>0.01110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PECHE 1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1.6670000000000001E-2" table:style-name="ce4">
            <text:p>0.01667</text:p>
          </table:table-cell>
          <table:table-cell office:value-type="string" table:style-name="ce4">
            <text:p>12130004L</text:p>
          </table:table-cell>
          <table:table-cell office:value-type="float" office:value="1.7860000000000001E-2" table:style-name="ce4">
            <text:p>0.01786</text:p>
          </table:table-cell>
          <table:table-cell office:value-type="string" table:style-name="ce4">
            <text:p>12130009L</text:p>
          </table:table-cell>
          <table:table-cell office:value-type="float" office:value="0.14704" table:style-name="ce4">
            <text:p>0.14704</text:p>
          </table:table-cell>
          <table:table-cell office:value-type="string" table:style-name="ce4">
            <text:p>40200009L</text:p>
          </table:table-cell>
          <table:table-cell office:value-type="float" office:value="1.361E-3" table:style-name="ce4">
            <text:p>0.001361</text:p>
          </table:table-cell>
          <table:table-cell office:value-type="float" office:value="12200121" table:style-name="ce4">
            <text:p>12200121</text:p>
          </table:table-cell>
          <table:table-cell office:value-type="float" office:value="1.3506000000000001E-2" table:style-name="ce4">
            <text:p>0.013506</text:p>
          </table:table-cell>
          <table:table-cell office:value-type="float" office:value="12200122" table:style-name="ce4">
            <text:p>12200122</text:p>
          </table:table-cell>
          <table:table-cell office:value-type="float" office:value="1.3887E-2" table:style-name="ce4">
            <text:p>0.013887</text:p>
          </table:table-cell>
          <table:table-cell office:value-type="float" office:value="12200123" table:style-name="ce4">
            <text:p>122001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0000000000003E-2" table:style-name="ce4">
            <text:p>0.05016</text:p>
          </table:table-cell>
          <table:table-cell office:value-type="string" table:style-name="ce4">
            <text:p>40200010L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40200003L</text:p>
          </table:table-cell>
          <table:table-cell office:value-type="float" office:value="9.4000000000000004E-3" table:style-name="ce4">
            <text:p>0.009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POMME 1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5.0050999999999998E-2" table:style-name="ce4">
            <text:p>0.050051</text:p>
          </table:table-cell>
          <table:table-cell office:value-type="string" table:style-name="ce4">
            <text:p>12130006L</text:p>
          </table:table-cell>
          <table:table-cell office:value-type="float" office:value="2.4080000000000001E-2" table:style-name="ce4">
            <text:p>0.02408</text:p>
          </table:table-cell>
          <table:table-cell office:value-type="string" table:style-name="ce4">
            <text:p>12130002L</text:p>
          </table:table-cell>
          <table:table-cell office:value-type="float" office:value="3.8556E-2" table:style-name="ce4">
            <text:p>0.038556</text:p>
          </table:table-cell>
          <table:table-cell office:value-type="string" table:style-name="ce4">
            <text:p>40200009L</text:p>
          </table:table-cell>
          <table:table-cell office:value-type="float" office:value="0.15965299999999999" table:style-name="ce4">
            <text:p>0.159653</text:p>
          </table:table-cell>
          <table:table-cell office:value-type="float" office:value="12200125" table:style-name="ce4">
            <text:p>12200125</text:p>
          </table:table-cell>
          <table:table-cell office:value-type="float" office:value="3.0330000000000001E-3" table:style-name="ce4">
            <text:p>0.003033</text:p>
          </table:table-cell>
          <table:table-cell office:value-type="float" office:value="12200126" table:style-name="ce4">
            <text:p>12200126</text:p>
          </table:table-cell>
          <table:table-cell office:value-type="float" office:value="1.0640000000000001E-3" table:style-name="ce4">
            <text:p>0.00106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4180000000000001E-2" table:style-name="ce4">
            <text:p>0.06418</text:p>
          </table:table-cell>
          <table:table-cell office:value-type="string" table:style-name="ce4">
            <text:p>40200010L</text:p>
          </table:table-cell>
          <table:table-cell office:value-type="float" office:value="4.0109999999999998E-3" table:style-name="ce4">
            <text:p>0.004011</text:p>
          </table:table-cell>
          <table:table-cell office:value-type="string" table:style-name="ce4">
            <text:p>40200003L</text:p>
          </table:table-cell>
          <table:table-cell office:value-type="float" office:value="1.2033E-2" table:style-name="ce4">
            <text:p>0.01203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ROPICO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7.4999999999999997E-3" table:style-name="ce4">
            <text:p>0.0075</text:p>
          </table:table-cell>
          <table:table-cell office:value-type="string" table:style-name="ce4">
            <text:p>12130004L</text:p>
          </table:table-cell>
          <table:table-cell office:value-type="float" office:value="1.1900000000000001E-2" table:style-name="ce4">
            <text:p>0.0119</text:p>
          </table:table-cell>
          <table:table-cell office:value-type="string" table:style-name="ce4">
            <text:p>12130011L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12130006L</text:p>
          </table:table-cell>
          <table:table-cell office:value-type="float" office:value="3.4599999999999999E-2" table:style-name="ce4">
            <text:p>0.0346</text:p>
          </table:table-cell>
          <table:table-cell office:value-type="string" table:style-name="ce4">
            <text:p>12130002L</text:p>
          </table:table-cell>
          <table:table-cell office:value-type="float" office:value="5.7999999999999996E-3" table:style-name="ce4">
            <text:p>0.0058</text:p>
          </table:table-cell>
          <table:table-cell office:value-type="string" table:style-name="ce4">
            <text:p>12130005L</text:p>
          </table:table-cell>
          <table:table-cell office:value-type="float" office:value="1.1000000000000001E-3" table:style-name="ce4">
            <text:p>0.0011</text:p>
          </table:table-cell>
          <table:table-cell office:value-type="float" office:value="12200034" table:style-name="ce4">
            <text:p>12200034</text:p>
          </table:table-cell>
          <table:table-cell office:value-type="float" office:value="1.09E-2" table:style-name="ce4">
            <text:p>0.0109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string" table:style-name="ce4">
            <text:p>40200001L</text:p>
          </table:table-cell>
          <table:table-cell office:value-type="float" office:value="4.9700000000000001E-2" table:style-name="ce4">
            <text:p>0.0497</text:p>
          </table:table-cell>
          <table:table-cell office:value-type="string" table:style-name="ce4">
            <text:p>40200010L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40200003L</text:p>
          </table:table-cell>
          <table:table-cell office:value-type="float" office:value="9.2999999999999992E-3" table:style-name="ce4">
            <text:p>0.009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RAOUA CHANI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1.297E-3" table:style-name="ce4">
            <text:p>0.001297</text:p>
          </table:table-cell>
          <table:table-cell office:value-type="string" table:style-name="ce4">
            <text:p>12130004L</text:p>
          </table:table-cell>
          <table:table-cell office:value-type="float" office:value="7.7419999999999998E-3" table:style-name="ce4">
            <text:p>0.007742</text:p>
          </table:table-cell>
          <table:table-cell office:value-type="string" table:style-name="ce4">
            <text:p>12130002L</text:p>
          </table:table-cell>
          <table:table-cell office:value-type="float" office:value="1.2600999999999999E-2" table:style-name="ce4">
            <text:p>0.012601</text:p>
          </table:table-cell>
          <table:table-cell office:value-type="string" table:style-name="ce4">
            <text:p>12130005L</text:p>
          </table:table-cell>
          <table:table-cell office:value-type="float" office:value="3.2729999999999999E-3" table:style-name="ce4">
            <text:p>0.003273</text:p>
          </table:table-cell>
          <table:table-cell office:value-type="string" table:style-name="ce4">
            <text:p>40200009L</text:p>
          </table:table-cell>
          <table:table-cell office:value-type="float" office:value="0.12354" table:style-name="ce4">
            <text:p>0.12354</text:p>
          </table:table-cell>
          <table:table-cell office:value-type="float" office:value="12200146" table:style-name="ce4">
            <text:p>12200146</text:p>
          </table:table-cell>
          <table:table-cell office:value-type="float" office:value="4.6012999999999998E-2" table:style-name="ce4">
            <text:p>0.04601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5830000000000003E-2" table:style-name="ce4">
            <text:p>0.04583</text:p>
          </table:table-cell>
          <table:table-cell office:value-type="string" table:style-name="ce4">
            <text:p>40200010L</text:p>
          </table:table-cell>
          <table:table-cell office:value-type="float" office:value="2.8639999999999998E-3" table:style-name="ce4">
            <text:p>0.002864</text:p>
          </table:table-cell>
          <table:table-cell office:value-type="string" table:style-name="ce4">
            <text:p>40200003L</text:p>
          </table:table-cell>
          <table:table-cell office:value-type="float" office:value="8.5979999999999997E-3" table:style-name="ce4">
            <text:p>0.00859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ITTER SODA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3.7880000000000001E-3" table:style-name="ce4">
            <text:p>0.003788</text:p>
          </table:table-cell>
          <table:table-cell office:value-type="string" table:style-name="ce4">
            <text:p>40200009L</text:p>
          </table:table-cell>
          <table:table-cell office:value-type="float" office:value="0.1351" table:style-name="ce4">
            <text:p>0.1351</text:p>
          </table:table-cell>
          <table:table-cell office:value-type="string" table:style-name="ce4">
            <text:p>12130004L</text:p>
          </table:table-cell>
          <table:table-cell office:value-type="float" office:value="1.8807999999999998E-2" table:style-name="ce4">
            <text:p>0.018808</text:p>
          </table:table-cell>
          <table:table-cell office:value-type="float" office:value="12200143" table:style-name="ce4">
            <text:p>12200143</text:p>
          </table:table-cell>
          <table:table-cell office:value-type="float" office:value="5.8942000000000001E-2" table:style-name="ce4">
            <text:p>0.058942</text:p>
          </table:table-cell>
          <table:table-cell office:value-type="float" office:value="12200144" table:style-name="ce4">
            <text:p>12200144</text:p>
          </table:table-cell>
          <table:table-cell office:value-type="float" office:value="1.5587999999999999E-2" table:style-name="ce4">
            <text:p>0.01558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4870000000000002E-2" table:style-name="ce4">
            <text:p>0.05487</text:p>
          </table:table-cell>
          <table:table-cell office:value-type="string" table:style-name="ce4">
            <text:p>40200010L</text:p>
          </table:table-cell>
          <table:table-cell office:value-type="float" office:value="3.4290000000000002E-3" table:style-name="ce4">
            <text:p>0.003429</text:p>
          </table:table-cell>
          <table:table-cell office:value-type="string" table:style-name="ce4">
            <text:p>40200003L</text:p>
          </table:table-cell>
          <table:table-cell office:value-type="float" office:value="1.0293E-2" table:style-name="ce4">
            <text:p>0.01029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POMME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5.0050999999999998E-2" table:style-name="ce4">
            <text:p>0.050051</text:p>
          </table:table-cell>
          <table:table-cell office:value-type="string" table:style-name="ce4">
            <text:p>12130006L</text:p>
          </table:table-cell>
          <table:table-cell office:value-type="float" office:value="2.4080000000000001E-2" table:style-name="ce4">
            <text:p>0.02408</text:p>
          </table:table-cell>
          <table:table-cell office:value-type="string" table:style-name="ce4">
            <text:p>12130002L</text:p>
          </table:table-cell>
          <table:table-cell office:value-type="float" office:value="3.8556E-2" table:style-name="ce4">
            <text:p>0.038556</text:p>
          </table:table-cell>
          <table:table-cell office:value-type="string" table:style-name="ce4">
            <text:p>40200009L</text:p>
          </table:table-cell>
          <table:table-cell office:value-type="float" office:value="0.15965299999999999" table:style-name="ce4">
            <text:p>0.159653</text:p>
          </table:table-cell>
          <table:table-cell office:value-type="float" office:value="12200125" table:style-name="ce4">
            <text:p>12200125</text:p>
          </table:table-cell>
          <table:table-cell office:value-type="float" office:value="3.0330000000000001E-3" table:style-name="ce4">
            <text:p>0.003033</text:p>
          </table:table-cell>
          <table:table-cell office:value-type="float" office:value="12200126" table:style-name="ce4">
            <text:p>12200126</text:p>
          </table:table-cell>
          <table:table-cell office:value-type="float" office:value="1.0640000000000001E-3" table:style-name="ce4">
            <text:p>0.00106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4180000000000001E-2" table:style-name="ce4">
            <text:p>0.06418</text:p>
          </table:table-cell>
          <table:table-cell office:value-type="string" table:style-name="ce4">
            <text:p>40200010L</text:p>
          </table:table-cell>
          <table:table-cell office:value-type="float" office:value="4.0109999999999998E-3" table:style-name="ce4">
            <text:p>0.004011</text:p>
          </table:table-cell>
          <table:table-cell office:value-type="string" table:style-name="ce4">
            <text:p>40200003L</text:p>
          </table:table-cell>
          <table:table-cell office:value-type="float" office:value="1.2033E-2" table:style-name="ce4">
            <text:p>0.01203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PECHE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1.6670000000000001E-2" table:style-name="ce4">
            <text:p>0.01667</text:p>
          </table:table-cell>
          <table:table-cell office:value-type="string" table:style-name="ce4">
            <text:p>12130004L</text:p>
          </table:table-cell>
          <table:table-cell office:value-type="float" office:value="1.7860000000000001E-2" table:style-name="ce4">
            <text:p>0.01786</text:p>
          </table:table-cell>
          <table:table-cell office:value-type="string" table:style-name="ce4">
            <text:p>12130009L</text:p>
          </table:table-cell>
          <table:table-cell office:value-type="float" office:value="0.14704" table:style-name="ce4">
            <text:p>0.14704</text:p>
          </table:table-cell>
          <table:table-cell office:value-type="string" table:style-name="ce4">
            <text:p>40200009L</text:p>
          </table:table-cell>
          <table:table-cell office:value-type="float" office:value="1.361E-3" table:style-name="ce4">
            <text:p>0.001361</text:p>
          </table:table-cell>
          <table:table-cell office:value-type="float" office:value="12200121" table:style-name="ce4">
            <text:p>12200121</text:p>
          </table:table-cell>
          <table:table-cell office:value-type="float" office:value="1.3506000000000001E-2" table:style-name="ce4">
            <text:p>0.013506</text:p>
          </table:table-cell>
          <table:table-cell office:value-type="float" office:value="12200122" table:style-name="ce4">
            <text:p>12200122</text:p>
          </table:table-cell>
          <table:table-cell office:value-type="float" office:value="1.3887E-2" table:style-name="ce4">
            <text:p>0.013887</text:p>
          </table:table-cell>
          <table:table-cell office:value-type="float" office:value="12200123" table:style-name="ce4">
            <text:p>122001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0000000000003E-2" table:style-name="ce4">
            <text:p>0.05016</text:p>
          </table:table-cell>
          <table:table-cell office:value-type="string" table:style-name="ce4">
            <text:p>40200010L</text:p>
          </table:table-cell>
          <table:table-cell office:value-type="float" office:value="3.0999999999999999E-3" table:style-name="ce4">
            <text:p>0.0031</text:p>
          </table:table-cell>
          <table:table-cell office:value-type="string" table:style-name="ce4">
            <text:p>40200003L</text:p>
          </table:table-cell>
          <table:table-cell office:value-type="float" office:value="9.4000000000000004E-3" table:style-name="ce4">
            <text:p>0.009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CITRON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5.3010000000000002E-2" table:style-name="ce4">
            <text:p>0.05301</text:p>
          </table:table-cell>
          <table:table-cell office:value-type="string" table:style-name="ce4">
            <text:p>12130006L</text:p>
          </table:table-cell>
          <table:table-cell office:value-type="float" office:value="2.2919999999999999E-2" table:style-name="ce4">
            <text:p>0.02292</text:p>
          </table:table-cell>
          <table:table-cell office:value-type="string" table:style-name="ce4">
            <text:p>12130002L</text:p>
          </table:table-cell>
          <table:table-cell office:value-type="float" office:value="1.4371999999999999E-2" table:style-name="ce4">
            <text:p>0.014372</text:p>
          </table:table-cell>
          <table:table-cell office:value-type="string" table:style-name="ce4">
            <text:p>40200009L</text:p>
          </table:table-cell>
          <table:table-cell office:value-type="float" office:value="0.15960299999999999" table:style-name="ce4">
            <text:p>0.159603</text:p>
          </table:table-cell>
          <table:table-cell office:value-type="float" office:value="12200123" table:style-name="ce4">
            <text:p>12200123</text:p>
          </table:table-cell>
          <table:table-cell office:value-type="float" office:value="5.6309999999999997E-3" table:style-name="ce4">
            <text:p>0.005631</text:p>
          </table:table-cell>
          <table:table-cell office:value-type="float" office:value="12200124" table:style-name="ce4">
            <text:p>12200124</text:p>
          </table:table-cell>
          <table:table-cell office:value-type="float" office:value="6.4300000000000002E-4" table:style-name="ce4">
            <text:p>0.00064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9208999999999998E-2" table:style-name="ce4">
            <text:p>0.059209</text:p>
          </table:table-cell>
          <table:table-cell office:value-type="string" table:style-name="ce4">
            <text:p>40200010L</text:p>
          </table:table-cell>
          <table:table-cell office:value-type="float" office:value="3.7000000000000002E-3" table:style-name="ce4">
            <text:p>0.0037</text:p>
          </table:table-cell>
          <table:table-cell office:value-type="string" table:style-name="ce4">
            <text:p>40200003L</text:p>
          </table:table-cell>
          <table:table-cell office:value-type="float" office:value="1.1101E-2" table:style-name="ce4">
            <text:p>0.01110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RESHKY POMME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4L</text:p>
          </table:table-cell>
          <table:table-cell office:value-type="float" office:value="4.8030000000000003E-2" table:style-name="ce4">
            <text:p>0.04803</text:p>
          </table:table-cell>
          <table:table-cell office:value-type="string" table:style-name="ce4">
            <text:p>12130002L</text:p>
          </table:table-cell>
          <table:table-cell office:value-type="float" office:value="3.1739999999999997E-2" table:style-name="ce4">
            <text:p>0.03174</text:p>
          </table:table-cell>
          <table:table-cell office:value-type="string" table:style-name="ce4">
            <text:p>12130005L</text:p>
          </table:table-cell>
          <table:table-cell office:value-type="float" office:value="2.3959999999999999E-2" table:style-name="ce4">
            <text:p>0.02396</text:p>
          </table:table-cell>
          <table:table-cell office:value-type="string" table:style-name="ce4">
            <text:p>40200009L</text:p>
          </table:table-cell>
          <table:table-cell office:value-type="float" office:value="0.13397999999999999" table:style-name="ce4">
            <text:p>0.13398</text:p>
          </table:table-cell>
          <table:table-cell office:value-type="string" table:style-name="ce4">
            <text:p>12130008L</text:p>
          </table:table-cell>
          <table:table-cell office:value-type="float" office:value="2.0205000000000001E-2" table:style-name="ce4">
            <text:p>0.02020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0.90969999999999995" table:style-name="ce4">
            <text:p>0.9097</text:p>
          </table:table-cell>
          <table:table-cell office:value-type="string" table:style-name="ce4">
            <text:p>40200010L</text:p>
          </table:table-cell>
          <table:table-cell office:value-type="float" office:value="3.7200000000000002E-3" table:style-name="ce4">
            <text:p>0.00372</text:p>
          </table:table-cell>
          <table:table-cell office:value-type="string" table:style-name="ce4">
            <text:p>40200003L</text:p>
          </table:table-cell>
          <table:table-cell office:value-type="float" office:value="1.1180000000000001E-2" table:style-name="ce4">
            <text:p>0.0111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ORANGE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3L</text:p>
          </table:table-cell>
          <table:table-cell office:value-type="float" office:value="2.9089E-2" table:style-name="ce4">
            <text:p>0.029089</text:p>
          </table:table-cell>
          <table:table-cell office:value-type="string" table:style-name="ce4">
            <text:p>12130004L</text:p>
          </table:table-cell>
          <table:table-cell office:value-type="float" office:value="4.8133000000000002E-2" table:style-name="ce4">
            <text:p>0.048133</text:p>
          </table:table-cell>
          <table:table-cell office:value-type="string" table:style-name="ce4">
            <text:p>12130009L</text:p>
          </table:table-cell>
          <table:table-cell office:value-type="float" office:value="0.160714" table:style-name="ce4">
            <text:p>0.160714</text:p>
          </table:table-cell>
          <table:table-cell office:value-type="float" office:value="12200127" table:style-name="ce4">
            <text:p>12200127</text:p>
          </table:table-cell>
          <table:table-cell office:value-type="float" office:value="1.5133000000000001E-2" table:style-name="ce4">
            <text:p>0.015133</text:p>
          </table:table-cell>
          <table:table-cell office:value-type="float" office:value="12200128" table:style-name="ce4">
            <text:p>12200128</text:p>
          </table:table-cell>
          <table:table-cell office:value-type="float" office:value="5.3499999999999999E-4" table:style-name="ce4">
            <text:p>0.000535</text:p>
          </table:table-cell>
          <table:table-cell office:value-type="float" office:value="12200129" table:style-name="ce4">
            <text:p>12200129</text:p>
          </table:table-cell>
          <table:table-cell office:value-type="float" office:value="5.424E-3" table:style-name="ce4">
            <text:p>0.0054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0111999999999999E-2" table:style-name="ce4">
            <text:p>0.060112</text:p>
          </table:table-cell>
          <table:table-cell office:value-type="string" table:style-name="ce4">
            <text:p>40200010L</text:p>
          </table:table-cell>
          <table:table-cell office:value-type="float" office:value="3.7569999999999999E-3" table:style-name="ce4">
            <text:p>0.003757</text:p>
          </table:table-cell>
          <table:table-cell office:value-type="string" table:style-name="ce4">
            <text:p>40200003L</text:p>
          </table:table-cell>
          <table:table-cell office:value-type="float" office:value="1.1270000000000001E-2" table:style-name="ce4">
            <text:p>0.0112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COCKTAIL STILL 2L</text:p>
          </table:table-cell>
          <table:table-cell office:value-type="float" office:value="300" table:style-name="ce3">
            <text:p>300</text:p>
          </table:table-cell>
          <table:table-cell office:value-type="float" office:value="650" table:style-name="ce3">
            <text:p>65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MANGUE STILL 2L</text:p>
          </table:table-cell>
          <table:table-cell office:value-type="float" office:value="300" table:style-name="ce3">
            <text:p>300</text:p>
          </table:table-cell>
          <table:table-cell office:value-type="float" office:value="650" table:style-name="ce3">
            <text:p>65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US ORANGE STILL 2L</text:p>
          </table:table-cell>
          <table:table-cell office:value-type="float" office:value="300" table:style-name="ce3">
            <text:p>300</text:p>
          </table:table-cell>
          <table:table-cell office:value-type="float" office:value="650" table:style-name="ce3">
            <text:p>65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49E-2" table:style-name="ce4">
            <text:p>0.0149</text:p>
          </table:table-cell>
          <table:table-cell office:value-type="string" table:style-name="ce4">
            <text:p>12130003L</text:p>
          </table:table-cell>
          <table:table-cell office:value-type="float" office:value="5.1739999999999998E-3" table:style-name="ce4">
            <text:p>0.005174</text:p>
          </table:table-cell>
          <table:table-cell office:value-type="string" table:style-name="ce4">
            <text:p>12130004L</text:p>
          </table:table-cell>
          <table:table-cell office:value-type="float" office:value="4.2729999999999997E-2" table:style-name="ce4">
            <text:p>0.04273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9L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12200027" table:style-name="ce4">
            <text:p>12200027</text:p>
          </table:table-cell>
          <table:table-cell office:value-type="float" office:value="1.18E-2" table:style-name="ce4">
            <text:p>0.0118</text:p>
          </table:table-cell>
          <table:table-cell office:value-type="float" office:value="12200026" table:style-name="ce4">
            <text:p>12200026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900000000000002E-2" table:style-name="ce4">
            <text:p>0.0439</text:p>
          </table:table-cell>
          <table:table-cell office:value-type="string" table:style-name="ce4">
            <text:p>40200010L</text:p>
          </table:table-cell>
          <table:table-cell office:value-type="float" office:value="2.7399999999999998E-3" table:style-name="ce4">
            <text:p>0.00274</text:p>
          </table:table-cell>
          <table:table-cell office:value-type="string" table:style-name="ce4">
            <text:p>40200003L</text:p>
          </table:table-cell>
          <table:table-cell office:value-type="float" office:value="8.2299999999999995E-3" table:style-name="ce4">
            <text:p>0.008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ABY LAIT</text:p>
          </table:table-cell>
          <table:table-cell office:value-type="float" office:value="250" table:style-name="ce3">
            <text:p>250</text:p>
          </table:table-cell>
          <table:table-cell office:value-type="float" office:value="950" table:style-name="ce3">
            <text:p>950</text:p>
          </table:table-cell>
          <table:table-cell office:value-type="float" office:value="0.91" table:style-name="ce3">
            <text:p>0.91</text:p>
          </table:table-cell>
          <table:table-cell office:value-type="float" office:value="40" table:style-name="ce3">
            <text:p>40</text:p>
          </table:table-cell>
          <table:table-cell office:value-type="float" office:value="12200037" table:style-name="ce4">
            <text:p>12200037</text:p>
          </table:table-cell>
          <table:table-cell office:value-type="float" office:value="1E-4" table:style-name="ce4">
            <text:p>0.0001</text:p>
          </table:table-cell>
          <table:table-cell office:value-type="string" table:style-name="ce4">
            <text:p>12130005L</text:p>
          </table:table-cell>
          <table:table-cell office:value-type="float" office:value="5.1299999999999998E-2" table:style-name="ce4">
            <text:p>0.0513</text:p>
          </table:table-cell>
          <table:table-cell office:value-type="string" table:style-name="ce4">
            <text:p>12130008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4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3L</text:p>
          </table:table-cell>
          <table:table-cell office:value-type="float" office:value="1.8E-3" table:style-name="ce4">
            <text:p>0.0018</text:p>
          </table:table-cell>
          <table:table-cell office:value-type="string" table:style-name="ce4">
            <text:p>40200009L</text:p>
          </table:table-cell>
          <table:table-cell office:value-type="float" office:value="9.4899999999999998E-2" table:style-name="ce4">
            <text:p>0.094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600000000000002E-2" table:style-name="ce4">
            <text:p>0.0386</text:p>
          </table:table-cell>
          <table:table-cell office:value-type="string" table:style-name="ce4">
            <text:p>40200010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40200003L</text:p>
          </table:table-cell>
          <table:table-cell office:value-type="float" office:value="7.1999999999999998E-3" table:style-name="ce4">
            <text:p>0.007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HELEN CACAO</text:p>
          </table:table-cell>
          <table:table-cell office:value-type="float" office:value="250" table:style-name="ce3">
            <text:p>250</text:p>
          </table:table-cell>
          <table:table-cell office:value-type="float" office:value="950" table:style-name="ce3">
            <text:p>950</text:p>
          </table:table-cell>
          <table:table-cell office:value-type="float" office:value="0.91" table:style-name="ce3">
            <text:p>0.91</text:p>
          </table:table-cell>
          <table:table-cell office:value-type="float" office:value="40" table:style-name="ce3">
            <text:p>40</text:p>
          </table:table-cell>
          <table:table-cell office:value-type="float" office:value="12200037" table:style-name="ce4">
            <text:p>12200037</text:p>
          </table:table-cell>
          <table:table-cell office:value-type="float" office:value="1E-4" table:style-name="ce4">
            <text:p>0.0001</text:p>
          </table:table-cell>
          <table:table-cell office:value-type="string" table:style-name="ce4">
            <text:p>12130005L</text:p>
          </table:table-cell>
          <table:table-cell office:value-type="float" office:value="9.7699999999999992E-3" table:style-name="ce4">
            <text:p>0.00977</text:p>
          </table:table-cell>
          <table:table-cell office:value-type="string" table:style-name="ce4">
            <text:p>12130008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12130004L</text:p>
          </table:table-cell>
          <table:table-cell office:value-type="float" office:value="4.4200000000000003E-2" table:style-name="ce4">
            <text:p>0.0442</text:p>
          </table:table-cell>
          <table:table-cell office:value-type="string" table:style-name="ce4">
            <text:p>12130003L</text:p>
          </table:table-cell>
          <table:table-cell office:value-type="float" office:value="1.8E-3" table:style-name="ce4">
            <text:p>0.0018</text:p>
          </table:table-cell>
          <table:table-cell office:value-type="string" table:style-name="ce4">
            <text:p>40200009L</text:p>
          </table:table-cell>
          <table:table-cell office:value-type="float" office:value="9.4899999999999998E-2" table:style-name="ce4">
            <text:p>0.094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600000000000002E-2" table:style-name="ce4">
            <text:p>0.0386</text:p>
          </table:table-cell>
          <table:table-cell office:value-type="string" table:style-name="ce4">
            <text:p>40200010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40200003L</text:p>
          </table:table-cell>
          <table:table-cell office:value-type="float" office:value="7.1999999999999998E-3" table:style-name="ce4">
            <text:p>0.007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CA-COLA 0.33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4.4000000000000003E-3" table:style-name="ce4">
            <text:p>0.0044</text:p>
          </table:table-cell>
          <table:table-cell office:value-type="string" table:style-name="ce4">
            <text:p>40200009L</text:p>
          </table:table-cell>
          <table:table-cell office:value-type="float" office:value="0.13439999999999999" table:style-name="ce4">
            <text:p>0.1344</text:p>
          </table:table-cell>
          <table:table-cell office:value-type="string" table:style-name="ce4">
            <text:p>12180001L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12200028" table:style-name="ce4">
            <text:p>12200028</text:p>
          </table:table-cell>
          <table:table-cell office:value-type="float" office:value="0.112" table:style-name="ce4">
            <text:p>0.11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2E-2" table:style-name="ce4">
            <text:p>0.062</text:p>
          </table:table-cell>
          <table:table-cell office:value-type="string" table:style-name="ce4">
            <text:p>40200010L</text:p>
          </table:table-cell>
          <table:table-cell office:value-type="float" office:value="3.8E-3" table:style-name="ce4">
            <text:p>0.0038</text:p>
          </table:table-cell>
          <table:table-cell office:value-type="string" table:style-name="ce4">
            <text:p>40200003L</text:p>
          </table:table-cell>
          <table:table-cell office:value-type="float" office:value="1.1599999999999999E-2" table:style-name="ce4">
            <text:p>0.01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CA-COLA 1L</text:p>
          </table:table-cell>
          <table:table-cell office:value-type="float" office:value="300" table:style-name="ce3">
            <text:p>300</text:p>
          </table:table-cell>
          <table:table-cell office:value-type="float" office:value="735" table:style-name="ce3">
            <text:p>735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5L</text:p>
          </table:table-cell>
          <table:table-cell office:value-type="float" office:value="4.4000000000000003E-3" table:style-name="ce4">
            <text:p>0.0044</text:p>
          </table:table-cell>
          <table:table-cell office:value-type="string" table:style-name="ce4">
            <text:p>40200009L</text:p>
          </table:table-cell>
          <table:table-cell office:value-type="float" office:value="0.13439999999999999" table:style-name="ce4">
            <text:p>0.1344</text:p>
          </table:table-cell>
          <table:table-cell office:value-type="string" table:style-name="ce4">
            <text:p>12180001L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12200028" table:style-name="ce4">
            <text:p>12200028</text:p>
          </table:table-cell>
          <table:table-cell office:value-type="float" office:value="0.112" table:style-name="ce4">
            <text:p>0.11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2E-2" table:style-name="ce4">
            <text:p>0.062</text:p>
          </table:table-cell>
          <table:table-cell office:value-type="string" table:style-name="ce4">
            <text:p>40200010L</text:p>
          </table:table-cell>
          <table:table-cell office:value-type="float" office:value="3.8E-3" table:style-name="ce4">
            <text:p>0.0038</text:p>
          </table:table-cell>
          <table:table-cell office:value-type="string" table:style-name="ce4">
            <text:p>40200003L</text:p>
          </table:table-cell>
          <table:table-cell office:value-type="float" office:value="1.1599999999999999E-2" table:style-name="ce4">
            <text:p>0.01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PLA 1L</text:p>
          </table:table-cell>
          <table:table-cell office:value-type="float" office:value="300" table:style-name="ce3">
            <text:p>300</text:p>
          </table:table-cell>
          <table:table-cell office:value-type="float" office:value="753" table:style-name="ce3">
            <text:p>753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8L</text:p>
          </table:table-cell>
          <table:table-cell office:value-type="float" office:value="2.181E-2" table:style-name="ce4">
            <text:p>0.02181</text:p>
          </table:table-cell>
          <table:table-cell office:value-type="string" table:style-name="ce4">
            <text:p>12130002L</text:p>
          </table:table-cell>
          <table:table-cell office:value-type="float" office:value="3.4484000000000001E-2" table:style-name="ce4">
            <text:p>0.034484</text:p>
          </table:table-cell>
          <table:table-cell office:value-type="string" table:style-name="ce4">
            <text:p>12130005L</text:p>
          </table:table-cell>
          <table:table-cell office:value-type="float" office:value="1.3075E-2" table:style-name="ce4">
            <text:p>0.013075</text:p>
          </table:table-cell>
          <table:table-cell office:value-type="string" table:style-name="ce4">
            <text:p>12130004L</text:p>
          </table:table-cell>
          <table:table-cell office:value-type="float" office:value="6.2226999999999998E-2" table:style-name="ce4">
            <text:p>0.062227</text:p>
          </table:table-cell>
          <table:table-cell office:value-type="string" table:style-name="ce4">
            <text:p>12130003L</text:p>
          </table:table-cell>
          <table:table-cell office:value-type="float" office:value="3.2550000000000001E-3" table:style-name="ce4">
            <text:p>0.003255</text:p>
          </table:table-cell>
          <table:table-cell office:value-type="string" table:style-name="ce4">
            <text:p>40200009L</text:p>
          </table:table-cell>
          <table:table-cell office:value-type="float" office:value="0.12352" table:style-name="ce4">
            <text:p>0.123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9659999999999998E-2" table:style-name="ce4">
            <text:p>0.05966</text:p>
          </table:table-cell>
          <table:table-cell office:value-type="string" table:style-name="ce4">
            <text:p>40200010L</text:p>
          </table:table-cell>
          <table:table-cell office:value-type="float" office:value="3.7000000000000002E-3" table:style-name="ce4">
            <text:p>0.0037</text:p>
          </table:table-cell>
          <table:table-cell office:value-type="string" table:style-name="ce4">
            <text:p>40200003L</text:p>
          </table:table-cell>
          <table:table-cell office:value-type="float" office:value="1.1186E-2" table:style-name="ce4">
            <text:p>0.01118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CHWEPPES CITRON 1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float" office:value="12200078" table:style-name="ce4">
            <text:p>12200078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2L</text:p>
          </table:table-cell>
          <table:table-cell office:value-type="float" office:value="4.2999999999999997E-2" table:style-name="ce4">
            <text:p>0.043</text:p>
          </table:table-cell>
          <table:table-cell office:value-type="string" table:style-name="ce4">
            <text:p>12130006L</text:p>
          </table:table-cell>
          <table:table-cell office:value-type="float" office:value="3.9E-2" table:style-name="ce4">
            <text:p>0.039</text:p>
          </table:table-cell>
          <table:table-cell office:value-type="float" office:value="40200009" table:style-name="ce4">
            <text:p>40200009</text:p>
          </table:table-cell>
          <table:table-cell office:value-type="float" office:value="9.8000000000000004E-2" table:style-name="ce4">
            <text:p>0.098</text:p>
          </table:table-cell>
          <table:table-cell office:value-type="string" table:style-name="ce4">
            <text:p>12180001L</text:p>
          </table:table-cell>
          <table:table-cell office:value-type="float" office:value="9.7999999999999997E-3" table:style-name="ce4">
            <text:p>0.0098</text:p>
          </table:table-cell>
          <table:table-cell office:value-type="float" office:value="12200077" table:style-name="ce4">
            <text:p>12200077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299999999999998E-2" table:style-name="ce4">
            <text:p>0.0433</text:p>
          </table:table-cell>
          <table:table-cell office:value-type="string" table:style-name="ce4">
            <text:p>40200010L</text:p>
          </table:table-cell>
          <table:table-cell office:value-type="float" office:value="2.7000000000000001E-3" table:style-name="ce4">
            <text:p>0.0027</text:p>
          </table:table-cell>
          <table:table-cell office:value-type="string" table:style-name="ce4">
            <text:p>40200003L</text:p>
          </table:table-cell>
          <table:table-cell office:value-type="float" office:value="8.0999999999999996E-3" table:style-name="ce4">
            <text:p>0.008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EYA 2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3.1550000000000002E-2" table:style-name="ce4">
            <text:p>0.03155</text:p>
          </table:table-cell>
          <table:table-cell office:value-type="string" table:style-name="ce4">
            <text:p>12130001L</text:p>
          </table:table-cell>
          <table:table-cell office:value-type="float" office:value="0.12615999999999999" table:style-name="ce4">
            <text:p>0.12616</text:p>
          </table:table-cell>
          <table:table-cell office:value-type="float" office:value="12200150" table:style-name="ce4">
            <text:p>12200150</text:p>
          </table:table-cell>
          <table:table-cell office:value-type="float" office:value="2.3739999999999998E-3" table:style-name="ce4">
            <text:p>0.002374</text:p>
          </table:table-cell>
          <table:table-cell office:value-type="float" office:value="12200151" table:style-name="ce4">
            <text:p>12200151</text:p>
          </table:table-cell>
          <table:table-cell office:value-type="float" office:value="1.0187E-2" table:style-name="ce4">
            <text:p>0.010187</text:p>
          </table:table-cell>
          <table:table-cell office:value-type="float" office:value="12200152" table:style-name="ce4">
            <text:p>12200152</text:p>
          </table:table-cell>
          <table:table-cell office:value-type="float" office:value="8.7000000000000001E-4" table:style-name="ce4">
            <text:p>0.00087</text:p>
          </table:table-cell>
          <table:table-cell office:value-type="float" office:value="12200153" table:style-name="ce4">
            <text:p>12200153</text:p>
          </table:table-cell>
          <table:table-cell office:value-type="float" office:value="4.1399999999999998E-4" table:style-name="ce4">
            <text:p>0.00041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350000000000002E-2" table:style-name="ce4">
            <text:p>0.03835</text:p>
          </table:table-cell>
          <table:table-cell office:value-type="string" table:style-name="ce4">
            <text:p>40200010L</text:p>
          </table:table-cell>
          <table:table-cell office:value-type="float" office:value="2.3969999999999998E-3" table:style-name="ce4">
            <text:p>0.002397</text:p>
          </table:table-cell>
          <table:table-cell office:value-type="string" table:style-name="ce4">
            <text:p>40200003L</text:p>
          </table:table-cell>
          <table:table-cell office:value-type="float" office:value="7.1910000000000003E-3" table:style-name="ce4">
            <text:p>0.00719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QUALINE 2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float" office:value="12200078" table:style-name="ce4">
            <text:p>12200078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2L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12200077" table:style-name="ce4">
            <text:p>12200077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12130006L</text:p>
          </table:table-cell>
          <table:table-cell office:value-type="float" office:value="3.9E-2" table:style-name="ce4">
            <text:p>0.039</text:p>
          </table:table-cell>
          <table:table-cell office:value-type="string" table:style-name="ce4">
            <text:p>40200009L</text:p>
          </table:table-cell>
          <table:table-cell office:value-type="float" office:value="9.8000000000000004E-2" table:style-name="ce4">
            <text:p>0.09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3299999999999998E-2" table:style-name="ce4">
            <text:p>0.0433</text:p>
          </table:table-cell>
          <table:table-cell office:value-type="string" table:style-name="ce4">
            <text:p>40200010L</text:p>
          </table:table-cell>
          <table:table-cell office:value-type="float" office:value="2.7000000000000001E-3" table:style-name="ce4">
            <text:p>0.0027</text:p>
          </table:table-cell>
          <table:table-cell office:value-type="string" table:style-name="ce4">
            <text:p>40200003L</text:p>
          </table:table-cell>
          <table:table-cell office:value-type="float" office:value="8.0999999999999996E-3" table:style-name="ce4">
            <text:p>0.008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NYA 1.7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7000000000000001E-2" table:style-name="ce4">
            <text:p>0.017</text:p>
          </table:table-cell>
          <table:table-cell office:value-type="string" table:style-name="ce4">
            <text:p>12130003L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12130004L</text:p>
          </table:table-cell>
          <table:table-cell office:value-type="float" office:value="1.2500000000000001E-2" table:style-name="ce4">
            <text:p>0.0125</text:p>
          </table:table-cell>
          <table:table-cell office:value-type="string" table:style-name="ce4">
            <text:p>12130006L</text:p>
          </table:table-cell>
          <table:table-cell office:value-type="float" office:value="4.1000000000000003E-3" table:style-name="ce4">
            <text:p>0.0041</text:p>
          </table:table-cell>
          <table:table-cell office:value-type="string" table:style-name="ce4">
            <text:p>12130008L</text:p>
          </table:table-cell>
          <table:table-cell office:value-type="float" office:value="2.4E-2" table:style-name="ce4">
            <text:p>0.024</text:p>
          </table:table-cell>
          <table:table-cell office:value-type="float" office:value="12200063" table:style-name="ce4">
            <text:p>12200063</text:p>
          </table:table-cell>
          <table:table-cell office:value-type="float" office:value="2.1999999999999999E-2" table:style-name="ce4">
            <text:p>0.022</text:p>
          </table:table-cell>
          <table:table-cell office:value-type="float" office:value="12200064" table:style-name="ce4">
            <text:p>12200064</text:p>
          </table:table-cell>
          <table:table-cell office:value-type="float" office:value="1.6999999999999999E-3" table:style-name="ce4">
            <text:p>0.00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7699999999999999E-2" table:style-name="ce4">
            <text:p>0.0477</text:p>
          </table:table-cell>
          <table:table-cell office:value-type="string" table:style-name="ce4">
            <text:p>40200010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40200003L</text:p>
          </table:table-cell>
          <table:table-cell office:value-type="float" office:value="8.8999999999999999E-3" table:style-name="ce4">
            <text:p>0.008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CHWEPPS ANNAS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40200009L</text:p>
          </table:table-cell>
          <table:table-cell office:value-type="float" office:value="0.12130000000000001" table:style-name="ce4">
            <text:p>0.1213</text:p>
          </table:table-cell>
          <table:table-cell office:value-type="string" table:style-name="ce4">
            <text:p>12130005L</text:p>
          </table:table-cell>
          <table:table-cell office:value-type="float" office:value="9.6810000000000004E-3" table:style-name="ce4">
            <text:p>0.009681</text:p>
          </table:table-cell>
          <table:table-cell office:value-type="string" table:style-name="ce4">
            <text:p>12130008L</text:p>
          </table:table-cell>
          <table:table-cell office:value-type="float" office:value="1.23E-3" table:style-name="ce4">
            <text:p>0.00123</text:p>
          </table:table-cell>
          <table:table-cell office:value-type="string" table:style-name="ce4">
            <text:p>12130013L</text:p>
          </table:table-cell>
          <table:table-cell office:value-type="float" office:value="3.3505E-2" table:style-name="ce4">
            <text:p>0.033505</text:p>
          </table:table-cell>
          <table:table-cell office:value-type="float" office:value="12200135" table:style-name="ce4">
            <text:p>12200135</text:p>
          </table:table-cell>
          <table:table-cell office:value-type="float" office:value="2.6421E-2" table:style-name="ce4">
            <text:p>0.026421</text:p>
          </table:table-cell>
          <table:table-cell office:value-type="float" office:value="12200134" table:style-name="ce4">
            <text:p>12200134</text:p>
          </table:table-cell>
          <table:table-cell office:value-type="float" office:value="1.2142999999999999E-2" table:style-name="ce4">
            <text:p>0.01214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7449999999999999E-2" table:style-name="ce4">
            <text:p>0.04745</text:p>
          </table:table-cell>
          <table:table-cell office:value-type="string" table:style-name="ce4">
            <text:p>40200010L</text:p>
          </table:table-cell>
          <table:table-cell office:value-type="float" office:value="2.9659999999999999E-3" table:style-name="ce4">
            <text:p>0.002966</text:p>
          </table:table-cell>
          <table:table-cell office:value-type="string" table:style-name="ce4">
            <text:p>40200003L</text:p>
          </table:table-cell>
          <table:table-cell office:value-type="float" office:value="8.8979999999999997E-3" table:style-name="ce4">
            <text:p>0.00889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NNADA BITTER 1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6.4499999999999996E-4" table:style-name="ce4">
            <text:p>0.000645</text:p>
          </table:table-cell>
          <table:table-cell office:value-type="string" table:style-name="ce4">
            <text:p>40200009L</text:p>
          </table:table-cell>
          <table:table-cell office:value-type="float" office:value="0.122585" table:style-name="ce4">
            <text:p>0.122585</text:p>
          </table:table-cell>
          <table:table-cell office:value-type="string" table:style-name="ce4">
            <text:p>12130003L</text:p>
          </table:table-cell>
          <table:table-cell office:value-type="float" office:value="1.07E-4" table:style-name="ce4">
            <text:p>0.000107</text:p>
          </table:table-cell>
          <table:table-cell office:value-type="string" table:style-name="ce4">
            <text:p>12130004L</text:p>
          </table:table-cell>
          <table:table-cell office:value-type="float" office:value="8.0000000000000007E-5" table:style-name="ce4">
            <text:p>0.00008</text:p>
          </table:table-cell>
          <table:table-cell office:value-type="string" table:style-name="ce4">
            <text:p>12130013L</text:p>
          </table:table-cell>
          <table:table-cell office:value-type="float" office:value="3.8879999999999998E-2" table:style-name="ce4">
            <text:p>0.03888</text:p>
          </table:table-cell>
          <table:table-cell office:value-type="float" office:value="12200136" table:style-name="ce4">
            <text:p>12200136</text:p>
          </table:table-cell>
          <table:table-cell office:value-type="float" office:value="6.794E-2" table:style-name="ce4">
            <text:p>0.06794</text:p>
          </table:table-cell>
          <table:table-cell office:value-type="float" office:value="12200137" table:style-name="ce4">
            <text:p>12200137</text:p>
          </table:table-cell>
          <table:table-cell office:value-type="float" office:value="1.6410000000000001E-2" table:style-name="ce4">
            <text:p>0.01641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5830000000000003E-2" table:style-name="ce4">
            <text:p>0.04583</text:p>
          </table:table-cell>
          <table:table-cell office:value-type="string" table:style-name="ce4">
            <text:p>40200010L</text:p>
          </table:table-cell>
          <table:table-cell office:value-type="float" office:value="2.8639999999999998E-3" table:style-name="ce4">
            <text:p>0.002864</text:p>
          </table:table-cell>
          <table:table-cell office:value-type="string" table:style-name="ce4">
            <text:p>40200003L</text:p>
          </table:table-cell>
          <table:table-cell office:value-type="float" office:value="8.5979999999999997E-3" table:style-name="ce4">
            <text:p>0.00859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RISTALINE 0.5L</text:p>
          </table:table-cell>
          <table:table-cell office:value-type="float" office:value="300" table:style-name="ce3">
            <text:p>300</text:p>
          </table:table-cell>
          <table:table-cell office:value-type="float" office:value="752" table:style-name="ce3">
            <text:p>752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12130008L</text:p>
          </table:table-cell>
          <table:table-cell office:value-type="float" office:value="3.9119999999999997E-3" table:style-name="ce4">
            <text:p>0.003912</text:p>
          </table:table-cell>
          <table:table-cell office:value-type="float" office:value="12200163" table:style-name="ce4">
            <text:p>12200163</text:p>
          </table:table-cell>
          <table:table-cell office:value-type="float" office:value="1.0609E-2" table:style-name="ce4">
            <text:p>0.010609</text:p>
          </table:table-cell>
          <table:table-cell office:value-type="float" office:value="12200161" table:style-name="ce4">
            <text:p>12200161</text:p>
          </table:table-cell>
          <table:table-cell office:value-type="float" office:value="7.5189999999999996E-3" table:style-name="ce4">
            <text:p>0.007519</text:p>
          </table:table-cell>
          <table:table-cell office:value-type="float" office:value="12200162" table:style-name="ce4">
            <text:p>12200162</text:p>
          </table:table-cell>
          <table:table-cell office:value-type="float" office:value="1.0281E-2" table:style-name="ce4">
            <text:p>0.010281</text:p>
          </table:table-cell>
          <table:table-cell office:value-type="string" table:style-name="ce4">
            <text:p>40200009L</text:p>
          </table:table-cell>
          <table:table-cell office:value-type="float" office:value="0.13453999999999999" table:style-name="ce4">
            <text:p>0.1345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069999999999998E-2" table:style-name="ce4">
            <text:p>0.02107</text:p>
          </table:table-cell>
          <table:table-cell office:value-type="string" table:style-name="ce4">
            <text:p>40200010L</text:p>
          </table:table-cell>
          <table:table-cell office:value-type="float" office:value="1.3159999999999999E-3" table:style-name="ce4">
            <text:p>0.001316</text:p>
          </table:table-cell>
          <table:table-cell office:value-type="string" table:style-name="ce4">
            <text:p>40200003L</text:p>
          </table:table-cell>
          <table:table-cell office:value-type="float" office:value="3.9500000000000004E-3" table:style-name="ce4">
            <text:p>0.0039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EYA 0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3.1550000000000002E-2" table:style-name="ce4">
            <text:p>0.03155</text:p>
          </table:table-cell>
          <table:table-cell office:value-type="string" table:style-name="ce4">
            <text:p>12130001L</text:p>
          </table:table-cell>
          <table:table-cell office:value-type="float" office:value="0.12615999999999999" table:style-name="ce4">
            <text:p>0.12616</text:p>
          </table:table-cell>
          <table:table-cell office:value-type="float" office:value="12200150" table:style-name="ce4">
            <text:p>12200150</text:p>
          </table:table-cell>
          <table:table-cell office:value-type="float" office:value="2.3739999999999998E-3" table:style-name="ce4">
            <text:p>0.002374</text:p>
          </table:table-cell>
          <table:table-cell office:value-type="float" office:value="12200151" table:style-name="ce4">
            <text:p>12200151</text:p>
          </table:table-cell>
          <table:table-cell office:value-type="float" office:value="1.0187E-2" table:style-name="ce4">
            <text:p>0.010187</text:p>
          </table:table-cell>
          <table:table-cell office:value-type="float" office:value="12200152" table:style-name="ce4">
            <text:p>12200152</text:p>
          </table:table-cell>
          <table:table-cell office:value-type="float" office:value="8.7000000000000001E-4" table:style-name="ce4">
            <text:p>0.00087</text:p>
          </table:table-cell>
          <table:table-cell office:value-type="float" office:value="12200153" table:style-name="ce4">
            <text:p>12200153</text:p>
          </table:table-cell>
          <table:table-cell office:value-type="float" office:value="4.1399999999999998E-4" table:style-name="ce4">
            <text:p>0.00041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350000000000002E-2" table:style-name="ce4">
            <text:p>0.03835</text:p>
          </table:table-cell>
          <table:table-cell office:value-type="string" table:style-name="ce4">
            <text:p>40200010L</text:p>
          </table:table-cell>
          <table:table-cell office:value-type="float" office:value="2.3969999999999998E-3" table:style-name="ce4">
            <text:p>0.002397</text:p>
          </table:table-cell>
          <table:table-cell office:value-type="string" table:style-name="ce4">
            <text:p>40200003L</text:p>
          </table:table-cell>
          <table:table-cell office:value-type="float" office:value="7.1910000000000003E-3" table:style-name="ce4">
            <text:p>0.00719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IAN 1.5L</text:p>
          </table:table-cell>
          <table:table-cell office:value-type="float" office:value="300" table:style-name="ce3">
            <text:p>300</text:p>
          </table:table-cell>
          <table:table-cell office:value-type="float" office:value="720" table:style-name="ce3">
            <text:p>7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6.1999999999999998E-3" table:style-name="ce4">
            <text:p>0.0062</text:p>
          </table:table-cell>
          <table:table-cell office:value-type="string" table:style-name="ce4">
            <text:p>40200009L</text:p>
          </table:table-cell>
          <table:table-cell office:value-type="float" office:value="0.13591" table:style-name="ce4">
            <text:p>0.13591</text:p>
          </table:table-cell>
          <table:table-cell office:value-type="string" table:style-name="ce4">
            <text:p>12130008L</text:p>
          </table:table-cell>
          <table:table-cell office:value-type="float" office:value="1.176E-2" table:style-name="ce4">
            <text:p>0.01176</text:p>
          </table:table-cell>
          <table:table-cell office:value-type="float" office:value="12200100" table:style-name="ce4">
            <text:p>12200100</text:p>
          </table:table-cell>
          <table:table-cell office:value-type="float" office:value="4.8700000000000002E-3" table:style-name="ce4">
            <text:p>0.00487</text:p>
          </table:table-cell>
          <table:table-cell office:value-type="float" office:value="12200101" table:style-name="ce4">
            <text:p>12200101</text:p>
          </table:table-cell>
          <table:table-cell office:value-type="float" office:value="1.3559999999999999E-2" table:style-name="ce4">
            <text:p>0.013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9699999999999999E-2" table:style-name="ce4">
            <text:p>0.0397</text:p>
          </table:table-cell>
          <table:table-cell office:value-type="string" table:style-name="ce4">
            <text:p>40200010L</text:p>
          </table:table-cell>
          <table:table-cell office:value-type="float" office:value="2.48E-3" table:style-name="ce4">
            <text:p>0.00248</text:p>
          </table:table-cell>
          <table:table-cell office:value-type="string" table:style-name="ce4">
            <text:p>40200003L</text:p>
          </table:table-cell>
          <table:table-cell office:value-type="float" office:value="7.45E-3" table:style-name="ce4">
            <text:p>0.007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IAN 2L</text:p>
          </table:table-cell>
          <table:table-cell office:value-type="float" office:value="300" table:style-name="ce3">
            <text:p>300</text:p>
          </table:table-cell>
          <table:table-cell office:value-type="float" office:value="720" table:style-name="ce3">
            <text:p>7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6.1999999999999998E-3" table:style-name="ce4">
            <text:p>0.0062</text:p>
          </table:table-cell>
          <table:table-cell office:value-type="string" table:style-name="ce4">
            <text:p>40200009L</text:p>
          </table:table-cell>
          <table:table-cell office:value-type="float" office:value="0.13591" table:style-name="ce4">
            <text:p>0.13591</text:p>
          </table:table-cell>
          <table:table-cell office:value-type="string" table:style-name="ce4">
            <text:p>12130008L</text:p>
          </table:table-cell>
          <table:table-cell office:value-type="float" office:value="1.176E-2" table:style-name="ce4">
            <text:p>0.01176</text:p>
          </table:table-cell>
          <table:table-cell office:value-type="float" office:value="12200100" table:style-name="ce4">
            <text:p>12200100</text:p>
          </table:table-cell>
          <table:table-cell office:value-type="float" office:value="4.8700000000000002E-3" table:style-name="ce4">
            <text:p>0.00487</text:p>
          </table:table-cell>
          <table:table-cell office:value-type="float" office:value="12200101" table:style-name="ce4">
            <text:p>12200101</text:p>
          </table:table-cell>
          <table:table-cell office:value-type="float" office:value="1.3559999999999999E-2" table:style-name="ce4">
            <text:p>0.013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9699999999999999E-2" table:style-name="ce4">
            <text:p>0.0397</text:p>
          </table:table-cell>
          <table:table-cell office:value-type="string" table:style-name="ce4">
            <text:p>40200010L</text:p>
          </table:table-cell>
          <table:table-cell office:value-type="float" office:value="2.48E-3" table:style-name="ce4">
            <text:p>0.00248</text:p>
          </table:table-cell>
          <table:table-cell office:value-type="string" table:style-name="ce4">
            <text:p>40200003L</text:p>
          </table:table-cell>
          <table:table-cell office:value-type="float" office:value="7.45E-3" table:style-name="ce4">
            <text:p>0.007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IAN 0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6.1999999999999998E-3" table:style-name="ce4">
            <text:p>0.0062</text:p>
          </table:table-cell>
          <table:table-cell office:value-type="string" table:style-name="ce4">
            <text:p>40200009L</text:p>
          </table:table-cell>
          <table:table-cell office:value-type="float" office:value="0.13591" table:style-name="ce4">
            <text:p>0.13591</text:p>
          </table:table-cell>
          <table:table-cell office:value-type="string" table:style-name="ce4">
            <text:p>12130008L</text:p>
          </table:table-cell>
          <table:table-cell office:value-type="float" office:value="1.176E-2" table:style-name="ce4">
            <text:p>0.01176</text:p>
          </table:table-cell>
          <table:table-cell office:value-type="float" office:value="12200100" table:style-name="ce4">
            <text:p>12200100</text:p>
          </table:table-cell>
          <table:table-cell office:value-type="float" office:value="4.8700000000000002E-3" table:style-name="ce4">
            <text:p>0.00487</text:p>
          </table:table-cell>
          <table:table-cell office:value-type="float" office:value="12200101" table:style-name="ce4">
            <text:p>12200101</text:p>
          </table:table-cell>
          <table:table-cell office:value-type="float" office:value="1.3559999999999999E-2" table:style-name="ce4">
            <text:p>0.0135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9699999999999999E-2" table:style-name="ce4">
            <text:p>0.0397</text:p>
          </table:table-cell>
          <table:table-cell office:value-type="string" table:style-name="ce4">
            <text:p>40200010L</text:p>
          </table:table-cell>
          <table:table-cell office:value-type="float" office:value="2.48E-3" table:style-name="ce4">
            <text:p>0.00248</text:p>
          </table:table-cell>
          <table:table-cell office:value-type="string" table:style-name="ce4">
            <text:p>40200003L</text:p>
          </table:table-cell>
          <table:table-cell office:value-type="float" office:value="7.45E-3" table:style-name="ce4">
            <text:p>0.007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EYA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3.1550000000000002E-2" table:style-name="ce4">
            <text:p>0.03155</text:p>
          </table:table-cell>
          <table:table-cell office:value-type="string" table:style-name="ce4">
            <text:p>12130001L</text:p>
          </table:table-cell>
          <table:table-cell office:value-type="float" office:value="0.12615999999999999" table:style-name="ce4">
            <text:p>0.12616</text:p>
          </table:table-cell>
          <table:table-cell office:value-type="float" office:value="12200150" table:style-name="ce4">
            <text:p>12200150</text:p>
          </table:table-cell>
          <table:table-cell office:value-type="float" office:value="2.3739999999999998E-3" table:style-name="ce4">
            <text:p>0.002374</text:p>
          </table:table-cell>
          <table:table-cell office:value-type="float" office:value="12200151" table:style-name="ce4">
            <text:p>12200151</text:p>
          </table:table-cell>
          <table:table-cell office:value-type="float" office:value="1.0187E-2" table:style-name="ce4">
            <text:p>0.010187</text:p>
          </table:table-cell>
          <table:table-cell office:value-type="float" office:value="12200152" table:style-name="ce4">
            <text:p>12200152</text:p>
          </table:table-cell>
          <table:table-cell office:value-type="float" office:value="8.7000000000000001E-4" table:style-name="ce4">
            <text:p>0.00087</text:p>
          </table:table-cell>
          <table:table-cell office:value-type="float" office:value="12200153" table:style-name="ce4">
            <text:p>12200153</text:p>
          </table:table-cell>
          <table:table-cell office:value-type="float" office:value="4.1399999999999998E-4" table:style-name="ce4">
            <text:p>0.00041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8350000000000002E-2" table:style-name="ce4">
            <text:p>0.03835</text:p>
          </table:table-cell>
          <table:table-cell office:value-type="string" table:style-name="ce4">
            <text:p>40200010L</text:p>
          </table:table-cell>
          <table:table-cell office:value-type="float" office:value="2.3969999999999998E-3" table:style-name="ce4">
            <text:p>0.002397</text:p>
          </table:table-cell>
          <table:table-cell office:value-type="string" table:style-name="ce4">
            <text:p>40200003L</text:p>
          </table:table-cell>
          <table:table-cell office:value-type="float" office:value="7.1910000000000003E-3" table:style-name="ce4">
            <text:p>0.00719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RISTALINE 1.5L 2022</text:p>
          </table:table-cell>
          <table:table-cell office:value-type="float" office:value="300" table:style-name="ce3">
            <text:p>300</text:p>
          </table:table-cell>
          <table:table-cell office:value-type="float" office:value="752" table:style-name="ce3">
            <text:p>752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12130008L</text:p>
          </table:table-cell>
          <table:table-cell office:value-type="float" office:value="3.9119999999999997E-3" table:style-name="ce4">
            <text:p>0.003912</text:p>
          </table:table-cell>
          <table:table-cell office:value-type="float" office:value="12200163" table:style-name="ce4">
            <text:p>12200163</text:p>
          </table:table-cell>
          <table:table-cell office:value-type="float" office:value="1.0609E-2" table:style-name="ce4">
            <text:p>0.010609</text:p>
          </table:table-cell>
          <table:table-cell office:value-type="float" office:value="12200161" table:style-name="ce4">
            <text:p>12200161</text:p>
          </table:table-cell>
          <table:table-cell office:value-type="float" office:value="7.5189999999999996E-3" table:style-name="ce4">
            <text:p>0.007519</text:p>
          </table:table-cell>
          <table:table-cell office:value-type="float" office:value="12200162" table:style-name="ce4">
            <text:p>12200162</text:p>
          </table:table-cell>
          <table:table-cell office:value-type="float" office:value="1.0281E-2" table:style-name="ce4">
            <text:p>0.010281</text:p>
          </table:table-cell>
          <table:table-cell office:value-type="string" table:style-name="ce4">
            <text:p>40200009L</text:p>
          </table:table-cell>
          <table:table-cell office:value-type="float" office:value="0.13453999999999999" table:style-name="ce4">
            <text:p>0.1345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069999999999998E-2" table:style-name="ce4">
            <text:p>0.02107</text:p>
          </table:table-cell>
          <table:table-cell office:value-type="string" table:style-name="ce4">
            <text:p>40200010L</text:p>
          </table:table-cell>
          <table:table-cell office:value-type="float" office:value="1.3159999999999999E-3" table:style-name="ce4">
            <text:p>0.001316</text:p>
          </table:table-cell>
          <table:table-cell office:value-type="string" table:style-name="ce4">
            <text:p>40200003L</text:p>
          </table:table-cell>
          <table:table-cell office:value-type="float" office:value="3.9500000000000004E-3" table:style-name="ce4">
            <text:p>0.0039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RISTALINE 2L</text:p>
          </table:table-cell>
          <table:table-cell office:value-type="float" office:value="300" table:style-name="ce3">
            <text:p>300</text:p>
          </table:table-cell>
          <table:table-cell office:value-type="float" office:value="686" table:style-name="ce3">
            <text:p>686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12130008L</text:p>
          </table:table-cell>
          <table:table-cell office:value-type="float" office:value="3.9119999999999997E-3" table:style-name="ce4">
            <text:p>0.003912</text:p>
          </table:table-cell>
          <table:table-cell office:value-type="float" office:value="12200163" table:style-name="ce4">
            <text:p>12200163</text:p>
          </table:table-cell>
          <table:table-cell office:value-type="float" office:value="1.0609E-2" table:style-name="ce4">
            <text:p>0.010609</text:p>
          </table:table-cell>
          <table:table-cell office:value-type="float" office:value="12200161" table:style-name="ce4">
            <text:p>12200161</text:p>
          </table:table-cell>
          <table:table-cell office:value-type="float" office:value="7.5189999999999996E-3" table:style-name="ce4">
            <text:p>0.007519</text:p>
          </table:table-cell>
          <table:table-cell office:value-type="float" office:value="12200162" table:style-name="ce4">
            <text:p>12200162</text:p>
          </table:table-cell>
          <table:table-cell office:value-type="float" office:value="1.0281E-2" table:style-name="ce4">
            <text:p>0.010281</text:p>
          </table:table-cell>
          <table:table-cell office:value-type="string" table:style-name="ce4">
            <text:p>40200009L</text:p>
          </table:table-cell>
          <table:table-cell office:value-type="float" office:value="0.13453999999999999" table:style-name="ce4">
            <text:p>0.1345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069999999999998E-2" table:style-name="ce4">
            <text:p>0.02107</text:p>
          </table:table-cell>
          <table:table-cell office:value-type="string" table:style-name="ce4">
            <text:p>40200010L</text:p>
          </table:table-cell>
          <table:table-cell office:value-type="float" office:value="1.3159999999999999E-3" table:style-name="ce4">
            <text:p>0.001316</text:p>
          </table:table-cell>
          <table:table-cell office:value-type="string" table:style-name="ce4">
            <text:p>40200003L</text:p>
          </table:table-cell>
          <table:table-cell office:value-type="float" office:value="3.9500000000000004E-3" table:style-name="ce4">
            <text:p>0.0039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RISTALINE 1L</text:p>
          </table:table-cell>
          <table:table-cell office:value-type="float" office:value="300" table:style-name="ce3">
            <text:p>300</text:p>
          </table:table-cell>
          <table:table-cell office:value-type="float" office:value="752" table:style-name="ce3">
            <text:p>752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12130008L</text:p>
          </table:table-cell>
          <table:table-cell office:value-type="float" office:value="3.9119999999999997E-3" table:style-name="ce4">
            <text:p>0.003912</text:p>
          </table:table-cell>
          <table:table-cell office:value-type="float" office:value="12200163" table:style-name="ce4">
            <text:p>12200163</text:p>
          </table:table-cell>
          <table:table-cell office:value-type="float" office:value="1.0609E-2" table:style-name="ce4">
            <text:p>0.010609</text:p>
          </table:table-cell>
          <table:table-cell office:value-type="float" office:value="12200161" table:style-name="ce4">
            <text:p>12200161</text:p>
          </table:table-cell>
          <table:table-cell office:value-type="float" office:value="7.5189999999999996E-3" table:style-name="ce4">
            <text:p>0.007519</text:p>
          </table:table-cell>
          <table:table-cell office:value-type="float" office:value="12200162" table:style-name="ce4">
            <text:p>12200162</text:p>
          </table:table-cell>
          <table:table-cell office:value-type="float" office:value="1.0281E-2" table:style-name="ce4">
            <text:p>0.010281</text:p>
          </table:table-cell>
          <table:table-cell office:value-type="string" table:style-name="ce4">
            <text:p>40200009L</text:p>
          </table:table-cell>
          <table:table-cell office:value-type="float" office:value="0.13453999999999999" table:style-name="ce4">
            <text:p>0.1345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069999999999998E-2" table:style-name="ce4">
            <text:p>0.02107</text:p>
          </table:table-cell>
          <table:table-cell office:value-type="string" table:style-name="ce4">
            <text:p>40200010L</text:p>
          </table:table-cell>
          <table:table-cell office:value-type="float" office:value="1.3159999999999999E-3" table:style-name="ce4">
            <text:p>0.001316</text:p>
          </table:table-cell>
          <table:table-cell office:value-type="string" table:style-name="ce4">
            <text:p>40200003L</text:p>
          </table:table-cell>
          <table:table-cell office:value-type="float" office:value="3.9500000000000004E-3" table:style-name="ce4">
            <text:p>0.0039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VA FRAMB CASIS 1.5L</text:p>
          </table:table-cell>
          <table:table-cell office:value-type="float" office:value="300" table:style-name="ce3">
            <text:p>300</text:p>
          </table:table-cell>
          <table:table-cell office:value-type="float" office:value="620" table:style-name="ce3">
            <text:p>620</text:p>
          </table:table-cell>
          <table:table-cell office:value-type="float" office:value="0.62" table:style-name="ce3">
            <text:p>0.6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2130002L</text:p>
          </table:table-cell>
          <table:table-cell office:value-type="float" office:value="1.2468E-2" table:style-name="ce4">
            <text:p>0.012468</text:p>
          </table:table-cell>
          <table:table-cell office:value-type="string" table:style-name="ce4">
            <text:p>12130009L</text:p>
          </table:table-cell>
          <table:table-cell office:value-type="float" office:value="0.16193299999999999" table:style-name="ce4">
            <text:p>0.161933</text:p>
          </table:table-cell>
          <table:table-cell office:value-type="string" table:style-name="ce4">
            <text:p>12130003L</text:p>
          </table:table-cell>
          <table:table-cell office:value-type="float" office:value="3.9592000000000002E-2" table:style-name="ce4">
            <text:p>0.039592</text:p>
          </table:table-cell>
          <table:table-cell office:value-type="float" office:value="12200130" table:style-name="ce4">
            <text:p>12200130</text:p>
          </table:table-cell>
          <table:table-cell office:value-type="float" office:value="1.5247999999999999E-2" table:style-name="ce4">
            <text:p>0.015248</text:p>
          </table:table-cell>
          <table:table-cell office:value-type="float" office:value="12200131" table:style-name="ce4">
            <text:p>12200131</text:p>
          </table:table-cell>
          <table:table-cell office:value-type="float" office:value="5.3899999999999998E-4" table:style-name="ce4">
            <text:p>0.000539</text:p>
          </table:table-cell>
          <table:table-cell office:value-type="float" office:value="12200132" table:style-name="ce4">
            <text:p>12200132</text:p>
          </table:table-cell>
          <table:table-cell office:value-type="float" office:value="5.4650000000000002E-3" table:style-name="ce4">
            <text:p>0.005465</text:p>
          </table:table-cell>
          <table:table-cell office:value-type="float" office:value="12200133" table:style-name="ce4">
            <text:p>12200133</text:p>
          </table:table-cell>
          <table:table-cell office:value-type="float" office:value="4.2100000000000002E-3" table:style-name="ce4">
            <text:p>0.00421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5590000000000001E-2" table:style-name="ce4">
            <text:p>0.05559</text:p>
          </table:table-cell>
          <table:table-cell office:value-type="string" table:style-name="ce4">
            <text:p>40200010L</text:p>
          </table:table-cell>
          <table:table-cell office:value-type="float" office:value="3.4740000000000001E-3" table:style-name="ce4">
            <text:p>0.003474</text:p>
          </table:table-cell>
          <table:table-cell office:value-type="string" table:style-name="ce4">
            <text:p>40200003L</text:p>
          </table:table-cell>
          <table:table-cell office:value-type="float" office:value="1.0423E-2" table:style-name="ce4">
            <text:p>0.0104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PATE A GLACER 500G</text:p>
          </table:table-cell>
          <table:table-cell office:value-type="float" office:value="300" table:style-name="ce3">
            <text:p>300</text:p>
          </table:table-cell>
          <table:table-cell office:value-type="float" office:value="885" table:style-name="ce3">
            <text:p>885</text:p>
          </table:table-cell>
          <table:table-cell office:value-type="float" office:value="0.62" table:style-name="ce3">
            <text:p>0.6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4L</text:p>
          </table:table-cell>
          <table:table-cell office:value-type="float" office:value="5.79E-3" table:style-name="ce4">
            <text:p>0.00579</text:p>
          </table:table-cell>
          <table:table-cell office:value-type="string" table:style-name="ce4">
            <text:p>12130003L</text:p>
          </table:table-cell>
          <table:table-cell office:value-type="float" office:value="7.7819999999999999E-3" table:style-name="ce4">
            <text:p>0.007782</text:p>
          </table:table-cell>
          <table:table-cell office:value-type="string" table:style-name="ce4">
            <text:p>12130005L</text:p>
          </table:table-cell>
          <table:table-cell office:value-type="float" office:value="4.0200000000000001E-3" table:style-name="ce4">
            <text:p>0.00402</text:p>
          </table:table-cell>
          <table:table-cell office:value-type="string" table:style-name="ce4">
            <text:p>12130009L</text:p>
          </table:table-cell>
          <table:table-cell office:value-type="float" office:value="0.11360000000000001" table:style-name="ce4">
            <text:p>0.1136</text:p>
          </table:table-cell>
          <table:table-cell office:value-type="string" table:style-name="ce4">
            <text:p>12130009L</text:p>
          </table:table-cell>
          <table:table-cell office:value-type="float" office:value="1.817E-3" table:style-name="ce4">
            <text:p>0.001817</text:p>
          </table:table-cell>
          <table:table-cell office:value-type="float" office:value="12200095" table:style-name="ce4">
            <text:p>12200095</text:p>
          </table:table-cell>
          <table:table-cell office:value-type="float" office:value="3.7490000000000002E-3" table:style-name="ce4">
            <text:p>0.003749</text:p>
          </table:table-cell>
          <table:table-cell office:value-type="float" office:value="12200096" table:style-name="ce4">
            <text:p>12200096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12200094" table:style-name="ce4">
            <text:p>12200094</text:p>
          </table:table-cell>
          <table:table-cell office:value-type="float" office:value="2.666E-2" table:style-name="ce4">
            <text:p>0.02666</text:p>
          </table:table-cell>
          <table:table-cell office:value-type="string" table:style-name="ce4">
            <text:p>40200001L</text:p>
          </table:table-cell>
          <table:table-cell office:value-type="float" office:value="3.6150000000000002E-2" table:style-name="ce4">
            <text:p>0.03615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PATE A GLACER 1 KG</text:p>
          </table:table-cell>
          <table:table-cell office:value-type="float" office:value="300" table:style-name="ce3">
            <text:p>300</text:p>
          </table:table-cell>
          <table:table-cell office:value-type="float" office:value="995" table:style-name="ce3">
            <text:p>995</text:p>
          </table:table-cell>
          <table:table-cell office:value-type="float" office:value="0.62" table:style-name="ce3">
            <text:p>0.6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4L</text:p>
          </table:table-cell>
          <table:table-cell office:value-type="float" office:value="5.79E-3" table:style-name="ce4">
            <text:p>0.00579</text:p>
          </table:table-cell>
          <table:table-cell office:value-type="string" table:style-name="ce4">
            <text:p>12130003L</text:p>
          </table:table-cell>
          <table:table-cell office:value-type="float" office:value="7.7819999999999999E-3" table:style-name="ce4">
            <text:p>0.007782</text:p>
          </table:table-cell>
          <table:table-cell office:value-type="string" table:style-name="ce4">
            <text:p>12130005L</text:p>
          </table:table-cell>
          <table:table-cell office:value-type="float" office:value="4.0200000000000001E-3" table:style-name="ce4">
            <text:p>0.00402</text:p>
          </table:table-cell>
          <table:table-cell office:value-type="string" table:style-name="ce4">
            <text:p>12130009L</text:p>
          </table:table-cell>
          <table:table-cell office:value-type="float" office:value="0.11360000000000001" table:style-name="ce4">
            <text:p>0.1136</text:p>
          </table:table-cell>
          <table:table-cell office:value-type="string" table:style-name="ce4">
            <text:p>12130009L</text:p>
          </table:table-cell>
          <table:table-cell office:value-type="float" office:value="1.817E-3" table:style-name="ce4">
            <text:p>0.001817</text:p>
          </table:table-cell>
          <table:table-cell office:value-type="float" office:value="12200095" table:style-name="ce4">
            <text:p>12200095</text:p>
          </table:table-cell>
          <table:table-cell office:value-type="float" office:value="3.7490000000000002E-3" table:style-name="ce4">
            <text:p>0.003749</text:p>
          </table:table-cell>
          <table:table-cell office:value-type="float" office:value="12200096" table:style-name="ce4">
            <text:p>12200096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12200094" table:style-name="ce4">
            <text:p>12200094</text:p>
          </table:table-cell>
          <table:table-cell office:value-type="float" office:value="2.666E-2" table:style-name="ce4">
            <text:p>0.02666</text:p>
          </table:table-cell>
          <table:table-cell office:value-type="string" table:style-name="ce4">
            <text:p>40200001L</text:p>
          </table:table-cell>
          <table:table-cell office:value-type="float" office:value="3.6150000000000002E-2" table:style-name="ce4">
            <text:p>0.03615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KROSS FRAISE</text:p>
          </table:table-cell>
          <table:table-cell office:value-type="float" office:value="300" table:style-name="ce3">
            <text:p>300</text:p>
          </table:table-cell>
          <table:table-cell office:value-type="float" office:value="925" table:style-name="ce3">
            <text:p>925</text:p>
          </table:table-cell>
          <table:table-cell office:value-type="float" office:value="0.62" table:style-name="ce3">
            <text:p>0.6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2L</text:p>
          </table:table-cell>
          <table:table-cell office:value-type="float" office:value="1.9000000000000001E-4" table:style-name="ce4">
            <text:p>0.00019</text:p>
          </table:table-cell>
          <table:table-cell office:value-type="string" table:style-name="ce4">
            <text:p>12130003L</text:p>
          </table:table-cell>
          <table:table-cell office:value-type="float" office:value="1.1999999999999999E-3" table:style-name="ce4">
            <text:p>0.0012</text:p>
          </table:table-cell>
          <table:table-cell office:value-type="string" table:style-name="ce4">
            <text:p>12130004L</text:p>
          </table:table-cell>
          <table:table-cell office:value-type="float" office:value="9.5E-4" table:style-name="ce4">
            <text:p>0.00095</text:p>
          </table:table-cell>
          <table:table-cell office:value-type="string" table:style-name="ce4">
            <text:p>12130005L</text:p>
          </table:table-cell>
          <table:table-cell office:value-type="float" office:value="2.5300000000000001E-3" table:style-name="ce4">
            <text:p>0.00253</text:p>
          </table:table-cell>
          <table:table-cell office:value-type="string" table:style-name="ce4">
            <text:p>40200009L</text:p>
          </table:table-cell>
          <table:table-cell office:value-type="float" office:value="9.5469999999999999E-2" table:style-name="ce4">
            <text:p>0.09547</text:p>
          </table:table-cell>
          <table:table-cell office:value-type="string" table:style-name="ce4">
            <text:p>12130008L</text:p>
          </table:table-cell>
          <table:table-cell office:value-type="float" office:value="5.4799999999999996E-3" table:style-name="ce4">
            <text:p>0.00548</text:p>
          </table:table-cell>
          <table:table-cell office:value-type="float" office:value="12200085" table:style-name="ce4">
            <text:p>12200085</text:p>
          </table:table-cell>
          <table:table-cell office:value-type="float" office:value="3.5589999999999997E-2" table:style-name="ce4">
            <text:p>0.0355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2899999999999999E-2" table:style-name="ce4">
            <text:p>0.0329</text:p>
          </table:table-cell>
          <table:table-cell office:value-type="string" table:style-name="ce4">
            <text:p>40200010L</text:p>
          </table:table-cell>
          <table:table-cell office:value-type="float" office:value="2.0500000000000002E-3" table:style-name="ce4">
            <text:p>0.00205</text:p>
          </table:table-cell>
          <table:table-cell office:value-type="string" table:style-name="ce4">
            <text:p>40200003L</text:p>
          </table:table-cell>
          <table:table-cell office:value-type="float" office:value="6.1599999999999997E-3" table:style-name="ce4">
            <text:p>0.006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KROSS LAIT-CHOCOLAT</text:p>
          </table:table-cell>
          <table:table-cell office:value-type="float" office:value="300" table:style-name="ce3">
            <text:p>300</text:p>
          </table:table-cell>
          <table:table-cell office:value-type="float" office:value="925" table:style-name="ce3">
            <text:p>925</text:p>
          </table:table-cell>
          <table:table-cell office:value-type="float" office:value="0.62" table:style-name="ce3">
            <text:p>0.6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3L</text:p>
          </table:table-cell>
          <table:table-cell office:value-type="float" office:value="6.9700000000000003E-4" table:style-name="ce4">
            <text:p>0.000697</text:p>
          </table:table-cell>
          <table:table-cell office:value-type="string" table:style-name="ce4">
            <text:p>12130004L</text:p>
          </table:table-cell>
          <table:table-cell office:value-type="float" office:value="6.1200000000000002E-4" table:style-name="ce4">
            <text:p>0.000612</text:p>
          </table:table-cell>
          <table:table-cell office:value-type="string" table:style-name="ce4">
            <text:p>12130005L</text:p>
          </table:table-cell>
          <table:table-cell office:value-type="float" office:value="2.4109999999999999E-3" table:style-name="ce4">
            <text:p>0.002411</text:p>
          </table:table-cell>
          <table:table-cell office:value-type="string" table:style-name="ce4">
            <text:p>12130009L</text:p>
          </table:table-cell>
          <table:table-cell office:value-type="float" office:value="0.107254" table:style-name="ce4">
            <text:p>0.107254</text:p>
          </table:table-cell>
          <table:table-cell office:value-type="string" table:style-name="ce4">
            <text:p>40200008L</text:p>
          </table:table-cell>
          <table:table-cell office:value-type="float" office:value="9.3600000000000003E-3" table:style-name="ce4">
            <text:p>0.00936</text:p>
          </table:table-cell>
          <table:table-cell office:value-type="float" office:value="12200115" table:style-name="ce4">
            <text:p>12200115</text:p>
          </table:table-cell>
          <table:table-cell office:value-type="float" office:value="1.9442999999999998E-2" table:style-name="ce4">
            <text:p>0.019443</text:p>
          </table:table-cell>
          <table:table-cell office:value-type="float" office:value="12200114" table:style-name="ce4">
            <text:p>12200114</text:p>
          </table:table-cell>
          <table:table-cell office:value-type="float" office:value="1.1809E-2" table:style-name="ce4">
            <text:p>0.01180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2899999999999999E-2" table:style-name="ce4">
            <text:p>0.0329</text:p>
          </table:table-cell>
          <table:table-cell office:value-type="string" table:style-name="ce4">
            <text:p>40200010L</text:p>
          </table:table-cell>
          <table:table-cell office:value-type="float" office:value="2.0500000000000002E-3" table:style-name="ce4">
            <text:p>0.00205</text:p>
          </table:table-cell>
          <table:table-cell office:value-type="string" table:style-name="ce4">
            <text:p>40200003L</text:p>
          </table:table-cell>
          <table:table-cell office:value-type="float" office:value="6.1599999999999997E-3" table:style-name="ce4">
            <text:p>0.006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PATE A GLACER 2.1 KG</text:p>
          </table:table-cell>
          <table:table-cell office:value-type="float" office:value="300" table:style-name="ce3">
            <text:p>300</text:p>
          </table:table-cell>
          <table:table-cell office:value-type="float" office:value="1005" table:style-name="ce3">
            <text:p>1005</text:p>
          </table:table-cell>
          <table:table-cell office:value-type="float" office:value="0.62" table:style-name="ce3">
            <text:p>0.6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4L</text:p>
          </table:table-cell>
          <table:table-cell office:value-type="float" office:value="5.79E-3" table:style-name="ce4">
            <text:p>0.00579</text:p>
          </table:table-cell>
          <table:table-cell office:value-type="string" table:style-name="ce4">
            <text:p>12130003L</text:p>
          </table:table-cell>
          <table:table-cell office:value-type="float" office:value="7.7819999999999999E-3" table:style-name="ce4">
            <text:p>0.007782</text:p>
          </table:table-cell>
          <table:table-cell office:value-type="string" table:style-name="ce4">
            <text:p>12130005L</text:p>
          </table:table-cell>
          <table:table-cell office:value-type="float" office:value="4.0200000000000001E-3" table:style-name="ce4">
            <text:p>0.00402</text:p>
          </table:table-cell>
          <table:table-cell office:value-type="string" table:style-name="ce4">
            <text:p>12130009L</text:p>
          </table:table-cell>
          <table:table-cell office:value-type="float" office:value="0.11360000000000001" table:style-name="ce4">
            <text:p>0.1136</text:p>
          </table:table-cell>
          <table:table-cell office:value-type="string" table:style-name="ce4">
            <text:p>12130009L</text:p>
          </table:table-cell>
          <table:table-cell office:value-type="float" office:value="1.817E-3" table:style-name="ce4">
            <text:p>0.001817</text:p>
          </table:table-cell>
          <table:table-cell office:value-type="float" office:value="12200095" table:style-name="ce4">
            <text:p>12200095</text:p>
          </table:table-cell>
          <table:table-cell office:value-type="float" office:value="3.7490000000000002E-3" table:style-name="ce4">
            <text:p>0.003749</text:p>
          </table:table-cell>
          <table:table-cell office:value-type="float" office:value="12200096" table:style-name="ce4">
            <text:p>12200096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12200094" table:style-name="ce4">
            <text:p>12200094</text:p>
          </table:table-cell>
          <table:table-cell office:value-type="float" office:value="2.666E-2" table:style-name="ce4">
            <text:p>0.02666</text:p>
          </table:table-cell>
          <table:table-cell office:value-type="string" table:style-name="ce4">
            <text:p>40200001L</text:p>
          </table:table-cell>
          <table:table-cell office:value-type="float" office:value="3.6150000000000002E-2" table:style-name="ce4">
            <text:p>0.03615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URCUMA BEHI</text:p>
          </table:table-cell>
          <table:table-cell office:value-type="float" office:value="300" table:style-name="ce3">
            <text:p>300</text:p>
          </table:table-cell>
          <table:table-cell office:value-type="float" office:value="800" table:style-name="ce3">
            <text:p>80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2L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12130003L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12130004L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12130005L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12130008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1L</text:p>
          </table:table-cell>
          <table:table-cell office:value-type="float" office:value="0.16600000000000001" table:style-name="ce4">
            <text:p>0.16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8999999999998E-2" table:style-name="ce4">
            <text:p>0.050169</text:p>
          </table:table-cell>
          <table:table-cell office:value-type="string" table:style-name="ce4">
            <text:p>40200010L</text:p>
          </table:table-cell>
          <table:table-cell office:value-type="float" office:value="3.1350000000000002E-3" table:style-name="ce4">
            <text:p>0.003135</text:p>
          </table:table-cell>
          <table:table-cell office:value-type="string" table:style-name="ce4">
            <text:p>40200003L</text:p>
          </table:table-cell>
          <table:table-cell office:value-type="float" office:value="9.4230000000000008E-3" table:style-name="ce4">
            <text:p>0.0094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.EPIC POUL/TUMI/P.NO</text:p>
          </table:table-cell>
          <table:table-cell office:value-type="float" office:value="300" table:style-name="ce3">
            <text:p>300</text:p>
          </table:table-cell>
          <table:table-cell office:value-type="float" office:value="800" table:style-name="ce3">
            <text:p>80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2L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12130003L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12130004L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12130005L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12130008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1L</text:p>
          </table:table-cell>
          <table:table-cell office:value-type="float" office:value="0.16600000000000001" table:style-name="ce4">
            <text:p>0.16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8999999999998E-2" table:style-name="ce4">
            <text:p>0.050169</text:p>
          </table:table-cell>
          <table:table-cell office:value-type="string" table:style-name="ce4">
            <text:p>40200010L</text:p>
          </table:table-cell>
          <table:table-cell office:value-type="float" office:value="3.1350000000000002E-3" table:style-name="ce4">
            <text:p>0.003135</text:p>
          </table:table-cell>
          <table:table-cell office:value-type="string" table:style-name="ce4">
            <text:p>40200003L</text:p>
          </table:table-cell>
          <table:table-cell office:value-type="float" office:value="9.4230000000000008E-3" table:style-name="ce4">
            <text:p>0.0094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RAS HAN/TURMRC/7 SPIC</text:p>
          </table:table-cell>
          <table:table-cell office:value-type="float" office:value="300" table:style-name="ce3">
            <text:p>300</text:p>
          </table:table-cell>
          <table:table-cell office:value-type="float" office:value="800" table:style-name="ce3">
            <text:p>80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2L</text:p>
          </table:table-cell>
          <table:table-cell office:value-type="float" office:value="2.0898E-2" table:style-name="ce4">
            <text:p>0.020898</text:p>
          </table:table-cell>
          <table:table-cell office:value-type="string" table:style-name="ce4">
            <text:p>12130003L</text:p>
          </table:table-cell>
          <table:table-cell office:value-type="float" office:value="1.975E-2" table:style-name="ce4">
            <text:p>0.01975</text:p>
          </table:table-cell>
          <table:table-cell office:value-type="string" table:style-name="ce4">
            <text:p>12130004L</text:p>
          </table:table-cell>
          <table:table-cell office:value-type="float" office:value="2.7289999999999998E-2" table:style-name="ce4">
            <text:p>0.02729</text:p>
          </table:table-cell>
          <table:table-cell office:value-type="string" table:style-name="ce4">
            <text:p>12130005L</text:p>
          </table:table-cell>
          <table:table-cell office:value-type="float" office:value="1.533E-2" table:style-name="ce4">
            <text:p>0.01533</text:p>
          </table:table-cell>
          <table:table-cell office:value-type="string" table:style-name="ce4">
            <text:p>12130008L</text:p>
          </table:table-cell>
          <table:table-cell office:value-type="float" office:value="4.0099999999999999E-4" table:style-name="ce4">
            <text:p>0.000401</text:p>
          </table:table-cell>
          <table:table-cell office:value-type="string" table:style-name="ce4">
            <text:p>12130001L</text:p>
          </table:table-cell>
          <table:table-cell office:value-type="float" office:value="0.11502999999999999" table:style-name="ce4">
            <text:p>0.11503</text:p>
          </table:table-cell>
          <table:table-cell office:value-type="float" office:value="122000160" table:style-name="ce4">
            <text:p>122000160</text:p>
          </table:table-cell>
          <table:table-cell office:value-type="float" office:value="8.3699999999999996E-4" table:style-name="ce4">
            <text:p>0.00083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8999999999998E-2" table:style-name="ce4">
            <text:p>0.050169</text:p>
          </table:table-cell>
          <table:table-cell office:value-type="string" table:style-name="ce4">
            <text:p>40200010L</text:p>
          </table:table-cell>
          <table:table-cell office:value-type="float" office:value="3.1350000000000002E-3" table:style-name="ce4">
            <text:p>0.003135</text:p>
          </table:table-cell>
          <table:table-cell office:value-type="string" table:style-name="ce4">
            <text:p>40200003L</text:p>
          </table:table-cell>
          <table:table-cell office:value-type="float" office:value="9.4230000000000008E-3" table:style-name="ce4">
            <text:p>0.0094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2SPICE/CORIANDER/4SPI</text:p>
          </table:table-cell>
          <table:table-cell office:value-type="float" office:value="300" table:style-name="ce3">
            <text:p>300</text:p>
          </table:table-cell>
          <table:table-cell office:value-type="float" office:value="800" table:style-name="ce3">
            <text:p>80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2L</text:p>
          </table:table-cell>
          <table:table-cell office:value-type="float" office:value="1.89E-2" table:style-name="ce4">
            <text:p>0.0189</text:p>
          </table:table-cell>
          <table:table-cell office:value-type="string" table:style-name="ce4">
            <text:p>12130003L</text:p>
          </table:table-cell>
          <table:table-cell office:value-type="float" office:value="1.7722000000000002E-2" table:style-name="ce4">
            <text:p>0.017722</text:p>
          </table:table-cell>
          <table:table-cell office:value-type="string" table:style-name="ce4">
            <text:p>12130004L</text:p>
          </table:table-cell>
          <table:table-cell office:value-type="float" office:value="2.4628000000000001E-2" table:style-name="ce4">
            <text:p>0.024628</text:p>
          </table:table-cell>
          <table:table-cell office:value-type="string" table:style-name="ce4">
            <text:p>12130005L</text:p>
          </table:table-cell>
          <table:table-cell office:value-type="float" office:value="1.7559999999999999E-2" table:style-name="ce4">
            <text:p>0.01756</text:p>
          </table:table-cell>
          <table:table-cell office:value-type="string" table:style-name="ce4">
            <text:p>12130001L</text:p>
          </table:table-cell>
          <table:table-cell office:value-type="float" office:value="0.10716000000000001" table:style-name="ce4">
            <text:p>0.10716</text:p>
          </table:table-cell>
          <table:table-cell office:value-type="float" office:value="122000160" table:style-name="ce4">
            <text:p>122000160</text:p>
          </table:table-cell>
          <table:table-cell office:value-type="float" office:value="1.17E-3" table:style-name="ce4">
            <text:p>0.00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8999999999998E-2" table:style-name="ce4">
            <text:p>0.050169</text:p>
          </table:table-cell>
          <table:table-cell office:value-type="string" table:style-name="ce4">
            <text:p>40200010L</text:p>
          </table:table-cell>
          <table:table-cell office:value-type="float" office:value="3.1350000000000002E-3" table:style-name="ce4">
            <text:p>0.003135</text:p>
          </table:table-cell>
          <table:table-cell office:value-type="string" table:style-name="ce4">
            <text:p>40200003L</text:p>
          </table:table-cell>
          <table:table-cell office:value-type="float" office:value="9.4230000000000008E-3" table:style-name="ce4">
            <text:p>0.0094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ARWAYA/MALOW/TURMRIC</text:p>
          </table:table-cell>
          <table:table-cell office:value-type="float" office:value="300" table:style-name="ce3">
            <text:p>300</text:p>
          </table:table-cell>
          <table:table-cell office:value-type="float" office:value="800" table:style-name="ce3">
            <text:p>80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2L</text:p>
          </table:table-cell>
          <table:table-cell office:value-type="float" office:value="1.89E-2" table:style-name="ce4">
            <text:p>0.0189</text:p>
          </table:table-cell>
          <table:table-cell office:value-type="string" table:style-name="ce4">
            <text:p>12130003L</text:p>
          </table:table-cell>
          <table:table-cell office:value-type="float" office:value="1.7722000000000002E-2" table:style-name="ce4">
            <text:p>0.017722</text:p>
          </table:table-cell>
          <table:table-cell office:value-type="string" table:style-name="ce4">
            <text:p>12130004L</text:p>
          </table:table-cell>
          <table:table-cell office:value-type="float" office:value="2.4628000000000001E-2" table:style-name="ce4">
            <text:p>0.024628</text:p>
          </table:table-cell>
          <table:table-cell office:value-type="string" table:style-name="ce4">
            <text:p>12130005L</text:p>
          </table:table-cell>
          <table:table-cell office:value-type="float" office:value="1.7559999999999999E-2" table:style-name="ce4">
            <text:p>0.01756</text:p>
          </table:table-cell>
          <table:table-cell office:value-type="string" table:style-name="ce4">
            <text:p>12130001L</text:p>
          </table:table-cell>
          <table:table-cell office:value-type="float" office:value="0.10716000000000001" table:style-name="ce4">
            <text:p>0.10716</text:p>
          </table:table-cell>
          <table:table-cell office:value-type="float" office:value="122000160" table:style-name="ce4">
            <text:p>122000160</text:p>
          </table:table-cell>
          <table:table-cell office:value-type="float" office:value="1.17E-3" table:style-name="ce4">
            <text:p>0.00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0168999999999998E-2" table:style-name="ce4">
            <text:p>0.050169</text:p>
          </table:table-cell>
          <table:table-cell office:value-type="string" table:style-name="ce4">
            <text:p>40200010L</text:p>
          </table:table-cell>
          <table:table-cell office:value-type="float" office:value="3.1350000000000002E-3" table:style-name="ce4">
            <text:p>0.003135</text:p>
          </table:table-cell>
          <table:table-cell office:value-type="string" table:style-name="ce4">
            <text:p>40200003L</text:p>
          </table:table-cell>
          <table:table-cell office:value-type="float" office:value="9.4230000000000008E-3" table:style-name="ce4">
            <text:p>0.0094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ZRAA SAUCISSE POULE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ZRA JAMBON DE BŒUF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ZRA JAMBON DE DIN FU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ZRA JAMBON D DIND SV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ZRA SAUCISSES FUMEE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ZR SAUCI FUMEE LIYB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8">
            <text:p>MAZRAA PEPERONI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ZRAA JAMB BOEUF FU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ZRA JAMB DIND FUME</text:p>
          </table:table-cell>
          <table:table-cell office:value-type="float" office:value="250" table:style-name="ce3">
            <text:p>250</text:p>
          </table:table-cell>
          <table:table-cell office:value-type="float" office:value="450" table:style-name="ce3">
            <text:p>4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ONBON GENIAL</text:p>
          </table:table-cell>
          <table:table-cell office:value-type="float" office:value="300" table:style-name="ce3">
            <text:p>300</text:p>
          </table:table-cell>
          <table:table-cell office:value-type="float" office:value="815" table:style-name="ce3">
            <text:p>815</text:p>
          </table:table-cell>
          <table:table-cell office:value-type="float" office:value="1.395" table:style-name="ce3">
            <text:p>1.395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12130009L</text:p>
          </table:table-cell>
          <table:table-cell office:value-type="float" office:value="3.5729999999999998E-2" table:style-name="ce4">
            <text:p>0.03573</text:p>
          </table:table-cell>
          <table:table-cell office:value-type="string" table:style-name="ce4">
            <text:p>12130008L</text:p>
          </table:table-cell>
          <table:table-cell office:value-type="float" office:value="6.6000000000000003E-2" table:style-name="ce4">
            <text:p>0.06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8.3000000000000001E-3" table:style-name="ce4">
            <text:p>0.0083</text:p>
          </table:table-cell>
          <table:table-cell office:value-type="string" table:style-name="ce4">
            <text:p>40200010L</text:p>
          </table:table-cell>
          <table:table-cell office:value-type="float" office:value="5.1999999999999995E-4" table:style-name="ce4">
            <text:p>0.00052</text:p>
          </table:table-cell>
          <table:table-cell office:value-type="string" table:style-name="ce4">
            <text:p>40200003L</text:p>
          </table:table-cell>
          <table:table-cell office:value-type="float" office:value="1.6000000000000001E-3" table:style-name="ce4">
            <text:p>0.00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ONBON TRANCHE</text:p>
          </table:table-cell>
          <table:table-cell office:value-type="float" office:value="300" table:style-name="ce3">
            <text:p>300</text:p>
          </table:table-cell>
          <table:table-cell office:value-type="float" office:value="815" table:style-name="ce3">
            <text:p>815</text:p>
          </table:table-cell>
          <table:table-cell office:value-type="float" office:value="1.395" table:style-name="ce3">
            <text:p>1.395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12130009L</text:p>
          </table:table-cell>
          <table:table-cell office:value-type="float" office:value="3.5729999999999998E-2" table:style-name="ce4">
            <text:p>0.035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8.3000000000000001E-3" table:style-name="ce4">
            <text:p>0.0083</text:p>
          </table:table-cell>
          <table:table-cell office:value-type="string" table:style-name="ce4">
            <text:p>40200010L</text:p>
          </table:table-cell>
          <table:table-cell office:value-type="float" office:value="5.1999999999999995E-4" table:style-name="ce4">
            <text:p>0.00052</text:p>
          </table:table-cell>
          <table:table-cell office:value-type="string" table:style-name="ce4">
            <text:p>40200003L</text:p>
          </table:table-cell>
          <table:table-cell office:value-type="float" office:value="1.6000000000000001E-3" table:style-name="ce4">
            <text:p>0.00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KANILUXE <text:s/>VERSO</text:p>
          </table:table-cell>
          <table:table-cell office:value-type="float" office:value="300" table:style-name="ce3">
            <text:p>300</text:p>
          </table:table-cell>
          <table:table-cell office:value-type="float" office:value="880" table:style-name="ce3">
            <text:p>88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2L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12130003L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12130004L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12130005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6L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40200010L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40200003L</text:p>
          </table:table-cell>
          <table:table-cell office:value-type="float" office:value="4.0000000000000002E-4" table:style-name="ce4">
            <text:p>0.000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KANILUX RECTO</text:p>
          </table:table-cell>
          <table:table-cell office:value-type="float" office:value="300" table:style-name="ce3">
            <text:p>300</text:p>
          </table:table-cell>
          <table:table-cell office:value-type="float" office:value="880" table:style-name="ce3">
            <text:p>880</text:p>
          </table:table-cell>
          <table:table-cell office:value-type="float" office:value="1.395" table:style-name="ce3">
            <text:p>1.395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130001L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5000000000000001E-3" table:style-name="ce4">
            <text:p>0.0025</text:p>
          </table:table-cell>
          <table:table-cell office:value-type="string" table:style-name="ce4">
            <text:p>40200010L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40200003L</text:p>
          </table:table-cell>
          <table:table-cell office:value-type="float" office:value="4.0000000000000002E-4" table:style-name="ce4">
            <text:p>0.000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ON.MENTHE</text:p>
          </table:table-cell>
          <table:table-cell office:value-type="float" office:value="300" table:style-name="ce3">
            <text:p>300</text:p>
          </table:table-cell>
          <table:table-cell office:value-type="float" office:value="815" table:style-name="ce3">
            <text:p>815</text:p>
          </table:table-cell>
          <table:table-cell office:value-type="float" office:value="1.395" table:style-name="ce3">
            <text:p>1.395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12130009L</text:p>
          </table:table-cell>
          <table:table-cell office:value-type="float" office:value="3.5729999999999998E-2" table:style-name="ce4">
            <text:p>0.0357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8.3000000000000001E-3" table:style-name="ce4">
            <text:p>0.0083</text:p>
          </table:table-cell>
          <table:table-cell office:value-type="string" table:style-name="ce4">
            <text:p>40200010L</text:p>
          </table:table-cell>
          <table:table-cell office:value-type="float" office:value="5.1999999999999995E-4" table:style-name="ce4">
            <text:p>0.00052</text:p>
          </table:table-cell>
          <table:table-cell office:value-type="string" table:style-name="ce4">
            <text:p>40200003L</text:p>
          </table:table-cell>
          <table:table-cell office:value-type="float" office:value="1.6000000000000001E-3" table:style-name="ce4">
            <text:p>0.001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OGO EL MAZRAA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5L</text:p>
          </table:table-cell>
          <table:table-cell office:value-type="float" office:value="3.3999999999999998E-3" table:style-name="ce4">
            <text:p>0.0034</text:p>
          </table:table-cell>
          <table:table-cell office:value-type="string" table:style-name="ce4">
            <text:p>12130002L</text:p>
          </table:table-cell>
          <table:table-cell office:value-type="float" office:value="9.7000000000000003E-3" table:style-name="ce4">
            <text:p>0.0097</text:p>
          </table:table-cell>
          <table:table-cell office:value-type="string" table:style-name="ce4">
            <text:p>12130003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12130004L</text:p>
          </table:table-cell>
          <table:table-cell office:value-type="float" office:value="4.2799999999999998E-2" table:style-name="ce4">
            <text:p>0.0428</text:p>
          </table:table-cell>
          <table:table-cell office:value-type="string" table:style-name="ce4">
            <text:p>12130001L</text:p>
          </table:table-cell>
          <table:table-cell office:value-type="float" office:value="0.14599999999999999" table:style-name="ce4">
            <text:p>0.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16E-2" table:style-name="ce4">
            <text:p>0.0516</text:p>
          </table:table-cell>
          <table:table-cell office:value-type="string" table:style-name="ce4">
            <text:p>40200010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03L</text:p>
          </table:table-cell>
          <table:table-cell office:value-type="float" office:value="9.5999999999999992E-3" table:style-name="ce4">
            <text:p>0.00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E FONDANT 1KG</text:p>
          </table:table-cell>
          <table:table-cell office:value-type="float" office:value="250" table:style-name="ce3">
            <text:p>250</text:p>
          </table:table-cell>
          <table:table-cell office:value-type="float" office:value="550" table:style-name="ce3">
            <text:p>550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2130002L</text:p>
          </table:table-cell>
          <table:table-cell office:value-type="float" office:value="1.93E-4" table:style-name="ce4">
            <text:p>0.000193</text:p>
          </table:table-cell>
          <table:table-cell office:value-type="string" table:style-name="ce4">
            <text:p>12130003L</text:p>
          </table:table-cell>
          <table:table-cell office:value-type="float" office:value="2.3768000000000001E-2" table:style-name="ce4">
            <text:p>0.023768</text:p>
          </table:table-cell>
          <table:table-cell office:value-type="string" table:style-name="ce4">
            <text:p>12130004L</text:p>
          </table:table-cell>
          <table:table-cell office:value-type="float" office:value="2.4347000000000001E-2" table:style-name="ce4">
            <text:p>0.024347</text:p>
          </table:table-cell>
          <table:table-cell office:value-type="string" table:style-name="ce4">
            <text:p>12130005L</text:p>
          </table:table-cell>
          <table:table-cell office:value-type="float" office:value="2.6809999999999998E-3" table:style-name="ce4">
            <text:p>0.002681</text:p>
          </table:table-cell>
          <table:table-cell office:value-type="string" table:style-name="ce4">
            <text:p>12130001L</text:p>
          </table:table-cell>
          <table:table-cell office:value-type="float" office:value="0.11787499999999999" table:style-name="ce4">
            <text:p>0.117875</text:p>
          </table:table-cell>
          <table:table-cell office:value-type="float" office:value="12200178" table:style-name="ce4">
            <text:p>12200178</text:p>
          </table:table-cell>
          <table:table-cell office:value-type="float" office:value="2.2415000000000001E-2" table:style-name="ce4">
            <text:p>0.022415</text:p>
          </table:table-cell>
          <table:table-cell office:value-type="string" table:style-name="ce4">
            <text:p>12130012L</text:p>
          </table:table-cell>
          <table:table-cell office:value-type="float" office:value="9.3390000000000001E-3" table:style-name="ce4">
            <text:p>0.00933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6101000000000003E-2" table:style-name="ce4">
            <text:p>0.046101</text:p>
          </table:table-cell>
          <table:table-cell office:value-type="string" table:style-name="ce4">
            <text:p>40200010L</text:p>
          </table:table-cell>
          <table:table-cell office:value-type="float" office:value="2.8809999999999999E-3" table:style-name="ce4">
            <text:p>0.002881</text:p>
          </table:table-cell>
          <table:table-cell office:value-type="string" table:style-name="ce4">
            <text:p>40200003L</text:p>
          </table:table-cell>
          <table:table-cell office:value-type="float" office:value="8.6440000000000006E-3" table:style-name="ce4">
            <text:p>0.00864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ELTIA 6X24</text:p>
          </table:table-cell>
          <table:table-cell office:value-type="float" office:value="300" table:style-name="ce3">
            <text:p>300</text:p>
          </table:table-cell>
          <table:table-cell office:value-type="float" office:value="945" table:style-name="ce3">
            <text:p>945</text:p>
          </table:table-cell>
          <table:table-cell office:value-type="float" office:value="0.92" table:style-name="ce3">
            <text:p>0.9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2130003L</text:p>
          </table:table-cell>
          <table:table-cell office:value-type="float" office:value="9.2700000000000005E-3" table:style-name="ce4">
            <text:p>0.00927</text:p>
          </table:table-cell>
          <table:table-cell office:value-type="string" table:style-name="ce4">
            <text:p>12130004L</text:p>
          </table:table-cell>
          <table:table-cell office:value-type="float" office:value="1.763E-2" table:style-name="ce4">
            <text:p>0.01763</text:p>
          </table:table-cell>
          <table:table-cell office:value-type="string" table:style-name="ce4">
            <text:p>12130001L</text:p>
          </table:table-cell>
          <table:table-cell office:value-type="float" office:value="4.1349999999999998E-2" table:style-name="ce4">
            <text:p>0.04135</text:p>
          </table:table-cell>
          <table:table-cell office:value-type="string" table:style-name="ce4">
            <text:p>12130008L</text:p>
          </table:table-cell>
          <table:table-cell office:value-type="float" office:value="1.3639999999999999E-2" table:style-name="ce4">
            <text:p>0.01364</text:p>
          </table:table-cell>
          <table:table-cell office:value-type="string" table:style-name="ce4">
            <text:p>12130005L</text:p>
          </table:table-cell>
          <table:table-cell office:value-type="float" office:value="7.2379999999999996E-3" table:style-name="ce4">
            <text:p>0.00723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3.8999999999999998E-3" table:style-name="ce4">
            <text:p>0.003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BECK'S 6X24</text:p>
          </table:table-cell>
          <table:table-cell office:value-type="float" office:value="300" table:style-name="ce3">
            <text:p>300</text:p>
          </table:table-cell>
          <table:table-cell office:value-type="float" office:value="945" table:style-name="ce3">
            <text:p>945</text:p>
          </table:table-cell>
          <table:table-cell office:value-type="float" office:value="0.92" table:style-name="ce3">
            <text:p>0.9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2130002L</text:p>
          </table:table-cell>
          <table:table-cell office:value-type="float" office:value="2.2700000000000001E-2" table:style-name="ce4">
            <text:p>0.0227</text:p>
          </table:table-cell>
          <table:table-cell office:value-type="string" table:style-name="ce4">
            <text:p>12130004L</text:p>
          </table:table-cell>
          <table:table-cell office:value-type="float" office:value="2.18E-2" table:style-name="ce4">
            <text:p>0.0218</text:p>
          </table:table-cell>
          <table:table-cell office:value-type="string" table:style-name="ce4">
            <text:p>12130001L</text:p>
          </table:table-cell>
          <table:table-cell office:value-type="float" office:value="4.5400000000000003E-2" table:style-name="ce4">
            <text:p>0.0454</text:p>
          </table:table-cell>
          <table:table-cell office:value-type="string" table:style-name="ce4">
            <text:p>12130008L</text:p>
          </table:table-cell>
          <table:table-cell office:value-type="float" office:value="5.9999999999999995E-4" table:style-name="ce4">
            <text:p>0.0006</text:p>
          </table:table-cell>
          <table:table-cell office:value-type="string" table:style-name="ce4">
            <text:p>12130005L</text:p>
          </table:table-cell>
          <table:table-cell office:value-type="float" office:value="2.52E-2" table:style-name="ce4">
            <text:p>0.02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6200000000000001E-2" table:style-name="ce4">
            <text:p>0.0262</text:p>
          </table:table-cell>
          <table:table-cell office:value-type="string" table:style-name="ce4">
            <text:p>40200010L</text:p>
          </table:table-cell>
          <table:table-cell office:value-type="float" office:value="1.6000000000000001E-3" table:style-name="ce4">
            <text:p>0.0016</text:p>
          </table:table-cell>
          <table:table-cell office:value-type="string" table:style-name="ce4">
            <text:p>40200003L</text:p>
          </table:table-cell>
          <table:table-cell office:value-type="float" office:value="4.8999999999999998E-3" table:style-name="ce4">
            <text:p>0.004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TUSAL BLEU</text:p>
          </table:table-cell>
          <table:table-cell office:value-type="float" office:value="300" table:style-name="ce3">
            <text:p>300</text:p>
          </table:table-cell>
          <table:table-cell office:value-type="float" office:value="985" table:style-name="ce3">
            <text:p>985</text:p>
          </table:table-cell>
          <table:table-cell office:value-type="float" office:value="0.92" table:style-name="ce3">
            <text:p>0.9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2130001L</text:p>
          </table:table-cell>
          <table:table-cell office:value-type="float" office:value="7.6E-3" table:style-name="ce4">
            <text:p>0.0076</text:p>
          </table:table-cell>
          <table:table-cell office:value-type="string" table:style-name="ce4">
            <text:p>12130006L</text:p>
          </table:table-cell>
          <table:table-cell office:value-type="float" office:value="7.4000000000000003E-3" table:style-name="ce4">
            <text:p>0.0074</text:p>
          </table:table-cell>
          <table:table-cell office:value-type="string" table:style-name="ce4">
            <text:p>40200013L</text:p>
          </table:table-cell>
          <table:table-cell office:value-type="float" office:value="4.4999999999999999E-4" table:style-name="ce4">
            <text:p>0.0004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40200010L</text:p>
          </table:table-cell>
          <table:table-cell office:value-type="float" office:value="1.7000000000000001E-4" table:style-name="ce4">
            <text:p>0.00017</text:p>
          </table:table-cell>
          <table:table-cell office:value-type="string" table:style-name="ce4">
            <text:p>40200003L</text:p>
          </table:table-cell>
          <table:table-cell office:value-type="float" office:value="5.1999999999999995E-4" table:style-name="ce4">
            <text:p>0.000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TUSAL CRISTAL</text:p>
          </table:table-cell>
          <table:table-cell office:value-type="float" office:value="300" table:style-name="ce3">
            <text:p>300</text:p>
          </table:table-cell>
          <table:table-cell office:value-type="float" office:value="985" table:style-name="ce3">
            <text:p>985</text:p>
          </table:table-cell>
          <table:table-cell office:value-type="float" office:value="0.92" table:style-name="ce3">
            <text:p>0.9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2130001L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12130008L</text:p>
          </table:table-cell>
          <table:table-cell office:value-type="float" office:value="3.8E-3" table:style-name="ce4">
            <text:p>0.0038</text:p>
          </table:table-cell>
          <table:table-cell office:value-type="string" table:style-name="ce4">
            <text:p>12130002L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2200038" table:style-name="ce4">
            <text:p>12200038</text:p>
          </table:table-cell>
          <table:table-cell office:value-type="float" office:value="1.1000000000000001E-3" table:style-name="ce4">
            <text:p>0.0011</text:p>
          </table:table-cell>
          <table:table-cell office:value-type="string" table:style-name="ce4">
            <text:p>40200012L</text:p>
          </table:table-cell>
          <table:table-cell office:value-type="float" office:value="1.2E-4" table:style-name="ce4">
            <text:p>0.000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40200010L</text:p>
          </table:table-cell>
          <table:table-cell office:value-type="float" office:value="1.7000000000000001E-4" table:style-name="ce4">
            <text:p>0.00017</text:p>
          </table:table-cell>
          <table:table-cell office:value-type="string" table:style-name="ce4">
            <text:p>40200003L</text:p>
          </table:table-cell>
          <table:table-cell office:value-type="float" office:value="5.1999999999999995E-4" table:style-name="ce4">
            <text:p>0.000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EG</text:p>
          </table:table-cell>
          <table:table-cell office:value-type="float" office:value="300" table:style-name="ce3">
            <text:p>300</text:p>
          </table:table-cell>
          <table:table-cell office:value-type="float" office:value="980" table:style-name="ce3">
            <text:p>980</text:p>
          </table:table-cell>
          <table:table-cell office:value-type="float" office:value="0.92" table:style-name="ce3">
            <text:p>0.92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12130006L</text:p>
          </table:table-cell>
          <table:table-cell office:value-type="float" office:value="3.849E-3" table:style-name="ce4">
            <text:p>0.003849</text:p>
          </table:table-cell>
          <table:table-cell office:value-type="string" table:style-name="ce4">
            <text:p>12130001L</text:p>
          </table:table-cell>
          <table:table-cell office:value-type="float" office:value="1.116E-2" table:style-name="ce4">
            <text:p>0.01116</text:p>
          </table:table-cell>
          <table:table-cell office:value-type="string" table:style-name="ce4">
            <text:p>12130002L</text:p>
          </table:table-cell>
          <table:table-cell office:value-type="float" office:value="1.3500000000000001E-3" table:style-name="ce4">
            <text:p>0.00135</text:p>
          </table:table-cell>
          <table:table-cell office:value-type="string" table:style-name="ce4">
            <text:p>12130005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12130003L</text:p>
          </table:table-cell>
          <table:table-cell office:value-type="float" office:value="5.2999999999999998E-4" table:style-name="ce4">
            <text:p>0.00053</text:p>
          </table:table-cell>
          <table:table-cell office:value-type="string" table:style-name="ce4">
            <text:p>12130004L</text:p>
          </table:table-cell>
          <table:table-cell office:value-type="float" office:value="6.4999999999999997E-4" table:style-name="ce4">
            <text:p>0.00065</text:p>
          </table:table-cell>
          <table:table-cell office:value-type="string" table:style-name="ce4">
            <text:p>40200009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40200010L</text:p>
          </table:table-cell>
          <table:table-cell office:value-type="float" office:value="5.7700000000000004E-4" table:style-name="ce4">
            <text:p>0.000577</text:p>
          </table:table-cell>
          <table:table-cell office:value-type="string" table:style-name="ce4">
            <text:p>40200003L</text:p>
          </table:table-cell>
          <table:table-cell office:value-type="float" office:value="1.73E-3" table:style-name="ce4">
            <text:p>0.0017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KWIKA EL MAZRAA</text:p>
          </table:table-cell>
          <table:table-cell office:value-type="float" office:value="300" table:style-name="ce3">
            <text:p>300</text:p>
          </table:table-cell>
          <table:table-cell office:value-type="float" office:value="600" table:style-name="ce3">
            <text:p>600</text:p>
          </table:table-cell>
          <table:table-cell office:value-type="float" office:value="0.92" table:style-name="ce3">
            <text:p>0.9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2L</text:p>
          </table:table-cell>
          <table:table-cell office:value-type="float" office:value="9.7999999999999997E-3" table:style-name="ce4">
            <text:p>0.0098</text:p>
          </table:table-cell>
          <table:table-cell office:value-type="string" table:style-name="ce4">
            <text:p>12130003L</text:p>
          </table:table-cell>
          <table:table-cell office:value-type="float" office:value="2.0400000000000001E-2" table:style-name="ce4">
            <text:p>0.0204</text:p>
          </table:table-cell>
          <table:table-cell office:value-type="string" table:style-name="ce4">
            <text:p>12130004L</text:p>
          </table:table-cell>
          <table:table-cell office:value-type="float" office:value="5.33E-2" table:style-name="ce4">
            <text:p>0.0533</text:p>
          </table:table-cell>
          <table:table-cell office:value-type="string" table:style-name="ce4">
            <text:p>12130005L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12200061" table:style-name="ce4">
            <text:p>12200061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799999999999999E-2" table:style-name="ce4">
            <text:p>0.0248</text:p>
          </table:table-cell>
          <table:table-cell office:value-type="string" table:style-name="ce4">
            <text:p>40200010L</text:p>
          </table:table-cell>
          <table:table-cell office:value-type="float" office:value="1.5499999999999999E-3" table:style-name="ce4">
            <text:p>0.00155</text:p>
          </table:table-cell>
          <table:table-cell office:value-type="string" table:style-name="ce4">
            <text:p>40200003L</text:p>
          </table:table-cell>
          <table:table-cell office:value-type="float" office:value="4.6600000000000001E-3" table:style-name="ce4">
            <text:p>0.004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HEINEKEN 6 X 50</text:p>
          </table:table-cell>
          <table:table-cell office:value-type="float" office:value="300" table:style-name="ce3">
            <text:p>300</text:p>
          </table:table-cell>
          <table:table-cell office:value-type="float" office:value="1085" table:style-name="ce3">
            <text:p>1085</text:p>
          </table:table-cell>
          <table:table-cell office:value-type="float" office:value="0.92" table:style-name="ce3">
            <text:p>0.92</text:p>
          </table:table-cell>
          <table:table-cell office:value-type="float" office:value="45" table:style-name="ce3">
            <text:p>45</text:p>
          </table:table-cell>
          <table:table-cell office:value-type="string" table:style-name="ce4">
            <text:p>12130008L</text:p>
          </table:table-cell>
          <table:table-cell office:value-type="float" office:value="1.096E-3" table:style-name="ce4">
            <text:p>0.001096</text:p>
          </table:table-cell>
          <table:table-cell office:value-type="string" table:style-name="ce4">
            <text:p>12130005L</text:p>
          </table:table-cell>
          <table:table-cell office:value-type="float" office:value="4.6299999999999998E-4" table:style-name="ce4">
            <text:p>0.000463</text:p>
          </table:table-cell>
          <table:table-cell office:value-type="string" table:style-name="ce4">
            <text:p>12130013L</text:p>
          </table:table-cell>
          <table:table-cell office:value-type="float" office:value="3.4399999999999999E-3" table:style-name="ce4">
            <text:p>0.00344</text:p>
          </table:table-cell>
          <table:table-cell office:value-type="string" table:style-name="ce4">
            <text:p>12130001L</text:p>
          </table:table-cell>
          <table:table-cell office:value-type="float" office:value="4.539E-2" table:style-name="ce4">
            <text:p>0.04539</text:p>
          </table:table-cell>
          <table:table-cell office:value-type="float" office:value="12200108" table:style-name="ce4">
            <text:p>12200108</text:p>
          </table:table-cell>
          <table:table-cell office:value-type="float" office:value="2.2589999999999999E-2" table:style-name="ce4">
            <text:p>0.02259</text:p>
          </table:table-cell>
          <table:table-cell office:value-type="float" office:value="12200109" table:style-name="ce4">
            <text:p>12200109</text:p>
          </table:table-cell>
          <table:table-cell office:value-type="float" office:value="1.9689999999999999E-2" table:style-name="ce4">
            <text:p>0.01969</text:p>
          </table:table-cell>
          <table:table-cell office:value-type="float" office:value="12200110" table:style-name="ce4">
            <text:p>12200110</text:p>
          </table:table-cell>
          <table:table-cell office:value-type="float" office:value="8.3999999999999995E-5" table:style-name="ce4">
            <text:p>0.00008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7E-2" table:style-name="ce4">
            <text:p>0.0207</text:p>
          </table:table-cell>
          <table:table-cell office:value-type="string" table:style-name="ce4">
            <text:p>40200010L</text:p>
          </table:table-cell>
          <table:table-cell office:value-type="float" office:value="1.2930000000000001E-3" table:style-name="ce4">
            <text:p>0.001293</text:p>
          </table:table-cell>
          <table:table-cell office:value-type="string" table:style-name="ce4">
            <text:p>40200003L</text:p>
          </table:table-cell>
          <table:table-cell office:value-type="float" office:value="3.8800000000000002E-3" table:style-name="ce4">
            <text:p>0.003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VITALAIT</text:p>
          </table:table-cell>
          <table:table-cell office:value-type="float" office:value="300" table:style-name="ce3">
            <text:p>300</text:p>
          </table:table-cell>
          <table:table-cell office:value-type="float" office:value="1070" table:style-name="ce3">
            <text:p>1070</text:p>
          </table:table-cell>
          <table:table-cell office:value-type="float" office:value="0.92" table:style-name="ce3">
            <text:p>0.9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1L</text:p>
          </table:table-cell>
          <table:table-cell office:value-type="float" office:value="1.4E-2" table:style-name="ce4">
            <text:p>0.01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2000000000000002E-3" table:style-name="ce4">
            <text:p>0.0032</text:p>
          </table:table-cell>
          <table:table-cell office:value-type="string" table:style-name="ce4">
            <text:p>40200010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40200003L</text:p>
          </table:table-cell>
          <table:table-cell office:value-type="float" office:value="5.9999999999999995E-4" table:style-name="ce4">
            <text:p>0.000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KAKOS LAIT FRAIS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0.92" table:style-name="ce3">
            <text:p>0.92</text:p>
          </table:table-cell>
          <table:table-cell office:value-type="float" office:value="90" table:style-name="ce3">
            <text:p>90</text:p>
          </table:table-cell>
          <table:table-cell office:value-type="string" table:style-name="ce4">
            <text:p>12130008L</text:p>
          </table:table-cell>
          <table:table-cell office:value-type="float" office:value="8.9999999999999998E-4" table:style-name="ce4">
            <text:p>0.0009</text:p>
          </table:table-cell>
          <table:table-cell office:value-type="string" table:style-name="ce4">
            <text:p>12130005L</text:p>
          </table:table-cell>
          <table:table-cell office:value-type="float" office:value="1.8000000000000001E-4" table:style-name="ce4">
            <text:p>0.00018</text:p>
          </table:table-cell>
          <table:table-cell office:value-type="string" table:style-name="ce4">
            <text:p>12130003L</text:p>
          </table:table-cell>
          <table:table-cell office:value-type="float" office:value="1.1999999999999999E-3" table:style-name="ce4">
            <text:p>0.0012</text:p>
          </table:table-cell>
          <table:table-cell office:value-type="string" table:style-name="ce4">
            <text:p>12130002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6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4L</text:p>
          </table:table-cell>
          <table:table-cell office:value-type="float" office:value="5.8999999999999999E-3" table:style-name="ce4">
            <text:p>0.005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40200010L</text:p>
          </table:table-cell>
          <table:table-cell office:value-type="float" office:value="1.7000000000000001E-4" table:style-name="ce4">
            <text:p>0.00017</text:p>
          </table:table-cell>
          <table:table-cell office:value-type="string" table:style-name="ce4">
            <text:p>40200003L</text:p>
          </table:table-cell>
          <table:table-cell office:value-type="float" office:value="5.1999999999999995E-4" table:style-name="ce4">
            <text:p>0.000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RAPONKAYE</text:p>
          </table:table-cell>
          <table:table-cell office:value-type="float" office:value="300" table:style-name="ce3">
            <text:p>300</text:p>
          </table:table-cell>
          <table:table-cell office:value-type="float" office:value="1015" table:style-name="ce3">
            <text:p>1015</text:p>
          </table:table-cell>
          <table:table-cell office:value-type="float" office:value="0.92" table:style-name="ce3">
            <text:p>0.9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40200009L</text:p>
          </table:table-cell>
          <table:table-cell office:value-type="float" office:value="4.48E-2" table:style-name="ce4">
            <text:p>0.0448</text:p>
          </table:table-cell>
          <table:table-cell office:value-type="string" table:style-name="ce4">
            <text:p>12130006L</text:p>
          </table:table-cell>
          <table:table-cell office:value-type="float" office:value="1.18E-2" table:style-name="ce4">
            <text:p>0.01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RAPONKAYE</text:p>
          </table:table-cell>
          <table:table-cell office:value-type="float" office:value="300" table:style-name="ce3">
            <text:p>300</text:p>
          </table:table-cell>
          <table:table-cell office:value-type="float" office:value="1015" table:style-name="ce3">
            <text:p>1015</text:p>
          </table:table-cell>
          <table:table-cell office:value-type="float" office:value="0.92" table:style-name="ce3">
            <text:p>0.92</text:p>
          </table:table-cell>
          <table:table-cell office:value-type="float" office:value="45" table:style-name="ce3">
            <text:p>45</text:p>
          </table:table-cell>
          <table:table-cell office:value-type="string" table:style-name="ce4">
            <text:p>40200009L</text:p>
          </table:table-cell>
          <table:table-cell office:value-type="float" office:value="4.48E-2" table:style-name="ce4">
            <text:p>0.0448</text:p>
          </table:table-cell>
          <table:table-cell office:value-type="string" table:style-name="ce4">
            <text:p>12130006L</text:p>
          </table:table-cell>
          <table:table-cell office:value-type="float" office:value="1.18E-2" table:style-name="ce4">
            <text:p>0.01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ORYAYE</text:p>
          </table:table-cell>
          <table:table-cell office:value-type="float" office:value="300" table:style-name="ce3">
            <text:p>300</text:p>
          </table:table-cell>
          <table:table-cell office:value-type="float" office:value="1015" table:style-name="ce3">
            <text:p>1015</text:p>
          </table:table-cell>
          <table:table-cell office:value-type="float" office:value="0.92" table:style-name="ce3">
            <text:p>0.9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40200009L</text:p>
          </table:table-cell>
          <table:table-cell office:value-type="float" office:value="4.48E-2" table:style-name="ce4">
            <text:p>0.0448</text:p>
          </table:table-cell>
          <table:table-cell office:value-type="string" table:style-name="ce4">
            <text:p>12130006L</text:p>
          </table:table-cell>
          <table:table-cell office:value-type="float" office:value="1.18E-2" table:style-name="ce4">
            <text:p>0.01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ORYAYE</text:p>
          </table:table-cell>
          <table:table-cell office:value-type="float" office:value="300" table:style-name="ce3">
            <text:p>300</text:p>
          </table:table-cell>
          <table:table-cell office:value-type="float" office:value="1015" table:style-name="ce3">
            <text:p>1015</text:p>
          </table:table-cell>
          <table:table-cell office:value-type="float" office:value="0.92" table:style-name="ce3">
            <text:p>0.92</text:p>
          </table:table-cell>
          <table:table-cell office:value-type="float" office:value="45" table:style-name="ce3">
            <text:p>45</text:p>
          </table:table-cell>
          <table:table-cell office:value-type="string" table:style-name="ce4">
            <text:p>40200009L</text:p>
          </table:table-cell>
          <table:table-cell office:value-type="float" office:value="4.48E-2" table:style-name="ce4">
            <text:p>0.0448</text:p>
          </table:table-cell>
          <table:table-cell office:value-type="string" table:style-name="ce4">
            <text:p>12130006L</text:p>
          </table:table-cell>
          <table:table-cell office:value-type="float" office:value="1.18E-2" table:style-name="ce4">
            <text:p>0.01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KOTIS ESSUIE-TOUT 2 P</text:p>
          </table:table-cell>
          <table:table-cell office:value-type="float" office:value="300" table:style-name="ce3">
            <text:p>300</text:p>
          </table:table-cell>
          <table:table-cell office:value-type="float" office:value="850" table:style-name="ce3">
            <text:p>850</text:p>
          </table:table-cell>
          <table:table-cell office:value-type="float" office:value="0.92" table:style-name="ce3">
            <text:p>0.92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2130003L</text:p>
          </table:table-cell>
          <table:table-cell office:value-type="float" office:value="9.2700000000000005E-3" table:style-name="ce4">
            <text:p>0.00927</text:p>
          </table:table-cell>
          <table:table-cell office:value-type="string" table:style-name="ce4">
            <text:p>12130004L</text:p>
          </table:table-cell>
          <table:table-cell office:value-type="float" office:value="1.763E-2" table:style-name="ce4">
            <text:p>0.01763</text:p>
          </table:table-cell>
          <table:table-cell office:value-type="string" table:style-name="ce4">
            <text:p>12130001L</text:p>
          </table:table-cell>
          <table:table-cell office:value-type="float" office:value="4.1349999999999998E-2" table:style-name="ce4">
            <text:p>0.04135</text:p>
          </table:table-cell>
          <table:table-cell office:value-type="string" table:style-name="ce4">
            <text:p>12130008L</text:p>
          </table:table-cell>
          <table:table-cell office:value-type="float" office:value="0.13639999999999999" table:style-name="ce4">
            <text:p>0.1364</text:p>
          </table:table-cell>
          <table:table-cell office:value-type="string" table:style-name="ce4">
            <text:p>12130005L</text:p>
          </table:table-cell>
          <table:table-cell office:value-type="float" office:value="7.2379999999999996E-3" table:style-name="ce4">
            <text:p>0.00723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0.02" table:style-name="ce4">
            <text:p>0.02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3.8999999999999998E-3" table:style-name="ce4">
            <text:p>0.003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HEINEKEN 6 X 33cl</text:p>
          </table:table-cell>
          <table:table-cell office:value-type="float" office:value="300" table:style-name="ce3">
            <text:p>300</text:p>
          </table:table-cell>
          <table:table-cell office:value-type="float" office:value="1085" table:style-name="ce3">
            <text:p>1085</text:p>
          </table:table-cell>
          <table:table-cell office:value-type="float" office:value="0.92" table:style-name="ce3">
            <text:p>0.92</text:p>
          </table:table-cell>
          <table:table-cell office:value-type="float" office:value="45" table:style-name="ce3">
            <text:p>45</text:p>
          </table:table-cell>
          <table:table-cell office:value-type="string" table:style-name="ce4">
            <text:p>12130008L</text:p>
          </table:table-cell>
          <table:table-cell office:value-type="float" office:value="1.096E-3" table:style-name="ce4">
            <text:p>0.001096</text:p>
          </table:table-cell>
          <table:table-cell office:value-type="string" table:style-name="ce4">
            <text:p>12130005L</text:p>
          </table:table-cell>
          <table:table-cell office:value-type="float" office:value="4.6299999999999998E-4" table:style-name="ce4">
            <text:p>0.000463</text:p>
          </table:table-cell>
          <table:table-cell office:value-type="string" table:style-name="ce4">
            <text:p>12130001L</text:p>
          </table:table-cell>
          <table:table-cell office:value-type="float" office:value="4.539E-2" table:style-name="ce4">
            <text:p>0.04539</text:p>
          </table:table-cell>
          <table:table-cell office:value-type="string" table:style-name="ce4">
            <text:p>12130013L</text:p>
          </table:table-cell>
          <table:table-cell office:value-type="float" office:value="3.4399999999999999E-3" table:style-name="ce4">
            <text:p>0.00344</text:p>
          </table:table-cell>
          <table:table-cell office:value-type="float" office:value="12200108" table:style-name="ce4">
            <text:p>12200108</text:p>
          </table:table-cell>
          <table:table-cell office:value-type="float" office:value="2.2589999999999999E-2" table:style-name="ce4">
            <text:p>0.02259</text:p>
          </table:table-cell>
          <table:table-cell office:value-type="float" office:value="12200109" table:style-name="ce4">
            <text:p>12200109</text:p>
          </table:table-cell>
          <table:table-cell office:value-type="float" office:value="1.9689999999999999E-2" table:style-name="ce4">
            <text:p>0.01969</text:p>
          </table:table-cell>
          <table:table-cell office:value-type="float" office:value="12200110" table:style-name="ce4">
            <text:p>12200110</text:p>
          </table:table-cell>
          <table:table-cell office:value-type="float" office:value="8.3999999999999995E-5" table:style-name="ce4">
            <text:p>0.00008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7E-2" table:style-name="ce4">
            <text:p>0.0207</text:p>
          </table:table-cell>
          <table:table-cell office:value-type="string" table:style-name="ce4">
            <text:p>40200010L</text:p>
          </table:table-cell>
          <table:table-cell office:value-type="float" office:value="1.2930000000000001E-3" table:style-name="ce4">
            <text:p>0.001293</text:p>
          </table:table-cell>
          <table:table-cell office:value-type="string" table:style-name="ce4">
            <text:p>40200003L</text:p>
          </table:table-cell>
          <table:table-cell office:value-type="float" office:value="3.8800000000000002E-3" table:style-name="ce4">
            <text:p>0.003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IPP-PAP MOUCH ROSY B</text:p>
          </table:table-cell>
          <table:table-cell office:value-type="float" office:value="300" table:style-name="ce3">
            <text:p>300</text:p>
          </table:table-cell>
          <table:table-cell office:value-type="float" office:value="865" table:style-name="ce3">
            <text:p>865</text:p>
          </table:table-cell>
          <table:table-cell office:value-type="float" office:value="0.92" table:style-name="ce3">
            <text:p>0.92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12130002L</text:p>
          </table:table-cell>
          <table:table-cell office:value-type="float" office:value="2.0039999999999999E-2" table:style-name="ce4">
            <text:p>0.02004</text:p>
          </table:table-cell>
          <table:table-cell office:value-type="string" table:style-name="ce4">
            <text:p>12130001L</text:p>
          </table:table-cell>
          <table:table-cell office:value-type="float" office:value="5.1429999999999997E-2" table:style-name="ce4">
            <text:p>0.05143</text:p>
          </table:table-cell>
          <table:table-cell office:value-type="float" office:value="12200088" table:style-name="ce4">
            <text:p>12200088</text:p>
          </table:table-cell>
          <table:table-cell office:value-type="float" office:value="1.354E-2" table:style-name="ce4">
            <text:p>0.01354</text:p>
          </table:table-cell>
          <table:table-cell office:value-type="float" office:value="12200089" table:style-name="ce4">
            <text:p>12200089</text:p>
          </table:table-cell>
          <table:table-cell office:value-type="float" office:value="3.4770000000000001E-3" table:style-name="ce4">
            <text:p>0.003477</text:p>
          </table:table-cell>
          <table:table-cell office:value-type="float" office:value="12200090" table:style-name="ce4">
            <text:p>12200090</text:p>
          </table:table-cell>
          <table:table-cell office:value-type="float" office:value="4.0699999999999998E-3" table:style-name="ce4">
            <text:p>0.0040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40200010L</text:p>
          </table:table-cell>
          <table:table-cell office:value-type="float" office:value="1.34E-3" table:style-name="ce4">
            <text:p>0.00134</text:p>
          </table:table-cell>
          <table:table-cell office:value-type="string" table:style-name="ce4">
            <text:p>40200003L</text:p>
          </table:table-cell>
          <table:table-cell office:value-type="float" office:value="4.0299999999999997E-3" table:style-name="ce4">
            <text:p>0.0040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E ALB-LE FLAMANT1</text:p>
          </table:table-cell>
          <table:table-cell office:value-type="float" office:value="300" table:style-name="ce3">
            <text:p>300</text:p>
          </table:table-cell>
          <table:table-cell office:value-type="float" office:value="985" table:style-name="ce3">
            <text:p>985</text:p>
          </table:table-cell>
          <table:table-cell office:value-type="float" office:value="0.92" table:style-name="ce3">
            <text:p>0.9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2130006L</text:p>
          </table:table-cell>
          <table:table-cell office:value-type="float" office:value="5.7689999999999998E-3" table:style-name="ce4">
            <text:p>0.005769</text:p>
          </table:table-cell>
          <table:table-cell office:value-type="float" office:value="12200119" table:style-name="ce4">
            <text:p>12200119</text:p>
          </table:table-cell>
          <table:table-cell office:value-type="float" office:value="1.1072E-2" table:style-name="ce4">
            <text:p>0.01107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40200010L</text:p>
          </table:table-cell>
          <table:table-cell office:value-type="float" office:value="1.7000000000000001E-4" table:style-name="ce4">
            <text:p>0.00017</text:p>
          </table:table-cell>
          <table:table-cell office:value-type="string" table:style-name="ce4">
            <text:p>40200003L</text:p>
          </table:table-cell>
          <table:table-cell office:value-type="float" office:value="5.1999999999999995E-4" table:style-name="ce4">
            <text:p>0.000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HEINKEN 6 X 24 CL</text:p>
          </table:table-cell>
          <table:table-cell office:value-type="float" office:value="300" table:style-name="ce3">
            <text:p>300</text:p>
          </table:table-cell>
          <table:table-cell office:value-type="float" office:value="905" table:style-name="ce3">
            <text:p>905</text:p>
          </table:table-cell>
          <table:table-cell office:value-type="float" office:value="0.92" table:style-name="ce3">
            <text:p>0.92</text:p>
          </table:table-cell>
          <table:table-cell office:value-type="float" office:value="45" table:style-name="ce3">
            <text:p>45</text:p>
          </table:table-cell>
          <table:table-cell office:value-type="string" table:style-name="ce4">
            <text:p>12130008L</text:p>
          </table:table-cell>
          <table:table-cell office:value-type="float" office:value="1.096E-3" table:style-name="ce4">
            <text:p>0.001096</text:p>
          </table:table-cell>
          <table:table-cell office:value-type="string" table:style-name="ce4">
            <text:p>12130005L</text:p>
          </table:table-cell>
          <table:table-cell office:value-type="float" office:value="4.6299999999999998E-4" table:style-name="ce4">
            <text:p>0.000463</text:p>
          </table:table-cell>
          <table:table-cell office:value-type="string" table:style-name="ce4">
            <text:p>12130001L</text:p>
          </table:table-cell>
          <table:table-cell office:value-type="float" office:value="4.539E-2" table:style-name="ce4">
            <text:p>0.04539</text:p>
          </table:table-cell>
          <table:table-cell office:value-type="string" table:style-name="ce4">
            <text:p>12130013L</text:p>
          </table:table-cell>
          <table:table-cell office:value-type="float" office:value="3.4399999999999999E-3" table:style-name="ce4">
            <text:p>0.00344</text:p>
          </table:table-cell>
          <table:table-cell office:value-type="float" office:value="12200108" table:style-name="ce4">
            <text:p>12200108</text:p>
          </table:table-cell>
          <table:table-cell office:value-type="float" office:value="2.2589999999999999E-2" table:style-name="ce4">
            <text:p>0.02259</text:p>
          </table:table-cell>
          <table:table-cell office:value-type="float" office:value="12200109" table:style-name="ce4">
            <text:p>12200109</text:p>
          </table:table-cell>
          <table:table-cell office:value-type="float" office:value="1.9689999999999999E-2" table:style-name="ce4">
            <text:p>0.01969</text:p>
          </table:table-cell>
          <table:table-cell office:value-type="float" office:value="12200110" table:style-name="ce4">
            <text:p>12200110</text:p>
          </table:table-cell>
          <table:table-cell office:value-type="float" office:value="8.3999999999999995E-5" table:style-name="ce4">
            <text:p>0.00008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7E-2" table:style-name="ce4">
            <text:p>0.0207</text:p>
          </table:table-cell>
          <table:table-cell office:value-type="string" table:style-name="ce4">
            <text:p>40200010L</text:p>
          </table:table-cell>
          <table:table-cell office:value-type="float" office:value="1.2930000000000001E-3" table:style-name="ce4">
            <text:p>0.001293</text:p>
          </table:table-cell>
          <table:table-cell office:value-type="string" table:style-name="ce4">
            <text:p>40200003L</text:p>
          </table:table-cell>
          <table:table-cell office:value-type="float" office:value="3.8800000000000002E-3" table:style-name="ce4">
            <text:p>0.003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KAKOS YAOURT LIQ NAT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0.92" table:style-name="ce3">
            <text:p>0.92</text:p>
          </table:table-cell>
          <table:table-cell office:value-type="float" office:value="90" table:style-name="ce3">
            <text:p>90</text:p>
          </table:table-cell>
          <table:table-cell office:value-type="string" table:style-name="ce4">
            <text:p>12130008L</text:p>
          </table:table-cell>
          <table:table-cell office:value-type="float" office:value="8.9999999999999998E-4" table:style-name="ce4">
            <text:p>0.0009</text:p>
          </table:table-cell>
          <table:table-cell office:value-type="string" table:style-name="ce4">
            <text:p>12130005L</text:p>
          </table:table-cell>
          <table:table-cell office:value-type="float" office:value="1.8000000000000001E-4" table:style-name="ce4">
            <text:p>0.00018</text:p>
          </table:table-cell>
          <table:table-cell office:value-type="string" table:style-name="ce4">
            <text:p>12130003L</text:p>
          </table:table-cell>
          <table:table-cell office:value-type="float" office:value="1.1999999999999999E-3" table:style-name="ce4">
            <text:p>0.0012</text:p>
          </table:table-cell>
          <table:table-cell office:value-type="string" table:style-name="ce4">
            <text:p>12130002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6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4L</text:p>
          </table:table-cell>
          <table:table-cell office:value-type="float" office:value="5.8999999999999999E-3" table:style-name="ce4">
            <text:p>0.005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40200010L</text:p>
          </table:table-cell>
          <table:table-cell office:value-type="float" office:value="1.7000000000000001E-4" table:style-name="ce4">
            <text:p>0.00017</text:p>
          </table:table-cell>
          <table:table-cell office:value-type="string" table:style-name="ce4">
            <text:p>40200003L</text:p>
          </table:table-cell>
          <table:table-cell office:value-type="float" office:value="5.1999999999999995E-4" table:style-name="ce4">
            <text:p>0.0005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E LE FLAMANT PROMO</text:p>
          </table:table-cell>
          <table:table-cell office:value-type="float" office:value="300" table:style-name="ce3">
            <text:p>300</text:p>
          </table:table-cell>
          <table:table-cell office:value-type="float" office:value="1100" table:style-name="ce3">
            <text:p>1100</text:p>
          </table:table-cell>
          <table:table-cell office:value-type="float" office:value="0.92" table:style-name="ce3">
            <text:p>0.9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2130004L</text:p>
          </table:table-cell>
          <table:table-cell office:value-type="float" office:value="1.415E-3" table:style-name="ce4">
            <text:p>0.001415</text:p>
          </table:table-cell>
          <table:table-cell office:value-type="string" table:style-name="ce4">
            <text:p>12130008L</text:p>
          </table:table-cell>
          <table:table-cell office:value-type="float" office:value="2.6380000000000002E-3" table:style-name="ce4">
            <text:p>0.002638</text:p>
          </table:table-cell>
          <table:table-cell office:value-type="string" table:style-name="ce4">
            <text:p>12130001L</text:p>
          </table:table-cell>
          <table:table-cell office:value-type="float" office:value="2.2009999999999998E-2" table:style-name="ce4">
            <text:p>0.02201</text:p>
          </table:table-cell>
          <table:table-cell office:value-type="string" table:style-name="ce4">
            <text:p>12130006L</text:p>
          </table:table-cell>
          <table:table-cell office:value-type="float" office:value="8.0829999999999999E-3" table:style-name="ce4">
            <text:p>0.008083</text:p>
          </table:table-cell>
          <table:table-cell office:value-type="float" office:value="12200181" table:style-name="ce4">
            <text:p>12200181</text:p>
          </table:table-cell>
          <table:table-cell office:value-type="float" office:value="9.8080000000000007E-3" table:style-name="ce4">
            <text:p>0.00980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0305E-2" table:style-name="ce4">
            <text:p>0.010305</text:p>
          </table:table-cell>
          <table:table-cell office:value-type="string" table:style-name="ce4">
            <text:p>40200010L</text:p>
          </table:table-cell>
          <table:table-cell office:value-type="float" office:value="6.4400000000000004E-4" table:style-name="ce4">
            <text:p>0.000644</text:p>
          </table:table-cell>
          <table:table-cell office:value-type="string" table:style-name="ce4">
            <text:p>40200003L</text:p>
          </table:table-cell>
          <table:table-cell office:value-type="float" office:value="1.9319999999999999E-3" table:style-name="ce4">
            <text:p>0.00193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JADIDA SAVOUREUSE 2.5</text:p>
          </table:table-cell>
          <table:table-cell office:value-type="float" office:value="300" table:style-name="ce3">
            <text:p>300</text:p>
          </table:table-cell>
          <table:table-cell office:value-type="float" office:value="800" table:style-name="ce3">
            <text:p>800</text:p>
          </table:table-cell>
          <table:table-cell office:value-type="float" office:value="0.92" table:style-name="ce3">
            <text:p>0.92</text:p>
          </table:table-cell>
          <table:table-cell office:value-type="float" office:value="80" table:style-name="ce3">
            <text:p>80</text:p>
          </table:table-cell>
          <table:table-cell office:value-type="string" table:style-name="ce4">
            <text:p>40200009L</text:p>
          </table:table-cell>
          <table:table-cell office:value-type="float" office:value="3.1E-2" table:style-name="ce4">
            <text:p>0.031</text:p>
          </table:table-cell>
          <table:table-cell office:value-type="float" office:value="12200086" table:style-name="ce4">
            <text:p>12200086</text:p>
          </table:table-cell>
          <table:table-cell office:value-type="float" office:value="4.15E-3" table:style-name="ce4">
            <text:p>0.00415</text:p>
          </table:table-cell>
          <table:table-cell office:value-type="float" office:value="12200087" table:style-name="ce4">
            <text:p>12200087</text:p>
          </table:table-cell>
          <table:table-cell office:value-type="float" office:value="4.0299999999999998E-4" table:style-name="ce4">
            <text:p>0.000403</text:p>
          </table:table-cell>
          <table:table-cell office:value-type="string" table:style-name="ce4">
            <text:p>12130001L</text:p>
          </table:table-cell>
          <table:table-cell office:value-type="float" office:value="4.9600000000000002E-4" table:style-name="ce4">
            <text:p>0.00049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5810000000000001E-2" table:style-name="ce4">
            <text:p>0.01581</text:p>
          </table:table-cell>
          <table:table-cell office:value-type="string" table:style-name="ce4">
            <text:p>40200010L</text:p>
          </table:table-cell>
          <table:table-cell office:value-type="float" office:value="9.8799999999999995E-4" table:style-name="ce4">
            <text:p>0.000988</text:p>
          </table:table-cell>
          <table:table-cell office:value-type="string" table:style-name="ce4">
            <text:p>40200003L</text:p>
          </table:table-cell>
          <table:table-cell office:value-type="float" office:value="2.96E-3" table:style-name="ce4">
            <text:p>0.0029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BBC</text:p>
          </table:table-cell>
          <table:table-cell office:value-type="float" office:value="300" table:style-name="ce3">
            <text:p>300</text:p>
          </table:table-cell>
          <table:table-cell office:value-type="float" office:value="1050" table:style-name="ce3">
            <text:p>1050</text:p>
          </table:table-cell>
          <table:table-cell office:value-type="float" office:value="0.92" table:style-name="ce3">
            <text:p>0.92</text:p>
          </table:table-cell>
          <table:table-cell office:value-type="float" office:value="60" table:style-name="ce3">
            <text:p>60</text:p>
          </table:table-cell>
          <table:table-cell office:value-type="float" office:value="12200001" table:style-name="ce4">
            <text:p>12200001</text:p>
          </table:table-cell>
          <table:table-cell office:value-type="float" office:value="5.3800000000000002E-3" table:style-name="ce4">
            <text:p>0.00538</text:p>
          </table:table-cell>
          <table:table-cell office:value-type="float" office:value="12200002" table:style-name="ce4">
            <text:p>12200002</text:p>
          </table:table-cell>
          <table:table-cell office:value-type="float" office:value="5.9999999999999995E-4" table:style-name="ce4">
            <text:p>0.0006</text:p>
          </table:table-cell>
          <table:table-cell office:value-type="string" table:style-name="ce4">
            <text:p>12130005L</text:p>
          </table:table-cell>
          <table:table-cell office:value-type="float" office:value="2.2300000000000002E-3" table:style-name="ce4">
            <text:p>0.00223</text:p>
          </table:table-cell>
          <table:table-cell office:value-type="string" table:style-name="ce4">
            <text:p>40200013L</text:p>
          </table:table-cell>
          <table:table-cell office:value-type="float" office:value="1.7899999999999999E-4" table:style-name="ce4">
            <text:p>0.00017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8979999999999999E-3" table:style-name="ce4">
            <text:p>0.001898</text:p>
          </table:table-cell>
          <table:table-cell office:value-type="string" table:style-name="ce4">
            <text:p>40200010L</text:p>
          </table:table-cell>
          <table:table-cell office:value-type="float" office:value="1.18E-4" table:style-name="ce4">
            <text:p>0.000118</text:p>
          </table:table-cell>
          <table:table-cell office:value-type="string" table:style-name="ce4">
            <text:p>40200003L</text:p>
          </table:table-cell>
          <table:table-cell office:value-type="float" office:value="3.5500000000000001E-4" table:style-name="ce4">
            <text:p>0.00035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MIZEB 1.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12L</text:p>
          </table:table-cell>
          <table:table-cell office:value-type="float" office:value="7.6499999999999995E-4" table:style-name="ce4">
            <text:p>0.000765</text:p>
          </table:table-cell>
          <table:table-cell office:value-type="string" table:style-name="ce4">
            <text:p>12130006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3L</text:p>
          </table:table-cell>
          <table:table-cell office:value-type="float" office:value="8.8000000000000005E-3" table:style-name="ce4">
            <text:p>0.0088</text:p>
          </table:table-cell>
          <table:table-cell office:value-type="string" table:style-name="ce4">
            <text:p>12130001L</text:p>
          </table:table-cell>
          <table:table-cell office:value-type="float" office:value="7.3999999999999996E-2" table:style-name="ce4">
            <text:p>0.074</text:p>
          </table:table-cell>
          <table:table-cell office:value-type="float" office:value="12200029" table:style-name="ce4">
            <text:p>12200029</text:p>
          </table:table-cell>
          <table:table-cell office:value-type="float" office:value="5.3400000000000001E-3" table:style-name="ce4">
            <text:p>0.00534</text:p>
          </table:table-cell>
          <table:table-cell office:value-type="float" office:value="12200030" table:style-name="ce4">
            <text:p>12200030</text:p>
          </table:table-cell>
          <table:table-cell office:value-type="float" office:value="7.3499999999999998E-3" table:style-name="ce4">
            <text:p>0.00735</text:p>
          </table:table-cell>
          <table:table-cell office:value-type="string" table:style-name="ce4">
            <text:p>40200013L</text:p>
          </table:table-cell>
          <table:table-cell office:value-type="float" office:value="2.2200000000000002E-3" table:style-name="ce4">
            <text:p>0.0022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4400000000000002E-2" table:style-name="ce4">
            <text:p>0.0244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S FLORA FRAICH300</text:p>
          </table:table-cell>
          <table:table-cell office:value-type="float" office:value="250" table:style-name="ce3">
            <text:p>250</text:p>
          </table:table-cell>
          <table:table-cell office:value-type="float" office:value="940" table:style-name="ce3">
            <text:p>94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9.5729999999999996E-2" table:style-name="ce4">
            <text:p>0.09573</text:p>
          </table:table-cell>
          <table:table-cell office:value-type="string" table:style-name="ce4">
            <text:p>12130003L</text:p>
          </table:table-cell>
          <table:table-cell office:value-type="float" office:value="3.0860000000000002E-3" table:style-name="ce4">
            <text:p>0.003086</text:p>
          </table:table-cell>
          <table:table-cell office:value-type="string" table:style-name="ce4">
            <text:p>12130004L</text:p>
          </table:table-cell>
          <table:table-cell office:value-type="float" office:value="1.8810000000000001E-3" table:style-name="ce4">
            <text:p>0.001881</text:p>
          </table:table-cell>
          <table:table-cell office:value-type="string" table:style-name="ce4">
            <text:p>12130005L</text:p>
          </table:table-cell>
          <table:table-cell office:value-type="float" office:value="1.3600000000000001E-3" table:style-name="ce4">
            <text:p>0.00136</text:p>
          </table:table-cell>
          <table:table-cell office:value-type="float" office:value="12200164" table:style-name="ce4">
            <text:p>12200164</text:p>
          </table:table-cell>
          <table:table-cell office:value-type="float" office:value="4.0461999999999998E-2" table:style-name="ce4">
            <text:p>0.040462</text:p>
          </table:table-cell>
          <table:table-cell office:value-type="float" office:value="12200165" table:style-name="ce4">
            <text:p>12200165</text:p>
          </table:table-cell>
          <table:table-cell office:value-type="float" office:value="2.767E-2" table:style-name="ce4">
            <text:p>0.02767</text:p>
          </table:table-cell>
          <table:table-cell office:value-type="float" office:value="12200173" table:style-name="ce4">
            <text:p>12200173</text:p>
          </table:table-cell>
          <table:table-cell office:value-type="float" office:value="7.4530000000000004E-3" table:style-name="ce4">
            <text:p>0.00745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0676999999999998E-2" table:style-name="ce4">
            <text:p>0.040677</text:p>
          </table:table-cell>
          <table:table-cell office:value-type="string" table:style-name="ce4">
            <text:p>40200010L</text:p>
          </table:table-cell>
          <table:table-cell office:value-type="float" office:value="2.542E-3" table:style-name="ce4">
            <text:p>0.002542</text:p>
          </table:table-cell>
          <table:table-cell office:value-type="string" table:style-name="ce4">
            <text:p>40200003L</text:p>
          </table:table-cell>
          <table:table-cell office:value-type="float" office:value="7.6270000000000001E-3" table:style-name="ce4">
            <text:p>0.00762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S ANT-TAC VERT300</text:p>
          </table:table-cell>
          <table:table-cell office:value-type="float" office:value="250" table:style-name="ce3">
            <text:p>250</text:p>
          </table:table-cell>
          <table:table-cell office:value-type="float" office:value="940" table:style-name="ce3">
            <text:p>94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5.7389999999999997E-2" table:style-name="ce4">
            <text:p>0.05739</text:p>
          </table:table-cell>
          <table:table-cell office:value-type="string" table:style-name="ce4">
            <text:p>12130003L</text:p>
          </table:table-cell>
          <table:table-cell office:value-type="float" office:value="5.496E-3" table:style-name="ce4">
            <text:p>0.005496</text:p>
          </table:table-cell>
          <table:table-cell office:value-type="string" table:style-name="ce4">
            <text:p>12130004L</text:p>
          </table:table-cell>
          <table:table-cell office:value-type="float" office:value="3.7851999999999997E-2" table:style-name="ce4">
            <text:p>0.037852</text:p>
          </table:table-cell>
          <table:table-cell office:value-type="string" table:style-name="ce4">
            <text:p>12130005L</text:p>
          </table:table-cell>
          <table:table-cell office:value-type="float" office:value="1.8009000000000001E-2" table:style-name="ce4">
            <text:p>0.018009</text:p>
          </table:table-cell>
          <table:table-cell office:value-type="string" table:style-name="ce4">
            <text:p>12130008L</text:p>
          </table:table-cell>
          <table:table-cell office:value-type="float" office:value="1.14E-3" table:style-name="ce4">
            <text:p>0.00114</text:p>
          </table:table-cell>
          <table:table-cell office:value-type="float" office:value="12200169" table:style-name="ce4">
            <text:p>12200169</text:p>
          </table:table-cell>
          <table:table-cell office:value-type="float" office:value="9.68E-4" table:style-name="ce4">
            <text:p>0.000968</text:p>
          </table:table-cell>
          <table:table-cell office:value-type="float" office:value="12200170" table:style-name="ce4">
            <text:p>12200170</text:p>
          </table:table-cell>
          <table:table-cell office:value-type="float" office:value="5.1859999999999996E-3" table:style-name="ce4">
            <text:p>0.005186</text:p>
          </table:table-cell>
          <table:table-cell office:value-type="float" office:value="12200171" table:style-name="ce4">
            <text:p>12200171</text:p>
          </table:table-cell>
          <table:table-cell office:value-type="float" office:value="4.7669999999999997E-2" table:style-name="ce4">
            <text:p>0.04767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S SDM ANT-TACH300</text:p>
          </table:table-cell>
          <table:table-cell office:value-type="float" office:value="250" table:style-name="ce3">
            <text:p>250</text:p>
          </table:table-cell>
          <table:table-cell office:value-type="float" office:value="940" table:style-name="ce3">
            <text:p>94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6.8830000000000002E-3" table:style-name="ce4">
            <text:p>0.006883</text:p>
          </table:table-cell>
          <table:table-cell office:value-type="string" table:style-name="ce4">
            <text:p>12130003L</text:p>
          </table:table-cell>
          <table:table-cell office:value-type="float" office:value="3.2260000000000001E-3" table:style-name="ce4">
            <text:p>0.003226</text:p>
          </table:table-cell>
          <table:table-cell office:value-type="string" table:style-name="ce4">
            <text:p>12130004L</text:p>
          </table:table-cell>
          <table:table-cell office:value-type="float" office:value="4.4927000000000002E-2" table:style-name="ce4">
            <text:p>0.044927</text:p>
          </table:table-cell>
          <table:table-cell office:value-type="string" table:style-name="ce4">
            <text:p>12130005L</text:p>
          </table:table-cell>
          <table:table-cell office:value-type="float" office:value="1.1919999999999999E-3" table:style-name="ce4">
            <text:p>0.001192</text:p>
          </table:table-cell>
          <table:table-cell office:value-type="string" table:style-name="ce4">
            <text:p>12130008L</text:p>
          </table:table-cell>
          <table:table-cell office:value-type="float" office:value="5.0176999999999999E-2" table:style-name="ce4">
            <text:p>0.050177</text:p>
          </table:table-cell>
          <table:table-cell office:value-type="string" table:style-name="ce4">
            <text:p>121300011L</text:p>
          </table:table-cell>
          <table:table-cell office:value-type="float" office:value="4.4740000000000002E-2" table:style-name="ce4">
            <text:p>0.04474</text:p>
          </table:table-cell>
          <table:table-cell office:value-type="float" office:value="12200167" table:style-name="ce4">
            <text:p>12200167</text:p>
          </table:table-cell>
          <table:table-cell office:value-type="float" office:value="1.768E-3" table:style-name="ce4">
            <text:p>0.001768</text:p>
          </table:table-cell>
          <table:table-cell office:value-type="float" office:value="12200168" table:style-name="ce4">
            <text:p>12200168</text:p>
          </table:table-cell>
          <table:table-cell office:value-type="float" office:value="3.1930000000000001E-3" table:style-name="ce4">
            <text:p>0.003193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IRA 1.5L</text:p>
          </table:table-cell>
          <table:table-cell office:value-type="float" office:value="300" table:style-name="ce3">
            <text:p>300</text:p>
          </table:table-cell>
          <table:table-cell office:value-type="float" office:value="725" table:style-name="ce3">
            <text:p>72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8.6499999999999994E-2" table:style-name="ce4">
            <text:p>0.0865</text:p>
          </table:table-cell>
          <table:table-cell office:value-type="float" office:value="12200046" table:style-name="ce4">
            <text:p>12200046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2200047" table:style-name="ce4">
            <text:p>12200047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5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2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48" table:style-name="ce4">
            <text:p>12200048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IRA 0.6L</text:p>
          </table:table-cell>
          <table:table-cell office:value-type="float" office:value="300" table:style-name="ce3">
            <text:p>30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8.6499999999999994E-2" table:style-name="ce4">
            <text:p>0.0865</text:p>
          </table:table-cell>
          <table:table-cell office:value-type="float" office:value="12200046" table:style-name="ce4">
            <text:p>12200046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2200047" table:style-name="ce4">
            <text:p>12200047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5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2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48" table:style-name="ce4">
            <text:p>12200048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IRA 0.95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8.6499999999999994E-2" table:style-name="ce4">
            <text:p>0.0865</text:p>
          </table:table-cell>
          <table:table-cell office:value-type="float" office:value="12200046" table:style-name="ce4">
            <text:p>12200046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2200047" table:style-name="ce4">
            <text:p>12200047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12130005L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12130002L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12200048" table:style-name="ce4">
            <text:p>12200048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32E-2" table:style-name="ce4">
            <text:p>0.0132</text:p>
          </table:table-cell>
          <table:table-cell office:value-type="string" table:style-name="ce4">
            <text:p>40200010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40200003L</text:p>
          </table:table-cell>
          <table:table-cell office:value-type="float" office:value="2.3999999999999998E-3" table:style-name="ce4">
            <text:p>0.002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L AMIRA COUS MOY 1Kg</text:p>
          </table:table-cell>
          <table:table-cell office:value-type="float" office:value="250" table:style-name="ce3">
            <text:p>250</text:p>
          </table:table-cell>
          <table:table-cell office:value-type="float" office:value="760" table:style-name="ce3">
            <text:p>76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12200042" table:style-name="ce4">
            <text:p>12200042</text:p>
          </table:table-cell>
          <table:table-cell office:value-type="float" office:value="1E-3" table:style-name="ce4">
            <text:p>0.001</text:p>
          </table:table-cell>
          <table:table-cell office:value-type="string" table:style-name="ce4">
            <text:p>12130008L</text:p>
          </table:table-cell>
          <table:table-cell office:value-type="float" office:value="2.1700000000000001E-2" table:style-name="ce4">
            <text:p>0.0217</text:p>
          </table:table-cell>
          <table:table-cell office:value-type="string" table:style-name="ce4">
            <text:p>12130002L</text:p>
          </table:table-cell>
          <table:table-cell office:value-type="float" office:value="1.74E-3" table:style-name="ce4">
            <text:p>0.00174</text:p>
          </table:table-cell>
          <table:table-cell office:value-type="string" table:style-name="ce4">
            <text:p>12130003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12130004L</text:p>
          </table:table-cell>
          <table:table-cell office:value-type="float" office:value="4.4999999999999997E-3" table:style-name="ce4">
            <text:p>0.0045</text:p>
          </table:table-cell>
          <table:table-cell office:value-type="string" table:style-name="ce4">
            <text:p>12130001L</text:p>
          </table:table-cell>
          <table:table-cell office:value-type="float" office:value="4.1700000000000001E-2" table:style-name="ce4">
            <text:p>0.04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09E-2" table:style-name="ce4">
            <text:p>0.0109</text:p>
          </table:table-cell>
          <table:table-cell office:value-type="string" table:style-name="ce4">
            <text:p>40200010L</text:p>
          </table:table-cell>
          <table:table-cell office:value-type="float" office:value="6.8000000000000005E-4" table:style-name="ce4">
            <text:p>0.00068</text:p>
          </table:table-cell>
          <table:table-cell office:value-type="string" table:style-name="ce4">
            <text:p>40200003L</text:p>
          </table:table-cell>
          <table:table-cell office:value-type="float" office:value="2E-3" table:style-name="ce4">
            <text:p>0.00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AL AMIRA COUS MOY500g</text:p>
          </table:table-cell>
          <table:table-cell office:value-type="float" office:value="250" table:style-name="ce3">
            <text:p>250</text:p>
          </table:table-cell>
          <table:table-cell office:value-type="float" office:value="650" table:style-name="ce3">
            <text:p>65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12200042" table:style-name="ce4">
            <text:p>12200042</text:p>
          </table:table-cell>
          <table:table-cell office:value-type="float" office:value="1E-3" table:style-name="ce4">
            <text:p>0.001</text:p>
          </table:table-cell>
          <table:table-cell office:value-type="string" table:style-name="ce4">
            <text:p>12130008L</text:p>
          </table:table-cell>
          <table:table-cell office:value-type="float" office:value="2.1700000000000001E-2" table:style-name="ce4">
            <text:p>0.0217</text:p>
          </table:table-cell>
          <table:table-cell office:value-type="string" table:style-name="ce4">
            <text:p>12130002L</text:p>
          </table:table-cell>
          <table:table-cell office:value-type="float" office:value="1.74E-3" table:style-name="ce4">
            <text:p>0.00174</text:p>
          </table:table-cell>
          <table:table-cell office:value-type="string" table:style-name="ce4">
            <text:p>12130003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12130004L</text:p>
          </table:table-cell>
          <table:table-cell office:value-type="float" office:value="4.4999999999999997E-3" table:style-name="ce4">
            <text:p>0.0045</text:p>
          </table:table-cell>
          <table:table-cell office:value-type="string" table:style-name="ce4">
            <text:p>12130001L</text:p>
          </table:table-cell>
          <table:table-cell office:value-type="float" office:value="4.1700000000000001E-2" table:style-name="ce4">
            <text:p>0.04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09E-2" table:style-name="ce4">
            <text:p>0.0109</text:p>
          </table:table-cell>
          <table:table-cell office:value-type="string" table:style-name="ce4">
            <text:p>40200010L</text:p>
          </table:table-cell>
          <table:table-cell office:value-type="float" office:value="6.8000000000000005E-4" table:style-name="ce4">
            <text:p>0.00068</text:p>
          </table:table-cell>
          <table:table-cell office:value-type="string" table:style-name="ce4">
            <text:p>40200003L</text:p>
          </table:table-cell>
          <table:table-cell office:value-type="float" office:value="2E-3" table:style-name="ce4">
            <text:p>0.002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IGA Spaghetti 2 500</text:p>
          </table:table-cell>
          <table:table-cell office:value-type="float" office:value="250" table:style-name="ce3">
            <text:p>25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5L</text:p>
          </table:table-cell>
          <table:table-cell office:value-type="float" office:value="2.5799999999999998E-4" table:style-name="ce4">
            <text:p>0.000258</text:p>
          </table:table-cell>
          <table:table-cell office:value-type="string" table:style-name="ce4">
            <text:p>12130008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12130002L</text:p>
          </table:table-cell>
          <table:table-cell office:value-type="float" office:value="2.7E-2" table:style-name="ce4">
            <text:p>0.027</text:p>
          </table:table-cell>
          <table:table-cell office:value-type="string" table:style-name="ce4">
            <text:p>12130003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4L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2200073" table:style-name="ce4">
            <text:p>12200073</text:p>
          </table:table-cell>
          <table:table-cell office:value-type="float" office:value="1.8699999999999999E-3" table:style-name="ce4">
            <text:p>0.00187</text:p>
          </table:table-cell>
          <table:table-cell office:value-type="float" office:value="12200074" table:style-name="ce4">
            <text:p>12200074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12130001L</text:p>
          </table:table-cell>
          <table:table-cell office:value-type="float" office:value="0.09" table:style-name="ce4">
            <text:p>0.09</text:p>
          </table:table-cell>
          <table:table-cell office:value-type="string" table:style-name="ce4">
            <text:p>40200001L</text:p>
          </table:table-cell>
          <table:table-cell office:value-type="float" office:value="4.7E-2" table:style-name="ce4">
            <text:p>0.047</text:p>
          </table:table-cell>
          <table:table-cell office:value-type="string" table:style-name="ce4">
            <text:p>40200010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40200003L</text:p>
          </table:table-cell>
          <table:table-cell office:value-type="float" office:value="8.8000000000000005E-3" table:style-name="ce4">
            <text:p>0.00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HAHRAZED DONUTS</text:p>
          </table:table-cell>
          <table:table-cell office:value-type="float" office:value="250" table:style-name="ce3">
            <text:p>250</text:p>
          </table:table-cell>
          <table:table-cell office:value-type="float" office:value="770" table:style-name="ce3">
            <text:p>77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1.7999999999999999E-2" table:style-name="ce4">
            <text:p>0.018</text:p>
          </table:table-cell>
          <table:table-cell office:value-type="string" table:style-name="ce4">
            <text:p>12130002L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12130003L</text:p>
          </table:table-cell>
          <table:table-cell office:value-type="float" office:value="1.2E-2" table:style-name="ce4">
            <text:p>0.012</text:p>
          </table:table-cell>
          <table:table-cell office:value-type="string" table:style-name="ce4">
            <text:p>12130004L</text:p>
          </table:table-cell>
          <table:table-cell office:value-type="float" office:value="1.24E-2" table:style-name="ce4">
            <text:p>0.0124</text:p>
          </table:table-cell>
          <table:table-cell office:value-type="string" table:style-name="ce4">
            <text:p>12130001L</text:p>
          </table:table-cell>
          <table:table-cell office:value-type="float" office:value="0.15" table:style-name="ce4">
            <text:p>0.15</text:p>
          </table:table-cell>
          <table:table-cell office:value-type="float" office:value="12200065" table:style-name="ce4">
            <text:p>12200065</text:p>
          </table:table-cell>
          <table:table-cell office:value-type="float" office:value="5.9499999999999997E-2" table:style-name="ce4">
            <text:p>0.0595</text:p>
          </table:table-cell>
          <table:table-cell office:value-type="float" office:value="12200066" table:style-name="ce4">
            <text:p>12200066</text:p>
          </table:table-cell>
          <table:table-cell office:value-type="float" office:value="1.6000000000000001E-3" table:style-name="ce4">
            <text:p>0.001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1109999999999998E-2" table:style-name="ce4">
            <text:p>0.06111</text:p>
          </table:table-cell>
          <table:table-cell office:value-type="string" table:style-name="ce4">
            <text:p>40200010L</text:p>
          </table:table-cell>
          <table:table-cell office:value-type="float" office:value="3.8E-3" table:style-name="ce4">
            <text:p>0.0038</text:p>
          </table:table-cell>
          <table:table-cell office:value-type="string" table:style-name="ce4">
            <text:p>40200003L</text:p>
          </table:table-cell>
          <table:table-cell office:value-type="float" office:value="1.0999999999999999E-2" table:style-name="ce4">
            <text:p>0.0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MARSEILL 1.25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41E-2" table:style-name="ce4">
            <text:p>0.0141</text:p>
          </table:table-cell>
          <table:table-cell office:value-type="string" table:style-name="ce4">
            <text:p>12130003L</text:p>
          </table:table-cell>
          <table:table-cell office:value-type="float" office:value="1.17E-3" table:style-name="ce4">
            <text:p>0.00117</text:p>
          </table:table-cell>
          <table:table-cell office:value-type="string" table:style-name="ce4">
            <text:p>12130004L</text:p>
          </table:table-cell>
          <table:table-cell office:value-type="float" office:value="9.7000000000000005E-4" table:style-name="ce4">
            <text:p>0.00097</text:p>
          </table:table-cell>
          <table:table-cell office:value-type="string" table:style-name="ce4">
            <text:p>12130005L</text:p>
          </table:table-cell>
          <table:table-cell office:value-type="float" office:value="1.2146000000000001E-2" table:style-name="ce4">
            <text:p>0.012146</text:p>
          </table:table-cell>
          <table:table-cell office:value-type="string" table:style-name="ce4">
            <text:p>12130006L</text:p>
          </table:table-cell>
          <table:table-cell office:value-type="float" office:value="5.2199999999999998E-3" table:style-name="ce4">
            <text:p>0.00522</text:p>
          </table:table-cell>
          <table:table-cell office:value-type="string" table:style-name="ce4">
            <text:p>12130008L</text:p>
          </table:table-cell>
          <table:table-cell office:value-type="float" office:value="1.14E-3" table:style-name="ce4">
            <text:p>0.0011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9.8499999999999994E-3" table:style-name="ce4">
            <text:p>0.00985</text:p>
          </table:table-cell>
          <table:table-cell office:value-type="string" table:style-name="ce4">
            <text:p>40200010L</text:p>
          </table:table-cell>
          <table:table-cell office:value-type="float" office:value="6.1499999999999999E-4" table:style-name="ce4">
            <text:p>0.000615</text:p>
          </table:table-cell>
          <table:table-cell office:value-type="string" table:style-name="ce4">
            <text:p>40200003L</text:p>
          </table:table-cell>
          <table:table-cell office:value-type="float" office:value="1.8469999999999999E-3" table:style-name="ce4">
            <text:p>0.00184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AVON SOFT 1.25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41E-2" table:style-name="ce4">
            <text:p>0.0141</text:p>
          </table:table-cell>
          <table:table-cell office:value-type="string" table:style-name="ce4">
            <text:p>12130003L</text:p>
          </table:table-cell>
          <table:table-cell office:value-type="float" office:value="1.17E-3" table:style-name="ce4">
            <text:p>0.00117</text:p>
          </table:table-cell>
          <table:table-cell office:value-type="string" table:style-name="ce4">
            <text:p>12130004L</text:p>
          </table:table-cell>
          <table:table-cell office:value-type="float" office:value="9.7000000000000005E-4" table:style-name="ce4">
            <text:p>0.00097</text:p>
          </table:table-cell>
          <table:table-cell office:value-type="string" table:style-name="ce4">
            <text:p>12130005L</text:p>
          </table:table-cell>
          <table:table-cell office:value-type="float" office:value="1.2146000000000001E-2" table:style-name="ce4">
            <text:p>0.012146</text:p>
          </table:table-cell>
          <table:table-cell office:value-type="string" table:style-name="ce4">
            <text:p>12130006L</text:p>
          </table:table-cell>
          <table:table-cell office:value-type="float" office:value="1.24E-2" table:style-name="ce4">
            <text:p>0.0124</text:p>
          </table:table-cell>
          <table:table-cell office:value-type="string" table:style-name="ce4">
            <text:p>12130008L</text:p>
          </table:table-cell>
          <table:table-cell office:value-type="float" office:value="0.98509999999999998" table:style-name="ce4">
            <text:p>0.9851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9.8499999999999994E-3" table:style-name="ce4">
            <text:p>0.00985</text:p>
          </table:table-cell>
          <table:table-cell office:value-type="string" table:style-name="ce4">
            <text:p>40200010L</text:p>
          </table:table-cell>
          <table:table-cell office:value-type="float" office:value="6.1499999999999999E-4" table:style-name="ce4">
            <text:p>0.000615</text:p>
          </table:table-cell>
          <table:table-cell office:value-type="string" table:style-name="ce4">
            <text:p>40200003L</text:p>
          </table:table-cell>
          <table:table-cell office:value-type="float" office:value="1.8469999999999999E-3" table:style-name="ce4">
            <text:p>0.00184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ITO KATCHUP</text:p>
          </table:table-cell>
          <table:table-cell office:value-type="float" office:value="250" table:style-name="ce3">
            <text:p>250</text:p>
          </table:table-cell>
          <table:table-cell office:value-type="float" office:value="830" table:style-name="ce3">
            <text:p>8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12130003L</text:p>
          </table:table-cell>
          <table:table-cell office:value-type="float" office:value="3.9E-2" table:style-name="ce4">
            <text:p>0.039</text:p>
          </table:table-cell>
          <table:table-cell office:value-type="string" table:style-name="ce4">
            <text:p>12130004L</text:p>
          </table:table-cell>
          <table:table-cell office:value-type="float" office:value="4.1599999999999998E-2" table:style-name="ce4">
            <text:p>0.0416</text:p>
          </table:table-cell>
          <table:table-cell office:value-type="string" table:style-name="ce4">
            <text:p>12130005L</text:p>
          </table:table-cell>
          <table:table-cell office:value-type="float" office:value="1.26E-2" table:style-name="ce4">
            <text:p>0.0126</text:p>
          </table:table-cell>
          <table:table-cell office:value-type="string" table:style-name="ce4">
            <text:p>12130001L</text:p>
          </table:table-cell>
          <table:table-cell office:value-type="float" office:value="0.14080000000000001" table:style-name="ce4">
            <text:p>0.1408</text:p>
          </table:table-cell>
          <table:table-cell office:value-type="float" office:value="12200071" table:style-name="ce4">
            <text:p>12200071</text:p>
          </table:table-cell>
          <table:table-cell office:value-type="float" office:value="1.2E-2" table:style-name="ce4">
            <text:p>0.012</text:p>
          </table:table-cell>
          <table:table-cell office:value-type="float" office:value="12200072" table:style-name="ce4">
            <text:p>12200072</text:p>
          </table:table-cell>
          <table:table-cell office:value-type="float" office:value="1.78E-2" table:style-name="ce4">
            <text:p>0.017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6.0400000000000002E-2" table:style-name="ce4">
            <text:p>0.0604</text:p>
          </table:table-cell>
          <table:table-cell office:value-type="string" table:style-name="ce4">
            <text:p>40200010L</text:p>
          </table:table-cell>
          <table:table-cell office:value-type="float" office:value="3.8E-3" table:style-name="ce4">
            <text:p>0.0038</text:p>
          </table:table-cell>
          <table:table-cell office:value-type="string" table:style-name="ce4">
            <text:p>40200003L</text:p>
          </table:table-cell>
          <table:table-cell office:value-type="float" office:value="1.1299999999999999E-2" table:style-name="ce4">
            <text:p>0.011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OLO CHEEZE</text:p>
          </table:table-cell>
          <table:table-cell office:value-type="float" office:value="250" table:style-name="ce3">
            <text:p>250</text:p>
          </table:table-cell>
          <table:table-cell office:value-type="float" office:value="640" table:style-name="ce3">
            <text:p>64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5L</text:p>
          </table:table-cell>
          <table:table-cell office:value-type="float" office:value="5.0799999999999998E-2" table:style-name="ce4">
            <text:p>0.0508</text:p>
          </table:table-cell>
          <table:table-cell office:value-type="float" office:value="12200069" table:style-name="ce4">
            <text:p>12200069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12200070" table:style-name="ce4">
            <text:p>12200070</text:p>
          </table:table-cell>
          <table:table-cell office:value-type="float" office:value="1.8E-3" table:style-name="ce4">
            <text:p>0.0018</text:p>
          </table:table-cell>
          <table:table-cell office:value-type="string" table:style-name="ce4">
            <text:p>12130002L</text:p>
          </table:table-cell>
          <table:table-cell office:value-type="float" office:value="1.3999999999999999E-4" table:style-name="ce4">
            <text:p>0.00014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4.8999999999999998E-3" table:style-name="ce4">
            <text:p>0.0049</text:p>
          </table:table-cell>
          <table:table-cell office:value-type="string" table:style-name="ce4">
            <text:p>12130001L</text:p>
          </table:table-cell>
          <table:table-cell office:value-type="float" office:value="0.14699999999999999" table:style-name="ce4">
            <text:p>0.14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4E-2" table:style-name="ce4">
            <text:p>0.0424</text:p>
          </table:table-cell>
          <table:table-cell office:value-type="string" table:style-name="ce4">
            <text:p>40200010L</text:p>
          </table:table-cell>
          <table:table-cell office:value-type="float" office:value="2.5999999999999999E-3" table:style-name="ce4">
            <text:p>0.0026</text:p>
          </table:table-cell>
          <table:table-cell office:value-type="string" table:style-name="ce4">
            <text:p>40200003L</text:p>
          </table:table-cell>
          <table:table-cell office:value-type="float" office:value="7.9000000000000008E-3" table:style-name="ce4">
            <text:p>0.00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G J'AIME CHESSE/PAPR</text:p>
          </table:table-cell>
          <table:table-cell office:value-type="float" office:value="250" table:style-name="ce3">
            <text:p>250</text:p>
          </table:table-cell>
          <table:table-cell office:value-type="float" office:value="810" table:style-name="ce3">
            <text:p>8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65E-3" table:style-name="ce4">
            <text:p>0.00265</text:p>
          </table:table-cell>
          <table:table-cell office:value-type="string" table:style-name="ce4">
            <text:p>12130003L</text:p>
          </table:table-cell>
          <table:table-cell office:value-type="float" office:value="0.18129999999999999" table:style-name="ce4">
            <text:p>0.1813</text:p>
          </table:table-cell>
          <table:table-cell office:value-type="string" table:style-name="ce4">
            <text:p>12130004L</text:p>
          </table:table-cell>
          <table:table-cell office:value-type="float" office:value="2.734E-2" table:style-name="ce4">
            <text:p>0.02734</text:p>
          </table:table-cell>
          <table:table-cell office:value-type="string" table:style-name="ce4">
            <text:p>12130005L</text:p>
          </table:table-cell>
          <table:table-cell office:value-type="float" office:value="1.29E-2" table:style-name="ce4">
            <text:p>0.0129</text:p>
          </table:table-cell>
          <table:table-cell office:value-type="string" table:style-name="ce4">
            <text:p>12130001L</text:p>
          </table:table-cell>
          <table:table-cell office:value-type="float" office:value="9.8390000000000005E-2" table:style-name="ce4">
            <text:p>0.09839</text:p>
          </table:table-cell>
          <table:table-cell office:value-type="string" table:style-name="ce4">
            <text:p>12130008L</text:p>
          </table:table-cell>
          <table:table-cell office:value-type="float" office:value="2.2530000000000001E-2" table:style-name="ce4">
            <text:p>0.02253</text:p>
          </table:table-cell>
          <table:table-cell office:value-type="float" office:value="12200025" table:style-name="ce4">
            <text:p>12200025</text:p>
          </table:table-cell>
          <table:table-cell office:value-type="float" office:value="1.35E-2" table:style-name="ce4">
            <text:p>0.01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OURAT 0.5L</text:p>
          </table:table-cell>
          <table:table-cell office:value-type="float" office:value="300" table:style-name="ce3">
            <text:p>30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float" office:value="12200049" table:style-name="ce4">
            <text:p>12200049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12200050" table:style-name="ce4">
            <text:p>12200050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12200051" table:style-name="ce4">
            <text:p>12200051</text:p>
          </table:table-cell>
          <table:table-cell office:value-type="float" office:value="2.75E-2" table:style-name="ce4">
            <text:p>0.0275</text:p>
          </table:table-cell>
          <table:table-cell office:value-type="float" office:value="12200052" table:style-name="ce4">
            <text:p>1220005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12200053" table:style-name="ce4">
            <text:p>12200053</text:p>
          </table:table-cell>
          <table:table-cell office:value-type="float" office:value="5.9999999999999995E-4" table:style-name="ce4">
            <text:p>0.0006</text:p>
          </table:table-cell>
          <table:table-cell office:value-type="string" table:style-name="ce4">
            <text:p>12130012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12130001L</text:p>
          </table:table-cell>
          <table:table-cell office:value-type="float" office:value="5.3499999999999999E-2" table:style-name="ce4">
            <text:p>0.05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2E-2" table:style-name="ce4">
            <text:p>0.0212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3.8999999999999998E-3" table:style-name="ce4">
            <text:p>0.003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OURAT 2L</text:p>
          </table:table-cell>
          <table:table-cell office:value-type="float" office:value="300" table:style-name="ce3">
            <text:p>30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float" office:value="12200049" table:style-name="ce4">
            <text:p>12200049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12200050" table:style-name="ce4">
            <text:p>12200050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12200051" table:style-name="ce4">
            <text:p>12200051</text:p>
          </table:table-cell>
          <table:table-cell office:value-type="float" office:value="2.75E-2" table:style-name="ce4">
            <text:p>0.0275</text:p>
          </table:table-cell>
          <table:table-cell office:value-type="float" office:value="12200052" table:style-name="ce4">
            <text:p>1220005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12200053" table:style-name="ce4">
            <text:p>12200053</text:p>
          </table:table-cell>
          <table:table-cell office:value-type="float" office:value="5.9999999999999995E-4" table:style-name="ce4">
            <text:p>0.0006</text:p>
          </table:table-cell>
          <table:table-cell office:value-type="string" table:style-name="ce4">
            <text:p>12130012L</text:p>
          </table:table-cell>
          <table:table-cell office:value-type="float" office:value="2.0000000000000001E-4" table:style-name="ce4">
            <text:p>0.0002</text:p>
          </table:table-cell>
          <table:table-cell office:value-type="string" table:style-name="ce4">
            <text:p>12130001L</text:p>
          </table:table-cell>
          <table:table-cell office:value-type="float" office:value="5.3499999999999999E-2" table:style-name="ce4">
            <text:p>0.053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2E-2" table:style-name="ce4">
            <text:p>0.0212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3.8999999999999998E-3" table:style-name="ce4">
            <text:p>0.003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CITRON 1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9197999999999997E-2" table:style-name="ce4">
            <text:p>0.039198</text:p>
          </table:table-cell>
          <table:table-cell office:value-type="string" table:style-name="ce4">
            <text:p>12130003L</text:p>
          </table:table-cell>
          <table:table-cell office:value-type="float" office:value="9.4300000000000004E-4" table:style-name="ce4">
            <text:p>0.000943</text:p>
          </table:table-cell>
          <table:table-cell office:value-type="string" table:style-name="ce4">
            <text:p>12130004L</text:p>
          </table:table-cell>
          <table:table-cell office:value-type="float" office:value="6.6348000000000004E-2" table:style-name="ce4">
            <text:p>0.066348</text:p>
          </table:table-cell>
          <table:table-cell office:value-type="string" table:style-name="ce4">
            <text:p>12130005L</text:p>
          </table:table-cell>
          <table:table-cell office:value-type="float" office:value="2.1459999999999999E-3" table:style-name="ce4">
            <text:p>0.002146</text:p>
          </table:table-cell>
          <table:table-cell office:value-type="string" table:style-name="ce4">
            <text:p>12130008L</text:p>
          </table:table-cell>
          <table:table-cell office:value-type="float" office:value="9.1229999999999992E-3" table:style-name="ce4">
            <text:p>0.009123</text:p>
          </table:table-cell>
          <table:table-cell office:value-type="float" office:value="12200186" table:style-name="ce4">
            <text:p>12200186</text:p>
          </table:table-cell>
          <table:table-cell office:value-type="float" office:value="2.2020999999999999E-2" table:style-name="ce4">
            <text:p>0.022021</text:p>
          </table:table-cell>
          <table:table-cell office:value-type="float" office:value="12200187" table:style-name="ce4">
            <text:p>12200187</text:p>
          </table:table-cell>
          <table:table-cell office:value-type="float" office:value="2.7520000000000001E-3" table:style-name="ce4">
            <text:p>0.00275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269000000000001E-2" table:style-name="ce4">
            <text:p>0.042269</text:p>
          </table:table-cell>
          <table:table-cell office:value-type="string" table:style-name="ce4">
            <text:p>40200010L</text:p>
          </table:table-cell>
          <table:table-cell office:value-type="float" office:value="2.6419999999999998E-3" table:style-name="ce4">
            <text:p>0.002642</text:p>
          </table:table-cell>
          <table:table-cell office:value-type="string" table:style-name="ce4">
            <text:p>40200003L</text:p>
          </table:table-cell>
          <table:table-cell office:value-type="float" office:value="7.9249999999999998E-3" table:style-name="ce4">
            <text:p>0.00792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FLORAL 1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2.333E-3" table:style-name="ce4">
            <text:p>0.002333</text:p>
          </table:table-cell>
          <table:table-cell office:value-type="string" table:style-name="ce4">
            <text:p>12130003L</text:p>
          </table:table-cell>
          <table:table-cell office:value-type="float" office:value="2.768E-2" table:style-name="ce4">
            <text:p>0.02768</text:p>
          </table:table-cell>
          <table:table-cell office:value-type="string" table:style-name="ce4">
            <text:p>12130004L</text:p>
          </table:table-cell>
          <table:table-cell office:value-type="float" office:value="1.0690000000000001E-3" table:style-name="ce4">
            <text:p>0.001069</text:p>
          </table:table-cell>
          <table:table-cell office:value-type="string" table:style-name="ce4">
            <text:p>12130005L</text:p>
          </table:table-cell>
          <table:table-cell office:value-type="float" office:value="1.596E-3" table:style-name="ce4">
            <text:p>0.001596</text:p>
          </table:table-cell>
          <table:table-cell office:value-type="string" table:style-name="ce4">
            <text:p>12130008L</text:p>
          </table:table-cell>
          <table:table-cell office:value-type="float" office:value="5.672E-3" table:style-name="ce4">
            <text:p>0.005672</text:p>
          </table:table-cell>
          <table:table-cell office:value-type="float" office:value="12200182" table:style-name="ce4">
            <text:p>12200182</text:p>
          </table:table-cell>
          <table:table-cell office:value-type="float" office:value="1.701E-3" table:style-name="ce4">
            <text:p>0.001701</text:p>
          </table:table-cell>
          <table:table-cell office:value-type="float" office:value="12200183" table:style-name="ce4">
            <text:p>12200183</text:p>
          </table:table-cell>
          <table:table-cell office:value-type="float" office:value="2.0420000000000001E-2" table:style-name="ce4">
            <text:p>0.02042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4010999999999999E-2" table:style-name="ce4">
            <text:p>0.014011</text:p>
          </table:table-cell>
          <table:table-cell office:value-type="string" table:style-name="ce4">
            <text:p>40200010L</text:p>
          </table:table-cell>
          <table:table-cell office:value-type="float" office:value="2.627E-3" table:style-name="ce4">
            <text:p>0.002627</text:p>
          </table:table-cell>
          <table:table-cell office:value-type="string" table:style-name="ce4">
            <text:p>40200003L</text:p>
          </table:table-cell>
          <table:table-cell office:value-type="float" office:value="8.7500000000000002E-4" table:style-name="ce4">
            <text:p>0.00087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LEAN SDM 1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4749999999999998E-3" table:style-name="ce4">
            <text:p>0.003475</text:p>
          </table:table-cell>
          <table:table-cell office:value-type="string" table:style-name="ce4">
            <text:p>12130003L</text:p>
          </table:table-cell>
          <table:table-cell office:value-type="float" office:value="1.2763E-2" table:style-name="ce4">
            <text:p>0.012763</text:p>
          </table:table-cell>
          <table:table-cell office:value-type="string" table:style-name="ce4">
            <text:p>12130004L</text:p>
          </table:table-cell>
          <table:table-cell office:value-type="float" office:value="6.7100999999999994E-2" table:style-name="ce4">
            <text:p>0.067101</text:p>
          </table:table-cell>
          <table:table-cell office:value-type="string" table:style-name="ce4">
            <text:p>12130005L</text:p>
          </table:table-cell>
          <table:table-cell office:value-type="float" office:value="1.5162999999999999E-2" table:style-name="ce4">
            <text:p>0.015163</text:p>
          </table:table-cell>
          <table:table-cell office:value-type="string" table:style-name="ce4">
            <text:p>12130008L</text:p>
          </table:table-cell>
          <table:table-cell office:value-type="float" office:value="9.1610000000000007E-3" table:style-name="ce4">
            <text:p>0.009161</text:p>
          </table:table-cell>
          <table:table-cell office:value-type="string" table:style-name="ce4">
            <text:p>12130011L</text:p>
          </table:table-cell>
          <table:table-cell office:value-type="float" office:value="3.3170999999999999E-2" table:style-name="ce4">
            <text:p>0.033171</text:p>
          </table:table-cell>
          <table:table-cell office:value-type="float" office:value="12200184" table:style-name="ce4">
            <text:p>12200184</text:p>
          </table:table-cell>
          <table:table-cell office:value-type="float" office:value="3.3170000000000001E-3" table:style-name="ce4">
            <text:p>0.00331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3E-2" table:style-name="ce4">
            <text:p>0.030463</text:p>
          </table:table-cell>
          <table:table-cell office:value-type="string" table:style-name="ce4">
            <text:p>40200010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 ANTI-TACH ORAN 1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6.8830000000000002E-3" table:style-name="ce4">
            <text:p>0.006883</text:p>
          </table:table-cell>
          <table:table-cell office:value-type="string" table:style-name="ce4">
            <text:p>12130003L</text:p>
          </table:table-cell>
          <table:table-cell office:value-type="float" office:value="3.2260000000000001E-3" table:style-name="ce4">
            <text:p>0.003226</text:p>
          </table:table-cell>
          <table:table-cell office:value-type="string" table:style-name="ce4">
            <text:p>12130004L</text:p>
          </table:table-cell>
          <table:table-cell office:value-type="float" office:value="4.4927000000000002E-2" table:style-name="ce4">
            <text:p>0.044927</text:p>
          </table:table-cell>
          <table:table-cell office:value-type="string" table:style-name="ce4">
            <text:p>12130005L</text:p>
          </table:table-cell>
          <table:table-cell office:value-type="float" office:value="1.1919999999999999E-3" table:style-name="ce4">
            <text:p>0.001192</text:p>
          </table:table-cell>
          <table:table-cell office:value-type="string" table:style-name="ce4">
            <text:p>12130008L</text:p>
          </table:table-cell>
          <table:table-cell office:value-type="float" office:value="5.0176999999999999E-2" table:style-name="ce4">
            <text:p>0.050177</text:p>
          </table:table-cell>
          <table:table-cell office:value-type="string" table:style-name="ce4">
            <text:p>121300011L</text:p>
          </table:table-cell>
          <table:table-cell office:value-type="float" office:value="4.4740000000000002E-2" table:style-name="ce4">
            <text:p>0.04474</text:p>
          </table:table-cell>
          <table:table-cell office:value-type="float" office:value="12200167" table:style-name="ce4">
            <text:p>12200167</text:p>
          </table:table-cell>
          <table:table-cell office:value-type="float" office:value="1.768E-3" table:style-name="ce4">
            <text:p>0.001768</text:p>
          </table:table-cell>
          <table:table-cell office:value-type="float" office:value="12200168" table:style-name="ce4">
            <text:p>12200168</text:p>
          </table:table-cell>
          <table:table-cell office:value-type="float" office:value="3.1930000000000001E-3" table:style-name="ce4">
            <text:p>0.003193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S FRAICHE BLEU 1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9.5729999999999996E-2" table:style-name="ce4">
            <text:p>0.09573</text:p>
          </table:table-cell>
          <table:table-cell office:value-type="string" table:style-name="ce4">
            <text:p>12130003L</text:p>
          </table:table-cell>
          <table:table-cell office:value-type="float" office:value="3.0860000000000002E-3" table:style-name="ce4">
            <text:p>0.003086</text:p>
          </table:table-cell>
          <table:table-cell office:value-type="string" table:style-name="ce4">
            <text:p>12130004L</text:p>
          </table:table-cell>
          <table:table-cell office:value-type="float" office:value="1.8810000000000001E-3" table:style-name="ce4">
            <text:p>0.001881</text:p>
          </table:table-cell>
          <table:table-cell office:value-type="string" table:style-name="ce4">
            <text:p>12130005L</text:p>
          </table:table-cell>
          <table:table-cell office:value-type="float" office:value="1.3600000000000001E-3" table:style-name="ce4">
            <text:p>0.00136</text:p>
          </table:table-cell>
          <table:table-cell office:value-type="float" office:value="12200164" table:style-name="ce4">
            <text:p>12200164</text:p>
          </table:table-cell>
          <table:table-cell office:value-type="float" office:value="4.0461999999999998E-2" table:style-name="ce4">
            <text:p>0.040462</text:p>
          </table:table-cell>
          <table:table-cell office:value-type="float" office:value="12200165" table:style-name="ce4">
            <text:p>12200165</text:p>
          </table:table-cell>
          <table:table-cell office:value-type="float" office:value="2.767E-2" table:style-name="ce4">
            <text:p>0.02767</text:p>
          </table:table-cell>
          <table:table-cell office:value-type="float" office:value="12200173" table:style-name="ce4">
            <text:p>12200173</text:p>
          </table:table-cell>
          <table:table-cell office:value-type="float" office:value="7.4530000000000004E-3" table:style-name="ce4">
            <text:p>0.007453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0676999999999998E-2" table:style-name="ce4">
            <text:p>0.040677</text:p>
          </table:table-cell>
          <table:table-cell office:value-type="string" table:style-name="ce4">
            <text:p>40200010L</text:p>
          </table:table-cell>
          <table:table-cell office:value-type="float" office:value="2.542E-3" table:style-name="ce4">
            <text:p>0.002542</text:p>
          </table:table-cell>
          <table:table-cell office:value-type="string" table:style-name="ce4">
            <text:p>40200003L</text:p>
          </table:table-cell>
          <table:table-cell office:value-type="float" office:value="7.6270000000000001E-3" table:style-name="ce4">
            <text:p>0.00762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 ANTI-TACH VERT 1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5.7389999999999997E-2" table:style-name="ce4">
            <text:p>0.05739</text:p>
          </table:table-cell>
          <table:table-cell office:value-type="string" table:style-name="ce4">
            <text:p>12130003L</text:p>
          </table:table-cell>
          <table:table-cell office:value-type="float" office:value="5.496E-3" table:style-name="ce4">
            <text:p>0.005496</text:p>
          </table:table-cell>
          <table:table-cell office:value-type="string" table:style-name="ce4">
            <text:p>12130004L</text:p>
          </table:table-cell>
          <table:table-cell office:value-type="float" office:value="3.7851999999999997E-2" table:style-name="ce4">
            <text:p>0.037852</text:p>
          </table:table-cell>
          <table:table-cell office:value-type="string" table:style-name="ce4">
            <text:p>12130005L</text:p>
          </table:table-cell>
          <table:table-cell office:value-type="float" office:value="1.8009000000000001E-2" table:style-name="ce4">
            <text:p>0.018009</text:p>
          </table:table-cell>
          <table:table-cell office:value-type="string" table:style-name="ce4">
            <text:p>12130008L</text:p>
          </table:table-cell>
          <table:table-cell office:value-type="float" office:value="1.14E-3" table:style-name="ce4">
            <text:p>0.00114</text:p>
          </table:table-cell>
          <table:table-cell office:value-type="float" office:value="12200169" table:style-name="ce4">
            <text:p>12200169</text:p>
          </table:table-cell>
          <table:table-cell office:value-type="float" office:value="9.68E-4" table:style-name="ce4">
            <text:p>0.000968</text:p>
          </table:table-cell>
          <table:table-cell office:value-type="float" office:value="12200170" table:style-name="ce4">
            <text:p>12200170</text:p>
          </table:table-cell>
          <table:table-cell office:value-type="float" office:value="5.1859999999999996E-3" table:style-name="ce4">
            <text:p>0.005186</text:p>
          </table:table-cell>
          <table:table-cell office:value-type="float" office:value="12200171" table:style-name="ce4">
            <text:p>12200171</text:p>
          </table:table-cell>
          <table:table-cell office:value-type="float" office:value="4.7669999999999997E-2" table:style-name="ce4">
            <text:p>0.04767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S TOP CITRON 1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5.2659999999999998E-2" table:style-name="ce4">
            <text:p>0.05266</text:p>
          </table:table-cell>
          <table:table-cell office:value-type="string" table:style-name="ce4">
            <text:p>12130003L</text:p>
          </table:table-cell>
          <table:table-cell office:value-type="float" office:value="7.5100000000000004E-4" table:style-name="ce4">
            <text:p>0.000751</text:p>
          </table:table-cell>
          <table:table-cell office:value-type="string" table:style-name="ce4">
            <text:p>12130004L</text:p>
          </table:table-cell>
          <table:table-cell office:value-type="float" office:value="7.6083999999999999E-2" table:style-name="ce4">
            <text:p>0.076084</text:p>
          </table:table-cell>
          <table:table-cell office:value-type="string" table:style-name="ce4">
            <text:p>12130005L</text:p>
          </table:table-cell>
          <table:table-cell office:value-type="float" office:value="2.3869999999999998E-3" table:style-name="ce4">
            <text:p>0.002387</text:p>
          </table:table-cell>
          <table:table-cell office:value-type="float" office:value="12200175" table:style-name="ce4">
            <text:p>12200175</text:p>
          </table:table-cell>
          <table:table-cell office:value-type="float" office:value="2.63E-3" table:style-name="ce4">
            <text:p>0.00263</text:p>
          </table:table-cell>
          <table:table-cell office:value-type="float" office:value="12200176" table:style-name="ce4">
            <text:p>12200176</text:p>
          </table:table-cell>
          <table:table-cell office:value-type="float" office:value="2.1344999999999999E-2" table:style-name="ce4">
            <text:p>0.021345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LILAS TOP ROSE 1KG</text:p>
          </table:table-cell>
          <table:table-cell office:value-type="float" office:value="250" table:style-name="ce3">
            <text:p>250</text:p>
          </table:table-cell>
          <table:table-cell office:value-type="float" office:value="630" table:style-name="ce3">
            <text:p>6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4.1070000000000004E-3" table:style-name="ce4">
            <text:p>0.004107</text:p>
          </table:table-cell>
          <table:table-cell office:value-type="string" table:style-name="ce4">
            <text:p>12130003L</text:p>
          </table:table-cell>
          <table:table-cell office:value-type="float" office:value="9.6769999999999995E-2" table:style-name="ce4">
            <text:p>0.09677</text:p>
          </table:table-cell>
          <table:table-cell office:value-type="string" table:style-name="ce4">
            <text:p>12130004L</text:p>
          </table:table-cell>
          <table:table-cell office:value-type="float" office:value="2.4652E-2" table:style-name="ce4">
            <text:p>0.024652</text:p>
          </table:table-cell>
          <table:table-cell office:value-type="string" table:style-name="ce4">
            <text:p>12130005L</text:p>
          </table:table-cell>
          <table:table-cell office:value-type="float" office:value="2.3379999999999998E-3" table:style-name="ce4">
            <text:p>0.002338</text:p>
          </table:table-cell>
          <table:table-cell office:value-type="float" office:value="12200174" table:style-name="ce4">
            <text:p>12200174</text:p>
          </table:table-cell>
          <table:table-cell office:value-type="float" office:value="2.6540000000000001E-3" table:style-name="ce4">
            <text:p>0.00265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6158000000000003E-2" table:style-name="ce4">
            <text:p>0.036158</text:p>
          </table:table-cell>
          <table:table-cell office:value-type="string" table:style-name="ce4">
            <text:p>40200010L</text:p>
          </table:table-cell>
          <table:table-cell office:value-type="float" office:value="2.2590000000000002E-3" table:style-name="ce4">
            <text:p>0.002259</text:p>
          </table:table-cell>
          <table:table-cell office:value-type="string" table:style-name="ce4">
            <text:p>40200003L</text:p>
          </table:table-cell>
          <table:table-cell office:value-type="float" office:value="6.7790000000000003E-3" table:style-name="ce4">
            <text:p>0.006779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COUSCOUS INTEGRAL 1KG</text:p>
          </table:table-cell>
          <table:table-cell office:value-type="float" office:value="250" table:style-name="ce3">
            <text:p>250</text:p>
          </table:table-cell>
          <table:table-cell office:value-type="float" office:value="750" table:style-name="ce3">
            <text:p>75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float" office:value="12200043" table:style-name="ce4">
            <text:p>1220004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12200044" table:style-name="ce4">
            <text:p>12200044</text:p>
          </table:table-cell>
          <table:table-cell office:value-type="float" office:value="1.4999999999999999E-4" table:style-name="ce4">
            <text:p>0.00015</text:p>
          </table:table-cell>
          <table:table-cell office:value-type="string" table:style-name="ce4">
            <text:p>12130008L</text:p>
          </table:table-cell>
          <table:table-cell office:value-type="float" office:value="6.6E-3" table:style-name="ce4">
            <text:p>0.0066</text:p>
          </table:table-cell>
          <table:table-cell office:value-type="string" table:style-name="ce4">
            <text:p>12130004L</text:p>
          </table:table-cell>
          <table:table-cell office:value-type="float" office:value="2.9999999999999997E-4" table:style-name="ce4">
            <text:p>0.0003</text:p>
          </table:table-cell>
          <table:table-cell office:value-type="string" table:style-name="ce4">
            <text:p>12130001L</text:p>
          </table:table-cell>
          <table:table-cell office:value-type="float" office:value="7.2400000000000006E-2" table:style-name="ce4">
            <text:p>0.072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6E-3" table:style-name="ce4">
            <text:p>0.00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DELEINE 225G</text:p>
          </table:table-cell>
          <table:table-cell office:value-type="float" office:value="250" table:style-name="ce3">
            <text:p>250</text:p>
          </table:table-cell>
          <table:table-cell office:value-type="float" office:value="930" table:style-name="ce3">
            <text:p>93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7.9299999999999995E-2" table:style-name="ce4">
            <text:p>0.0793</text:p>
          </table:table-cell>
          <table:table-cell office:value-type="string" table:style-name="ce4">
            <text:p>12130004L</text:p>
          </table:table-cell>
          <table:table-cell office:value-type="float" office:value="3.2000000000000001E-2" table:style-name="ce4">
            <text:p>0.032</text:p>
          </table:table-cell>
          <table:table-cell office:value-type="string" table:style-name="ce4">
            <text:p>12130003L</text:p>
          </table:table-cell>
          <table:table-cell office:value-type="float" office:value="1.4599999999999999E-3" table:style-name="ce4">
            <text:p>0.00146</text:p>
          </table:table-cell>
          <table:table-cell office:value-type="string" table:style-name="ce4">
            <text:p>12130002L</text:p>
          </table:table-cell>
          <table:table-cell office:value-type="float" office:value="2.0400000000000001E-2" table:style-name="ce4">
            <text:p>0.0204</text:p>
          </table:table-cell>
          <table:table-cell office:value-type="string" table:style-name="ce4">
            <text:p>12130006L</text:p>
          </table:table-cell>
          <table:table-cell office:value-type="float" office:value="4.3E-3" table:style-name="ce4">
            <text:p>0.0043</text:p>
          </table:table-cell>
          <table:table-cell office:value-type="string" table:style-name="ce4">
            <text:p>12130005L</text:p>
          </table:table-cell>
          <table:table-cell office:value-type="float" office:value="2.8E-3" table:style-name="ce4">
            <text:p>0.0028</text:p>
          </table:table-cell>
          <table:table-cell office:value-type="float" office:value="12200059" table:style-name="ce4">
            <text:p>12200059</text:p>
          </table:table-cell>
          <table:table-cell office:value-type="float" office:value="5.7600000000000004E-3" table:style-name="ce4">
            <text:p>0.00576</text:p>
          </table:table-cell>
          <table:table-cell office:value-type="float" office:value="12200060" table:style-name="ce4">
            <text:p>12200060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40200001L</text:p>
          </table:table-cell>
          <table:table-cell office:value-type="float" office:value="3.5799999999999998E-2" table:style-name="ce4">
            <text:p>0.0358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7000000000000002E-3" table:style-name="ce4">
            <text:p>0.006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DELEINE 400G</text:p>
          </table:table-cell>
          <table:table-cell office:value-type="float" office:value="250" table:style-name="ce3">
            <text:p>250</text:p>
          </table:table-cell>
          <table:table-cell office:value-type="float" office:value="930" table:style-name="ce3">
            <text:p>93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7.9299999999999995E-2" table:style-name="ce4">
            <text:p>0.0793</text:p>
          </table:table-cell>
          <table:table-cell office:value-type="string" table:style-name="ce4">
            <text:p>12130004L</text:p>
          </table:table-cell>
          <table:table-cell office:value-type="float" office:value="3.2000000000000001E-2" table:style-name="ce4">
            <text:p>0.032</text:p>
          </table:table-cell>
          <table:table-cell office:value-type="string" table:style-name="ce4">
            <text:p>12130003L</text:p>
          </table:table-cell>
          <table:table-cell office:value-type="float" office:value="1.4599999999999999E-3" table:style-name="ce4">
            <text:p>0.00146</text:p>
          </table:table-cell>
          <table:table-cell office:value-type="string" table:style-name="ce4">
            <text:p>12130002L</text:p>
          </table:table-cell>
          <table:table-cell office:value-type="float" office:value="2.0400000000000001E-2" table:style-name="ce4">
            <text:p>0.0204</text:p>
          </table:table-cell>
          <table:table-cell office:value-type="string" table:style-name="ce4">
            <text:p>12130006L</text:p>
          </table:table-cell>
          <table:table-cell office:value-type="float" office:value="4.3E-3" table:style-name="ce4">
            <text:p>0.0043</text:p>
          </table:table-cell>
          <table:table-cell office:value-type="string" table:style-name="ce4">
            <text:p>12130005L</text:p>
          </table:table-cell>
          <table:table-cell office:value-type="float" office:value="2.8E-3" table:style-name="ce4">
            <text:p>0.0028</text:p>
          </table:table-cell>
          <table:table-cell office:value-type="float" office:value="12200059" table:style-name="ce4">
            <text:p>12200059</text:p>
          </table:table-cell>
          <table:table-cell office:value-type="float" office:value="5.7600000000000004E-3" table:style-name="ce4">
            <text:p>0.00576</text:p>
          </table:table-cell>
          <table:table-cell office:value-type="float" office:value="12200060" table:style-name="ce4">
            <text:p>12200060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40200001L</text:p>
          </table:table-cell>
          <table:table-cell office:value-type="float" office:value="3.5799999999999998E-2" table:style-name="ce4">
            <text:p>0.0358</text:p>
          </table:table-cell>
          <table:table-cell office:value-type="string" table:style-name="ce4">
            <text:p>40200010L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40200003L</text:p>
          </table:table-cell>
          <table:table-cell office:value-type="float" office:value="6.7000000000000002E-3" table:style-name="ce4">
            <text:p>0.006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OULIN ORANGE/VANILLE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3.0890000000000001E-2" table:style-name="ce4">
            <text:p>0.03089</text:p>
          </table:table-cell>
          <table:table-cell office:value-type="string" table:style-name="ce4">
            <text:p>12130003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4L</text:p>
          </table:table-cell>
          <table:table-cell office:value-type="float" office:value="2.3470000000000001E-3" table:style-name="ce4">
            <text:p>0.002347</text:p>
          </table:table-cell>
          <table:table-cell office:value-type="string" table:style-name="ce4">
            <text:p>12130005L</text:p>
          </table:table-cell>
          <table:table-cell office:value-type="float" office:value="6.3299999999999999E-4" table:style-name="ce4">
            <text:p>0.000633</text:p>
          </table:table-cell>
          <table:table-cell office:value-type="string" table:style-name="ce4">
            <text:p>12130001L</text:p>
          </table:table-cell>
          <table:table-cell office:value-type="float" office:value="8.4500000000000006E-2" table:style-name="ce4">
            <text:p>0.0845</text:p>
          </table:table-cell>
          <table:table-cell office:value-type="float" office:value="12200011" table:style-name="ce4">
            <text:p>12200011</text:p>
          </table:table-cell>
          <table:table-cell office:value-type="float" office:value="1.7180000000000001E-2" table:style-name="ce4">
            <text:p>0.01718</text:p>
          </table:table-cell>
          <table:table-cell office:value-type="float" office:value="12200010" table:style-name="ce4">
            <text:p>12200010</text:p>
          </table:table-cell>
          <table:table-cell office:value-type="float" office:value="1.2200000000000001E-2" table:style-name="ce4">
            <text:p>0.0122</text:p>
          </table:table-cell>
          <table:table-cell office:value-type="float" office:value="12200009" table:style-name="ce4">
            <text:p>12200009</text:p>
          </table:table-cell>
          <table:table-cell office:value-type="float" office:value="7.7460000000000003E-3" table:style-name="ce4">
            <text:p>0.007746</text:p>
          </table:table-cell>
          <table:table-cell office:value-type="string" table:style-name="ce4">
            <text:p>40200001L</text:p>
          </table:table-cell>
          <table:table-cell office:value-type="float" office:value="3.6450000000000003E-2" table:style-name="ce4">
            <text:p>0.03645</text:p>
          </table:table-cell>
          <table:table-cell office:value-type="string" table:style-name="ce4">
            <text:p>40200010L</text:p>
          </table:table-cell>
          <table:table-cell office:value-type="float" office:value="2.2780000000000001E-3" table:style-name="ce4">
            <text:p>0.002278</text:p>
          </table:table-cell>
          <table:table-cell office:value-type="string" table:style-name="ce4">
            <text:p>40200003L</text:p>
          </table:table-cell>
          <table:table-cell office:value-type="float" office:value="6.8339999999999998E-3" table:style-name="ce4">
            <text:p>0.00683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LICE 0.5L</text:p>
          </table:table-cell>
          <table:table-cell office:value-type="float" office:value="300" table:style-name="ce3">
            <text:p>300</text:p>
          </table:table-cell>
          <table:table-cell office:value-type="float" office:value="715" table:style-name="ce3">
            <text:p>71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6.3772999999999996E-2" table:style-name="ce4">
            <text:p>0.063773</text:p>
          </table:table-cell>
          <table:table-cell office:value-type="float" office:value="12200154" table:style-name="ce4">
            <text:p>12200154</text:p>
          </table:table-cell>
          <table:table-cell office:value-type="float" office:value="3.5130000000000001E-3" table:style-name="ce4">
            <text:p>0.003513</text:p>
          </table:table-cell>
          <table:table-cell office:value-type="float" office:value="12200155" table:style-name="ce4">
            <text:p>12200155</text:p>
          </table:table-cell>
          <table:table-cell office:value-type="float" office:value="7.4099999999999999E-3" table:style-name="ce4">
            <text:p>0.00741</text:p>
          </table:table-cell>
          <table:table-cell office:value-type="float" office:value="12200156" table:style-name="ce4">
            <text:p>12200156</text:p>
          </table:table-cell>
          <table:table-cell office:value-type="float" office:value="8.5099999999999998E-4" table:style-name="ce4">
            <text:p>0.000851</text:p>
          </table:table-cell>
          <table:table-cell office:value-type="float" office:value="12200157" table:style-name="ce4">
            <text:p>12200157</text:p>
          </table:table-cell>
          <table:table-cell office:value-type="float" office:value="2.3316E-2" table:style-name="ce4">
            <text:p>0.023316</text:p>
          </table:table-cell>
          <table:table-cell office:value-type="string" table:style-name="ce4">
            <text:p>12130004L</text:p>
          </table:table-cell>
          <table:table-cell office:value-type="float" office:value="4.1999999999999998E-5" table:style-name="ce4">
            <text:p>0.000042</text:p>
          </table:table-cell>
          <table:table-cell office:value-type="string" table:style-name="ce4">
            <text:p>12130002L</text:p>
          </table:table-cell>
          <table:table-cell office:value-type="float" office:value="2.6819999999999999E-3" table:style-name="ce4">
            <text:p>0.002682</text:p>
          </table:table-cell>
          <table:table-cell office:value-type="float" office:value="12200158" table:style-name="ce4">
            <text:p>12200158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40200001L</text:p>
          </table:table-cell>
          <table:table-cell office:value-type="float" office:value="2.7344E-2" table:style-name="ce4">
            <text:p>0.027344</text:p>
          </table:table-cell>
          <table:table-cell office:value-type="string" table:style-name="ce4">
            <text:p>40200010L</text:p>
          </table:table-cell>
          <table:table-cell office:value-type="float" office:value="1.709E-3" table:style-name="ce4">
            <text:p>0.001709</text:p>
          </table:table-cell>
          <table:table-cell office:value-type="string" table:style-name="ce4">
            <text:p>40200003L</text:p>
          </table:table-cell>
          <table:table-cell office:value-type="float" office:value="5.1269999999999996E-3" table:style-name="ce4">
            <text:p>0.00512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LICE 1.5L</text:p>
          </table:table-cell>
          <table:table-cell office:value-type="float" office:value="300" table:style-name="ce3">
            <text:p>300</text:p>
          </table:table-cell>
          <table:table-cell office:value-type="float" office:value="715" table:style-name="ce3">
            <text:p>71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6.3772999999999996E-2" table:style-name="ce4">
            <text:p>0.063773</text:p>
          </table:table-cell>
          <table:table-cell office:value-type="float" office:value="12200154" table:style-name="ce4">
            <text:p>12200154</text:p>
          </table:table-cell>
          <table:table-cell office:value-type="float" office:value="3.5130000000000001E-3" table:style-name="ce4">
            <text:p>0.003513</text:p>
          </table:table-cell>
          <table:table-cell office:value-type="float" office:value="12200155" table:style-name="ce4">
            <text:p>12200155</text:p>
          </table:table-cell>
          <table:table-cell office:value-type="float" office:value="7.4099999999999999E-3" table:style-name="ce4">
            <text:p>0.00741</text:p>
          </table:table-cell>
          <table:table-cell office:value-type="float" office:value="12200156" table:style-name="ce4">
            <text:p>12200156</text:p>
          </table:table-cell>
          <table:table-cell office:value-type="float" office:value="8.5099999999999998E-4" table:style-name="ce4">
            <text:p>0.000851</text:p>
          </table:table-cell>
          <table:table-cell office:value-type="float" office:value="12200157" table:style-name="ce4">
            <text:p>12200157</text:p>
          </table:table-cell>
          <table:table-cell office:value-type="float" office:value="2.3316E-2" table:style-name="ce4">
            <text:p>0.023316</text:p>
          </table:table-cell>
          <table:table-cell office:value-type="string" table:style-name="ce4">
            <text:p>12130004L</text:p>
          </table:table-cell>
          <table:table-cell office:value-type="float" office:value="4.1999999999999998E-5" table:style-name="ce4">
            <text:p>0.000042</text:p>
          </table:table-cell>
          <table:table-cell office:value-type="string" table:style-name="ce4">
            <text:p>12130002L</text:p>
          </table:table-cell>
          <table:table-cell office:value-type="float" office:value="2.6819999999999999E-3" table:style-name="ce4">
            <text:p>0.002682</text:p>
          </table:table-cell>
          <table:table-cell office:value-type="float" office:value="12200158" table:style-name="ce4">
            <text:p>12200158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40200001L</text:p>
          </table:table-cell>
          <table:table-cell office:value-type="float" office:value="2.7344E-2" table:style-name="ce4">
            <text:p>0.027344</text:p>
          </table:table-cell>
          <table:table-cell office:value-type="string" table:style-name="ce4">
            <text:p>40200010L</text:p>
          </table:table-cell>
          <table:table-cell office:value-type="float" office:value="1.709E-3" table:style-name="ce4">
            <text:p>0.001709</text:p>
          </table:table-cell>
          <table:table-cell office:value-type="string" table:style-name="ce4">
            <text:p>40200003L</text:p>
          </table:table-cell>
          <table:table-cell office:value-type="float" office:value="5.1269999999999996E-3" table:style-name="ce4">
            <text:p>0.005127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ALFOUL DINOSAURE</text:p>
          </table:table-cell>
          <table:table-cell office:value-type="float" office:value="250" table:style-name="ce3">
            <text:p>250</text:p>
          </table:table-cell>
          <table:table-cell office:value-type="float" office:value="920" table:style-name="ce3">
            <text:p>92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4L</text:p>
          </table:table-cell>
          <table:table-cell office:value-type="float" office:value="1.01E-3" table:style-name="ce4">
            <text:p>0.00101</text:p>
          </table:table-cell>
          <table:table-cell office:value-type="string" table:style-name="ce4">
            <text:p>12130003L</text:p>
          </table:table-cell>
          <table:table-cell office:value-type="float" office:value="6.6799999999999997E-4" table:style-name="ce4">
            <text:p>0.000668</text:p>
          </table:table-cell>
          <table:table-cell office:value-type="string" table:style-name="ce4">
            <text:p>12130002L</text:p>
          </table:table-cell>
          <table:table-cell office:value-type="float" office:value="2.402E-2" table:style-name="ce4">
            <text:p>0.02402</text:p>
          </table:table-cell>
          <table:table-cell office:value-type="string" table:style-name="ce4">
            <text:p>12130005L</text:p>
          </table:table-cell>
          <table:table-cell office:value-type="float" office:value="1.008E-2" table:style-name="ce4">
            <text:p>0.01008</text:p>
          </table:table-cell>
          <table:table-cell office:value-type="float" office:value="12200105" table:style-name="ce4">
            <text:p>12200105</text:p>
          </table:table-cell>
          <table:table-cell office:value-type="float" office:value="1.0290000000000001E-2" table:style-name="ce4">
            <text:p>0.01029</text:p>
          </table:table-cell>
          <table:table-cell office:value-type="float" office:value="12200107" table:style-name="ce4">
            <text:p>12200107</text:p>
          </table:table-cell>
          <table:table-cell office:value-type="float" office:value="1.4599999999999999E-3" table:style-name="ce4">
            <text:p>0.0014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53E-2" table:style-name="ce4">
            <text:p>0.0253</text:p>
          </table:table-cell>
          <table:table-cell office:value-type="string" table:style-name="ce4">
            <text:p>40200010L</text:p>
          </table:table-cell>
          <table:table-cell office:value-type="float" office:value="1.58E-3" table:style-name="ce4">
            <text:p>0.00158</text:p>
          </table:table-cell>
          <table:table-cell office:value-type="string" table:style-name="ce4">
            <text:p>40200003L</text:p>
          </table:table-cell>
          <table:table-cell office:value-type="float" office:value="4.7450000000000001E-3" table:style-name="ce4">
            <text:p>0.004745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IGA SPG N°2 400G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5L</text:p>
          </table:table-cell>
          <table:table-cell office:value-type="float" office:value="2.5799999999999998E-4" table:style-name="ce4">
            <text:p>0.000258</text:p>
          </table:table-cell>
          <table:table-cell office:value-type="string" table:style-name="ce4">
            <text:p>12130008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12130002L</text:p>
          </table:table-cell>
          <table:table-cell office:value-type="float" office:value="2.7E-2" table:style-name="ce4">
            <text:p>0.027</text:p>
          </table:table-cell>
          <table:table-cell office:value-type="string" table:style-name="ce4">
            <text:p>12130003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4L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2200073" table:style-name="ce4">
            <text:p>12200073</text:p>
          </table:table-cell>
          <table:table-cell office:value-type="float" office:value="1.8699999999999999E-3" table:style-name="ce4">
            <text:p>0.00187</text:p>
          </table:table-cell>
          <table:table-cell office:value-type="float" office:value="12200074" table:style-name="ce4">
            <text:p>12200074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12130001L</text:p>
          </table:table-cell>
          <table:table-cell office:value-type="float" office:value="0.09" table:style-name="ce4">
            <text:p>0.09</text:p>
          </table:table-cell>
          <table:table-cell office:value-type="string" table:style-name="ce4">
            <text:p>40200001L</text:p>
          </table:table-cell>
          <table:table-cell office:value-type="float" office:value="4.7E-2" table:style-name="ce4">
            <text:p>0.047</text:p>
          </table:table-cell>
          <table:table-cell office:value-type="string" table:style-name="ce4">
            <text:p>40200010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40200003L</text:p>
          </table:table-cell>
          <table:table-cell office:value-type="float" office:value="8.8000000000000005E-3" table:style-name="ce4">
            <text:p>0.00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PIGA PLUME N°2 400G</text:p>
          </table:table-cell>
          <table:table-cell office:value-type="float" office:value="250" table:style-name="ce3">
            <text:p>250</text:p>
          </table:table-cell>
          <table:table-cell office:value-type="float" office:value="710" table:style-name="ce3">
            <text:p>710</text:p>
          </table:table-cell>
          <table:table-cell office:value-type="float" office:value="0.91" table:style-name="ce3">
            <text:p>0.91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2130005L</text:p>
          </table:table-cell>
          <table:table-cell office:value-type="float" office:value="2.5799999999999998E-4" table:style-name="ce4">
            <text:p>0.000258</text:p>
          </table:table-cell>
          <table:table-cell office:value-type="string" table:style-name="ce4">
            <text:p>12130008L</text:p>
          </table:table-cell>
          <table:table-cell office:value-type="float" office:value="8.0000000000000004E-4" table:style-name="ce4">
            <text:p>0.0008</text:p>
          </table:table-cell>
          <table:table-cell office:value-type="string" table:style-name="ce4">
            <text:p>12130002L</text:p>
          </table:table-cell>
          <table:table-cell office:value-type="float" office:value="2.7E-2" table:style-name="ce4">
            <text:p>0.027</text:p>
          </table:table-cell>
          <table:table-cell office:value-type="string" table:style-name="ce4">
            <text:p>12130003L</text:p>
          </table:table-cell>
          <table:table-cell office:value-type="float" office:value="5.0000000000000001E-4" table:style-name="ce4">
            <text:p>0.0005</text:p>
          </table:table-cell>
          <table:table-cell office:value-type="string" table:style-name="ce4">
            <text:p>12130004L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2200073" table:style-name="ce4">
            <text:p>12200073</text:p>
          </table:table-cell>
          <table:table-cell office:value-type="float" office:value="1.8699999999999999E-3" table:style-name="ce4">
            <text:p>0.00187</text:p>
          </table:table-cell>
          <table:table-cell office:value-type="float" office:value="12200074" table:style-name="ce4">
            <text:p>12200074</text:p>
          </table:table-cell>
          <table:table-cell office:value-type="float" office:value="3.5000000000000003E-2" table:style-name="ce4">
            <text:p>0.035</text:p>
          </table:table-cell>
          <table:table-cell office:value-type="string" table:style-name="ce4">
            <text:p>12130001L</text:p>
          </table:table-cell>
          <table:table-cell office:value-type="float" office:value="0.09" table:style-name="ce4">
            <text:p>0.09</text:p>
          </table:table-cell>
          <table:table-cell office:value-type="string" table:style-name="ce4">
            <text:p>40200001L</text:p>
          </table:table-cell>
          <table:table-cell office:value-type="float" office:value="4.7E-2" table:style-name="ce4">
            <text:p>0.047</text:p>
          </table:table-cell>
          <table:table-cell office:value-type="string" table:style-name="ce4">
            <text:p>40200010L</text:p>
          </table:table-cell>
          <table:table-cell office:value-type="float" office:value="2.8999999999999998E-3" table:style-name="ce4">
            <text:p>0.0029</text:p>
          </table:table-cell>
          <table:table-cell office:value-type="string" table:style-name="ce4">
            <text:p>40200003L</text:p>
          </table:table-cell>
          <table:table-cell office:value-type="float" office:value="8.8000000000000005E-3" table:style-name="ce4">
            <text:p>0.008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BRINE 1.5L</text:p>
          </table:table-cell>
          <table:table-cell office:value-type="float" office:value="300" table:style-name="ce3">
            <text:p>300</text:p>
          </table:table-cell>
          <table:table-cell office:value-type="float" office:value="873" table:style-name="ce3">
            <text:p>873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float" office:value="12200104" table:style-name="ce4">
            <text:p>12200104</text:p>
          </table:table-cell>
          <table:table-cell office:value-type="float" office:value="6.79E-3" table:style-name="ce4">
            <text:p>0.00679</text:p>
          </table:table-cell>
          <table:table-cell office:value-type="string" table:style-name="ce4">
            <text:p>12130001L</text:p>
          </table:table-cell>
          <table:table-cell office:value-type="float" office:value="3.8849000000000002E-2" table:style-name="ce4">
            <text:p>0.038849</text:p>
          </table:table-cell>
          <table:table-cell office:value-type="float" office:value="12200102" table:style-name="ce4">
            <text:p>12200102</text:p>
          </table:table-cell>
          <table:table-cell office:value-type="float" office:value="1.46E-4" table:style-name="ce4">
            <text:p>0.000146</text:p>
          </table:table-cell>
          <table:table-cell office:value-type="float" office:value="12200106" table:style-name="ce4">
            <text:p>12200106</text:p>
          </table:table-cell>
          <table:table-cell office:value-type="float" office:value="5.6360000000000004E-3" table:style-name="ce4">
            <text:p>0.00563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193E-2" table:style-name="ce4">
            <text:p>0.01193</text:p>
          </table:table-cell>
          <table:table-cell office:value-type="string" table:style-name="ce4">
            <text:p>40200010L</text:p>
          </table:table-cell>
          <table:table-cell office:value-type="float" office:value="7.45E-4" table:style-name="ce4">
            <text:p>0.000745</text:p>
          </table:table-cell>
          <table:table-cell office:value-type="string" table:style-name="ce4">
            <text:p>40200003L</text:p>
          </table:table-cell>
          <table:table-cell office:value-type="float" office:value="2.2300000000000002E-3" table:style-name="ce4">
            <text:p>0.00223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PALMA 1.5L</text:p>
          </table:table-cell>
          <table:table-cell office:value-type="float" office:value="300" table:style-name="ce3">
            <text:p>300</text:p>
          </table:table-cell>
          <table:table-cell office:value-type="float" office:value="900" table:style-name="ce3">
            <text:p>90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float" office:value="12200057" table:style-name="ce4">
            <text:p>12200057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12200058L</text:p>
          </table:table-cell>
          <table:table-cell office:value-type="float" office:value="1.24E-2" table:style-name="ce4">
            <text:p>0.0124</text:p>
          </table:table-cell>
          <table:table-cell office:value-type="string" table:style-name="ce4">
            <text:p>12130006L</text:p>
          </table:table-cell>
          <table:table-cell office:value-type="float" office:value="1.2999999999999999E-2" table:style-name="ce4">
            <text:p>0.013</text:p>
          </table:table-cell>
          <table:table-cell office:value-type="string" table:style-name="ce4">
            <text:p>12130002L</text:p>
          </table:table-cell>
          <table:table-cell office:value-type="float" office:value="6.5500000000000003E-3" table:style-name="ce4">
            <text:p>0.00655</text:p>
          </table:table-cell>
          <table:table-cell office:value-type="string" table:style-name="ce4">
            <text:p>12130003L</text:p>
          </table:table-cell>
          <table:table-cell office:value-type="float" office:value="1.1299999999999999E-2" table:style-name="ce4">
            <text:p>0.0113</text:p>
          </table:table-cell>
          <table:table-cell office:value-type="string" table:style-name="ce4">
            <text:p>12130012L</text:p>
          </table:table-cell>
          <table:table-cell office:value-type="float" office:value="2.9999999999999997E-4" table:style-name="ce4">
            <text:p>0.0003</text:p>
          </table:table-cell>
          <table:table-cell office:value-type="float" office:value="12130001" table:style-name="ce4">
            <text:p>12130001</text:p>
          </table:table-cell>
          <table:table-cell office:value-type="float" office:value="6.2600000000000003E-2" table:style-name="ce4">
            <text:p>0.062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 40200001L</text:p>
          </table:table-cell>
          <table:table-cell office:value-type="percentage" office:value="2.4799999999999999E-2" table:style-name="ce6">
            <text:p>2.4800%</text:p>
          </table:table-cell>
          <table:table-cell office:value-type="string" table:style-name="ce4">
            <text:p>Ref 40200010L</text:p>
          </table:table-cell>
          <table:table-cell office:value-type="percentage" office:value="1.5499999999999999E-3" table:style-name="ce5">
            <text:p>0.15500%</text:p>
          </table:table-cell>
          <table:table-cell office:value-type="string" table:style-name="ce4">
            <text:p>Ref 40200003L</text:p>
          </table:table-cell>
          <table:table-cell office:value-type="percentage" office:value="4.6499999999999996E-3" table:style-name="ce5">
            <text:p>0.46500%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IJEN 1.5L</text:p>
          </table:table-cell>
          <table:table-cell office:value-type="float" office:value="300" table:style-name="ce3">
            <text:p>300</text:p>
          </table:table-cell>
          <table:table-cell office:value-type="float" office:value="730" table:style-name="ce3">
            <text:p>73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6.54E-2" table:style-name="ce4">
            <text:p>0.0654</text:p>
          </table:table-cell>
          <table:table-cell office:value-type="string" table:style-name="ce4">
            <text:p>12130012L</text:p>
          </table:table-cell>
          <table:table-cell office:value-type="float" office:value="2.682E-2" table:style-name="ce4">
            <text:p>0.02682</text:p>
          </table:table-cell>
          <table:table-cell office:value-type="float" office:value="12200091" table:style-name="ce4">
            <text:p>12200091</text:p>
          </table:table-cell>
          <table:table-cell office:value-type="float" office:value="2.1800000000000001E-3" table:style-name="ce4">
            <text:p>0.00218</text:p>
          </table:table-cell>
          <table:table-cell office:value-type="float" office:value="12200092" table:style-name="ce4">
            <text:p>12200092</text:p>
          </table:table-cell>
          <table:table-cell office:value-type="float" office:value="3.0200000000000001E-2" table:style-name="ce4">
            <text:p>0.0302</text:p>
          </table:table-cell>
          <table:table-cell office:value-type="float" office:value="12200093" table:style-name="ce4">
            <text:p>12200093</text:p>
          </table:table-cell>
          <table:table-cell office:value-type="float" office:value="3.2599999999999999E-3" table:style-name="ce4">
            <text:p>0.00326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 40200001L</text:p>
          </table:table-cell>
          <table:table-cell office:value-type="percentage" office:value="2.4799999999999999E-2" table:style-name="ce6">
            <text:p>2.4800%</text:p>
          </table:table-cell>
          <table:table-cell office:value-type="string" table:style-name="ce4">
            <text:p>Ref 40200010L</text:p>
          </table:table-cell>
          <table:table-cell office:value-type="percentage" office:value="1.5499999999999999E-3" table:style-name="ce5">
            <text:p>0.15500%</text:p>
          </table:table-cell>
          <table:table-cell office:value-type="string" table:style-name="ce4">
            <text:p>Ref 40200003L</text:p>
          </table:table-cell>
          <table:table-cell office:value-type="percentage" office:value="4.6499999999999996E-3" table:style-name="ce5">
            <text:p>0.46500%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WA 0.5L</text:p>
          </table:table-cell>
          <table:table-cell office:value-type="float" office:value="300" table:style-name="ce3">
            <text:p>300</text:p>
          </table:table-cell>
          <table:table-cell office:value-type="float" office:value="735" table:style-name="ce3">
            <text:p>73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4.2380000000000001E-2" table:style-name="ce4">
            <text:p>0.04238</text:p>
          </table:table-cell>
          <table:table-cell office:value-type="string" table:style-name="ce4">
            <text:p>12130003L</text:p>
          </table:table-cell>
          <table:table-cell office:value-type="float" office:value="1.6330999999999998E-2" table:style-name="ce4">
            <text:p>0.016331</text:p>
          </table:table-cell>
          <table:table-cell office:value-type="string" table:style-name="ce4">
            <text:p>12130004L</text:p>
          </table:table-cell>
          <table:table-cell office:value-type="float" office:value="2.7439999999999999E-3" table:style-name="ce4">
            <text:p>0.002744</text:p>
          </table:table-cell>
          <table:table-cell office:value-type="string" table:style-name="ce4">
            <text:p>12130005L</text:p>
          </table:table-cell>
          <table:table-cell office:value-type="float" office:value="6.313E-3" table:style-name="ce4">
            <text:p>0.006313</text:p>
          </table:table-cell>
          <table:table-cell office:value-type="string" table:style-name="ce4">
            <text:p>12130006L</text:p>
          </table:table-cell>
          <table:table-cell office:value-type="float" office:value="3.9519999999999998E-3" table:style-name="ce4">
            <text:p>0.003952</text:p>
          </table:table-cell>
          <table:table-cell office:value-type="string" table:style-name="ce4">
            <text:p>40200013L</text:p>
          </table:table-cell>
          <table:table-cell office:value-type="float" office:value="1.2700000000000001E-3" table:style-name="ce4">
            <text:p>0.001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500000000000001E-2" table:style-name="ce4">
            <text:p>0.0205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3.8E-3" table:style-name="ce4">
            <text:p>0.003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ELLITI 0.5L</text:p>
          </table:table-cell>
          <table:table-cell office:value-type="float" office:value="300" table:style-name="ce3">
            <text:p>300</text:p>
          </table:table-cell>
          <table:table-cell office:value-type="float" office:value="680" table:style-name="ce3">
            <text:p>68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2L</text:p>
          </table:table-cell>
          <table:table-cell office:value-type="float" office:value="2.98E-3" table:style-name="ce4">
            <text:p>0.00298</text:p>
          </table:table-cell>
          <table:table-cell office:value-type="string" table:style-name="ce4">
            <text:p>12130001L</text:p>
          </table:table-cell>
          <table:table-cell office:value-type="float" office:value="5.1799999999999999E-2" table:style-name="ce4">
            <text:p>0.0518</text:p>
          </table:table-cell>
          <table:table-cell office:value-type="string" table:style-name="ce4">
            <text:p>12130008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12130006L</text:p>
          </table:table-cell>
          <table:table-cell office:value-type="float" office:value="1.634E-2" table:style-name="ce4">
            <text:p>0.01634</text:p>
          </table:table-cell>
          <table:table-cell office:value-type="string" table:style-name="ce4">
            <text:p>40200013L</text:p>
          </table:table-cell>
          <table:table-cell office:value-type="float" office:value="1.5499999999999999E-3" table:style-name="ce4">
            <text:p>0.001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1499999999999998E-2" table:style-name="ce4">
            <text:p>0.0215</text:p>
          </table:table-cell>
          <table:table-cell office:value-type="string" table:style-name="ce4">
            <text:p>40200010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40200003L</text:p>
          </table:table-cell>
          <table:table-cell office:value-type="float" office:value="4.0000000000000001E-3" table:style-name="ce4">
            <text:p>0.004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WA 0.75L</text:p>
          </table:table-cell>
          <table:table-cell office:value-type="float" office:value="300" table:style-name="ce3">
            <text:p>300</text:p>
          </table:table-cell>
          <table:table-cell office:value-type="float" office:value="690" table:style-name="ce3">
            <text:p>69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4.2380000000000001E-2" table:style-name="ce4">
            <text:p>0.04238</text:p>
          </table:table-cell>
          <table:table-cell office:value-type="string" table:style-name="ce4">
            <text:p>12130003L</text:p>
          </table:table-cell>
          <table:table-cell office:value-type="float" office:value="1.6330999999999998E-2" table:style-name="ce4">
            <text:p>0.016331</text:p>
          </table:table-cell>
          <table:table-cell office:value-type="string" table:style-name="ce4">
            <text:p>12130004L</text:p>
          </table:table-cell>
          <table:table-cell office:value-type="float" office:value="2.7439999999999999E-3" table:style-name="ce4">
            <text:p>0.002744</text:p>
          </table:table-cell>
          <table:table-cell office:value-type="string" table:style-name="ce4">
            <text:p>12130005L</text:p>
          </table:table-cell>
          <table:table-cell office:value-type="float" office:value="6.313E-3" table:style-name="ce4">
            <text:p>0.006313</text:p>
          </table:table-cell>
          <table:table-cell office:value-type="string" table:style-name="ce4">
            <text:p>12130006L</text:p>
          </table:table-cell>
          <table:table-cell office:value-type="float" office:value="3.9519999999999998E-3" table:style-name="ce4">
            <text:p>0.003952</text:p>
          </table:table-cell>
          <table:table-cell office:value-type="string" table:style-name="ce4">
            <text:p>40200013L</text:p>
          </table:table-cell>
          <table:table-cell office:value-type="float" office:value="1.2700000000000001E-3" table:style-name="ce4">
            <text:p>0.0012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2.0500000000000001E-2" table:style-name="ce4">
            <text:p>0.0205</text:p>
          </table:table-cell>
          <table:table-cell office:value-type="string" table:style-name="ce4">
            <text:p>40200010L</text:p>
          </table:table-cell>
          <table:table-cell office:value-type="float" office:value="1.5E-3" table:style-name="ce4">
            <text:p>0.0015</text:p>
          </table:table-cell>
          <table:table-cell office:value-type="string" table:style-name="ce4">
            <text:p>40200003L</text:p>
          </table:table-cell>
          <table:table-cell office:value-type="float" office:value="3.8E-3" table:style-name="ce4">
            <text:p>0.003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KRON 0.5L</text:p>
          </table:table-cell>
          <table:table-cell office:value-type="float" office:value="300" table:style-name="ce3">
            <text:p>300</text:p>
          </table:table-cell>
          <table:table-cell office:value-type="float" office:value="675" table:style-name="ce3">
            <text:p>675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1.1789999999999999E-3" table:style-name="ce4">
            <text:p>0.001179</text:p>
          </table:table-cell>
          <table:table-cell office:value-type="string" table:style-name="ce4">
            <text:p>12130012L</text:p>
          </table:table-cell>
          <table:table-cell office:value-type="float" office:value="1.8249999999999999E-2" table:style-name="ce4">
            <text:p>0.01825</text:p>
          </table:table-cell>
          <table:table-cell office:value-type="string" table:style-name="ce4">
            <text:p>12130001L</text:p>
          </table:table-cell>
          <table:table-cell office:value-type="float" office:value="9.919E-2" table:style-name="ce4">
            <text:p>0.09919</text:p>
          </table:table-cell>
          <table:table-cell office:value-type="float" office:value="12200177" table:style-name="ce4">
            <text:p>12200177</text:p>
          </table:table-cell>
          <table:table-cell office:value-type="float" office:value="1.274E-2" table:style-name="ce4">
            <text:p>0.0127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0000000000001E-2" table:style-name="ce4">
            <text:p>0.03046</text:p>
          </table:table-cell>
          <table:table-cell office:value-type="string" table:style-name="ce4">
            <text:p>40200002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SIDEL 1.5</text:p>
          </table:table-cell>
          <table:table-cell office:value-type="float" office:value="300" table:style-name="ce3">
            <text:p>300</text:p>
          </table:table-cell>
          <table:table-cell office:value-type="float" office:value="672" table:style-name="ce3">
            <text:p>672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1.1789999999999999E-3" table:style-name="ce4">
            <text:p>0.001179</text:p>
          </table:table-cell>
          <table:table-cell office:value-type="string" table:style-name="ce4">
            <text:p>12130012L</text:p>
          </table:table-cell>
          <table:table-cell office:value-type="float" office:value="1.8249999999999999E-2" table:style-name="ce4">
            <text:p>0.01825</text:p>
          </table:table-cell>
          <table:table-cell office:value-type="string" table:style-name="ce4">
            <text:p>12130001L</text:p>
          </table:table-cell>
          <table:table-cell office:value-type="float" office:value="9.919E-2" table:style-name="ce4">
            <text:p>0.09919</text:p>
          </table:table-cell>
          <table:table-cell office:value-type="float" office:value="12200177" table:style-name="ce4">
            <text:p>12200177</text:p>
          </table:table-cell>
          <table:table-cell office:value-type="float" office:value="1.274E-2" table:style-name="ce4">
            <text:p>0.0127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0000000000001E-2" table:style-name="ce4">
            <text:p>0.03046</text:p>
          </table:table-cell>
          <table:table-cell office:value-type="string" table:style-name="ce4">
            <text:p>40200002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MIZEB SACMI 1.5</text:p>
          </table:table-cell>
          <table:table-cell office:value-type="float" office:value="300" table:style-name="ce3">
            <text:p>300</text:p>
          </table:table-cell>
          <table:table-cell office:value-type="float" office:value="672" table:style-name="ce3">
            <text:p>672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1.1789999999999999E-3" table:style-name="ce4">
            <text:p>0.001179</text:p>
          </table:table-cell>
          <table:table-cell office:value-type="string" table:style-name="ce4">
            <text:p>12130012L</text:p>
          </table:table-cell>
          <table:table-cell office:value-type="float" office:value="1.8249999999999999E-2" table:style-name="ce4">
            <text:p>0.01825</text:p>
          </table:table-cell>
          <table:table-cell office:value-type="string" table:style-name="ce4">
            <text:p>12130001L</text:p>
          </table:table-cell>
          <table:table-cell office:value-type="float" office:value="9.919E-2" table:style-name="ce4">
            <text:p>0.09919</text:p>
          </table:table-cell>
          <table:table-cell office:value-type="float" office:value="12200177" table:style-name="ce4">
            <text:p>12200177</text:p>
          </table:table-cell>
          <table:table-cell office:value-type="float" office:value="1.274E-2" table:style-name="ce4">
            <text:p>0.0127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0000000000001E-2" table:style-name="ce4">
            <text:p>0.03046</text:p>
          </table:table-cell>
          <table:table-cell office:value-type="string" table:style-name="ce4">
            <text:p>40200002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SAFIA KSIBA KRON 1.5L</text:p>
          </table:table-cell>
          <table:table-cell office:value-type="float" office:value="300" table:style-name="ce3">
            <text:p>300</text:p>
          </table:table-cell>
          <table:table-cell office:value-type="float" office:value="672" table:style-name="ce9">
            <text:p>672</text:p>
          </table:table-cell>
          <table:table-cell office:value-type="float" office:value="0.91" table:style-name="ce9">
            <text:p>0.91</text:p>
          </table:table-cell>
          <table:table-cell office:value-type="float" office:value="30" table:style-name="ce9">
            <text:p>30</text:p>
          </table:table-cell>
          <table:table-cell office:value-type="string" table:style-name="ce4">
            <text:p>12130003L</text:p>
          </table:table-cell>
          <table:table-cell office:value-type="float" office:value="1.1789999999999999E-3" table:style-name="ce4">
            <text:p>0.001179</text:p>
          </table:table-cell>
          <table:table-cell office:value-type="string" table:style-name="ce4">
            <text:p>12130012L</text:p>
          </table:table-cell>
          <table:table-cell office:value-type="float" office:value="1.8249999999999999E-2" table:style-name="ce4">
            <text:p>0.01825</text:p>
          </table:table-cell>
          <table:table-cell office:value-type="string" table:style-name="ce4">
            <text:p>12130001L</text:p>
          </table:table-cell>
          <table:table-cell office:value-type="float" office:value="9.919E-2" table:style-name="ce4">
            <text:p>0.09919</text:p>
          </table:table-cell>
          <table:table-cell office:value-type="float" office:value="12200177" table:style-name="ce4">
            <text:p>12200177</text:p>
          </table:table-cell>
          <table:table-cell office:value-type="float" office:value="1.274E-2" table:style-name="ce4">
            <text:p>0.01274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3.0460000000000001E-2" table:style-name="ce4">
            <text:p>0.03046</text:p>
          </table:table-cell>
          <table:table-cell office:value-type="string" table:style-name="ce4">
            <text:p>40200002L</text:p>
          </table:table-cell>
          <table:table-cell office:value-type="float" office:value="1.903E-3" table:style-name="ce4">
            <text:p>0.001903</text:p>
          </table:table-cell>
          <table:table-cell office:value-type="string" table:style-name="ce4">
            <text:p>40200003L</text:p>
          </table:table-cell>
          <table:table-cell office:value-type="float" office:value="5.7109999999999999E-3" table:style-name="ce4">
            <text:p>0.00571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MARWA 2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9">
            <text:p>700</text:p>
          </table:table-cell>
          <table:table-cell office:value-type="float" office:value="0.91" table:style-name="ce9">
            <text:p>0.91</text:p>
          </table:table-cell>
          <table:table-cell office:value-type="float" office:value="30" table:style-name="ce9">
            <text:p>30</text:p>
          </table:table-cell>
          <table:table-cell office:value-type="string" table:style-name="ce4">
            <text:p>12130001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12130003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12130004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12130005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12130006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40200013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40200010L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40200003L</text:p>
          </table:table-cell>
          <table:table-cell office:value-type="float" office:value="0" table:style-name="ce7">
            <text:p>0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DENYA 1L</text:p>
          </table:table-cell>
          <table:table-cell office:value-type="float" office:value="300" table:style-name="ce3">
            <text:p>300</text:p>
          </table:table-cell>
          <table:table-cell office:value-type="float" office:value="700" table:style-name="ce3">
            <text:p>700</text:p>
          </table:table-cell>
          <table:table-cell office:value-type="float" office:value="0.91" table:style-name="ce3">
            <text:p>0.91</text:p>
          </table:table-cell>
          <table:table-cell office:value-type="float" office:value="30" table:style-name="ce3">
            <text:p>30</text:p>
          </table:table-cell>
          <table:table-cell office:value-type="float" office:value="12200035" table:style-name="ce4">
            <text:p>12200035</text:p>
          </table:table-cell>
          <table:table-cell office:value-type="float" office:value="1.66E-2" table:style-name="ce4">
            <text:p>0.0166</text:p>
          </table:table-cell>
          <table:table-cell office:value-type="float" office:value="12200036" table:style-name="ce4">
            <text:p>12200036</text:p>
          </table:table-cell>
          <table:table-cell office:value-type="float" office:value="8.9999999999999998E-4" table:style-name="ce4">
            <text:p>0.0009</text:p>
          </table:table-cell>
          <table:table-cell office:value-type="string" table:style-name="ce4">
            <text:p>12130002L</text:p>
          </table:table-cell>
          <table:table-cell office:value-type="float" office:value="1.4E-3" table:style-name="ce4">
            <text:p>0.0014</text:p>
          </table:table-cell>
          <table:table-cell office:value-type="string" table:style-name="ce4">
            <text:p>12130006L</text:p>
          </table:table-cell>
          <table:table-cell office:value-type="float" office:value="1.2999999999999999E-3" table:style-name="ce4">
            <text:p>0.0013</text:p>
          </table:table-cell>
          <table:table-cell office:value-type="string" table:style-name="ce4">
            <text:p>12130004L</text:p>
          </table:table-cell>
          <table:table-cell office:value-type="float" office:value="1.1E-4" table:style-name="ce4">
            <text:p>0.00011</text:p>
          </table:table-cell>
          <table:table-cell office:value-type="string" table:style-name="ce4">
            <text:p>12130001L</text:p>
          </table:table-cell>
          <table:table-cell office:value-type="float" office:value="2.98E-2" table:style-name="ce4">
            <text:p>0.029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1.14E-2" table:style-name="ce4">
            <text:p>0.0114</text:p>
          </table:table-cell>
          <table:table-cell office:value-type="string" table:style-name="ce4">
            <text:p>40200010L</text:p>
          </table:table-cell>
          <table:table-cell office:value-type="float" office:value="6.9999999999999999E-4" table:style-name="ce4">
            <text:p>0.0007</text:p>
          </table:table-cell>
          <table:table-cell office:value-type="string" table:style-name="ce4">
            <text:p>40200003L</text:p>
          </table:table-cell>
          <table:table-cell office:value-type="float" office:value="2.0999999999999999E-3" table:style-name="ce4">
            <text:p>0.0021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ARTELETTE FRAISE</text:p>
          </table:table-cell>
          <table:table-cell office:value-type="float" office:value="250" table:style-name="ce3">
            <text:p>250</text:p>
          </table:table-cell>
          <table:table-cell office:value-type="float" office:value="830" table:style-name="ce3">
            <text:p>8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9.0899999999999998E-4" table:style-name="ce4">
            <text:p>0.000909</text:p>
          </table:table-cell>
          <table:table-cell office:value-type="string" table:style-name="ce4">
            <text:p>12130003L</text:p>
          </table:table-cell>
          <table:table-cell office:value-type="float" office:value="3.7569999999999999E-3" table:style-name="ce4">
            <text:p>0.003757</text:p>
          </table:table-cell>
          <table:table-cell office:value-type="string" table:style-name="ce4">
            <text:p>12130004L</text:p>
          </table:table-cell>
          <table:table-cell office:value-type="float" office:value="9.0900000000000009E-3" table:style-name="ce4">
            <text:p>0.00909</text:p>
          </table:table-cell>
          <table:table-cell office:value-type="string" table:style-name="ce4">
            <text:p>12130005L</text:p>
          </table:table-cell>
          <table:table-cell office:value-type="float" office:value="1.3724999999999999E-2" table:style-name="ce4">
            <text:p>0.013725</text:p>
          </table:table-cell>
          <table:table-cell office:value-type="string" table:style-name="ce4">
            <text:p>12130001L</text:p>
          </table:table-cell>
          <table:table-cell office:value-type="float" office:value="0.14938000000000001" table:style-name="ce4">
            <text:p>0.14938</text:p>
          </table:table-cell>
          <table:table-cell office:value-type="float" office:value="12200112" table:style-name="ce4">
            <text:p>12200112</text:p>
          </table:table-cell>
          <table:table-cell office:value-type="float" office:value="7.5750000000000001E-3" table:style-name="ce4">
            <text:p>0.007575</text:p>
          </table:table-cell>
          <table:table-cell office:value-type="float" office:value="12200116" table:style-name="ce4">
            <text:p>12200116</text:p>
          </table:table-cell>
          <table:table-cell office:value-type="float" office:value="1.3180000000000001E-2" table:style-name="ce4">
            <text:p>0.013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6044999999999998E-2" table:style-name="ce4">
            <text:p>0.056045</text:p>
          </table:table-cell>
          <table:table-cell office:value-type="string" table:style-name="ce4">
            <text:p>40200010L</text:p>
          </table:table-cell>
          <table:table-cell office:value-type="float" office:value="3.5019999999999999E-3" table:style-name="ce4">
            <text:p>0.003502</text:p>
          </table:table-cell>
          <table:table-cell office:value-type="string" table:style-name="ce4">
            <text:p>40200003L</text:p>
          </table:table-cell>
          <table:table-cell office:value-type="float" office:value="1.0508E-2" table:style-name="ce4">
            <text:p>0.01050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ARTELETTE POMME</text:p>
          </table:table-cell>
          <table:table-cell office:value-type="float" office:value="250" table:style-name="ce3">
            <text:p>250</text:p>
          </table:table-cell>
          <table:table-cell office:value-type="float" office:value="830" table:style-name="ce3">
            <text:p>8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9.0899999999999998E-4" table:style-name="ce4">
            <text:p>0.000909</text:p>
          </table:table-cell>
          <table:table-cell office:value-type="string" table:style-name="ce4">
            <text:p>12130003L</text:p>
          </table:table-cell>
          <table:table-cell office:value-type="float" office:value="3.7569999999999999E-3" table:style-name="ce4">
            <text:p>0.003757</text:p>
          </table:table-cell>
          <table:table-cell office:value-type="string" table:style-name="ce4">
            <text:p>12130004L</text:p>
          </table:table-cell>
          <table:table-cell office:value-type="float" office:value="9.0900000000000009E-3" table:style-name="ce4">
            <text:p>0.00909</text:p>
          </table:table-cell>
          <table:table-cell office:value-type="string" table:style-name="ce4">
            <text:p>12130005L</text:p>
          </table:table-cell>
          <table:table-cell office:value-type="float" office:value="0.149925" table:style-name="ce4">
            <text:p>0.149925</text:p>
          </table:table-cell>
          <table:table-cell office:value-type="string" table:style-name="ce4">
            <text:p>12130001L</text:p>
          </table:table-cell>
          <table:table-cell office:value-type="float" office:value="5.8720000000000001E-2" table:style-name="ce4">
            <text:p>0.05872</text:p>
          </table:table-cell>
          <table:table-cell office:value-type="float" office:value="12200112" table:style-name="ce4">
            <text:p>12200112</text:p>
          </table:table-cell>
          <table:table-cell office:value-type="float" office:value="7.5750000000000001E-3" table:style-name="ce4">
            <text:p>0.007575</text:p>
          </table:table-cell>
          <table:table-cell office:value-type="float" office:value="12200113" table:style-name="ce4">
            <text:p>12200113</text:p>
          </table:table-cell>
          <table:table-cell office:value-type="float" office:value="1.3180000000000001E-2" table:style-name="ce4">
            <text:p>0.01318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6044999999999998E-2" table:style-name="ce4">
            <text:p>0.056045</text:p>
          </table:table-cell>
          <table:table-cell office:value-type="string" table:style-name="ce4">
            <text:p>40200010L</text:p>
          </table:table-cell>
          <table:table-cell office:value-type="float" office:value="3.5019999999999999E-3" table:style-name="ce4">
            <text:p>0.003502</text:p>
          </table:table-cell>
          <table:table-cell office:value-type="string" table:style-name="ce4">
            <text:p>40200003L</text:p>
          </table:table-cell>
          <table:table-cell office:value-type="float" office:value="1.0508E-2" table:style-name="ce4">
            <text:p>0.010508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ARTELETTE FIGUE</text:p>
          </table:table-cell>
          <table:table-cell office:value-type="float" office:value="250" table:style-name="ce3">
            <text:p>250</text:p>
          </table:table-cell>
          <table:table-cell office:value-type="float" office:value="830" table:style-name="ce3">
            <text:p>8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549E-3" table:style-name="ce4">
            <text:p>0.001549</text:p>
          </table:table-cell>
          <table:table-cell office:value-type="string" table:style-name="ce4">
            <text:p>12130003L</text:p>
          </table:table-cell>
          <table:table-cell office:value-type="float" office:value="2.8509999999999998E-3" table:style-name="ce4">
            <text:p>0.002851</text:p>
          </table:table-cell>
          <table:table-cell office:value-type="string" table:style-name="ce4">
            <text:p>12130004L</text:p>
          </table:table-cell>
          <table:table-cell office:value-type="float" office:value="9.1120000000000003E-3" table:style-name="ce4">
            <text:p>0.009112</text:p>
          </table:table-cell>
          <table:table-cell office:value-type="string" table:style-name="ce4">
            <text:p>12130005L</text:p>
          </table:table-cell>
          <table:table-cell office:value-type="float" office:value="4.1830000000000001E-3" table:style-name="ce4">
            <text:p>0.004183</text:p>
          </table:table-cell>
          <table:table-cell office:value-type="string" table:style-name="ce4">
            <text:p>12130001L</text:p>
          </table:table-cell>
          <table:table-cell office:value-type="float" office:value="6.6331000000000001E-2" table:style-name="ce4">
            <text:p>0.066331</text:p>
          </table:table-cell>
          <table:table-cell office:value-type="float" office:value="12200112" table:style-name="ce4">
            <text:p>12200112</text:p>
          </table:table-cell>
          <table:table-cell office:value-type="float" office:value="9.4072000000000003E-2" table:style-name="ce4">
            <text:p>0.094072</text:p>
          </table:table-cell>
          <table:table-cell office:value-type="string" table:style-name="ce4">
            <text:p>12130007L</text:p>
          </table:table-cell>
          <table:table-cell office:value-type="float" office:value="4.0289999999999996E-3" table:style-name="ce4">
            <text:p>0.004029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4.2479999999999997E-2" table:style-name="ce4">
            <text:p>0.04248</text:p>
          </table:table-cell>
          <table:table-cell office:value-type="string" table:style-name="ce4">
            <text:p>40200010L</text:p>
          </table:table-cell>
          <table:table-cell office:value-type="float" office:value="2.6549999999999998E-3" table:style-name="ce4">
            <text:p>0.002655</text:p>
          </table:table-cell>
          <table:table-cell office:value-type="string" table:style-name="ce4">
            <text:p>40200003L</text:p>
          </table:table-cell>
          <table:table-cell office:value-type="float" office:value="7.9660000000000009E-3" table:style-name="ce4">
            <text:p>0.007966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TARTELETTE ABRICOT</text:p>
          </table:table-cell>
          <table:table-cell office:value-type="float" office:value="250" table:style-name="ce3">
            <text:p>250</text:p>
          </table:table-cell>
          <table:table-cell office:value-type="float" office:value="830" table:style-name="ce3">
            <text:p>830</text:p>
          </table:table-cell>
          <table:table-cell office:value-type="float" office:value="0.91" table:style-name="ce3">
            <text:p>0.9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2130002L</text:p>
          </table:table-cell>
          <table:table-cell office:value-type="float" office:value="1.3929999999999999E-3" table:style-name="ce4">
            <text:p>0.001393</text:p>
          </table:table-cell>
          <table:table-cell office:value-type="string" table:style-name="ce4">
            <text:p>12130003L</text:p>
          </table:table-cell>
          <table:table-cell office:value-type="float" office:value="2.9689999999999999E-3" table:style-name="ce4">
            <text:p>0.002969</text:p>
          </table:table-cell>
          <table:table-cell office:value-type="string" table:style-name="ce4">
            <text:p>12130004L</text:p>
          </table:table-cell>
          <table:table-cell office:value-type="float" office:value="9.8169999999999993E-3" table:style-name="ce4">
            <text:p>0.009817</text:p>
          </table:table-cell>
          <table:table-cell office:value-type="string" table:style-name="ce4">
            <text:p>12130005L</text:p>
          </table:table-cell>
          <table:table-cell office:value-type="float" office:value="1.3979999999999999E-2" table:style-name="ce4">
            <text:p>0.01398</text:p>
          </table:table-cell>
          <table:table-cell office:value-type="string" table:style-name="ce4">
            <text:p>12130011L</text:p>
          </table:table-cell>
          <table:table-cell office:value-type="float" office:value="7.5750000000000001E-3" table:style-name="ce4">
            <text:p>0.007575</text:p>
          </table:table-cell>
          <table:table-cell office:value-type="string" table:style-name="ce4">
            <text:p>12130001L</text:p>
          </table:table-cell>
          <table:table-cell office:value-type="float" office:value="0.14938000000000001" table:style-name="ce4">
            <text:p>0.14938</text:p>
          </table:table-cell>
          <table:table-cell office:value-type="float" office:value="12200112" table:style-name="ce4">
            <text:p>12200112</text:p>
          </table:table-cell>
          <table:table-cell office:value-type="float" office:value="5.8177E-2" table:style-name="ce4">
            <text:p>0.058177</text:p>
          </table:table-cell>
          <table:table-cell office:value-type="string" table:style-name="ce4">
            <text:p>Ref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40200001L</text:p>
          </table:table-cell>
          <table:table-cell office:value-type="float" office:value="5.6044999999999998E-2" table:style-name="ce4">
            <text:p>0.056045</text:p>
          </table:table-cell>
          <table:table-cell office:value-type="string" table:style-name="ce4">
            <text:p>40200010L</text:p>
          </table:table-cell>
          <table:table-cell office:value-type="float" office:value="3.5019999999999999E-3" table:style-name="ce4">
            <text:p>0.003502</text:p>
          </table:table-cell>
          <table:table-cell office:value-type="string" table:style-name="ce4">
            <text:p>40200003L</text:p>
          </table:table-cell>
          <table:table-cell office:value-type="float" office:value="1.0508E-2" table:style-name="ce4">
            <text:p>0.010508</text:p>
          </table:table-cell>
          <table:table-cell table:number-columns-repeated="16357"/>
        </table:table-row>
        <table:table-row table:number-rows-repeated="14" table:style-name="ro3">
          <table:table-cell table:number-columns-repeated="5" table:style-name="ce2"/>
          <table:table-cell table:number-columns-repeated="16379" table:style-name="ce1"/>
        </table:table-row>
        <table:table-row table:number-rows-repeated="24" table:style-name="ro3">
          <table:table-cell table:number-columns-repeated="5" table:style-name="ce2"/>
          <table:table-cell table:number-columns-repeated="16379"/>
        </table:table-row>
        <table:table-row table:number-rows-repeated="1048232" table:style-name="ro3">
          <table:table-cell table:number-columns-repeated="16384"/>
        </table:table-row>
        <table:named-expressions>
          <table:named-range table:name="Print_Area" table:cell-range-address="RC_impression_Miraflex.$A$1:RC_impression_Miraflex.$E$306" table:base-cell-address="RC_impression_Miraflex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number:percentage-style style:name="N36">
      <number:number number:decimal-places="5" number:min-integer-digits="1"/>
      <number:text>%</number:text>
    </number:percentage-style>
    <number:percentage-style style:name="N37">
      <number:number number:decimal-places="4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eya</meta:initial-creator>
    <dc:creator>eya</dc:creator>
    <meta:creation-date>2022-11-29T14:02:51Z</meta:creation-date>
    <dc:date>2022-11-29T14:15:05Z</dc:date>
  </office:meta>
</office:document-meta>
</file>